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27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g" table:style-name="ta1">
        <table:shapes>
          <draw:frame draw:z-index="0" draw:style-name="gr1" draw:text-style-name="P1" svg:width="6.2988in" svg:height="3.5429in" svg:x="6.9445in" svg:y="10.1594in">
            <draw:object draw:notify-on-update-of-ranges="avg.A45:avg.A51 avg.M45:avg.M51 avg.A45:avg.A51 avg.S45:avg.S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default-cell-style-name="ce2"/>
        <table:table-column table:style-name="co1" table:number-columns-repeated="59" table:default-cell-style-name="ce2"/>
        <table:table-row table:style-name="ro1">
          <table:table-cell table:style-name="ce1" table:number-columns-repeated="3"/>
          <table:table-cell table:style-name="ce3" office:value-type="string" calcext:value-type="string" table:number-columns-spanned="6" table:number-rows-spanned="1">
            <text:p>nebula</text:p>
          </table:table-cell>
          <table:covered-table-cell table:number-columns-repeated="5" table:style-name="ce1"/>
          <table:table-cell table:style-name="ce1"/>
          <table:table-cell table:style-name="ce3" office:value-type="string" calcext:value-type="string" table:number-columns-spanned="11" table:number-rows-spanned="1">
            <text:p>i7</text:p>
          </table:table-cell>
          <table:covered-table-cell table:style-name="ce3"/>
          <table:covered-table-cell table:number-columns-repeated="9" table:style-name="ce1"/>
          <table:table-cell table:number-columns-repeated="48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 = i</text:p>
          </table:table-cell>
          <table:table-cell table:style-name="ce1"/>
          <table:table-cell table:style-name="ce1" office:value-type="string" calcext:value-type="string">
            <text:p>t_lf fill</text:p>
          </table:table-cell>
          <table:table-cell table:style-name="ce1" office:value-type="string" calcext:value-type="string">
            <text:p>t_lf op</text:p>
          </table:table-cell>
          <table:table-cell table:style-name="ce1" office:value-type="string" calcext:value-type="string">
            <text:p>t_lf cu</text:p>
          </table:table-cell>
          <table:table-cell table:style-name="ce1" office:value-type="string" calcext:value-type="string">
            <text:p>t_wf fill</text:p>
          </table:table-cell>
          <table:table-cell table:style-name="ce1" office:value-type="string" calcext:value-type="string">
            <text:p>t_wf op</text:p>
          </table:table-cell>
          <table:table-cell table:style-name="ce1" office:value-type="string" calcext:value-type="string">
            <text:p>t_wf cu</text:p>
          </table:table-cell>
          <table:table-cell table:style-name="ce1"/>
          <table:table-cell table:style-name="ce1" office:value-type="string" calcext:value-type="string">
            <text:p>t_lf fill</text:p>
          </table:table-cell>
          <table:table-cell table:style-name="ce1"/>
          <table:table-cell table:style-name="ce1" office:value-type="string" calcext:value-type="string">
            <text:p>t_lf op</text:p>
          </table:table-cell>
          <table:table-cell table:style-name="ce1"/>
          <table:table-cell table:style-name="ce1" office:value-type="string" calcext:value-type="string">
            <text:p>t_lf cu</text:p>
          </table:table-cell>
          <table:table-cell table:style-name="ce1"/>
          <table:table-cell table:style-name="ce1" office:value-type="string" calcext:value-type="string">
            <text:p>t_wf fill</text:p>
          </table:table-cell>
          <table:table-cell table:style-name="ce1"/>
          <table:table-cell table:style-name="ce1" office:value-type="string" calcext:value-type="string">
            <text:p>t_wf op</text:p>
          </table:table-cell>
          <table:table-cell table:style-name="ce1"/>
          <table:table-cell table:style-name="ce1" office:value-type="string" calcext:value-type="string">
            <text:p>t_wf cu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$D2:$'raw i7'.$D31])" office:value-type="float" office:value="0.0000562333333333333" calcext:value-type="float">
            <text:p>0.000056</text:p>
          </table:table-cell>
          <table:table-cell table:style-name="ce7" table:formula="of:=STDEV([$'raw i7'.$D2:$'raw i7'.$D31])" office:value-type="float" office:value="0.0000157144417069433" calcext:value-type="float">
            <text:p>0.000016</text:p>
          </table:table-cell>
          <table:table-cell table:style-name="ce7" table:formula="of:=AVERAGE([$'raw i7'.$E2:$'raw i7'.$E31])" office:value-type="float" office:value="0.0000744" calcext:value-type="float">
            <text:p>0.000074</text:p>
          </table:table-cell>
          <table:table-cell table:style-name="ce7" table:formula="of:=STDEV([$'raw i7'.$E2:$'raw i7'.$E31])" office:value-type="float" office:value="0.0000205889156653735" calcext:value-type="float">
            <text:p>0.000021</text:p>
          </table:table-cell>
          <table:table-cell table:style-name="ce7" table:formula="of:=AVERAGE([$'raw i7'.$F2:$'raw i7'.$F31])" office:value-type="float" office:value="0.00000853333333333334" calcext:value-type="float">
            <text:p>0.000009</text:p>
          </table:table-cell>
          <table:table-cell table:style-name="ce7" table:formula="of:=STDEV([$'raw i7'.$F2:$'raw i7'.$F31])" office:value-type="float" office:value="0.00000235962202311176" calcext:value-type="float">
            <text:p>0.000002</text:p>
          </table:table-cell>
          <table:table-cell table:style-name="ce7" table:formula="of:=AVERAGE([$'raw i7'.G2:$'raw i7'.G31])" office:value-type="float" office:value="0.0000773666666666666" calcext:value-type="float">
            <text:p>0.000077</text:p>
          </table:table-cell>
          <table:table-cell table:style-name="ce7" table:formula="of:=STDEV([$'raw i7'.G2:$'raw i7'.G31])" office:value-type="float" office:value="0.0000215013765931928" calcext:value-type="float">
            <text:p>0.000022</text:p>
          </table:table-cell>
          <table:table-cell table:style-name="ce7" table:formula="of:=AVERAGE([$'raw i7'.H2:$'raw i7'.H31])" office:value-type="float" office:value="0.000104033333333333" calcext:value-type="float">
            <text:p>0.000104</text:p>
          </table:table-cell>
          <table:table-cell table:style-name="ce7" table:formula="of:=STDEV([$'raw i7'.H2:$'raw i7'.H31])" office:value-type="float" office:value="0.0000326755031445137" calcext:value-type="float">
            <text:p>0.000033</text:p>
          </table:table-cell>
          <table:table-cell table:style-name="ce7" table:formula="of:=AVERAGE([$'raw i7'.I2:$'raw i7'.I31])" office:value-type="float" office:value="0.0000629333333333333" calcext:value-type="float">
            <text:p>0.000063</text:p>
          </table:table-cell>
          <table:table-cell table:style-name="ce7" table:formula="of:=STDEV([$'raw i7'.I2:$'raw i7'.I31])" office:value-type="float" office:value="0.0000171964979059658" calcext:value-type="float">
            <text:p>0.000017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$D32:$'raw i7'.$D61])" office:value-type="float" office:value="0.0000709666666666667" calcext:value-type="float">
            <text:p>0.000071</text:p>
          </table:table-cell>
          <table:table-cell table:style-name="ce7" table:formula="of:=STDEV([$'raw i7'.$D3:$'raw i7'.$D32])" office:value-type="float" office:value="0.0000157144417069433" calcext:value-type="float">
            <text:p>0.000016</text:p>
          </table:table-cell>
          <table:table-cell table:style-name="ce7" table:formula="of:=AVERAGE([$'raw i7'.$E32:$'raw i7'.$E61])" office:value-type="float" office:value="0.0000477333333333333" calcext:value-type="float">
            <text:p>0.000048</text:p>
          </table:table-cell>
          <table:table-cell table:style-name="ce7" table:formula="of:=STDEV([$'raw i7'.$E32:$'raw i7'.$E61])" office:value-type="float" office:value="0.00000457077170978693" calcext:value-type="float">
            <text:p>0.000005</text:p>
          </table:table-cell>
          <table:table-cell table:style-name="ce7" table:formula="of:=AVERAGE([$'raw i7'.$F32:$'raw i7'.$F61])" office:value-type="float" office:value="0.0000108" calcext:value-type="float">
            <text:p>0.000011</text:p>
          </table:table-cell>
          <table:table-cell table:style-name="ce7" table:formula="of:=STDEV([$'raw i7'.$F32:$'raw i7'.$F61])" office:value-type="float" office:value="0.00000121485063648397" calcext:value-type="float">
            <text:p>0.000001</text:p>
          </table:table-cell>
          <table:table-cell table:style-name="ce7" table:formula="of:=AVERAGE([$'raw i7'.G32:$'raw i7'.G61])" office:value-type="float" office:value="0.0000771333333333333" calcext:value-type="float">
            <text:p>0.000077</text:p>
          </table:table-cell>
          <table:table-cell table:style-name="ce7" table:formula="of:=STDEV([$'raw i7'.G32:$'raw i7'.G61])" office:value-type="float" office:value="0.0000271048199471573" calcext:value-type="float">
            <text:p>0.000027</text:p>
          </table:table-cell>
          <table:table-cell table:style-name="ce7" table:formula="of:=AVERAGE([$'raw i7'.H32:$'raw i7'.H61])" office:value-type="float" office:value="0.0000933" calcext:value-type="float">
            <text:p>0.000093</text:p>
          </table:table-cell>
          <table:table-cell table:style-name="ce7" table:formula="of:=STDEV([$'raw i7'.H32:$'raw i7'.H61])" office:value-type="float" office:value="0.00000918075197881697" calcext:value-type="float">
            <text:p>0.000009</text:p>
          </table:table-cell>
          <table:table-cell table:style-name="ce7" table:formula="of:=AVERAGE([$'raw i7'.I32:$'raw i7'.I61])" office:value-type="float" office:value="0.0000888" calcext:value-type="float">
            <text:p>0.000089</text:p>
          </table:table-cell>
          <table:table-cell table:style-name="ce7" table:formula="of:=STDEV([$'raw i7'.I32:$'raw i7'.I61])" office:value-type="float" office:value="0.0000213224828728286" calcext:value-type="float">
            <text:p>0.000021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$D62:$'raw i7'.$D91])" office:value-type="float" office:value="0.0000797333333333333" calcext:value-type="float">
            <text:p>0.000080</text:p>
          </table:table-cell>
          <table:table-cell table:style-name="ce7" table:formula="of:=STDEV([$'raw i7'.$D4:$'raw i7'.$D33])" office:value-type="float" office:value="0.0000167032586813086" calcext:value-type="float">
            <text:p>0.000017</text:p>
          </table:table-cell>
          <table:table-cell table:style-name="ce7" table:formula="of:=AVERAGE([$'raw i7'.$E62:$'raw i7'.$E91])" office:value-type="float" office:value="0.0000301666666666667" calcext:value-type="float">
            <text:p>0.000030</text:p>
          </table:table-cell>
          <table:table-cell table:style-name="ce7" table:formula="of:=STDEV([$'raw i7'.$E62:$'raw i7'.$E91])" office:value-type="float" office:value="0.000005534115718126" calcext:value-type="float">
            <text:p>0.000006</text:p>
          </table:table-cell>
          <table:table-cell table:style-name="ce7" table:formula="of:=AVERAGE([$'raw i7'.$F62:$'raw i7'.$F91])" office:value-type="float" office:value="0.0000130333333333333" calcext:value-type="float">
            <text:p>0.000013</text:p>
          </table:table-cell>
          <table:table-cell table:style-name="ce7" table:formula="of:=STDEV([$'raw i7'.$F62:$'raw i7'.$F91])" office:value-type="float" office:value="0.00000127261157856003" calcext:value-type="float">
            <text:p>0.000001</text:p>
          </table:table-cell>
          <table:table-cell table:style-name="ce7" table:formula="of:=AVERAGE([$'raw i7'.G62:$'raw i7'.G91])" office:value-type="float" office:value="0.0000644666666666667" calcext:value-type="float">
            <text:p>0.000064</text:p>
          </table:table-cell>
          <table:table-cell table:style-name="ce7" table:formula="of:=STDEV([$'raw i7'.G62:$'raw i7'.G91])" office:value-type="float" office:value="0.00000864923091391939" calcext:value-type="float">
            <text:p>0.000009</text:p>
          </table:table-cell>
          <table:table-cell table:style-name="ce7" table:formula="of:=AVERAGE([$'raw i7'.H62:$'raw i7'.H91])" office:value-type="float" office:value="0.0000854666666666667" calcext:value-type="float">
            <text:p>0.000085</text:p>
          </table:table-cell>
          <table:table-cell table:style-name="ce7" table:formula="of:=STDEV([$'raw i7'.H62:$'raw i7'.H91])" office:value-type="float" office:value="0.0000146939662337356" calcext:value-type="float">
            <text:p>0.000015</text:p>
          </table:table-cell>
          <table:table-cell table:style-name="ce7" table:formula="of:=AVERAGE([$'raw i7'.I62:$'raw i7'.I91])" office:value-type="float" office:value="0.0000753666666666666" calcext:value-type="float">
            <text:p>0.000075</text:p>
          </table:table-cell>
          <table:table-cell table:style-name="ce7" table:formula="of:=STDEV([$'raw i7'.I62:$'raw i7'.I91])" office:value-type="float" office:value="0.0000117370128765529" calcext:value-type="float">
            <text:p>0.000012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$D92:$'raw i7'.$D121])" office:value-type="float" office:value="0.000376733333333333" calcext:value-type="float">
            <text:p>0.000377</text:p>
          </table:table-cell>
          <table:table-cell table:style-name="ce7" table:formula="of:=STDEV([$'raw i7'.$D5:$'raw i7'.$D34])" office:value-type="float" office:value="0.0000166657815856944" calcext:value-type="float">
            <text:p>0.000017</text:p>
          </table:table-cell>
          <table:table-cell table:style-name="ce7" table:formula="of:=AVERAGE([$'raw i7'.$E92:$'raw i7'.$E121])" office:value-type="float" office:value="0.000139566666666667" calcext:value-type="float">
            <text:p>0.000140</text:p>
          </table:table-cell>
          <table:table-cell table:style-name="ce7" table:formula="of:=STDEV([$'raw i7'.$E92:$'raw i7'.$E121])" office:value-type="float" office:value="0.000501870067216422" calcext:value-type="float">
            <text:p>0.000502</text:p>
          </table:table-cell>
          <table:table-cell table:style-name="ce7" table:formula="of:=AVERAGE([$'raw i7'.$F92:$'raw i7'.$F121])" office:value-type="float" office:value="0.0000113333333333333" calcext:value-type="float">
            <text:p>0.000011</text:p>
          </table:table-cell>
          <table:table-cell table:style-name="ce7" table:formula="of:=STDEV([$'raw i7'.$F92:$'raw i7'.$F121])" office:value-type="float" office:value="0.00000137297395141509" calcext:value-type="float">
            <text:p>0.000001</text:p>
          </table:table-cell>
          <table:table-cell table:style-name="ce7" table:formula="of:=AVERAGE([$'raw i7'.G92:$'raw i7'.G121])" office:value-type="float" office:value="0.0000489" calcext:value-type="float">
            <text:p>0.000049</text:p>
          </table:table-cell>
          <table:table-cell table:style-name="ce7" table:formula="of:=STDEV([$'raw i7'.G92:$'raw i7'.G121])" office:value-type="float" office:value="0.00000938946585091598" calcext:value-type="float">
            <text:p>0.000009</text:p>
          </table:table-cell>
          <table:table-cell table:style-name="ce7" table:formula="of:=AVERAGE([$'raw i7'.H92:$'raw i7'.H121])" office:value-type="float" office:value="0.0000620666666666667" calcext:value-type="float">
            <text:p>0.000062</text:p>
          </table:table-cell>
          <table:table-cell table:style-name="ce7" table:formula="of:=STDEV([$'raw i7'.H92:$'raw i7'.H121])" office:value-type="float" office:value="0.0000117910934631811" calcext:value-type="float">
            <text:p>0.000012</text:p>
          </table:table-cell>
          <table:table-cell table:style-name="ce7" table:formula="of:=AVERAGE([$'raw i7'.I92:$'raw i7'.I121])" office:value-type="float" office:value="0.0000894333333333333" calcext:value-type="float">
            <text:p>0.000089</text:p>
          </table:table-cell>
          <table:table-cell table:style-name="ce7" table:formula="of:=STDEV([$'raw i7'.I92:$'raw i7'.I121])" office:value-type="float" office:value="0.000141254889041622" calcext:value-type="float">
            <text:p>0.000141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$D122:$'raw i7'.$D151])" office:value-type="float" office:value="0.0004034" calcext:value-type="float">
            <text:p>0.000403</text:p>
          </table:table-cell>
          <table:table-cell table:style-name="ce7" table:formula="of:=STDEV([$'raw i7'.$D6:$'raw i7'.$D35])" office:value-type="float" office:value="0.0000178505932159388" calcext:value-type="float">
            <text:p>0.000018</text:p>
          </table:table-cell>
          <table:table-cell table:style-name="ce7" table:formula="of:=AVERAGE([$'raw i7'.$E122:$'raw i7'.$E151])" office:value-type="float" office:value="0.0000846666666666667" calcext:value-type="float">
            <text:p>0.000085</text:p>
          </table:table-cell>
          <table:table-cell table:style-name="ce7" table:formula="of:=STDEV([$'raw i7'.$E122:$'raw i7'.$E151])" office:value-type="float" office:value="0.0000195206934114638" calcext:value-type="float">
            <text:p>0.000020</text:p>
          </table:table-cell>
          <table:table-cell table:style-name="ce7" table:formula="of:=AVERAGE([$'raw i7'.$F122:$'raw i7'.$F151])" office:value-type="float" office:value="0.0000671666666666667" calcext:value-type="float">
            <text:p>0.000067</text:p>
          </table:table-cell>
          <table:table-cell table:style-name="ce7" table:formula="of:=STDEV([$'raw i7'.$F122:$'raw i7'.$F151])" office:value-type="float" office:value="0.0000279224089136348" calcext:value-type="float">
            <text:p>0.000028</text:p>
          </table:table-cell>
          <table:table-cell table:style-name="ce7" table:formula="of:=AVERAGE([$'raw i7'.G122:$'raw i7'.G151])" office:value-type="float" office:value="0.0000987666666666666" calcext:value-type="float">
            <text:p>0.000099</text:p>
          </table:table-cell>
          <table:table-cell table:style-name="ce7" table:formula="of:=STDEV([$'raw i7'.G122:$'raw i7'.G151])" office:value-type="float" office:value="0.000017895642569869" calcext:value-type="float">
            <text:p>0.000018</text:p>
          </table:table-cell>
          <table:table-cell table:style-name="ce7" table:formula="of:=AVERAGE([$'raw i7'.H122:$'raw i7'.H151])" office:value-type="float" office:value="0.0001722" calcext:value-type="float">
            <text:p>0.000172</text:p>
          </table:table-cell>
          <table:table-cell table:style-name="ce7" table:formula="of:=STDEV([$'raw i7'.H122:$'raw i7'.H151])" office:value-type="float" office:value="0.000282986706157849" calcext:value-type="float">
            <text:p>0.000283</text:p>
          </table:table-cell>
          <table:table-cell table:style-name="ce7" table:formula="of:=AVERAGE([$'raw i7'.I122:$'raw i7'.I151])" office:value-type="float" office:value="0.000113" calcext:value-type="float">
            <text:p>0.000113</text:p>
          </table:table-cell>
          <table:table-cell table:style-name="ce7" table:formula="of:=STDEV([$'raw i7'.I122:$'raw i7'.I151])" office:value-type="float" office:value="0.0000253063982641436" calcext:value-type="float">
            <text:p>0.000025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$D152:$'raw i7'.$D181])" office:value-type="float" office:value="0.000393866666666667" calcext:value-type="float">
            <text:p>0.000394</text:p>
          </table:table-cell>
          <table:table-cell table:style-name="ce7" table:formula="of:=STDEV([$'raw i7'.$D7:$'raw i7'.$D36])" office:value-type="float" office:value="0.0000185924530480738" calcext:value-type="float">
            <text:p>0.000019</text:p>
          </table:table-cell>
          <table:table-cell table:style-name="ce7" table:formula="of:=AVERAGE([$'raw i7'.$E152:$'raw i7'.$E181])" office:value-type="float" office:value="0.000111733333333333" calcext:value-type="float">
            <text:p>0.000112</text:p>
          </table:table-cell>
          <table:table-cell table:style-name="ce7" table:formula="of:=STDEV([$'raw i7'.$E152:$'raw i7'.$E181])" office:value-type="float" office:value="0.0000247245980174893" calcext:value-type="float">
            <text:p>0.000025</text:p>
          </table:table-cell>
          <table:table-cell table:style-name="ce7" table:formula="of:=AVERAGE([$'raw i7'.$F152:$'raw i7'.$F181])" office:value-type="float" office:value="0.0001014" calcext:value-type="float">
            <text:p>0.000101</text:p>
          </table:table-cell>
          <table:table-cell table:style-name="ce7" table:formula="of:=STDEV([$'raw i7'.$F152:$'raw i7'.$F181])" office:value-type="float" office:value="0.0000338175632801492" calcext:value-type="float">
            <text:p>0.000034</text:p>
          </table:table-cell>
          <table:table-cell table:style-name="ce7" table:formula="of:=AVERAGE([$'raw i7'.G152:$'raw i7'.G181])" office:value-type="float" office:value="0.000159066666666667" calcext:value-type="float">
            <text:p>0.000159</text:p>
          </table:table-cell>
          <table:table-cell table:style-name="ce7" table:formula="of:=STDEV([$'raw i7'.G152:$'raw i7'.G181])" office:value-type="float" office:value="0.000137958997740167" calcext:value-type="float">
            <text:p>0.000138</text:p>
          </table:table-cell>
          <table:table-cell table:style-name="ce7" table:formula="of:=AVERAGE([$'raw i7'.H152:$'raw i7'.H181])" office:value-type="float" office:value="0.000198833333333333" calcext:value-type="float">
            <text:p>0.000199</text:p>
          </table:table-cell>
          <table:table-cell table:style-name="ce7" table:formula="of:=STDEV([$'raw i7'.H152:$'raw i7'.H181])" office:value-type="float" office:value="0.000296027734410528" calcext:value-type="float">
            <text:p>0.000296</text:p>
          </table:table-cell>
          <table:table-cell table:style-name="ce7" table:formula="of:=AVERAGE([$'raw i7'.I152:$'raw i7'.I181])" office:value-type="float" office:value="0.000138366666666667" calcext:value-type="float">
            <text:p>0.000138</text:p>
          </table:table-cell>
          <table:table-cell table:style-name="ce7" table:formula="of:=STDEV([$'raw i7'.I152:$'raw i7'.I181])" office:value-type="float" office:value="0.0000288043140127851" calcext:value-type="float">
            <text:p>0.000029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$D182:$'raw i7'.$D211])" office:value-type="float" office:value="0.0004906" calcext:value-type="float">
            <text:p>0.000491</text:p>
          </table:table-cell>
          <table:table-cell table:style-name="ce7" table:formula="of:=STDEV([$'raw i7'.$D8:$'raw i7'.$D37])" office:value-type="float" office:value="0.0000185763723367993" calcext:value-type="float">
            <text:p>0.000019</text:p>
          </table:table-cell>
          <table:table-cell table:style-name="ce7" table:formula="of:=AVERAGE([$'raw i7'.$E182:$'raw i7'.$E211])" office:value-type="float" office:value="0.000134633333333333" calcext:value-type="float">
            <text:p>0.000135</text:p>
          </table:table-cell>
          <table:table-cell table:style-name="ce7" table:formula="of:=STDEV([$'raw i7'.$E182:$'raw i7'.$E211])" office:value-type="float" office:value="0.0000294214129543413" calcext:value-type="float">
            <text:p>0.000029</text:p>
          </table:table-cell>
          <table:table-cell table:style-name="ce7" table:formula="of:=AVERAGE([$'raw i7'.$F182:$'raw i7'.$F211])" office:value-type="float" office:value="0.000123033333333333" calcext:value-type="float">
            <text:p>0.000123</text:p>
          </table:table-cell>
          <table:table-cell table:style-name="ce7" table:formula="of:=STDEV([$'raw i7'.$F182:$'raw i7'.$F211])" office:value-type="float" office:value="0.0000271642301989004" calcext:value-type="float">
            <text:p>0.000027</text:p>
          </table:table-cell>
          <table:table-cell table:style-name="ce7" table:formula="of:=AVERAGE([$'raw i7'.G182:$'raw i7'.G211])" office:value-type="float" office:value="0.0001704" calcext:value-type="float">
            <text:p>0.000170</text:p>
          </table:table-cell>
          <table:table-cell table:style-name="ce7" table:formula="of:=STDEV([$'raw i7'.G182:$'raw i7'.G211])" office:value-type="float" office:value="0.000104272719346913" calcext:value-type="float">
            <text:p>0.000104</text:p>
          </table:table-cell>
          <table:table-cell table:style-name="ce7" table:formula="of:=AVERAGE([$'raw i7'.H182:$'raw i7'.H211])" office:value-type="float" office:value="0.000194166666666667" calcext:value-type="float">
            <text:p>0.000194</text:p>
          </table:table-cell>
          <table:table-cell table:style-name="ce7" table:formula="of:=STDEV([$'raw i7'.H182:$'raw i7'.H211])" office:value-type="float" office:value="0.0000288325526437397" calcext:value-type="float">
            <text:p>0.000029</text:p>
          </table:table-cell>
          <table:table-cell table:style-name="ce7" table:formula="of:=AVERAGE([$'raw i7'.I182:$'raw i7'.I211])" office:value-type="float" office:value="0.000173" calcext:value-type="float">
            <text:p>0.000173</text:p>
          </table:table-cell>
          <table:table-cell table:style-name="ce7" table:formula="of:=STDEV([$'raw i7'.I182:$'raw i7'.I211])" office:value-type="float" office:value="0.0000521767552948959" calcext:value-type="float">
            <text:p>0.000052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$D212:$'raw i7'.$D241])" office:value-type="float" office:value="0.0002129" calcext:value-type="float">
            <text:p>0.000213</text:p>
          </table:table-cell>
          <table:table-cell table:style-name="ce7" table:formula="of:=STDEV([$'raw i7'.$D9:$'raw i7'.$D38])" office:value-type="float" office:value="0.0000199840166017803" calcext:value-type="float">
            <text:p>0.000020</text:p>
          </table:table-cell>
          <table:table-cell table:style-name="ce7" table:formula="of:=AVERAGE([$'raw i7'.$E212:$'raw i7'.$E241])" office:value-type="float" office:value="0.0003018" calcext:value-type="float">
            <text:p>0.000302</text:p>
          </table:table-cell>
          <table:table-cell table:style-name="ce7" table:formula="of:=STDEV([$'raw i7'.$E212:$'raw i7'.$E241])" office:value-type="float" office:value="0.000096814575705136" calcext:value-type="float">
            <text:p>0.000097</text:p>
          </table:table-cell>
          <table:table-cell table:style-name="ce7" table:formula="of:=AVERAGE([$'raw i7'.$F212:$'raw i7'.$F241])" office:value-type="float" office:value="0.0000165666666666667" calcext:value-type="float">
            <text:p>0.000017</text:p>
          </table:table-cell>
          <table:table-cell table:style-name="ce7" table:formula="of:=STDEV([$'raw i7'.$F212:$'raw i7'.$F241])" office:value-type="float" office:value="0.00000481866581429809" calcext:value-type="float">
            <text:p>0.000005</text:p>
          </table:table-cell>
          <table:table-cell table:style-name="ce7" table:formula="of:=AVERAGE([$'raw i7'.G212:$'raw i7'.G241])" office:value-type="float" office:value="0.000232033333333333" calcext:value-type="float">
            <text:p>0.000232</text:p>
          </table:table-cell>
          <table:table-cell table:style-name="ce7" table:formula="of:=STDEV([$'raw i7'.G212:$'raw i7'.G241])" office:value-type="float" office:value="0.0000649394855354521" calcext:value-type="float">
            <text:p>0.000065</text:p>
          </table:table-cell>
          <table:table-cell table:style-name="ce7" table:formula="of:=AVERAGE([$'raw i7'.H212:$'raw i7'.H241])" office:value-type="float" office:value="0.0003277" calcext:value-type="float">
            <text:p>0.000328</text:p>
          </table:table-cell>
          <table:table-cell table:style-name="ce7" table:formula="of:=STDEV([$'raw i7'.H212:$'raw i7'.H241])" office:value-type="float" office:value="0.0000950767929187987" calcext:value-type="float">
            <text:p>0.000095</text:p>
          </table:table-cell>
          <table:table-cell table:style-name="ce7" table:formula="of:=AVERAGE([$'raw i7'.I212:$'raw i7'.I241])" office:value-type="float" office:value="0.0001217" calcext:value-type="float">
            <text:p>0.000122</text:p>
          </table:table-cell>
          <table:table-cell table:style-name="ce7" table:formula="of:=STDEV([$'raw i7'.I212:$'raw i7'.I241])" office:value-type="float" office:value="0.0000434202797049394" calcext:value-type="float">
            <text:p>0.000043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$D242:$'raw i7'.$D271])" office:value-type="float" office:value="0.0001745" calcext:value-type="float">
            <text:p>0.000175</text:p>
          </table:table-cell>
          <table:table-cell table:style-name="ce7" table:formula="of:=STDEV([$'raw i7'.$D10:$'raw i7'.$D39])" office:value-type="float" office:value="0.0000185355824319592" calcext:value-type="float">
            <text:p>0.000019</text:p>
          </table:table-cell>
          <table:table-cell table:style-name="ce7" table:formula="of:=AVERAGE([$'raw i7'.$E242:$'raw i7'.$E271])" office:value-type="float" office:value="0.0001599" calcext:value-type="float">
            <text:p>0.000160</text:p>
          </table:table-cell>
          <table:table-cell table:style-name="ce7" table:formula="of:=STDEV([$'raw i7'.$E242:$'raw i7'.$E271])" office:value-type="float" office:value="0.0000353761560064559" calcext:value-type="float">
            <text:p>0.000035</text:p>
          </table:table-cell>
          <table:table-cell table:style-name="ce7" table:formula="of:=AVERAGE([$'raw i7'.$F242:$'raw i7'.$F271])" office:value-type="float" office:value="0.0000196" calcext:value-type="float">
            <text:p>0.000020</text:p>
          </table:table-cell>
          <table:table-cell table:style-name="ce7" table:formula="of:=STDEV([$'raw i7'.$F242:$'raw i7'.$F271])" office:value-type="float" office:value="0.00000398791277184721" calcext:value-type="float">
            <text:p>0.000004</text:p>
          </table:table-cell>
          <table:table-cell table:style-name="ce7" table:formula="of:=AVERAGE([$'raw i7'.G242:$'raw i7'.G271])" office:value-type="float" office:value="0.000179333333333333" calcext:value-type="float">
            <text:p>0.000179</text:p>
          </table:table-cell>
          <table:table-cell table:style-name="ce7" table:formula="of:=STDEV([$'raw i7'.G242:$'raw i7'.G271])" office:value-type="float" office:value="0.0000387532720161024" calcext:value-type="float">
            <text:p>0.000039</text:p>
          </table:table-cell>
          <table:table-cell table:style-name="ce7" table:formula="of:=AVERAGE([$'raw i7'.H242:$'raw i7'.H271])" office:value-type="float" office:value="0.000274633333333333" calcext:value-type="float">
            <text:p>0.000275</text:p>
          </table:table-cell>
          <table:table-cell table:style-name="ce7" table:formula="of:=STDEV([$'raw i7'.H242:$'raw i7'.H271])" office:value-type="float" office:value="0.000066036292703505" calcext:value-type="float">
            <text:p>0.000066</text:p>
          </table:table-cell>
          <table:table-cell table:style-name="ce7" table:formula="of:=AVERAGE([$'raw i7'.I242:$'raw i7'.I271])" office:value-type="float" office:value="0.0001918" calcext:value-type="float">
            <text:p>0.000192</text:p>
          </table:table-cell>
          <table:table-cell table:style-name="ce7" table:formula="of:=STDEV([$'raw i7'.I242:$'raw i7'.I271])" office:value-type="float" office:value="0.0000401543573450392" calcext:value-type="float">
            <text:p>0.00004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$D272:$'raw i7'.$D301])" office:value-type="float" office:value="0.0001479" calcext:value-type="float">
            <text:p>0.000148</text:p>
          </table:table-cell>
          <table:table-cell table:style-name="ce7" table:formula="of:=STDEV([$'raw i7'.$D11:$'raw i7'.$D40])" office:value-type="float" office:value="0.000018202090318258" calcext:value-type="float">
            <text:p>0.000018</text:p>
          </table:table-cell>
          <table:table-cell table:style-name="ce7" table:formula="of:=AVERAGE([$'raw i7'.$E272:$'raw i7'.$E301])" office:value-type="float" office:value="0.0000987333333333333" calcext:value-type="float">
            <text:p>0.000099</text:p>
          </table:table-cell>
          <table:table-cell table:style-name="ce7" table:formula="of:=STDEV([$'raw i7'.$E272:$'raw i7'.$E301])" office:value-type="float" office:value="0.0000189061809512371" calcext:value-type="float">
            <text:p>0.000019</text:p>
          </table:table-cell>
          <table:table-cell table:style-name="ce7" table:formula="of:=AVERAGE([$'raw i7'.$F272:$'raw i7'.$F301])" office:value-type="float" office:value="0.0000224666666666667" calcext:value-type="float">
            <text:p>0.000022</text:p>
          </table:table-cell>
          <table:table-cell table:style-name="ce7" table:formula="of:=STDEV([$'raw i7'.$F272:$'raw i7'.$F301])" office:value-type="float" office:value="0.0000032134773659712" calcext:value-type="float">
            <text:p>0.000003</text:p>
          </table:table-cell>
          <table:table-cell table:style-name="ce7" table:formula="of:=AVERAGE([$'raw i7'.G272:$'raw i7'.G301])" office:value-type="float" office:value="0.000148566666666667" calcext:value-type="float">
            <text:p>0.000149</text:p>
          </table:table-cell>
          <table:table-cell table:style-name="ce7" table:formula="of:=STDEV([$'raw i7'.G272:$'raw i7'.G301])" office:value-type="float" office:value="0.0000205269937220326" calcext:value-type="float">
            <text:p>0.000021</text:p>
          </table:table-cell>
          <table:table-cell table:style-name="ce7" table:formula="of:=AVERAGE([$'raw i7'.H272:$'raw i7'.H301])" office:value-type="float" office:value="0.000227433333333333" calcext:value-type="float">
            <text:p>0.000227</text:p>
          </table:table-cell>
          <table:table-cell table:style-name="ce7" table:formula="of:=STDEV([$'raw i7'.H272:$'raw i7'.H301])" office:value-type="float" office:value="0.0000329782408235505" calcext:value-type="float">
            <text:p>0.000033</text:p>
          </table:table-cell>
          <table:table-cell table:style-name="ce7" table:formula="of:=AVERAGE([$'raw i7'.I272:$'raw i7'.I301])" office:value-type="float" office:value="0.000183533333333333" calcext:value-type="float">
            <text:p>0.000184</text:p>
          </table:table-cell>
          <table:table-cell table:style-name="ce7" table:formula="of:=STDEV([$'raw i7'.I272:$'raw i7'.I301])" office:value-type="float" office:value="0.0000208735657501644" calcext:value-type="float">
            <text:p>0.000021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$D302:$'raw i7'.$D331])" office:value-type="float" office:value="0.000308666666666667" calcext:value-type="float">
            <text:p>0.000309</text:p>
          </table:table-cell>
          <table:table-cell table:style-name="ce7" table:formula="of:=STDEV([$'raw i7'.$D12:$'raw i7'.$D41])" office:value-type="float" office:value="0.0000175002463036854" calcext:value-type="float">
            <text:p>0.000018</text:p>
          </table:table-cell>
          <table:table-cell table:style-name="ce7" table:formula="of:=AVERAGE([$'raw i7'.$E302:$'raw i7'.$E331])" office:value-type="float" office:value="0.0000773666666666667" calcext:value-type="float">
            <text:p>0.000077</text:p>
          </table:table-cell>
          <table:table-cell table:style-name="ce7" table:formula="of:=STDEV([$'raw i7'.$E302:$'raw i7'.$E331])" office:value-type="float" office:value="0.000105779042097792" calcext:value-type="float">
            <text:p>0.000106</text:p>
          </table:table-cell>
          <table:table-cell table:style-name="ce7" table:formula="of:=AVERAGE([$'raw i7'.$F302:$'raw i7'.$F331])" office:value-type="float" office:value="0.0000212666666666667" calcext:value-type="float">
            <text:p>0.000021</text:p>
          </table:table-cell>
          <table:table-cell table:style-name="ce7" table:formula="of:=STDEV([$'raw i7'.$F302:$'raw i7'.$F331])" office:value-type="float" office:value="0.00000146059348668044" calcext:value-type="float">
            <text:p>0.000001</text:p>
          </table:table-cell>
          <table:table-cell table:style-name="ce7" table:formula="of:=AVERAGE([$'raw i7'.G302:$'raw i7'.G331])" office:value-type="float" office:value="0.0001141" calcext:value-type="float">
            <text:p>0.000114</text:p>
          </table:table-cell>
          <table:table-cell table:style-name="ce7" table:formula="of:=STDEV([$'raw i7'.G302:$'raw i7'.G331])" office:value-type="float" office:value="0.0000215075768525644" calcext:value-type="float">
            <text:p>0.000022</text:p>
          </table:table-cell>
          <table:table-cell table:style-name="ce7" table:formula="of:=AVERAGE([$'raw i7'.H302:$'raw i7'.H331])" office:value-type="float" office:value="0.0001806" calcext:value-type="float">
            <text:p>0.000181</text:p>
          </table:table-cell>
          <table:table-cell table:style-name="ce7" table:formula="of:=STDEV([$'raw i7'.H302:$'raw i7'.H331])" office:value-type="float" office:value="0.0000194468329129663" calcext:value-type="float">
            <text:p>0.000019</text:p>
          </table:table-cell>
          <table:table-cell table:style-name="ce7" table:formula="of:=AVERAGE([$'raw i7'.I302:$'raw i7'.I331])" office:value-type="float" office:value="0.0001632" calcext:value-type="float">
            <text:p>0.000163</text:p>
          </table:table-cell>
          <table:table-cell table:style-name="ce7" table:formula="of:=STDEV([$'raw i7'.I302:$'raw i7'.I331])" office:value-type="float" office:value="0.0000168285471743701" calcext:value-type="float">
            <text:p>0.000017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$D332:$'raw i7'.$D361])" office:value-type="float" office:value="0.000326366666666667" calcext:value-type="float">
            <text:p>0.000326</text:p>
          </table:table-cell>
          <table:table-cell table:style-name="ce7" table:formula="of:=STDEV([$'raw i7'.$D13:$'raw i7'.$D42])" office:value-type="float" office:value="0.0000173144016860857" calcext:value-type="float">
            <text:p>0.000017</text:p>
          </table:table-cell>
          <table:table-cell table:style-name="ce7" table:formula="of:=AVERAGE([$'raw i7'.$E332:$'raw i7'.$E361])" office:value-type="float" office:value="0.000213966666666667" calcext:value-type="float">
            <text:p>0.000214</text:p>
          </table:table-cell>
          <table:table-cell table:style-name="ce7" table:formula="of:=STDEV([$'raw i7'.$E332:$'raw i7'.$E361])" office:value-type="float" office:value="0.000279996611227441" calcext:value-type="float">
            <text:p>0.000280</text:p>
          </table:table-cell>
          <table:table-cell table:style-name="ce7" table:formula="of:=AVERAGE([$'raw i7'.$F332:$'raw i7'.$F361])" office:value-type="float" office:value="0.0000954" calcext:value-type="float">
            <text:p>0.000095</text:p>
          </table:table-cell>
          <table:table-cell table:style-name="ce7" table:formula="of:=STDEV([$'raw i7'.$F332:$'raw i7'.$F361])" office:value-type="float" office:value="0.0000185260301495881" calcext:value-type="float">
            <text:p>0.000019</text:p>
          </table:table-cell>
          <table:table-cell table:style-name="ce7" table:formula="of:=AVERAGE([$'raw i7'.G332:$'raw i7'.G361])" office:value-type="float" office:value="0.000186333333333333" calcext:value-type="float">
            <text:p>0.000186</text:p>
          </table:table-cell>
          <table:table-cell table:style-name="ce7" table:formula="of:=STDEV([$'raw i7'.G332:$'raw i7'.G361])" office:value-type="float" office:value="0.0000190739637190077" calcext:value-type="float">
            <text:p>0.000019</text:p>
          </table:table-cell>
          <table:table-cell table:style-name="ce7" table:formula="of:=AVERAGE([$'raw i7'.H332:$'raw i7'.H361])" office:value-type="float" office:value="0.000276366666666667" calcext:value-type="float">
            <text:p>0.000276</text:p>
          </table:table-cell>
          <table:table-cell table:style-name="ce7" table:formula="of:=STDEV([$'raw i7'.H332:$'raw i7'.H361])" office:value-type="float" office:value="0.0000262264453706866" calcext:value-type="float">
            <text:p>0.000026</text:p>
          </table:table-cell>
          <table:table-cell table:style-name="ce7" table:formula="of:=AVERAGE([$'raw i7'.I332:$'raw i7'.I361])" office:value-type="float" office:value="0.000243533333333333" calcext:value-type="float">
            <text:p>0.000244</text:p>
          </table:table-cell>
          <table:table-cell table:style-name="ce7" table:formula="of:=STDEV([$'raw i7'.I332:$'raw i7'.I361])" office:value-type="float" office:value="0.0000305295033486076" calcext:value-type="float">
            <text:p>0.000031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$D362:$'raw i7'.$D391])" office:value-type="float" office:value="0.0003805" calcext:value-type="float">
            <text:p>0.000381</text:p>
          </table:table-cell>
          <table:table-cell table:style-name="ce7" table:formula="of:=STDEV([$'raw i7'.$D14:$'raw i7'.$D43])" office:value-type="float" office:value="0.0000171820542574439" calcext:value-type="float">
            <text:p>0.000017</text:p>
          </table:table-cell>
          <table:table-cell table:style-name="ce7" table:formula="of:=AVERAGE([$'raw i7'.$E362:$'raw i7'.$E391])" office:value-type="float" office:value="0.000170633333333333" calcext:value-type="float">
            <text:p>0.000171</text:p>
          </table:table-cell>
          <table:table-cell table:style-name="ce7" table:formula="of:=STDEV([$'raw i7'.$E362:$'raw i7'.$E391])" office:value-type="float" office:value="0.0000258143014803721" calcext:value-type="float">
            <text:p>0.000026</text:p>
          </table:table-cell>
          <table:table-cell table:style-name="ce7" table:formula="of:=AVERAGE([$'raw i7'.$F362:$'raw i7'.$F391])" office:value-type="float" office:value="0.0001356" calcext:value-type="float">
            <text:p>0.000136</text:p>
          </table:table-cell>
          <table:table-cell table:style-name="ce7" table:formula="of:=STDEV([$'raw i7'.$F362:$'raw i7'.$F391])" office:value-type="float" office:value="0.0000898211249248116" calcext:value-type="float">
            <text:p>0.000090</text:p>
          </table:table-cell>
          <table:table-cell table:style-name="ce7" table:formula="of:=AVERAGE([$'raw i7'.G362:$'raw i7'.G391])" office:value-type="float" office:value="0.000214566666666667" calcext:value-type="float">
            <text:p>0.000215</text:p>
          </table:table-cell>
          <table:table-cell table:style-name="ce7" table:formula="of:=STDEV([$'raw i7'.G362:$'raw i7'.G391])" office:value-type="float" office:value="0.0000349420044954625" calcext:value-type="float">
            <text:p>0.000035</text:p>
          </table:table-cell>
          <table:table-cell table:style-name="ce7" table:formula="of:=AVERAGE([$'raw i7'.H362:$'raw i7'.H391])" office:value-type="float" office:value="0.000316766666666667" calcext:value-type="float">
            <text:p>0.000317</text:p>
          </table:table-cell>
          <table:table-cell table:style-name="ce7" table:formula="of:=STDEV([$'raw i7'.H362:$'raw i7'.H391])" office:value-type="float" office:value="0.000032983468516854" calcext:value-type="float">
            <text:p>0.000033</text:p>
          </table:table-cell>
          <table:table-cell table:style-name="ce7" table:formula="of:=AVERAGE([$'raw i7'.I362:$'raw i7'.I391])" office:value-type="float" office:value="0.000260833333333333" calcext:value-type="float">
            <text:p>0.000261</text:p>
          </table:table-cell>
          <table:table-cell table:style-name="ce7" table:formula="of:=STDEV([$'raw i7'.I362:$'raw i7'.I391])" office:value-type="float" office:value="0.0000330225454159295" calcext:value-type="float">
            <text:p>0.000033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$D392:$'raw i7'.$D421])" office:value-type="float" office:value="0.000583133333333333" calcext:value-type="float">
            <text:p>0.000583</text:p>
          </table:table-cell>
          <table:table-cell table:style-name="ce7" table:formula="of:=STDEV([$'raw i7'.$D15:$'raw i7'.$D44])" office:value-type="float" office:value="0.0000173344385147224" calcext:value-type="float">
            <text:p>0.000017</text:p>
          </table:table-cell>
          <table:table-cell table:style-name="ce7" table:formula="of:=AVERAGE([$'raw i7'.$E392:$'raw i7'.$E421])" office:value-type="float" office:value="0.0002169" calcext:value-type="float">
            <text:p>0.000217</text:p>
          </table:table-cell>
          <table:table-cell table:style-name="ce7" table:formula="of:=STDEV([$'raw i7'.$E392:$'raw i7'.$E421])" office:value-type="float" office:value="0.0000421903322804056" calcext:value-type="float">
            <text:p>0.000042</text:p>
          </table:table-cell>
          <table:table-cell table:style-name="ce7" table:formula="of:=AVERAGE([$'raw i7'.$F392:$'raw i7'.$F421])" office:value-type="float" office:value="0.0001548" calcext:value-type="float">
            <text:p>0.000155</text:p>
          </table:table-cell>
          <table:table-cell table:style-name="ce7" table:formula="of:=STDEV([$'raw i7'.$F392:$'raw i7'.$F421])" office:value-type="float" office:value="0.0000308236362508407" calcext:value-type="float">
            <text:p>0.000031</text:p>
          </table:table-cell>
          <table:table-cell table:style-name="ce7" table:formula="of:=AVERAGE([$'raw i7'.G392:$'raw i7'.G421])" office:value-type="float" office:value="0.0002662" calcext:value-type="float">
            <text:p>0.000266</text:p>
          </table:table-cell>
          <table:table-cell table:style-name="ce7" table:formula="of:=STDEV([$'raw i7'.G392:$'raw i7'.G421])" office:value-type="float" office:value="0.0000296222190605121" calcext:value-type="float">
            <text:p>0.000030</text:p>
          </table:table-cell>
          <table:table-cell table:style-name="ce7" table:formula="of:=AVERAGE([$'raw i7'.H392:$'raw i7'.H421])" office:value-type="float" office:value="0.000380566666666667" calcext:value-type="float">
            <text:p>0.000381</text:p>
          </table:table-cell>
          <table:table-cell table:style-name="ce7" table:formula="of:=STDEV([$'raw i7'.H392:$'raw i7'.H421])" office:value-type="float" office:value="0.0000395741846656886" calcext:value-type="float">
            <text:p>0.000040</text:p>
          </table:table-cell>
          <table:table-cell table:style-name="ce7" table:formula="of:=AVERAGE([$'raw i7'.I392:$'raw i7'.I421])" office:value-type="float" office:value="0.000312866666666667" calcext:value-type="float">
            <text:p>0.000313</text:p>
          </table:table-cell>
          <table:table-cell table:style-name="ce7" table:formula="of:=STDEV([$'raw i7'.I392:$'raw i7'.I421])" office:value-type="float" office:value="0.0000431259049546896" calcext:value-type="float">
            <text:p>0.000043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$D422:$'raw i7'.$D451])" office:value-type="float" office:value="0.000925733333333333" calcext:value-type="float">
            <text:p>0.000926</text:p>
          </table:table-cell>
          <table:table-cell table:style-name="ce7" table:formula="of:=STDEV([$'raw i7'.$D16:$'raw i7'.$D45])" office:value-type="float" office:value="0.0000170806067350309" calcext:value-type="float">
            <text:p>0.000017</text:p>
          </table:table-cell>
          <table:table-cell table:style-name="ce7" table:formula="of:=AVERAGE([$'raw i7'.$E422:$'raw i7'.$E451])" office:value-type="float" office:value="0.0013351" calcext:value-type="float">
            <text:p>0.001335</text:p>
          </table:table-cell>
          <table:table-cell table:style-name="ce7" table:formula="of:=STDEV([$'raw i7'.$E422:$'raw i7'.$E451])" office:value-type="float" office:value="0.00049493610524578" calcext:value-type="float">
            <text:p>0.000495</text:p>
          </table:table-cell>
          <table:table-cell table:style-name="ce7" table:formula="of:=AVERAGE([$'raw i7'.$F422:$'raw i7'.$F451])" office:value-type="float" office:value="0.0000305666666666667" calcext:value-type="float">
            <text:p>0.000031</text:p>
          </table:table-cell>
          <table:table-cell table:style-name="ce7" table:formula="of:=STDEV([$'raw i7'.$F422:$'raw i7'.$F451])" office:value-type="float" office:value="0.0000102610187480155" calcext:value-type="float">
            <text:p>0.000010</text:p>
          </table:table-cell>
          <table:table-cell table:style-name="ce7" table:formula="of:=AVERAGE([$'raw i7'.G422:$'raw i7'.G451])" office:value-type="float" office:value="0.0008636" calcext:value-type="float">
            <text:p>0.000864</text:p>
          </table:table-cell>
          <table:table-cell table:style-name="ce7" table:formula="of:=STDEV([$'raw i7'.G422:$'raw i7'.G451])" office:value-type="float" office:value="0.000260314610715043" calcext:value-type="float">
            <text:p>0.000260</text:p>
          </table:table-cell>
          <table:table-cell table:style-name="ce7" table:formula="of:=AVERAGE([$'raw i7'.H422:$'raw i7'.H451])" office:value-type="float" office:value="0.00126323333333333" calcext:value-type="float">
            <text:p>0.001263</text:p>
          </table:table-cell>
          <table:table-cell table:style-name="ce7" table:formula="of:=STDEV([$'raw i7'.H422:$'raw i7'.H451])" office:value-type="float" office:value="0.000340604501492246" calcext:value-type="float">
            <text:p>0.000341</text:p>
          </table:table-cell>
          <table:table-cell table:style-name="ce7" table:formula="of:=AVERAGE([$'raw i7'.I422:$'raw i7'.I451])" office:value-type="float" office:value="0.0002011" calcext:value-type="float">
            <text:p>0.000201</text:p>
          </table:table-cell>
          <table:table-cell table:style-name="ce7" table:formula="of:=STDEV([$'raw i7'.I422:$'raw i7'.I451])" office:value-type="float" office:value="0.0000473594836295242" calcext:value-type="float">
            <text:p>0.000047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$D452:$'raw i7'.$D481])" office:value-type="float" office:value="0.000620566666666666" calcext:value-type="float">
            <text:p>0.000621</text:p>
          </table:table-cell>
          <table:table-cell table:style-name="ce7" table:formula="of:=STDEV([$'raw i7'.$D17:$'raw i7'.$D46])" office:value-type="float" office:value="0.0000168623909895678" calcext:value-type="float">
            <text:p>0.000017</text:p>
          </table:table-cell>
          <table:table-cell table:style-name="ce7" table:formula="of:=AVERAGE([$'raw i7'.$E452:$'raw i7'.$E481])" office:value-type="float" office:value="0.000717533333333333" calcext:value-type="float">
            <text:p>0.000718</text:p>
          </table:table-cell>
          <table:table-cell table:style-name="ce7" table:formula="of:=STDEV([$'raw i7'.$E452:$'raw i7'.$E481])" office:value-type="float" office:value="0.000125511294541453" calcext:value-type="float">
            <text:p>0.000126</text:p>
          </table:table-cell>
          <table:table-cell table:style-name="ce7" table:formula="of:=AVERAGE([$'raw i7'.$F452:$'raw i7'.$F481])" office:value-type="float" office:value="0.0000355666666666667" calcext:value-type="float">
            <text:p>0.000036</text:p>
          </table:table-cell>
          <table:table-cell table:style-name="ce7" table:formula="of:=STDEV([$'raw i7'.$F452:$'raw i7'.$F481])" office:value-type="float" office:value="0.00000607813114048385" calcext:value-type="float">
            <text:p>0.000006</text:p>
          </table:table-cell>
          <table:table-cell table:style-name="ce7" table:formula="of:=AVERAGE([$'raw i7'.G452:$'raw i7'.G481])" office:value-type="float" office:value="0.000635566666666667" calcext:value-type="float">
            <text:p>0.000636</text:p>
          </table:table-cell>
          <table:table-cell table:style-name="ce7" table:formula="of:=STDEV([$'raw i7'.G452:$'raw i7'.G481])" office:value-type="float" office:value="0.00011316197830249" calcext:value-type="float">
            <text:p>0.000113</text:p>
          </table:table-cell>
          <table:table-cell table:style-name="ce7" table:formula="of:=AVERAGE([$'raw i7'.H452:$'raw i7'.H481])" office:value-type="float" office:value="0.00120906666666667" calcext:value-type="float">
            <text:p>0.001209</text:p>
          </table:table-cell>
          <table:table-cell table:style-name="ce7" table:formula="of:=STDEV([$'raw i7'.H452:$'raw i7'.H481])" office:value-type="float" office:value="0.000191143912804721" calcext:value-type="float">
            <text:p>0.000191</text:p>
          </table:table-cell>
          <table:table-cell table:style-name="ce7" table:formula="of:=AVERAGE([$'raw i7'.I452:$'raw i7'.I481])" office:value-type="float" office:value="0.000383466666666667" calcext:value-type="float">
            <text:p>0.000383</text:p>
          </table:table-cell>
          <table:table-cell table:style-name="ce7" table:formula="of:=STDEV([$'raw i7'.I452:$'raw i7'.I481])" office:value-type="float" office:value="0.0000471664209408327" calcext:value-type="float">
            <text:p>0.000047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$D482:$'raw i7'.$D511])" office:value-type="float" office:value="0.0004144" calcext:value-type="float">
            <text:p>0.000414</text:p>
          </table:table-cell>
          <table:table-cell table:style-name="ce7" table:formula="of:=STDEV([$'raw i7'.$D18:$'raw i7'.$D47])" office:value-type="float" office:value="0.0000166562266152172" calcext:value-type="float">
            <text:p>0.000017</text:p>
          </table:table-cell>
          <table:table-cell table:style-name="ce7" table:formula="of:=AVERAGE([$'raw i7'.$E482:$'raw i7'.$E511])" office:value-type="float" office:value="0.000456166666666667" calcext:value-type="float">
            <text:p>0.000456</text:p>
          </table:table-cell>
          <table:table-cell table:style-name="ce7" table:formula="of:=STDEV([$'raw i7'.$E482:$'raw i7'.$E511])" office:value-type="float" office:value="0.0000704831030537955" calcext:value-type="float">
            <text:p>0.000070</text:p>
          </table:table-cell>
          <table:table-cell table:style-name="ce7" table:formula="of:=AVERAGE([$'raw i7'.$F482:$'raw i7'.$F511])" office:value-type="float" office:value="0.0000443333333333333" calcext:value-type="float">
            <text:p>0.000044</text:p>
          </table:table-cell>
          <table:table-cell table:style-name="ce7" table:formula="of:=STDEV([$'raw i7'.$F482:$'raw i7'.$F511])" office:value-type="float" office:value="0.00000444377389577616" calcext:value-type="float">
            <text:p>0.000004</text:p>
          </table:table-cell>
          <table:table-cell table:style-name="ce7" table:formula="of:=AVERAGE([$'raw i7'.G482:$'raw i7'.G511])" office:value-type="float" office:value="0.000561766666666667" calcext:value-type="float">
            <text:p>0.000562</text:p>
          </table:table-cell>
          <table:table-cell table:style-name="ce7" table:formula="of:=STDEV([$'raw i7'.G482:$'raw i7'.G511])" office:value-type="float" office:value="0.000150872104625153" calcext:value-type="float">
            <text:p>0.000151</text:p>
          </table:table-cell>
          <table:table-cell table:style-name="ce7" table:formula="of:=AVERAGE([$'raw i7'.H482:$'raw i7'.H511])" office:value-type="float" office:value="0.001024" calcext:value-type="float">
            <text:p>0.001024</text:p>
          </table:table-cell>
          <table:table-cell table:style-name="ce7" table:formula="of:=STDEV([$'raw i7'.H482:$'raw i7'.H511])" office:value-type="float" office:value="0.000110238299871781" calcext:value-type="float">
            <text:p>0.000110</text:p>
          </table:table-cell>
          <table:table-cell table:style-name="ce7" table:formula="of:=AVERAGE([$'raw i7'.I482:$'raw i7'.I511])" office:value-type="float" office:value="0.000549533333333333" calcext:value-type="float">
            <text:p>0.000550</text:p>
          </table:table-cell>
          <table:table-cell table:style-name="ce7" table:formula="of:=STDEV([$'raw i7'.I482:$'raw i7'.I511])" office:value-type="float" office:value="0.000051427708440123" calcext:value-type="float">
            <text:p>0.000051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$D512:$'raw i7'.$D541])" office:value-type="float" office:value="0.00157526666666667" calcext:value-type="float">
            <text:p>0.001575</text:p>
          </table:table-cell>
          <table:table-cell table:style-name="ce7" table:formula="of:=STDEV([$'raw i7'.$D19:$'raw i7'.$D48])" office:value-type="float" office:value="0.0000164161400814081" calcext:value-type="float">
            <text:p>0.000016</text:p>
          </table:table-cell>
          <table:table-cell table:style-name="ce7" table:formula="of:=AVERAGE([$'raw i7'.$E512:$'raw i7'.$E541])" office:value-type="float" office:value="0.0011764" calcext:value-type="float">
            <text:p>0.001176</text:p>
          </table:table-cell>
          <table:table-cell table:style-name="ce7" table:formula="of:=STDEV([$'raw i7'.$E512:$'raw i7'.$E541])" office:value-type="float" office:value="0.00142290609862958" calcext:value-type="float">
            <text:p>0.001423</text:p>
          </table:table-cell>
          <table:table-cell table:style-name="ce7" table:formula="of:=AVERAGE([$'raw i7'.$F512:$'raw i7'.$F541])" office:value-type="float" office:value="0.0006064" calcext:value-type="float">
            <text:p>0.000606</text:p>
          </table:table-cell>
          <table:table-cell table:style-name="ce7" table:formula="of:=STDEV([$'raw i7'.$F512:$'raw i7'.$F541])" office:value-type="float" office:value="0.00103151541015116" calcext:value-type="float">
            <text:p>0.001032</text:p>
          </table:table-cell>
          <table:table-cell table:style-name="ce7" table:formula="of:=AVERAGE([$'raw i7'.G512:$'raw i7'.G541])" office:value-type="float" office:value="0.0007921" calcext:value-type="float">
            <text:p>0.000792</text:p>
          </table:table-cell>
          <table:table-cell table:style-name="ce7" table:formula="of:=STDEV([$'raw i7'.G512:$'raw i7'.G541])" office:value-type="float" office:value="0.000830842959973743" calcext:value-type="float">
            <text:p>0.000831</text:p>
          </table:table-cell>
          <table:table-cell table:style-name="ce7" table:formula="of:=AVERAGE([$'raw i7'.H512:$'raw i7'.H541])" office:value-type="float" office:value="0.0012412" calcext:value-type="float">
            <text:p>0.001241</text:p>
          </table:table-cell>
          <table:table-cell table:style-name="ce7" table:formula="of:=STDEV([$'raw i7'.H512:$'raw i7'.H541])" office:value-type="float" office:value="0.000890436328533609" calcext:value-type="float">
            <text:p>0.000890</text:p>
          </table:table-cell>
          <table:table-cell table:style-name="ce7" table:formula="of:=AVERAGE([$'raw i7'.I512:$'raw i7'.I541])" office:value-type="float" office:value="0.00104436666666667" calcext:value-type="float">
            <text:p>0.001044</text:p>
          </table:table-cell>
          <table:table-cell table:style-name="ce7" table:formula="of:=STDEV([$'raw i7'.I512:$'raw i7'.I541])" office:value-type="float" office:value="0.000912419764383029" calcext:value-type="float">
            <text:p>0.000912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$D542:$'raw i7'.$D571])" office:value-type="float" office:value="0.0004446" calcext:value-type="float">
            <text:p>0.000445</text:p>
          </table:table-cell>
          <table:table-cell table:style-name="ce7" table:formula="of:=STDEV([$'raw i7'.$D20:$'raw i7'.$D49])" office:value-type="float" office:value="0.0000160467707210738" calcext:value-type="float">
            <text:p>0.000016</text:p>
          </table:table-cell>
          <table:table-cell table:style-name="ce7" table:formula="of:=AVERAGE([$'raw i7'.$E542:$'raw i7'.$E571])" office:value-type="float" office:value="0.0004949" calcext:value-type="float">
            <text:p>0.000495</text:p>
          </table:table-cell>
          <table:table-cell table:style-name="ce7" table:formula="of:=STDEV([$'raw i7'.$E542:$'raw i7'.$E571])" office:value-type="float" office:value="0.000195345202848348" calcext:value-type="float">
            <text:p>0.000195</text:p>
          </table:table-cell>
          <table:table-cell table:style-name="ce7" table:formula="of:=AVERAGE([$'raw i7'.$F542:$'raw i7'.$F571])" office:value-type="float" office:value="0.000283733333333333" calcext:value-type="float">
            <text:p>0.000284</text:p>
          </table:table-cell>
          <table:table-cell table:style-name="ce7" table:formula="of:=STDEV([$'raw i7'.$F542:$'raw i7'.$F571])" office:value-type="float" office:value="0.000161760131768879" calcext:value-type="float">
            <text:p>0.000162</text:p>
          </table:table-cell>
          <table:table-cell table:style-name="ce7" table:formula="of:=AVERAGE([$'raw i7'.G542:$'raw i7'.G571])" office:value-type="float" office:value="0.000564433333333333" calcext:value-type="float">
            <text:p>0.000564</text:p>
          </table:table-cell>
          <table:table-cell table:style-name="ce7" table:formula="of:=STDEV([$'raw i7'.G542:$'raw i7'.G571])" office:value-type="float" office:value="0.000155568076534942" calcext:value-type="float">
            <text:p>0.000156</text:p>
          </table:table-cell>
          <table:table-cell table:style-name="ce7" table:formula="of:=AVERAGE([$'raw i7'.H542:$'raw i7'.H571])" office:value-type="float" office:value="0.00108583333333333" calcext:value-type="float">
            <text:p>0.001086</text:p>
          </table:table-cell>
          <table:table-cell table:style-name="ce7" table:formula="of:=STDEV([$'raw i7'.H542:$'raw i7'.H571])" office:value-type="float" office:value="0.000187377745584234" calcext:value-type="float">
            <text:p>0.000187</text:p>
          </table:table-cell>
          <table:table-cell table:style-name="ce7" table:formula="of:=AVERAGE([$'raw i7'.I542:$'raw i7'.I571])" office:value-type="float" office:value="0.0009919" calcext:value-type="float">
            <text:p>0.000992</text:p>
          </table:table-cell>
          <table:table-cell table:style-name="ce7" table:formula="of:=STDEV([$'raw i7'.I542:$'raw i7'.I571])" office:value-type="float" office:value="0.000995112066120159" calcext:value-type="float">
            <text:p>0.000995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$D572:$'raw i7'.$D601])" office:value-type="float" office:value="0.0007795" calcext:value-type="float">
            <text:p>0.000780</text:p>
          </table:table-cell>
          <table:table-cell table:style-name="ce7" table:formula="of:=STDEV([$'raw i7'.$D21:$'raw i7'.$D50])" office:value-type="float" office:value="0.0000156346211757863" calcext:value-type="float">
            <text:p>0.000016</text:p>
          </table:table-cell>
          <table:table-cell table:style-name="ce7" table:formula="of:=AVERAGE([$'raw i7'.$E572:$'raw i7'.$E601])" office:value-type="float" office:value="0.000691633333333333" calcext:value-type="float">
            <text:p>0.000692</text:p>
          </table:table-cell>
          <table:table-cell table:style-name="ce7" table:formula="of:=STDEV([$'raw i7'.$E572:$'raw i7'.$E601])" office:value-type="float" office:value="0.00115181923519913" calcext:value-type="float">
            <text:p>0.001152</text:p>
          </table:table-cell>
          <table:table-cell table:style-name="ce7" table:formula="of:=AVERAGE([$'raw i7'.$F572:$'raw i7'.$F601])" office:value-type="float" office:value="0.000460933333333333" calcext:value-type="float">
            <text:p>0.000461</text:p>
          </table:table-cell>
          <table:table-cell table:style-name="ce7" table:formula="of:=STDEV([$'raw i7'.$F572:$'raw i7'.$F601])" office:value-type="float" office:value="0.000781636697217308" calcext:value-type="float">
            <text:p>0.000782</text:p>
          </table:table-cell>
          <table:table-cell table:style-name="ce7" table:formula="of:=AVERAGE([$'raw i7'.G572:$'raw i7'.G601])" office:value-type="float" office:value="0.000671333333333333" calcext:value-type="float">
            <text:p>0.000671</text:p>
          </table:table-cell>
          <table:table-cell table:style-name="ce7" table:formula="of:=STDEV([$'raw i7'.G572:$'raw i7'.G601])" office:value-type="float" office:value="0.00026213570233141" calcext:value-type="float">
            <text:p>0.000262</text:p>
          </table:table-cell>
          <table:table-cell table:style-name="ce7" table:formula="of:=AVERAGE([$'raw i7'.H572:$'raw i7'.H601])" office:value-type="float" office:value="0.00139543333333333" calcext:value-type="float">
            <text:p>0.001395</text:p>
          </table:table-cell>
          <table:table-cell table:style-name="ce7" table:formula="of:=STDEV([$'raw i7'.H572:$'raw i7'.H601])" office:value-type="float" office:value="0.000630042947815428" calcext:value-type="float">
            <text:p>0.000630</text:p>
          </table:table-cell>
          <table:table-cell table:style-name="ce7" table:formula="of:=AVERAGE([$'raw i7'.I572:$'raw i7'.I601])" office:value-type="float" office:value="0.0007811" calcext:value-type="float">
            <text:p>0.000781</text:p>
          </table:table-cell>
          <table:table-cell table:style-name="ce7" table:formula="of:=STDEV([$'raw i7'.I572:$'raw i7'.I601])" office:value-type="float" office:value="0.000138298864283366" calcext:value-type="float">
            <text:p>0.000138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$D602:$'raw i7'.$D631])" office:value-type="float" office:value="0.000551866666666667" calcext:value-type="float">
            <text:p>0.000552</text:p>
          </table:table-cell>
          <table:table-cell table:style-name="ce7" table:formula="of:=STDEV([$'raw i7'.$D22:$'raw i7'.$D51])" office:value-type="float" office:value="0.0000151941080534604" calcext:value-type="float">
            <text:p>0.000015</text:p>
          </table:table-cell>
          <table:table-cell table:style-name="ce7" table:formula="of:=AVERAGE([$'raw i7'.$E602:$'raw i7'.$E631])" office:value-type="float" office:value="0.000475033333333333" calcext:value-type="float">
            <text:p>0.000475</text:p>
          </table:table-cell>
          <table:table-cell table:style-name="ce7" table:formula="of:=STDEV([$'raw i7'.$E602:$'raw i7'.$E631])" office:value-type="float" office:value="0.0000716396554282966" calcext:value-type="float">
            <text:p>0.000072</text:p>
          </table:table-cell>
          <table:table-cell table:style-name="ce7" table:formula="of:=AVERAGE([$'raw i7'.$F602:$'raw i7'.$F631])" office:value-type="float" office:value="0.000311966666666667" calcext:value-type="float">
            <text:p>0.000312</text:p>
          </table:table-cell>
          <table:table-cell table:style-name="ce7" table:formula="of:=STDEV([$'raw i7'.$F602:$'raw i7'.$F631])" office:value-type="float" office:value="0.0000584444819573616" calcext:value-type="float">
            <text:p>0.000058</text:p>
          </table:table-cell>
          <table:table-cell table:style-name="ce7" table:formula="of:=AVERAGE([$'raw i7'.G602:$'raw i7'.G631])" office:value-type="float" office:value="0.0006439" calcext:value-type="float">
            <text:p>0.000644</text:p>
          </table:table-cell>
          <table:table-cell table:style-name="ce7" table:formula="of:=STDEV([$'raw i7'.G602:$'raw i7'.G631])" office:value-type="float" office:value="0.000100904649426387" calcext:value-type="float">
            <text:p>0.000101</text:p>
          </table:table-cell>
          <table:table-cell table:style-name="ce7" table:formula="of:=AVERAGE([$'raw i7'.H602:$'raw i7'.H631])" office:value-type="float" office:value="0.00124016666666667" calcext:value-type="float">
            <text:p>0.001240</text:p>
          </table:table-cell>
          <table:table-cell table:style-name="ce7" table:formula="of:=STDEV([$'raw i7'.H602:$'raw i7'.H631])" office:value-type="float" office:value="0.000108943858788901" calcext:value-type="float">
            <text:p>0.000109</text:p>
          </table:table-cell>
          <table:table-cell table:style-name="ce7" table:formula="of:=AVERAGE([$'raw i7'.I602:$'raw i7'.I631])" office:value-type="float" office:value="0.0008538" calcext:value-type="float">
            <text:p>0.000854</text:p>
          </table:table-cell>
          <table:table-cell table:style-name="ce7" table:formula="of:=STDEV([$'raw i7'.I602:$'raw i7'.I631])" office:value-type="float" office:value="0.000179983217608447" calcext:value-type="float">
            <text:p>0.000180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$D632:$'raw i7'.$D661])" office:value-type="float" office:value="0.00422146666666667" calcext:value-type="float">
            <text:p>0.004221</text:p>
          </table:table-cell>
          <table:table-cell table:style-name="ce7" table:formula="of:=STDEV([$'raw i7'.$D23:$'raw i7'.$D52])" office:value-type="float" office:value="0.0000148108379081074" calcext:value-type="float">
            <text:p>0.000015</text:p>
          </table:table-cell>
          <table:table-cell table:style-name="ce7" table:formula="of:=AVERAGE([$'raw i7'.$E632:$'raw i7'.$E661])" office:value-type="float" office:value="0.004582" calcext:value-type="float">
            <text:p>0.004582</text:p>
          </table:table-cell>
          <table:table-cell table:style-name="ce7" table:formula="of:=STDEV([$'raw i7'.$E632:$'raw i7'.$E661])" office:value-type="float" office:value="0.00123214637509314" calcext:value-type="float">
            <text:p>0.001232</text:p>
          </table:table-cell>
          <table:table-cell table:style-name="ce7" table:formula="of:=AVERAGE([$'raw i7'.$F632:$'raw i7'.$F661])" office:value-type="float" office:value="0.000055" calcext:value-type="float">
            <text:p>0.000055</text:p>
          </table:table-cell>
          <table:table-cell table:style-name="ce7" table:formula="of:=STDEV([$'raw i7'.$F632:$'raw i7'.$F661])" office:value-type="float" office:value="0.0000371251378727267" calcext:value-type="float">
            <text:p>0.000037</text:p>
          </table:table-cell>
          <table:table-cell table:style-name="ce7" table:formula="of:=AVERAGE([$'raw i7'.G632:$'raw i7'.G661])" office:value-type="float" office:value="0.0026026" calcext:value-type="float">
            <text:p>0.002603</text:p>
          </table:table-cell>
          <table:table-cell table:style-name="ce7" table:formula="of:=STDEV([$'raw i7'.G632:$'raw i7'.G661])" office:value-type="float" office:value="0.000324938041839491" calcext:value-type="float">
            <text:p>0.000325</text:p>
          </table:table-cell>
          <table:table-cell table:style-name="ce7" table:formula="of:=AVERAGE([$'raw i7'.H632:$'raw i7'.H661])" office:value-type="float" office:value="0.0042845" calcext:value-type="float">
            <text:p>0.004285</text:p>
          </table:table-cell>
          <table:table-cell table:style-name="ce7" table:formula="of:=STDEV([$'raw i7'.H632:$'raw i7'.H661])" office:value-type="float" office:value="0.000400846754620335" calcext:value-type="float">
            <text:p>0.000401</text:p>
          </table:table-cell>
          <table:table-cell table:style-name="ce7" table:formula="of:=AVERAGE([$'raw i7'.I632:$'raw i7'.I661])" office:value-type="float" office:value="0.0003439" calcext:value-type="float">
            <text:p>0.000344</text:p>
          </table:table-cell>
          <table:table-cell table:style-name="ce7" table:formula="of:=STDEV([$'raw i7'.I632:$'raw i7'.I661])" office:value-type="float" office:value="0.0000416440996358759" calcext:value-type="float">
            <text:p>0.000042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$D662:$'raw i7'.$D691])" office:value-type="float" office:value="0.00279606666666667" calcext:value-type="float">
            <text:p>0.002796</text:p>
          </table:table-cell>
          <table:table-cell table:style-name="ce7" table:formula="of:=STDEV([$'raw i7'.$D24:$'raw i7'.$D53])" office:value-type="float" office:value="0.000014334629719508" calcext:value-type="float">
            <text:p>0.000014</text:p>
          </table:table-cell>
          <table:table-cell table:style-name="ce7" table:formula="of:=AVERAGE([$'raw i7'.$E662:$'raw i7'.$E691])" office:value-type="float" office:value="0.0029975" calcext:value-type="float">
            <text:p>0.002998</text:p>
          </table:table-cell>
          <table:table-cell table:style-name="ce7" table:formula="of:=STDEV([$'raw i7'.$E662:$'raw i7'.$E691])" office:value-type="float" office:value="0.000926282251986309" calcext:value-type="float">
            <text:p>0.000926</text:p>
          </table:table-cell>
          <table:table-cell table:style-name="ce7" table:formula="of:=AVERAGE([$'raw i7'.$F662:$'raw i7'.$F691])" office:value-type="float" office:value="0.0000647" calcext:value-type="float">
            <text:p>0.000065</text:p>
          </table:table-cell>
          <table:table-cell table:style-name="ce7" table:formula="of:=STDEV([$'raw i7'.$F662:$'raw i7'.$F691])" office:value-type="float" office:value="0.0000150382271515651" calcext:value-type="float">
            <text:p>0.000015</text:p>
          </table:table-cell>
          <table:table-cell table:style-name="ce7" table:formula="of:=AVERAGE([$'raw i7'.G662:$'raw i7'.G691])" office:value-type="float" office:value="0.002154" calcext:value-type="float">
            <text:p>0.002154</text:p>
          </table:table-cell>
          <table:table-cell table:style-name="ce7" table:formula="of:=STDEV([$'raw i7'.G662:$'raw i7'.G691])" office:value-type="float" office:value="0.000419827879345646" calcext:value-type="float">
            <text:p>0.000420</text:p>
          </table:table-cell>
          <table:table-cell table:style-name="ce7" table:formula="of:=AVERAGE([$'raw i7'.H662:$'raw i7'.H691])" office:value-type="float" office:value="0.0046151" calcext:value-type="float">
            <text:p>0.004615</text:p>
          </table:table-cell>
          <table:table-cell table:style-name="ce7" table:formula="of:=STDEV([$'raw i7'.H662:$'raw i7'.H691])" office:value-type="float" office:value="0.000491282231547695" calcext:value-type="float">
            <text:p>0.000491</text:p>
          </table:table-cell>
          <table:table-cell table:style-name="ce7" table:formula="of:=AVERAGE([$'raw i7'.I662:$'raw i7'.I691])" office:value-type="float" office:value="0.0007068" calcext:value-type="float">
            <text:p>0.000707</text:p>
          </table:table-cell>
          <table:table-cell table:style-name="ce7" table:formula="of:=STDEV([$'raw i7'.I662:$'raw i7'.I691])" office:value-type="float" office:value="0.0000909453795910794" calcext:value-type="float">
            <text:p>0.000091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$D692:$'raw i7'.$D721])" office:value-type="float" office:value="0.00121513333333333" calcext:value-type="float">
            <text:p>0.001215</text:p>
          </table:table-cell>
          <table:table-cell table:style-name="ce7" table:formula="of:=STDEV([$'raw i7'.$D25:$'raw i7'.$D54])" office:value-type="float" office:value="0.0000137211976287719" calcext:value-type="float">
            <text:p>0.000014</text:p>
          </table:table-cell>
          <table:table-cell table:style-name="ce7" table:formula="of:=AVERAGE([$'raw i7'.$E692:$'raw i7'.$E721])" office:value-type="float" office:value="0.00143343333333333" calcext:value-type="float">
            <text:p>0.001433</text:p>
          </table:table-cell>
          <table:table-cell table:style-name="ce7" table:formula="of:=STDEV([$'raw i7'.$E692:$'raw i7'.$E721])" office:value-type="float" office:value="0.000289016248598626" calcext:value-type="float">
            <text:p>0.000289</text:p>
          </table:table-cell>
          <table:table-cell table:style-name="ce7" table:formula="of:=AVERAGE([$'raw i7'.$F692:$'raw i7'.$F721])" office:value-type="float" office:value="0.0000709666666666667" calcext:value-type="float">
            <text:p>0.000071</text:p>
          </table:table-cell>
          <table:table-cell table:style-name="ce7" table:formula="of:=STDEV([$'raw i7'.$F692:$'raw i7'.$F721])" office:value-type="float" office:value="0.00000950674291855735" calcext:value-type="float">
            <text:p>0.000010</text:p>
          </table:table-cell>
          <table:table-cell table:style-name="ce7" table:formula="of:=AVERAGE([$'raw i7'.G692:$'raw i7'.G721])" office:value-type="float" office:value="0.00169656666666667" calcext:value-type="float">
            <text:p>0.001697</text:p>
          </table:table-cell>
          <table:table-cell table:style-name="ce7" table:formula="of:=STDEV([$'raw i7'.G692:$'raw i7'.G721])" office:value-type="float" office:value="0.000314465137954123" calcext:value-type="float">
            <text:p>0.000314</text:p>
          </table:table-cell>
          <table:table-cell table:style-name="ce7" table:formula="of:=AVERAGE([$'raw i7'.H692:$'raw i7'.H721])" office:value-type="float" office:value="0.0038407" calcext:value-type="float">
            <text:p>0.003841</text:p>
          </table:table-cell>
          <table:table-cell table:style-name="ce7" table:formula="of:=STDEV([$'raw i7'.H692:$'raw i7'.H721])" office:value-type="float" office:value="0.000442818025207055" calcext:value-type="float">
            <text:p>0.000443</text:p>
          </table:table-cell>
          <table:table-cell table:style-name="ce7" table:formula="of:=AVERAGE([$'raw i7'.I692:$'raw i7'.I721])" office:value-type="float" office:value="0.00134626666666667" calcext:value-type="float">
            <text:p>0.001346</text:p>
          </table:table-cell>
          <table:table-cell table:style-name="ce7" table:formula="of:=STDEV([$'raw i7'.I692:$'raw i7'.I721])" office:value-type="float" office:value="0.000151102598926355" calcext:value-type="float">
            <text:p>0.000151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$D722:$'raw i7'.$D751])" office:value-type="float" office:value="0.0008149" calcext:value-type="float">
            <text:p>0.000815</text:p>
          </table:table-cell>
          <table:table-cell table:style-name="ce7" table:formula="of:=STDEV([$'raw i7'.$D26:$'raw i7'.$D55])" office:value-type="float" office:value="0.0000131895552546738" calcext:value-type="float">
            <text:p>0.000013</text:p>
          </table:table-cell>
          <table:table-cell table:style-name="ce7" table:formula="of:=AVERAGE([$'raw i7'.$E722:$'raw i7'.$E751])" office:value-type="float" office:value="0.001024" calcext:value-type="float">
            <text:p>0.001024</text:p>
          </table:table-cell>
          <table:table-cell table:style-name="ce7" table:formula="of:=STDEV([$'raw i7'.$E722:$'raw i7'.$E751])" office:value-type="float" office:value="0.00028045787685436" calcext:value-type="float">
            <text:p>0.000280</text:p>
          </table:table-cell>
          <table:table-cell table:style-name="ce7" table:formula="of:=AVERAGE([$'raw i7'.$F722:$'raw i7'.$F751])" office:value-type="float" office:value="0.000097" calcext:value-type="float">
            <text:p>0.000097</text:p>
          </table:table-cell>
          <table:table-cell table:style-name="ce7" table:formula="of:=STDEV([$'raw i7'.$F722:$'raw i7'.$F751])" office:value-type="float" office:value="0.0000220188007440663" calcext:value-type="float">
            <text:p>0.000022</text:p>
          </table:table-cell>
          <table:table-cell table:style-name="ce7" table:formula="of:=AVERAGE([$'raw i7'.G722:$'raw i7'.G751])" office:value-type="float" office:value="0.0013938" calcext:value-type="float">
            <text:p>0.001394</text:p>
          </table:table-cell>
          <table:table-cell table:style-name="ce7" table:formula="of:=STDEV([$'raw i7'.G722:$'raw i7'.G751])" office:value-type="float" office:value="0.000089910070012514" calcext:value-type="float">
            <text:p>0.000090</text:p>
          </table:table-cell>
          <table:table-cell table:style-name="ce7" table:formula="of:=AVERAGE([$'raw i7'.H722:$'raw i7'.H751])" office:value-type="float" office:value="0.00333436666666667" calcext:value-type="float">
            <text:p>0.003334</text:p>
          </table:table-cell>
          <table:table-cell table:style-name="ce7" table:formula="of:=STDEV([$'raw i7'.H722:$'raw i7'.H751])" office:value-type="float" office:value="0.000289705020409683" calcext:value-type="float">
            <text:p>0.000290</text:p>
          </table:table-cell>
          <table:table-cell table:style-name="ce7" table:formula="of:=AVERAGE([$'raw i7'.I722:$'raw i7'.I751])" office:value-type="float" office:value="0.0021101" calcext:value-type="float">
            <text:p>0.002110</text:p>
          </table:table-cell>
          <table:table-cell table:style-name="ce7" table:formula="of:=STDEV([$'raw i7'.I722:$'raw i7'.I751])" office:value-type="float" office:value="0.000120240377061377" calcext:value-type="float">
            <text:p>0.000120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$D752:$'raw i7'.$D781])" office:value-type="float" office:value="0.000989233333333333" calcext:value-type="float">
            <text:p>0.000989</text:p>
          </table:table-cell>
          <table:table-cell table:style-name="ce7" table:formula="of:=STDEV([$'raw i7'.$D27:$'raw i7'.$D56])" office:value-type="float" office:value="0.0000131959589774042" calcext:value-type="float">
            <text:p>0.000013</text:p>
          </table:table-cell>
          <table:table-cell table:style-name="ce7" table:formula="of:=AVERAGE([$'raw i7'.$E752:$'raw i7'.$E781])" office:value-type="float" office:value="0.0013679" calcext:value-type="float">
            <text:p>0.001368</text:p>
          </table:table-cell>
          <table:table-cell table:style-name="ce7" table:formula="of:=STDEV([$'raw i7'.$E752:$'raw i7'.$E781])" office:value-type="float" office:value="0.000334325295854615" calcext:value-type="float">
            <text:p>0.000334</text:p>
          </table:table-cell>
          <table:table-cell table:style-name="ce7" table:formula="of:=AVERAGE([$'raw i7'.$F752:$'raw i7'.$F781])" office:value-type="float" office:value="0.000621166666666667" calcext:value-type="float">
            <text:p>0.000621</text:p>
          </table:table-cell>
          <table:table-cell table:style-name="ce7" table:formula="of:=STDEV([$'raw i7'.$F752:$'raw i7'.$F781])" office:value-type="float" office:value="0.000198701662234398" calcext:value-type="float">
            <text:p>0.000199</text:p>
          </table:table-cell>
          <table:table-cell table:style-name="ce7" table:formula="of:=AVERAGE([$'raw i7'.G752:$'raw i7'.G781])" office:value-type="float" office:value="0.00169963333333333" calcext:value-type="float">
            <text:p>0.001700</text:p>
          </table:table-cell>
          <table:table-cell table:style-name="ce7" table:formula="of:=STDEV([$'raw i7'.G752:$'raw i7'.G781])" office:value-type="float" office:value="0.000229279754333274" calcext:value-type="float">
            <text:p>0.000229</text:p>
          </table:table-cell>
          <table:table-cell table:style-name="ce7" table:formula="of:=AVERAGE([$'raw i7'.H752:$'raw i7'.H781])" office:value-type="float" office:value="0.0040443" calcext:value-type="float">
            <text:p>0.004044</text:p>
          </table:table-cell>
          <table:table-cell table:style-name="ce7" table:formula="of:=STDEV([$'raw i7'.H752:$'raw i7'.H781])" office:value-type="float" office:value="0.00036371684230911" calcext:value-type="float">
            <text:p>0.000364</text:p>
          </table:table-cell>
          <table:table-cell table:style-name="ce7" table:formula="of:=AVERAGE([$'raw i7'.I752:$'raw i7'.I781])" office:value-type="float" office:value="0.0024896" calcext:value-type="float">
            <text:p>0.002490</text:p>
          </table:table-cell>
          <table:table-cell table:style-name="ce7" table:formula="of:=STDEV([$'raw i7'.I752:$'raw i7'.I781])" office:value-type="float" office:value="0.000515105519822613" calcext:value-type="float">
            <text:p>0.000515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$D782:$'raw i7'.$D811])" office:value-type="float" office:value="0.0009704" calcext:value-type="float">
            <text:p>0.000970</text:p>
          </table:table-cell>
          <table:table-cell table:style-name="ce7" table:formula="of:=STDEV([$'raw i7'.$D28:$'raw i7'.$D57])" office:value-type="float" office:value="0.0000130388015103991" calcext:value-type="float">
            <text:p>0.000013</text:p>
          </table:table-cell>
          <table:table-cell table:style-name="ce7" table:formula="of:=AVERAGE([$'raw i7'.$E782:$'raw i7'.$E811])" office:value-type="float" office:value="0.0013393" calcext:value-type="float">
            <text:p>0.001339</text:p>
          </table:table-cell>
          <table:table-cell table:style-name="ce7" table:formula="of:=STDEV([$'raw i7'.$E782:$'raw i7'.$E811])" office:value-type="float" office:value="0.000107438242083855" calcext:value-type="float">
            <text:p>0.000107</text:p>
          </table:table-cell>
          <table:table-cell table:style-name="ce7" table:formula="of:=AVERAGE([$'raw i7'.$F782:$'raw i7'.$F811])" office:value-type="float" office:value="0.0007739" calcext:value-type="float">
            <text:p>0.000774</text:p>
          </table:table-cell>
          <table:table-cell table:style-name="ce7" table:formula="of:=STDEV([$'raw i7'.$F782:$'raw i7'.$F811])" office:value-type="float" office:value="0.000105964323859658" calcext:value-type="float">
            <text:p>0.000106</text:p>
          </table:table-cell>
          <table:table-cell table:style-name="ce7" table:formula="of:=AVERAGE([$'raw i7'.G782:$'raw i7'.G811])" office:value-type="float" office:value="0.00179543333333333" calcext:value-type="float">
            <text:p>0.001795</text:p>
          </table:table-cell>
          <table:table-cell table:style-name="ce7" table:formula="of:=STDEV([$'raw i7'.G782:$'raw i7'.G811])" office:value-type="float" office:value="0.000235786677891827" calcext:value-type="float">
            <text:p>0.000236</text:p>
          </table:table-cell>
          <table:table-cell table:style-name="ce7" table:formula="of:=AVERAGE([$'raw i7'.H782:$'raw i7'.H811])" office:value-type="float" office:value="0.0041403" calcext:value-type="float">
            <text:p>0.004140</text:p>
          </table:table-cell>
          <table:table-cell table:style-name="ce7" table:formula="of:=STDEV([$'raw i7'.H782:$'raw i7'.H811])" office:value-type="float" office:value="0.000379901361971218" calcext:value-type="float">
            <text:p>0.000380</text:p>
          </table:table-cell>
          <table:table-cell table:style-name="ce7" table:formula="of:=AVERAGE([$'raw i7'.I782:$'raw i7'.I811])" office:value-type="float" office:value="0.0024024" calcext:value-type="float">
            <text:p>0.002402</text:p>
          </table:table-cell>
          <table:table-cell table:style-name="ce7" table:formula="of:=STDEV([$'raw i7'.I782:$'raw i7'.I811])" office:value-type="float" office:value="0.000334694157867066" calcext:value-type="float">
            <text:p>0.000335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$D812:$'raw i7'.$D841])" office:value-type="float" office:value="0.000997666666666667" calcext:value-type="float">
            <text:p>0.000998</text:p>
          </table:table-cell>
          <table:table-cell table:style-name="ce7" table:formula="of:=STDEV([$'raw i7'.$D29:$'raw i7'.$D58])" office:value-type="float" office:value="0.0000128812436038454" calcext:value-type="float">
            <text:p>0.000013</text:p>
          </table:table-cell>
          <table:table-cell table:style-name="ce7" table:formula="of:=AVERAGE([$'raw i7'.$E812:$'raw i7'.$E841])" office:value-type="float" office:value="0.0013791" calcext:value-type="float">
            <text:p>0.001379</text:p>
          </table:table-cell>
          <table:table-cell table:style-name="ce7" table:formula="of:=STDEV([$'raw i7'.$E812:$'raw i7'.$E841])" office:value-type="float" office:value="0.00014275185849385" calcext:value-type="float">
            <text:p>0.000143</text:p>
          </table:table-cell>
          <table:table-cell table:style-name="ce7" table:formula="of:=AVERAGE([$'raw i7'.$F812:$'raw i7'.$F841])" office:value-type="float" office:value="0.0008264" calcext:value-type="float">
            <text:p>0.000826</text:p>
          </table:table-cell>
          <table:table-cell table:style-name="ce7" table:formula="of:=STDEV([$'raw i7'.$F812:$'raw i7'.$F841])" office:value-type="float" office:value="0.000142930076948667" calcext:value-type="float">
            <text:p>0.000143</text:p>
          </table:table-cell>
          <table:table-cell table:style-name="ce7" table:formula="of:=AVERAGE([$'raw i7'.G812:$'raw i7'.G841])" office:value-type="float" office:value="0.00181613333333333" calcext:value-type="float">
            <text:p>0.001816</text:p>
          </table:table-cell>
          <table:table-cell table:style-name="ce7" table:formula="of:=STDEV([$'raw i7'.G812:$'raw i7'.G841])" office:value-type="float" office:value="0.000173755224844951" calcext:value-type="float">
            <text:p>0.000174</text:p>
          </table:table-cell>
          <table:table-cell table:style-name="ce7" table:formula="of:=AVERAGE([$'raw i7'.H812:$'raw i7'.H841])" office:value-type="float" office:value="0.00434373333333333" calcext:value-type="float">
            <text:p>0.004344</text:p>
          </table:table-cell>
          <table:table-cell table:style-name="ce7" table:formula="of:=STDEV([$'raw i7'.H812:$'raw i7'.H841])" office:value-type="float" office:value="0.000274986010093471" calcext:value-type="float">
            <text:p>0.000275</text:p>
          </table:table-cell>
          <table:table-cell table:style-name="ce7" table:formula="of:=AVERAGE([$'raw i7'.I812:$'raw i7'.I841])" office:value-type="float" office:value="0.00242426666666667" calcext:value-type="float">
            <text:p>0.002424</text:p>
          </table:table-cell>
          <table:table-cell table:style-name="ce7" table:formula="of:=STDEV([$'raw i7'.I812:$'raw i7'.I841])" office:value-type="float" office:value="0.000307806918133064" calcext:value-type="float">
            <text:p>0.000308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$D842:$'raw i7'.$D871])" office:value-type="float" office:value="0.0112769333333333" calcext:value-type="float">
            <text:p>0.011277</text:p>
          </table:table-cell>
          <table:table-cell table:style-name="ce7" table:formula="of:=STDEV([$'raw i7'.$D30:$'raw i7'.$D59])" office:value-type="float" office:value="0.0000126074690506092" calcext:value-type="float">
            <text:p>0.000013</text:p>
          </table:table-cell>
          <table:table-cell table:style-name="ce7" table:formula="of:=AVERAGE([$'raw i7'.$E842:$'raw i7'.$E871])" office:value-type="float" office:value="0.0157522" calcext:value-type="float">
            <text:p>0.015752</text:p>
          </table:table-cell>
          <table:table-cell table:style-name="ce7" table:formula="of:=STDEV([$'raw i7'.$E842:$'raw i7'.$E871])" office:value-type="float" office:value="0.00092825741079167" calcext:value-type="float">
            <text:p>0.000928</text:p>
          </table:table-cell>
          <table:table-cell table:style-name="ce7" table:formula="of:=AVERAGE([$'raw i7'.$F842:$'raw i7'.$F871])" office:value-type="float" office:value="0.0000917666666666667" calcext:value-type="float">
            <text:p>0.000092</text:p>
          </table:table-cell>
          <table:table-cell table:style-name="ce7" table:formula="of:=STDEV([$'raw i7'.$F842:$'raw i7'.$F871])" office:value-type="float" office:value="0.00000727150002706994" calcext:value-type="float">
            <text:p>0.000007</text:p>
          </table:table-cell>
          <table:table-cell table:style-name="ce7" table:formula="of:=AVERAGE([$'raw i7'.G842:$'raw i7'.G871])" office:value-type="float" office:value="0.0127584" calcext:value-type="float">
            <text:p>0.012758</text:p>
          </table:table-cell>
          <table:table-cell table:style-name="ce7" table:formula="of:=STDEV([$'raw i7'.G842:$'raw i7'.G871])" office:value-type="float" office:value="0.000750354702331067" calcext:value-type="float">
            <text:p>0.000750</text:p>
          </table:table-cell>
          <table:table-cell table:style-name="ce7" table:formula="of:=AVERAGE([$'raw i7'.H842:$'raw i7'.H871])" office:value-type="float" office:value="0.0283618" calcext:value-type="float">
            <text:p>0.028362</text:p>
          </table:table-cell>
          <table:table-cell table:style-name="ce7" table:formula="of:=STDEV([$'raw i7'.H842:$'raw i7'.H871])" office:value-type="float" office:value="0.000764810790213884" calcext:value-type="float">
            <text:p>0.000765</text:p>
          </table:table-cell>
          <table:table-cell table:style-name="ce7" table:formula="of:=AVERAGE([$'raw i7'.I842:$'raw i7'.I871])" office:value-type="float" office:value="0.000733166666666666" calcext:value-type="float">
            <text:p>0.000733</text:p>
          </table:table-cell>
          <table:table-cell table:style-name="ce7" table:formula="of:=STDEV([$'raw i7'.I842:$'raw i7'.I871])" office:value-type="float" office:value="0.000041565970276868" calcext:value-type="float">
            <text:p>0.000042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$D872:$'raw i7'.$D901])" office:value-type="float" office:value="0.0068862" calcext:value-type="float">
            <text:p>0.006886</text:p>
          </table:table-cell>
          <table:table-cell table:style-name="ce7" table:formula="of:=STDEV([$'raw i7'.$D31:$'raw i7'.$D60])" office:value-type="float" office:value="0.0000124800530502851" calcext:value-type="float">
            <text:p>0.000012</text:p>
          </table:table-cell>
          <table:table-cell table:style-name="ce7" table:formula="of:=AVERAGE([$'raw i7'.$E872:$'raw i7'.$E901])" office:value-type="float" office:value="0.00857843333333334" calcext:value-type="float">
            <text:p>0.008578</text:p>
          </table:table-cell>
          <table:table-cell table:style-name="ce7" table:formula="of:=STDEV([$'raw i7'.$E872:$'raw i7'.$E901])" office:value-type="float" office:value="0.000248626666993366" calcext:value-type="float">
            <text:p>0.000249</text:p>
          </table:table-cell>
          <table:table-cell table:style-name="ce7" table:formula="of:=AVERAGE([$'raw i7'.$F872:$'raw i7'.$F901])" office:value-type="float" office:value="0.000106933333333333" calcext:value-type="float">
            <text:p>0.000107</text:p>
          </table:table-cell>
          <table:table-cell table:style-name="ce7" table:formula="of:=STDEV([$'raw i7'.$F872:$'raw i7'.$F901])" office:value-type="float" office:value="0.00000392106014282849" calcext:value-type="float">
            <text:p>0.000004</text:p>
          </table:table-cell>
          <table:table-cell table:style-name="ce7" table:formula="of:=AVERAGE([$'raw i7'.G872:$'raw i7'.G901])" office:value-type="float" office:value="0.0104209" calcext:value-type="float">
            <text:p>0.010421</text:p>
          </table:table-cell>
          <table:table-cell table:style-name="ce7" table:formula="of:=STDEV([$'raw i7'.G872:$'raw i7'.G901])" office:value-type="float" office:value="0.000455365964987465" calcext:value-type="float">
            <text:p>0.000455</text:p>
          </table:table-cell>
          <table:table-cell table:style-name="ce7" table:formula="of:=AVERAGE([$'raw i7'.H872:$'raw i7'.H901])" office:value-type="float" office:value="0.0289393" calcext:value-type="float">
            <text:p>0.028939</text:p>
          </table:table-cell>
          <table:table-cell table:style-name="ce7" table:formula="of:=STDEV([$'raw i7'.H872:$'raw i7'.H901])" office:value-type="float" office:value="0.000836595446664223" calcext:value-type="float">
            <text:p>0.000837</text:p>
          </table:table-cell>
          <table:table-cell table:style-name="ce7" table:formula="of:=AVERAGE([$'raw i7'.I872:$'raw i7'.I901])" office:value-type="float" office:value="0.0014454" calcext:value-type="float">
            <text:p>0.001445</text:p>
          </table:table-cell>
          <table:table-cell table:style-name="ce7" table:formula="of:=STDEV([$'raw i7'.I872:$'raw i7'.I901])" office:value-type="float" office:value="0.000103771499641911" calcext:value-type="float">
            <text:p>0.000104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$D902:$'raw i7'.$D931])" office:value-type="float" office:value="0.0049367" calcext:value-type="float">
            <text:p>0.004937</text:p>
          </table:table-cell>
          <table:table-cell table:style-name="ce7" table:formula="of:=STDEV([$'raw i7'.$D32:$'raw i7'.$D61])" office:value-type="float" office:value="0.0000123077865270487" calcext:value-type="float">
            <text:p>0.000012</text:p>
          </table:table-cell>
          <table:table-cell table:style-name="ce7" table:formula="of:=AVERAGE([$'raw i7'.$E902:$'raw i7'.$E931])" office:value-type="float" office:value="0.00574256666666667" calcext:value-type="float">
            <text:p>0.005743</text:p>
          </table:table-cell>
          <table:table-cell table:style-name="ce7" table:formula="of:=STDEV([$'raw i7'.$E902:$'raw i7'.$E931])" office:value-type="float" office:value="0.000663029966729717" calcext:value-type="float">
            <text:p>0.000663</text:p>
          </table:table-cell>
          <table:table-cell table:style-name="ce7" table:formula="of:=AVERAGE([$'raw i7'.$F902:$'raw i7'.$F931])" office:value-type="float" office:value="0.000145066666666667" calcext:value-type="float">
            <text:p>0.000145</text:p>
          </table:table-cell>
          <table:table-cell table:style-name="ce7" table:formula="of:=STDEV([$'raw i7'.$F902:$'raw i7'.$F931])" office:value-type="float" office:value="0.0000202942718830799" calcext:value-type="float">
            <text:p>0.000020</text:p>
          </table:table-cell>
          <table:table-cell table:style-name="ce7" table:formula="of:=AVERAGE([$'raw i7'.G902:$'raw i7'.G931])" office:value-type="float" office:value="0.0105166" calcext:value-type="float">
            <text:p>0.010517</text:p>
          </table:table-cell>
          <table:table-cell table:style-name="ce7" table:formula="of:=STDEV([$'raw i7'.G902:$'raw i7'.G931])" office:value-type="float" office:value="0.00122239766090226" calcext:value-type="float">
            <text:p>0.001222</text:p>
          </table:table-cell>
          <table:table-cell table:style-name="ce7" table:formula="of:=AVERAGE([$'raw i7'.H902:$'raw i7'.H931])" office:value-type="float" office:value="0.0271721666666667" calcext:value-type="float">
            <text:p>0.027172</text:p>
          </table:table-cell>
          <table:table-cell table:style-name="ce7" table:formula="of:=STDEV([$'raw i7'.H902:$'raw i7'.H931])" office:value-type="float" office:value="0.00177279469771034" calcext:value-type="float">
            <text:p>0.001773</text:p>
          </table:table-cell>
          <table:table-cell table:style-name="ce7" table:formula="of:=AVERAGE([$'raw i7'.I902:$'raw i7'.I931])" office:value-type="float" office:value="0.0037311" calcext:value-type="float">
            <text:p>0.003731</text:p>
          </table:table-cell>
          <table:table-cell table:style-name="ce7" table:formula="of:=STDEV([$'raw i7'.I902:$'raw i7'.I931])" office:value-type="float" office:value="0.000711970425092852" calcext:value-type="float">
            <text:p>0.000712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$D932:$'raw i7'.$D961])" office:value-type="float" office:value="0.00239266666666667" calcext:value-type="float">
            <text:p>0.002393</text:p>
          </table:table-cell>
          <table:table-cell table:style-name="ce7" table:formula="of:=STDEV([$'raw i7'.$D33:$'raw i7'.$D62])" office:value-type="float" office:value="0.0000117466062597113" calcext:value-type="float">
            <text:p>0.000012</text:p>
          </table:table-cell>
          <table:table-cell table:style-name="ce7" table:formula="of:=AVERAGE([$'raw i7'.$E932:$'raw i7'.$E961])" office:value-type="float" office:value="0.003256" calcext:value-type="float">
            <text:p>0.003256</text:p>
          </table:table-cell>
          <table:table-cell table:style-name="ce7" table:formula="of:=STDEV([$'raw i7'.$E932:$'raw i7'.$E961])" office:value-type="float" office:value="0.000228762337146113" calcext:value-type="float">
            <text:p>0.000229</text:p>
          </table:table-cell>
          <table:table-cell table:style-name="ce7" table:formula="of:=AVERAGE([$'raw i7'.$F932:$'raw i7'.$F961])" office:value-type="float" office:value="0.000179466666666667" calcext:value-type="float">
            <text:p>0.000179</text:p>
          </table:table-cell>
          <table:table-cell table:style-name="ce7" table:formula="of:=STDEV([$'raw i7'.$F932:$'raw i7'.$F961])" office:value-type="float" office:value="0.0000167223437833695" calcext:value-type="float">
            <text:p>0.000017</text:p>
          </table:table-cell>
          <table:table-cell table:style-name="ce7" table:formula="of:=AVERAGE([$'raw i7'.G932:$'raw i7'.G961])" office:value-type="float" office:value="0.0076036" calcext:value-type="float">
            <text:p>0.007604</text:p>
          </table:table-cell>
          <table:table-cell table:style-name="ce7" table:formula="of:=STDEV([$'raw i7'.G932:$'raw i7'.G961])" office:value-type="float" office:value="0.00024358041934781" calcext:value-type="float">
            <text:p>0.000244</text:p>
          </table:table-cell>
          <table:table-cell table:style-name="ce7" table:formula="of:=AVERAGE([$'raw i7'.H932:$'raw i7'.H961])" office:value-type="float" office:value="0.0238659" calcext:value-type="float">
            <text:p>0.023866</text:p>
          </table:table-cell>
          <table:table-cell table:style-name="ce7" table:formula="of:=STDEV([$'raw i7'.H932:$'raw i7'.H961])" office:value-type="float" office:value="0.000476755004675104" calcext:value-type="float">
            <text:p>0.000477</text:p>
          </table:table-cell>
          <table:table-cell table:style-name="ce7" table:formula="of:=AVERAGE([$'raw i7'.I932:$'raw i7'.I961])" office:value-type="float" office:value="0.0077434" calcext:value-type="float">
            <text:p>0.007743</text:p>
          </table:table-cell>
          <table:table-cell table:style-name="ce7" table:formula="of:=STDEV([$'raw i7'.I932:$'raw i7'.I961])" office:value-type="float" office:value="0.000309235163276909" calcext:value-type="float">
            <text:p>0.000309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$D962:$'raw i7'.$D991])" office:value-type="float" office:value="0.00278496666666667" calcext:value-type="float">
            <text:p>0.002785</text:p>
          </table:table-cell>
          <table:table-cell table:style-name="ce7" table:formula="of:=STDEV([$'raw i7'.$D34:$'raw i7'.$D63])" office:value-type="float" office:value="0.0000113383187141819" calcext:value-type="float">
            <text:p>0.000011</text:p>
          </table:table-cell>
          <table:table-cell table:style-name="ce7" table:formula="of:=AVERAGE([$'raw i7'.$E962:$'raw i7'.$E991])" office:value-type="float" office:value="0.0045627" calcext:value-type="float">
            <text:p>0.004563</text:p>
          </table:table-cell>
          <table:table-cell table:style-name="ce7" table:formula="of:=STDEV([$'raw i7'.$E962:$'raw i7'.$E991])" office:value-type="float" office:value="0.000702159287852294" calcext:value-type="float">
            <text:p>0.000702</text:p>
          </table:table-cell>
          <table:table-cell table:style-name="ce7" table:formula="of:=AVERAGE([$'raw i7'.$F962:$'raw i7'.$F991])" office:value-type="float" office:value="0.002111" calcext:value-type="float">
            <text:p>0.002111</text:p>
          </table:table-cell>
          <table:table-cell table:style-name="ce7" table:formula="of:=STDEV([$'raw i7'.$F962:$'raw i7'.$F991])" office:value-type="float" office:value="0.000786788540140584" calcext:value-type="float">
            <text:p>0.000787</text:p>
          </table:table-cell>
          <table:table-cell table:style-name="ce7" table:formula="of:=AVERAGE([$'raw i7'.G962:$'raw i7'.G991])" office:value-type="float" office:value="0.00948313333333333" calcext:value-type="float">
            <text:p>0.009483</text:p>
          </table:table-cell>
          <table:table-cell table:style-name="ce7" table:formula="of:=STDEV([$'raw i7'.G962:$'raw i7'.G991])" office:value-type="float" office:value="0.00136593594875161" calcext:value-type="float">
            <text:p>0.001366</text:p>
          </table:table-cell>
          <table:table-cell table:style-name="ce7" table:formula="of:=AVERAGE([$'raw i7'.H962:$'raw i7'.H991])" office:value-type="float" office:value="0.0239533333333333" calcext:value-type="float">
            <text:p>0.023953</text:p>
          </table:table-cell>
          <table:table-cell table:style-name="ce7" table:formula="of:=STDEV([$'raw i7'.H962:$'raw i7'.H991])" office:value-type="float" office:value="0.00082353176909737" calcext:value-type="float">
            <text:p>0.000824</text:p>
          </table:table-cell>
          <table:table-cell table:style-name="ce7" table:formula="of:=AVERAGE([$'raw i7'.I962:$'raw i7'.I991])" office:value-type="float" office:value="0.0078477" calcext:value-type="float">
            <text:p>0.007848</text:p>
          </table:table-cell>
          <table:table-cell table:style-name="ce7" table:formula="of:=STDEV([$'raw i7'.I962:$'raw i7'.I991])" office:value-type="float" office:value="0.00162612062474064" calcext:value-type="float">
            <text:p>0.001626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$D992:$'raw i7'.$D1021])" office:value-type="float" office:value="0.00272676666666667" calcext:value-type="float">
            <text:p>0.002727</text:p>
          </table:table-cell>
          <table:table-cell table:style-name="ce7" table:formula="of:=STDEV([$'raw i7'.$D35:$'raw i7'.$D64])" office:value-type="float" office:value="0.0000105802353145072" calcext:value-type="float">
            <text:p>0.000011</text:p>
          </table:table-cell>
          <table:table-cell table:style-name="ce7" table:formula="of:=AVERAGE([$'raw i7'.$E992:$'raw i7'.$E1021])" office:value-type="float" office:value="0.0047044" calcext:value-type="float">
            <text:p>0.004704</text:p>
          </table:table-cell>
          <table:table-cell table:style-name="ce7" table:formula="of:=STDEV([$'raw i7'.$E992:$'raw i7'.$E1021])" office:value-type="float" office:value="0.000573040084052621" calcext:value-type="float">
            <text:p>0.000573</text:p>
          </table:table-cell>
          <table:table-cell table:style-name="ce7" table:formula="of:=AVERAGE([$'raw i7'.$F992:$'raw i7'.$F1021])" office:value-type="float" office:value="0.00249283333333333" calcext:value-type="float">
            <text:p>0.002493</text:p>
          </table:table-cell>
          <table:table-cell table:style-name="ce7" table:formula="of:=STDEV([$'raw i7'.$F992:$'raw i7'.$F1021])" office:value-type="float" office:value="0.000552657784199935" calcext:value-type="float">
            <text:p>0.000553</text:p>
          </table:table-cell>
          <table:table-cell table:style-name="ce7" table:formula="of:=AVERAGE([$'raw i7'.G992:$'raw i7'.G1021])" office:value-type="float" office:value="0.00923786666666667" calcext:value-type="float">
            <text:p>0.009238</text:p>
          </table:table-cell>
          <table:table-cell table:style-name="ce7" table:formula="of:=STDEV([$'raw i7'.G992:$'raw i7'.G1021])" office:value-type="float" office:value="0.00112651491054409" calcext:value-type="float">
            <text:p>0.001127</text:p>
          </table:table-cell>
          <table:table-cell table:style-name="ce7" table:formula="of:=AVERAGE([$'raw i7'.H992:$'raw i7'.H1021])" office:value-type="float" office:value="0.0238336666666667" calcext:value-type="float">
            <text:p>0.023834</text:p>
          </table:table-cell>
          <table:table-cell table:style-name="ce7" table:formula="of:=STDEV([$'raw i7'.H992:$'raw i7'.H1021])" office:value-type="float" office:value="0.000745103618498025" calcext:value-type="float">
            <text:p>0.000745</text:p>
          </table:table-cell>
          <table:table-cell table:style-name="ce7" table:formula="of:=AVERAGE([$'raw i7'.I992:$'raw i7'.I1021])" office:value-type="float" office:value="0.00852106666666667" calcext:value-type="float">
            <text:p>0.008521</text:p>
          </table:table-cell>
          <table:table-cell table:style-name="ce7" table:formula="of:=STDEV([$'raw i7'.I992:$'raw i7'.I1021])" office:value-type="float" office:value="0.00123418078185445" calcext:value-type="float">
            <text:p>0.001234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$D1022:$'raw i7'.$D1051])" office:value-type="float" office:value="0.00272663333333333" calcext:value-type="float">
            <text:p>0.002727</text:p>
          </table:table-cell>
          <table:table-cell table:style-name="ce7" table:formula="of:=STDEV([$'raw i7'.$D36:$'raw i7'.$D65])" office:value-type="float" office:value="0.00000991394002889627" calcext:value-type="float">
            <text:p>0.000010</text:p>
          </table:table-cell>
          <table:table-cell table:style-name="ce7" table:formula="of:=AVERAGE([$'raw i7'.$E1022:$'raw i7'.$E1051])" office:value-type="float" office:value="0.0043671" calcext:value-type="float">
            <text:p>0.004367</text:p>
          </table:table-cell>
          <table:table-cell table:style-name="ce7" table:formula="of:=STDEV([$'raw i7'.$E1022:$'raw i7'.$E1051])" office:value-type="float" office:value="0.000539308903230281" calcext:value-type="float">
            <text:p>0.000539</text:p>
          </table:table-cell>
          <table:table-cell table:style-name="ce7" table:formula="of:=AVERAGE([$'raw i7'.$F1022:$'raw i7'.$F1051])" office:value-type="float" office:value="0.00275246666666667" calcext:value-type="float">
            <text:p>0.002752</text:p>
          </table:table-cell>
          <table:table-cell table:style-name="ce7" table:formula="of:=STDEV([$'raw i7'.$F1022:$'raw i7'.$F1051])" office:value-type="float" office:value="0.000520461647421577" calcext:value-type="float">
            <text:p>0.000520</text:p>
          </table:table-cell>
          <table:table-cell table:style-name="ce7" table:formula="of:=AVERAGE([$'raw i7'.G1022:$'raw i7'.G1051])" office:value-type="float" office:value="0.00869336666666667" calcext:value-type="float">
            <text:p>0.008693</text:p>
          </table:table-cell>
          <table:table-cell table:style-name="ce7" table:formula="of:=STDEV([$'raw i7'.G1022:$'raw i7'.G1051])" office:value-type="float" office:value="0.000969065973460806" calcext:value-type="float">
            <text:p>0.000969</text:p>
          </table:table-cell>
          <table:table-cell table:style-name="ce7" table:formula="of:=AVERAGE([$'raw i7'.H1022:$'raw i7'.H1051])" office:value-type="float" office:value="1.33139166666667" calcext:value-type="float">
            <text:p>1.331392</text:p>
          </table:table-cell>
          <table:table-cell table:style-name="ce7" table:formula="of:=STDEV([$'raw i7'.H1022:$'raw i7'.H1051])" office:value-type="float" office:value="7.16166481560015" calcext:value-type="float">
            <text:p>7.161665</text:p>
          </table:table-cell>
          <table:table-cell table:style-name="ce7" table:formula="of:=AVERAGE([$'raw i7'.I1022:$'raw i7'.I1051])" office:value-type="float" office:value="0.0086173" calcext:value-type="float">
            <text:p>0.008617</text:p>
          </table:table-cell>
          <table:table-cell table:style-name="ce7" table:formula="of:=STDEV([$'raw i7'.I1022:$'raw i7'.I1051])" office:value-type="float" office:value="0.00112291078498449" calcext:value-type="float">
            <text:p>0.001123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$D1052:$'raw i7'.$D1081])" office:value-type="float" office:value="0.0718716666666667" calcext:value-type="float">
            <text:p>0.071872</text:p>
          </table:table-cell>
          <table:table-cell table:style-name="ce7" table:formula="of:=STDEV([$'raw i7'.$D37:$'raw i7'.$D66])" office:value-type="float" office:value="0.0000118350735323969" calcext:value-type="float">
            <text:p>0.000012</text:p>
          </table:table-cell>
          <table:table-cell table:style-name="ce7" table:formula="of:=AVERAGE([$'raw i7'.$E1052:$'raw i7'.$E1081])" office:value-type="float" office:value="0.0914931333333333" calcext:value-type="float">
            <text:p>0.091493</text:p>
          </table:table-cell>
          <table:table-cell table:style-name="ce7" table:formula="of:=STDEV([$'raw i7'.$E1052:$'raw i7'.$E1081])" office:value-type="float" office:value="0.00125205411179013" calcext:value-type="float">
            <text:p>0.001252</text:p>
          </table:table-cell>
          <table:table-cell table:style-name="ce7" table:formula="of:=AVERAGE([$'raw i7'.$F1052:$'raw i7'.$F1081])" office:value-type="float" office:value="0.0002163" calcext:value-type="float">
            <text:p>0.000216</text:p>
          </table:table-cell>
          <table:table-cell table:style-name="ce7" table:formula="of:=STDEV([$'raw i7'.$F1052:$'raw i7'.$F1081])" office:value-type="float" office:value="0.0000103994363242471" calcext:value-type="float">
            <text:p>0.000010</text:p>
          </table:table-cell>
          <table:table-cell table:style-name="ce7" table:formula="of:=AVERAGE([$'raw i7'.G1052:$'raw i7'.G1081])" office:value-type="float" office:value="0.1110336" calcext:value-type="float">
            <text:p>0.111034</text:p>
          </table:table-cell>
          <table:table-cell table:style-name="ce7" table:formula="of:=STDEV([$'raw i7'.G1052:$'raw i7'.G1081])" office:value-type="float" office:value="0.00102527222961884" calcext:value-type="float">
            <text:p>0.001025</text:p>
          </table:table-cell>
          <table:table-cell table:style-name="ce7" table:formula="of:=AVERAGE([$'raw i7'.H1052:$'raw i7'.H1081])" office:value-type="float" office:value="0.2071621" calcext:value-type="float">
            <text:p>0.207162</text:p>
          </table:table-cell>
          <table:table-cell table:style-name="ce7" table:formula="of:=STDEV([$'raw i7'.H1052:$'raw i7'.H1081])" office:value-type="float" office:value="0.0021027706082772" calcext:value-type="float">
            <text:p>0.002103</text:p>
          </table:table-cell>
          <table:table-cell table:style-name="ce7" table:formula="of:=AVERAGE([$'raw i7'.I1052:$'raw i7'.I1081])" office:value-type="float" office:value="0.0017369" calcext:value-type="float">
            <text:p>0.001737</text:p>
          </table:table-cell>
          <table:table-cell table:style-name="ce7" table:formula="of:=STDEV([$'raw i7'.I1052:$'raw i7'.I1081])" office:value-type="float" office:value="0.0000622621543320577" calcext:value-type="float">
            <text:p>0.000062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$D1082:$'raw i7'.$D1111])" office:value-type="float" office:value="0.0454250666666667" calcext:value-type="float">
            <text:p>0.045425</text:p>
          </table:table-cell>
          <table:table-cell table:style-name="ce7" table:formula="of:=STDEV([$'raw i7'.$D38:$'raw i7'.$D67])" office:value-type="float" office:value="0.00001194436336068" calcext:value-type="float">
            <text:p>0.000012</text:p>
          </table:table-cell>
          <table:table-cell table:style-name="ce7" table:formula="of:=AVERAGE([$'raw i7'.$E1082:$'raw i7'.$E1111])" office:value-type="float" office:value="0.0486281333333333" calcext:value-type="float">
            <text:p>0.048628</text:p>
          </table:table-cell>
          <table:table-cell table:style-name="ce7" table:formula="of:=STDEV([$'raw i7'.$E1082:$'raw i7'.$E1111])" office:value-type="float" office:value="0.000399601416356377" calcext:value-type="float">
            <text:p>0.000400</text:p>
          </table:table-cell>
          <table:table-cell table:style-name="ce7" table:formula="of:=AVERAGE([$'raw i7'.$F1082:$'raw i7'.$F1111])" office:value-type="float" office:value="0.000243433333333333" calcext:value-type="float">
            <text:p>0.000243</text:p>
          </table:table-cell>
          <table:table-cell table:style-name="ce7" table:formula="of:=STDEV([$'raw i7'.$F1082:$'raw i7'.$F1111])" office:value-type="float" office:value="0.0000227894157727742" calcext:value-type="float">
            <text:p>0.000023</text:p>
          </table:table-cell>
          <table:table-cell table:style-name="ce7" table:formula="of:=AVERAGE([$'raw i7'.G1082:$'raw i7'.G1111])" office:value-type="float" office:value="0.0783955666666667" calcext:value-type="float">
            <text:p>0.078396</text:p>
          </table:table-cell>
          <table:table-cell table:style-name="ce7" table:formula="of:=STDEV([$'raw i7'.G1082:$'raw i7'.G1111])" office:value-type="float" office:value="0.000887178933992202" calcext:value-type="float">
            <text:p>0.000887</text:p>
          </table:table-cell>
          <table:table-cell table:style-name="ce7" table:formula="of:=AVERAGE([$'raw i7'.H1082:$'raw i7'.H1111])" office:value-type="float" office:value="0.1858179" calcext:value-type="float">
            <text:p>0.185818</text:p>
          </table:table-cell>
          <table:table-cell table:style-name="ce7" table:formula="of:=STDEV([$'raw i7'.H1082:$'raw i7'.H1111])" office:value-type="float" office:value="0.00134102861575578" calcext:value-type="float">
            <text:p>0.001341</text:p>
          </table:table-cell>
          <table:table-cell table:style-name="ce7" table:formula="of:=AVERAGE([$'raw i7'.I1082:$'raw i7'.I1111])" office:value-type="float" office:value="0.0030905" calcext:value-type="float">
            <text:p>0.003091</text:p>
          </table:table-cell>
          <table:table-cell table:style-name="ce7" table:formula="of:=STDEV([$'raw i7'.I1082:$'raw i7'.I1111])" office:value-type="float" office:value="0.000147331610485584" calcext:value-type="float">
            <text:p>0.000147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$D1112:$'raw i7'.$D1141])" office:value-type="float" office:value="0.0272557666666667" calcext:value-type="float">
            <text:p>0.027256</text:p>
          </table:table-cell>
          <table:table-cell table:style-name="ce7" table:formula="of:=STDEV([$'raw i7'.$D39:$'raw i7'.$D68])" office:value-type="float" office:value="0.0000104962500145441" calcext:value-type="float">
            <text:p>0.000010</text:p>
          </table:table-cell>
          <table:table-cell table:style-name="ce7" table:formula="of:=AVERAGE([$'raw i7'.$E1112:$'raw i7'.$E1141])" office:value-type="float" office:value="0.0302213333333333" calcext:value-type="float">
            <text:p>0.030221</text:p>
          </table:table-cell>
          <table:table-cell table:style-name="ce7" table:formula="of:=STDEV([$'raw i7'.$E1112:$'raw i7'.$E1141])" office:value-type="float" office:value="0.00389327986304016" calcext:value-type="float">
            <text:p>0.003893</text:p>
          </table:table-cell>
          <table:table-cell table:style-name="ce7" table:formula="of:=AVERAGE([$'raw i7'.$F1112:$'raw i7'.$F1141])" office:value-type="float" office:value="0.0003027" calcext:value-type="float">
            <text:p>0.000303</text:p>
          </table:table-cell>
          <table:table-cell table:style-name="ce7" table:formula="of:=STDEV([$'raw i7'.$F1112:$'raw i7'.$F1141])" office:value-type="float" office:value="0.0000271511097125088" calcext:value-type="float">
            <text:p>0.000027</text:p>
          </table:table-cell>
          <table:table-cell table:style-name="ce7" table:formula="of:=AVERAGE([$'raw i7'.G1112:$'raw i7'.G1141])" office:value-type="float" office:value="0.0697696333333333" calcext:value-type="float">
            <text:p>0.069770</text:p>
          </table:table-cell>
          <table:table-cell table:style-name="ce7" table:formula="of:=STDEV([$'raw i7'.G1112:$'raw i7'.G1141])" office:value-type="float" office:value="0.00354098630798445" calcext:value-type="float">
            <text:p>0.003541</text:p>
          </table:table-cell>
          <table:table-cell table:style-name="ce7" table:formula="of:=AVERAGE([$'raw i7'.H1112:$'raw i7'.H1141])" office:value-type="float" office:value="0.179361766666667" calcext:value-type="float">
            <text:p>0.179362</text:p>
          </table:table-cell>
          <table:table-cell table:style-name="ce7" table:formula="of:=STDEV([$'raw i7'.H1112:$'raw i7'.H1141])" office:value-type="float" office:value="0.00234278647360777" calcext:value-type="float">
            <text:p>0.002343</text:p>
          </table:table-cell>
          <table:table-cell table:style-name="ce7" table:formula="of:=AVERAGE([$'raw i7'.I1112:$'raw i7'.I1141])" office:value-type="float" office:value="0.0094844" calcext:value-type="float">
            <text:p>0.009484</text:p>
          </table:table-cell>
          <table:table-cell table:style-name="ce7" table:formula="of:=STDEV([$'raw i7'.I1112:$'raw i7'.I1141])" office:value-type="float" office:value="0.00104705361981067" calcext:value-type="float">
            <text:p>0.001047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$D1142:$'raw i7'.$D1171])" office:value-type="float" office:value="0.0161295666666667" calcext:value-type="float">
            <text:p>0.016130</text:p>
          </table:table-cell>
          <table:table-cell table:style-name="ce7" table:formula="of:=STDEV([$'raw i7'.$D40:$'raw i7'.$D69])" office:value-type="float" office:value="0.000010585394405153" calcext:value-type="float">
            <text:p>0.000011</text:p>
          </table:table-cell>
          <table:table-cell table:style-name="ce7" table:formula="of:=AVERAGE([$'raw i7'.$E1142:$'raw i7'.$E1171])" office:value-type="float" office:value="0.0200678" calcext:value-type="float">
            <text:p>0.020068</text:p>
          </table:table-cell>
          <table:table-cell table:style-name="ce7" table:formula="of:=STDEV([$'raw i7'.$E1142:$'raw i7'.$E1171])" office:value-type="float" office:value="0.00035073493282456" calcext:value-type="float">
            <text:p>0.000351</text:p>
          </table:table-cell>
          <table:table-cell table:style-name="ce7" table:formula="of:=AVERAGE([$'raw i7'.$F1142:$'raw i7'.$F1171])" office:value-type="float" office:value="0.000420733333333333" calcext:value-type="float">
            <text:p>0.000421</text:p>
          </table:table-cell>
          <table:table-cell table:style-name="ce7" table:formula="of:=STDEV([$'raw i7'.$F1142:$'raw i7'.$F1171])" office:value-type="float" office:value="0.00000753810244728388" calcext:value-type="float">
            <text:p>0.000008</text:p>
          </table:table-cell>
          <table:table-cell table:style-name="ce7" table:formula="of:=AVERAGE([$'raw i7'.G1142:$'raw i7'.G1171])" office:value-type="float" office:value="0.0673779" calcext:value-type="float">
            <text:p>0.067378</text:p>
          </table:table-cell>
          <table:table-cell table:style-name="ce7" table:formula="of:=STDEV([$'raw i7'.G1142:$'raw i7'.G1171])" office:value-type="float" office:value="0.00138090328633359" calcext:value-type="float">
            <text:p>0.001381</text:p>
          </table:table-cell>
          <table:table-cell table:style-name="ce7" table:formula="of:=AVERAGE([$'raw i7'.H1142:$'raw i7'.H1171])" office:value-type="float" office:value="0.188045366666667" calcext:value-type="float">
            <text:p>0.188045</text:p>
          </table:table-cell>
          <table:table-cell table:style-name="ce7" table:formula="of:=STDEV([$'raw i7'.H1142:$'raw i7'.H1171])" office:value-type="float" office:value="0.0023076571412602" calcext:value-type="float">
            <text:p>0.002308</text:p>
          </table:table-cell>
          <table:table-cell table:style-name="ce7" table:formula="of:=AVERAGE([$'raw i7'.I1142:$'raw i7'.I1171])" office:value-type="float" office:value="0.0505037" calcext:value-type="float">
            <text:p>0.050504</text:p>
          </table:table-cell>
          <table:table-cell table:style-name="ce7" table:formula="of:=STDEV([$'raw i7'.I1142:$'raw i7'.I1171])" office:value-type="float" office:value="0.0033592970441797" calcext:value-type="float">
            <text:p>0.003359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$D1172:$'raw i7'.$D1201])" office:value-type="float" office:value="0.0147380666666667" calcext:value-type="float">
            <text:p>0.014738</text:p>
          </table:table-cell>
          <table:table-cell table:style-name="ce7" table:formula="of:=STDEV([$'raw i7'.$D41:$'raw i7'.$D70])" office:value-type="float" office:value="0.0000110370848225113" calcext:value-type="float">
            <text:p>0.000011</text:p>
          </table:table-cell>
          <table:table-cell table:style-name="ce7" table:formula="of:=AVERAGE([$'raw i7'.$E1172:$'raw i7'.$E1201])" office:value-type="float" office:value="0.0225856666666667" calcext:value-type="float">
            <text:p>0.022586</text:p>
          </table:table-cell>
          <table:table-cell table:style-name="ce7" table:formula="of:=STDEV([$'raw i7'.$E1172:$'raw i7'.$E1201])" office:value-type="float" office:value="0.00123220772804648" calcext:value-type="float">
            <text:p>0.001232</text:p>
          </table:table-cell>
          <table:table-cell table:style-name="ce7" table:formula="of:=AVERAGE([$'raw i7'.$F1172:$'raw i7'.$F1201])" office:value-type="float" office:value="0.00926056666666667" calcext:value-type="float">
            <text:p>0.009261</text:p>
          </table:table-cell>
          <table:table-cell table:style-name="ce7" table:formula="of:=STDEV([$'raw i7'.$F1172:$'raw i7'.$F1201])" office:value-type="float" office:value="0.00321815116855597" calcext:value-type="float">
            <text:p>0.003218</text:p>
          </table:table-cell>
          <table:table-cell table:style-name="ce7" table:formula="of:=AVERAGE([$'raw i7'.G1172:$'raw i7'.G1201])" office:value-type="float" office:value="0.0718880666666667" calcext:value-type="float">
            <text:p>0.071888</text:p>
          </table:table-cell>
          <table:table-cell table:style-name="ce7" table:formula="of:=STDEV([$'raw i7'.G1172:$'raw i7'.G1201])" office:value-type="float" office:value="0.0061414180937548" calcext:value-type="float">
            <text:p>0.006141</text:p>
          </table:table-cell>
          <table:table-cell table:style-name="ce7" table:formula="of:=AVERAGE([$'raw i7'.H1172:$'raw i7'.H1201])" office:value-type="float" office:value="0.188392566666667" calcext:value-type="float">
            <text:p>0.188393</text:p>
          </table:table-cell>
          <table:table-cell table:style-name="ce7" table:formula="of:=STDEV([$'raw i7'.H1172:$'raw i7'.H1201])" office:value-type="float" office:value="0.00289436030313571" calcext:value-type="float">
            <text:p>0.002894</text:p>
          </table:table-cell>
          <table:table-cell table:style-name="ce7" table:formula="of:=AVERAGE([$'raw i7'.I1172:$'raw i7'.I1201])" office:value-type="float" office:value="0.0632826333333333" calcext:value-type="float">
            <text:p>0.063283</text:p>
          </table:table-cell>
          <table:table-cell table:style-name="ce7" table:formula="of:=STDEV([$'raw i7'.I1172:$'raw i7'.I1201])" office:value-type="float" office:value="0.0109403672304353" calcext:value-type="float">
            <text:p>0.010940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$D1202:$'raw i7'.$D1231])" office:value-type="float" office:value="0.0140163" calcext:value-type="float">
            <text:p>0.014016</text:p>
          </table:table-cell>
          <table:table-cell table:style-name="ce7" table:formula="of:=STDEV([$'raw i7'.$D42:$'raw i7'.$D71])" office:value-type="float" office:value="0.0000111221535167689" calcext:value-type="float">
            <text:p>0.000011</text:p>
          </table:table-cell>
          <table:table-cell table:style-name="ce7" table:formula="of:=AVERAGE([$'raw i7'.$E1202:$'raw i7'.$E1231])" office:value-type="float" office:value="0.0227122" calcext:value-type="float">
            <text:p>0.022712</text:p>
          </table:table-cell>
          <table:table-cell table:style-name="ce7" table:formula="of:=STDEV([$'raw i7'.$E1202:$'raw i7'.$E1231])" office:value-type="float" office:value="0.00109559750349075" calcext:value-type="float">
            <text:p>0.001096</text:p>
          </table:table-cell>
          <table:table-cell table:style-name="ce7" table:formula="of:=AVERAGE([$'raw i7'.$F1202:$'raw i7'.$F1231])" office:value-type="float" office:value="0.0116475333333333" calcext:value-type="float">
            <text:p>0.011648</text:p>
          </table:table-cell>
          <table:table-cell table:style-name="ce7" table:formula="of:=STDEV([$'raw i7'.$F1202:$'raw i7'.$F1231])" office:value-type="float" office:value="0.00261581978622821" calcext:value-type="float">
            <text:p>0.002616</text:p>
          </table:table-cell>
          <table:table-cell table:style-name="ce7" table:formula="of:=AVERAGE([$'raw i7'.G1202:$'raw i7'.G1231])" office:value-type="float" office:value="0.0715798" calcext:value-type="float">
            <text:p>0.071580</text:p>
          </table:table-cell>
          <table:table-cell table:style-name="ce7" table:formula="of:=STDEV([$'raw i7'.G1202:$'raw i7'.G1231])" office:value-type="float" office:value="0.00492431727737723" calcext:value-type="float">
            <text:p>0.004924</text:p>
          </table:table-cell>
          <table:table-cell table:style-name="ce7" table:formula="of:=AVERAGE([$'raw i7'.H1202:$'raw i7'.H1231])" office:value-type="float" office:value="0.186533033333333" calcext:value-type="float">
            <text:p>0.186533</text:p>
          </table:table-cell>
          <table:table-cell table:style-name="ce7" table:formula="of:=STDEV([$'raw i7'.H1202:$'raw i7'.H1231])" office:value-type="float" office:value="0.00199826139057368" calcext:value-type="float">
            <text:p>0.001998</text:p>
          </table:table-cell>
          <table:table-cell table:style-name="ce7" table:formula="of:=AVERAGE([$'raw i7'.I1202:$'raw i7'.I1231])" office:value-type="float" office:value="0.0701993" calcext:value-type="float">
            <text:p>0.070199</text:p>
          </table:table-cell>
          <table:table-cell table:style-name="ce7" table:formula="of:=STDEV([$'raw i7'.I1202:$'raw i7'.I1231])" office:value-type="float" office:value="0.0100896975285308" calcext:value-type="float">
            <text:p>0.010090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$D1232:$'raw i7'.$D1261])" office:value-type="float" office:value="0.0129825666666667" calcext:value-type="float">
            <text:p>0.012983</text:p>
          </table:table-cell>
          <table:table-cell table:style-name="ce7" table:formula="of:=STDEV([$'raw i7'.$D43:$'raw i7'.$D72])" office:value-type="float" office:value="0.0000111559478491876" calcext:value-type="float">
            <text:p>0.000011</text:p>
          </table:table-cell>
          <table:table-cell table:style-name="ce7" table:formula="of:=AVERAGE([$'raw i7'.$E1232:$'raw i7'.$E1261])" office:value-type="float" office:value="0.0229328666666667" calcext:value-type="float">
            <text:p>0.022933</text:p>
          </table:table-cell>
          <table:table-cell table:style-name="ce7" table:formula="of:=STDEV([$'raw i7'.$E1232:$'raw i7'.$E1261])" office:value-type="float" office:value="0.00073306558644025" calcext:value-type="float">
            <text:p>0.000733</text:p>
          </table:table-cell>
          <table:table-cell table:style-name="ce7" table:formula="of:=AVERAGE([$'raw i7'.$F1232:$'raw i7'.$F1261])" office:value-type="float" office:value="0.0124452666666667" calcext:value-type="float">
            <text:p>0.012445</text:p>
          </table:table-cell>
          <table:table-cell table:style-name="ce7" table:formula="of:=STDEV([$'raw i7'.$F1232:$'raw i7'.$F1261])" office:value-type="float" office:value="0.00224707314512461" calcext:value-type="float">
            <text:p>0.002247</text:p>
          </table:table-cell>
          <table:table-cell table:style-name="ce7" table:formula="of:=AVERAGE([$'raw i7'.G1232:$'raw i7'.G1261])" office:value-type="float" office:value="0.0729116666666667" calcext:value-type="float">
            <text:p>0.072912</text:p>
          </table:table-cell>
          <table:table-cell table:style-name="ce7" table:formula="of:=STDEV([$'raw i7'.G1232:$'raw i7'.G1261])" office:value-type="float" office:value="0.00471265744149939" calcext:value-type="float">
            <text:p>0.004713</text:p>
          </table:table-cell>
          <table:table-cell table:style-name="ce7" table:formula="of:=AVERAGE([$'raw i7'.H1232:$'raw i7'.H1261])" office:value-type="float" office:value="0.187215233333333" calcext:value-type="float">
            <text:p>0.187215</text:p>
          </table:table-cell>
          <table:table-cell table:style-name="ce7" table:formula="of:=STDEV([$'raw i7'.H1232:$'raw i7'.H1261])" office:value-type="float" office:value="0.00272434735852186" calcext:value-type="float">
            <text:p>0.002724</text:p>
          </table:table-cell>
          <table:table-cell table:style-name="ce7" table:formula="of:=AVERAGE([$'raw i7'.I1232:$'raw i7'.I1261])" office:value-type="float" office:value="0.0729139333333333" calcext:value-type="float">
            <text:p>0.072914</text:p>
          </table:table-cell>
          <table:table-cell table:style-name="ce7" table:formula="of:=STDEV([$'raw i7'.I1232:$'raw i7'.I1261])" office:value-type="float" office:value="0.0091146806437078" calcext:value-type="float">
            <text:p>0.009115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$D1262:$'raw i7'.$D1291])" office:value-type="float" office:value="0.265581133333333" calcext:value-type="float">
            <text:p>0.265581</text:p>
          </table:table-cell>
          <table:table-cell table:style-name="ce7" table:formula="of:=STDEV([$'raw i7'.$D44:$'raw i7'.$D73])" office:value-type="float" office:value="0.0000118697916587861" calcext:value-type="float">
            <text:p>0.000012</text:p>
          </table:table-cell>
          <table:table-cell table:style-name="ce7" table:formula="of:=AVERAGE([$'raw i7'.$E1262:$'raw i7'.$E1291])" office:value-type="float" office:value="0.377087" calcext:value-type="float">
            <text:p>0.377087</text:p>
          </table:table-cell>
          <table:table-cell table:style-name="ce7" table:formula="of:=STDEV([$'raw i7'.$E1262:$'raw i7'.$E1291])" office:value-type="float" office:value="0.0118937935945167" calcext:value-type="float">
            <text:p>0.011894</text:p>
          </table:table-cell>
          <table:table-cell table:style-name="ce7" table:formula="of:=AVERAGE([$'raw i7'.$F1262:$'raw i7'.$F1291])" office:value-type="float" office:value="0.000463766666666667" calcext:value-type="float">
            <text:p>0.000464</text:p>
          </table:table-cell>
          <table:table-cell table:style-name="ce7" table:formula="of:=STDEV([$'raw i7'.$F1262:$'raw i7'.$F1291])" office:value-type="float" office:value="0.0000843636150258504" calcext:value-type="float">
            <text:p>0.000084</text:p>
          </table:table-cell>
          <table:table-cell table:style-name="ce7" table:formula="of:=AVERAGE([$'raw i7'.G1262:$'raw i7'.G1291])" office:value-type="float" office:value="0.473132833333333" calcext:value-type="float">
            <text:p>0.473133</text:p>
          </table:table-cell>
          <table:table-cell table:style-name="ce7" table:formula="of:=STDEV([$'raw i7'.G1262:$'raw i7'.G1291])" office:value-type="float" office:value="0.0103752056334697" calcext:value-type="float">
            <text:p>0.010375</text:p>
          </table:table-cell>
          <table:table-cell table:style-name="ce7" table:formula="of:=AVERAGE([$'raw i7'.H1262:$'raw i7'.H1291])" office:value-type="float" office:value="0.861940366666667" calcext:value-type="float">
            <text:p>0.861940</text:p>
          </table:table-cell>
          <table:table-cell table:style-name="ce7" table:formula="of:=STDEV([$'raw i7'.H1262:$'raw i7'.H1291])" office:value-type="float" office:value="0.0159072848102161" calcext:value-type="float">
            <text:p>0.015907</text:p>
          </table:table-cell>
          <table:table-cell table:style-name="ce7" table:formula="of:=AVERAGE([$'raw i7'.I1262:$'raw i7'.I1291])" office:value-type="float" office:value="0.00360396666666667" calcext:value-type="float">
            <text:p>0.003604</text:p>
          </table:table-cell>
          <table:table-cell table:style-name="ce7" table:formula="of:=STDEV([$'raw i7'.I1262:$'raw i7'.I1291])" office:value-type="float" office:value="0.000420685113080813" calcext:value-type="float">
            <text:p>0.000421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$D1292:$'raw i7'.$D1321])" office:value-type="float" office:value="0.160261133333333" calcext:value-type="float">
            <text:p>0.160261</text:p>
          </table:table-cell>
          <table:table-cell table:style-name="ce7" table:formula="of:=STDEV([$'raw i7'.$D45:$'raw i7'.$D74])" office:value-type="float" office:value="0.0000118458004586329" calcext:value-type="float">
            <text:p>0.000012</text:p>
          </table:table-cell>
          <table:table-cell table:style-name="ce7" table:formula="of:=AVERAGE([$'raw i7'.$E1292:$'raw i7'.$E1321])" office:value-type="float" office:value="0.194243" calcext:value-type="float">
            <text:p>0.194243</text:p>
          </table:table-cell>
          <table:table-cell table:style-name="ce7" table:formula="of:=STDEV([$'raw i7'.$E1292:$'raw i7'.$E1321])" office:value-type="float" office:value="0.00301925117457498" calcext:value-type="float">
            <text:p>0.003019</text:p>
          </table:table-cell>
          <table:table-cell table:style-name="ce7" table:formula="of:=AVERAGE([$'raw i7'.$F1292:$'raw i7'.$F1321])" office:value-type="float" office:value="0.000498033333333333" calcext:value-type="float">
            <text:p>0.000498</text:p>
          </table:table-cell>
          <table:table-cell table:style-name="ce7" table:formula="of:=STDEV([$'raw i7'.$F1292:$'raw i7'.$F1321])" office:value-type="float" office:value="0.0000354347222400555" calcext:value-type="float">
            <text:p>0.000035</text:p>
          </table:table-cell>
          <table:table-cell table:style-name="ce7" table:formula="of:=AVERAGE([$'raw i7'.G1292:$'raw i7'.G1321])" office:value-type="float" office:value="0.322013366666667" calcext:value-type="float">
            <text:p>0.322013</text:p>
          </table:table-cell>
          <table:table-cell table:style-name="ce7" table:formula="of:=STDEV([$'raw i7'.G1292:$'raw i7'.G1321])" office:value-type="float" office:value="0.00374670165274907" calcext:value-type="float">
            <text:p>0.003747</text:p>
          </table:table-cell>
          <table:table-cell table:style-name="ce7" table:formula="of:=AVERAGE([$'raw i7'.H1292:$'raw i7'.H1321])" office:value-type="float" office:value="0.7579474" calcext:value-type="float">
            <text:p>0.757947</text:p>
          </table:table-cell>
          <table:table-cell table:style-name="ce7" table:formula="of:=STDEV([$'raw i7'.H1292:$'raw i7'.H1321])" office:value-type="float" office:value="0.00980554278368917" calcext:value-type="float">
            <text:p>0.009806</text:p>
          </table:table-cell>
          <table:table-cell table:style-name="ce7" table:formula="of:=AVERAGE([$'raw i7'.I1292:$'raw i7'.I1321])" office:value-type="float" office:value="0.00600673333333333" calcext:value-type="float">
            <text:p>0.006007</text:p>
          </table:table-cell>
          <table:table-cell table:style-name="ce7" table:formula="of:=STDEV([$'raw i7'.I1292:$'raw i7'.I1321])" office:value-type="float" office:value="0.00021262723303915" calcext:value-type="float">
            <text:p>0.000213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$D1322:$'raw i7'.$D1351])" office:value-type="float" office:value="0.0941163" calcext:value-type="float">
            <text:p>0.094116</text:p>
          </table:table-cell>
          <table:table-cell table:style-name="ce7" table:formula="of:=STDEV([$'raw i7'.$D46:$'raw i7'.$D75])" office:value-type="float" office:value="0.0000118458004586329" calcext:value-type="float">
            <text:p>0.000012</text:p>
          </table:table-cell>
          <table:table-cell table:style-name="ce7" table:formula="of:=AVERAGE([$'raw i7'.$E1322:$'raw i7'.$E1351])" office:value-type="float" office:value="0.114597966666667" calcext:value-type="float">
            <text:p>0.114598</text:p>
          </table:table-cell>
          <table:table-cell table:style-name="ce7" table:formula="of:=STDEV([$'raw i7'.$E1322:$'raw i7'.$E1351])" office:value-type="float" office:value="0.0100580228175746" calcext:value-type="float">
            <text:p>0.010058</text:p>
          </table:table-cell>
          <table:table-cell table:style-name="ce7" table:formula="of:=AVERAGE([$'raw i7'.$F1322:$'raw i7'.$F1351])" office:value-type="float" office:value="0.000605266666666667" calcext:value-type="float">
            <text:p>0.000605</text:p>
          </table:table-cell>
          <table:table-cell table:style-name="ce7" table:formula="of:=STDEV([$'raw i7'.$F1322:$'raw i7'.$F1351])" office:value-type="float" office:value="0.000042171189162772" calcext:value-type="float">
            <text:p>0.000042</text:p>
          </table:table-cell>
          <table:table-cell table:style-name="ce7" table:formula="of:=AVERAGE([$'raw i7'.G1322:$'raw i7'.G1351])" office:value-type="float" office:value="0.284413533333333" calcext:value-type="float">
            <text:p>0.284414</text:p>
          </table:table-cell>
          <table:table-cell table:style-name="ce7" table:formula="of:=STDEV([$'raw i7'.G1322:$'raw i7'.G1351])" office:value-type="float" office:value="0.00944741904449563" calcext:value-type="float">
            <text:p>0.009447</text:p>
          </table:table-cell>
          <table:table-cell table:style-name="ce7" table:formula="of:=AVERAGE([$'raw i7'.H1322:$'raw i7'.H1351])" office:value-type="float" office:value="0.730776366666667" calcext:value-type="float">
            <text:p>0.730776</text:p>
          </table:table-cell>
          <table:table-cell table:style-name="ce7" table:formula="of:=STDEV([$'raw i7'.H1322:$'raw i7'.H1351])" office:value-type="float" office:value="0.00545280201606813" calcext:value-type="float">
            <text:p>0.005453</text:p>
          </table:table-cell>
          <table:table-cell table:style-name="ce7" table:formula="of:=AVERAGE([$'raw i7'.I1322:$'raw i7'.I1351])" office:value-type="float" office:value="0.0173848333333333" calcext:value-type="float">
            <text:p>0.017385</text:p>
          </table:table-cell>
          <table:table-cell table:style-name="ce7" table:formula="of:=STDEV([$'raw i7'.I1322:$'raw i7'.I1351])" office:value-type="float" office:value="0.00224930545729785" calcext:value-type="float">
            <text:p>0.002249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$D1352:$'raw i7'.$D1381])" office:value-type="float" office:value="0.0578916666666667" calcext:value-type="float">
            <text:p>0.057892</text:p>
          </table:table-cell>
          <table:table-cell table:style-name="ce7" table:formula="of:=STDEV([$'raw i7'.$D47:$'raw i7'.$D76])" office:value-type="float" office:value="0.0000120787169144264" calcext:value-type="float">
            <text:p>0.000012</text:p>
          </table:table-cell>
          <table:table-cell table:style-name="ce7" table:formula="of:=AVERAGE([$'raw i7'.$E1352:$'raw i7'.$E1381])" office:value-type="float" office:value="0.0812669" calcext:value-type="float">
            <text:p>0.081267</text:p>
          </table:table-cell>
          <table:table-cell table:style-name="ce7" table:formula="of:=STDEV([$'raw i7'.$E1352:$'raw i7'.$E1381])" office:value-type="float" office:value="0.00384017086859426" calcext:value-type="float">
            <text:p>0.003840</text:p>
          </table:table-cell>
          <table:table-cell table:style-name="ce7" table:formula="of:=AVERAGE([$'raw i7'.$F1352:$'raw i7'.$F1381])" office:value-type="float" office:value="0.000855866666666667" calcext:value-type="float">
            <text:p>0.000856</text:p>
          </table:table-cell>
          <table:table-cell table:style-name="ce7" table:formula="of:=STDEV([$'raw i7'.$F1352:$'raw i7'.$F1381])" office:value-type="float" office:value="0.0000308474928655791" calcext:value-type="float">
            <text:p>0.000031</text:p>
          </table:table-cell>
          <table:table-cell table:style-name="ce7" table:formula="of:=AVERAGE([$'raw i7'.G1352:$'raw i7'.G1381])" office:value-type="float" office:value="0.3021501" calcext:value-type="float">
            <text:p>0.302150</text:p>
          </table:table-cell>
          <table:table-cell table:style-name="ce7" table:formula="of:=STDEV([$'raw i7'.G1352:$'raw i7'.G1381])" office:value-type="float" office:value="0.00402051852334394" calcext:value-type="float">
            <text:p>0.004021</text:p>
          </table:table-cell>
          <table:table-cell table:style-name="ce7" table:formula="of:=AVERAGE([$'raw i7'.H1352:$'raw i7'.H1381])" office:value-type="float" office:value="0.827558866666667" calcext:value-type="float">
            <text:p>0.827559</text:p>
          </table:table-cell>
          <table:table-cell table:style-name="ce7" table:formula="of:=STDEV([$'raw i7'.H1352:$'raw i7'.H1381])" office:value-type="float" office:value="0.00658746920025952" calcext:value-type="float">
            <text:p>0.006587</text:p>
          </table:table-cell>
          <table:table-cell table:style-name="ce7" table:formula="of:=AVERAGE([$'raw i7'.I1352:$'raw i7'.I1381])" office:value-type="float" office:value="0.158292033333333" calcext:value-type="float">
            <text:p>0.158292</text:p>
          </table:table-cell>
          <table:table-cell table:style-name="ce7" table:formula="of:=STDEV([$'raw i7'.I1352:$'raw i7'.I1381])" office:value-type="float" office:value="0.0142209065608576" calcext:value-type="float">
            <text:p>0.014221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$D1382:$'raw i7'.$D1411])" office:value-type="float" office:value="0.0528869333333333" calcext:value-type="float">
            <text:p>0.052887</text:p>
          </table:table-cell>
          <table:table-cell table:style-name="ce7" table:formula="of:=STDEV([$'raw i7'.$D48:$'raw i7'.$D77])" office:value-type="float" office:value="0.000012802837329208" calcext:value-type="float">
            <text:p>0.000013</text:p>
          </table:table-cell>
          <table:table-cell table:style-name="ce7" table:formula="of:=AVERAGE([$'raw i7'.$E1382:$'raw i7'.$E1411])" office:value-type="float" office:value="0.0864161666666667" calcext:value-type="float">
            <text:p>0.086416</text:p>
          </table:table-cell>
          <table:table-cell table:style-name="ce7" table:formula="of:=STDEV([$'raw i7'.$E1382:$'raw i7'.$E1411])" office:value-type="float" office:value="0.00281602838547769" calcext:value-type="float">
            <text:p>0.002816</text:p>
          </table:table-cell>
          <table:table-cell table:style-name="ce7" table:formula="of:=AVERAGE([$'raw i7'.$F1382:$'raw i7'.$F1411])" office:value-type="float" office:value="0.0222733" calcext:value-type="float">
            <text:p>0.022273</text:p>
          </table:table-cell>
          <table:table-cell table:style-name="ce7" table:formula="of:=STDEV([$'raw i7'.$F1382:$'raw i7'.$F1411])" office:value-type="float" office:value="0.0109037835386906" calcext:value-type="float">
            <text:p>0.010904</text:p>
          </table:table-cell>
          <table:table-cell table:style-name="ce7" table:formula="of:=AVERAGE([$'raw i7'.G1382:$'raw i7'.G1411])" office:value-type="float" office:value="0.309278266666667" calcext:value-type="float">
            <text:p>0.309278</text:p>
          </table:table-cell>
          <table:table-cell table:style-name="ce7" table:formula="of:=STDEV([$'raw i7'.G1382:$'raw i7'.G1411])" office:value-type="float" office:value="0.0192654372941113" calcext:value-type="float">
            <text:p>0.019265</text:p>
          </table:table-cell>
          <table:table-cell table:style-name="ce7" table:formula="of:=AVERAGE([$'raw i7'.H1382:$'raw i7'.H1411])" office:value-type="float" office:value="0.826125666666666" calcext:value-type="float">
            <text:p>0.826126</text:p>
          </table:table-cell>
          <table:table-cell table:style-name="ce7" table:formula="of:=STDEV([$'raw i7'.H1382:$'raw i7'.H1411])" office:value-type="float" office:value="0.00786657069540134" calcext:value-type="float">
            <text:p>0.007867</text:p>
          </table:table-cell>
          <table:table-cell table:style-name="ce7" table:formula="of:=AVERAGE([$'raw i7'.I1382:$'raw i7'.I1411])" office:value-type="float" office:value="0.2679374" calcext:value-type="float">
            <text:p>0.267937</text:p>
          </table:table-cell>
          <table:table-cell table:style-name="ce7" table:formula="of:=STDEV([$'raw i7'.I1382:$'raw i7'.I1411])" office:value-type="float" office:value="0.0332564599631825" calcext:value-type="float">
            <text:p>0.033256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$D1412:$'raw i7'.$D1441])" office:value-type="float" office:value="0.0490630333333333" calcext:value-type="float">
            <text:p>0.049063</text:p>
          </table:table-cell>
          <table:table-cell table:style-name="ce7" table:formula="of:=STDEV([$'raw i7'.$D49:$'raw i7'.$D78])" office:value-type="float" office:value="0.0000127677755288078" calcext:value-type="float">
            <text:p>0.000013</text:p>
          </table:table-cell>
          <table:table-cell table:style-name="ce7" table:formula="of:=AVERAGE([$'raw i7'.$E1412:$'raw i7'.$E1441])" office:value-type="float" office:value="0.0869396" calcext:value-type="float">
            <text:p>0.086940</text:p>
          </table:table-cell>
          <table:table-cell table:style-name="ce7" table:formula="of:=STDEV([$'raw i7'.$E1412:$'raw i7'.$E1441])" office:value-type="float" office:value="0.00379520087696972" calcext:value-type="float">
            <text:p>0.003795</text:p>
          </table:table-cell>
          <table:table-cell table:style-name="ce7" table:formula="of:=AVERAGE([$'raw i7'.$F1412:$'raw i7'.$F1441])" office:value-type="float" office:value="0.0351924333333333" calcext:value-type="float">
            <text:p>0.035192</text:p>
          </table:table-cell>
          <table:table-cell table:style-name="ce7" table:formula="of:=STDEV([$'raw i7'.$F1412:$'raw i7'.$F1441])" office:value-type="float" office:value="0.00725734191714149" calcext:value-type="float">
            <text:p>0.007257</text:p>
          </table:table-cell>
          <table:table-cell table:style-name="ce7" table:formula="of:=AVERAGE([$'raw i7'.G1412:$'raw i7'.G1441])" office:value-type="float" office:value="0.325249033333333" calcext:value-type="float">
            <text:p>0.325249</text:p>
          </table:table-cell>
          <table:table-cell table:style-name="ce7" table:formula="of:=STDEV([$'raw i7'.G1412:$'raw i7'.G1441])" office:value-type="float" office:value="0.0178033202801851" calcext:value-type="float">
            <text:p>0.017803</text:p>
          </table:table-cell>
          <table:table-cell table:style-name="ce7" table:formula="of:=AVERAGE([$'raw i7'.H1412:$'raw i7'.H1441])" office:value-type="float" office:value="0.8288112" calcext:value-type="float">
            <text:p>0.828811</text:p>
          </table:table-cell>
          <table:table-cell table:style-name="ce7" table:formula="of:=STDEV([$'raw i7'.H1412:$'raw i7'.H1441])" office:value-type="float" office:value="0.00844740390399567" calcext:value-type="float">
            <text:p>0.008447</text:p>
          </table:table-cell>
          <table:table-cell table:style-name="ce7" table:formula="of:=AVERAGE([$'raw i7'.I1412:$'raw i7'.I1441])" office:value-type="float" office:value="0.3102548" calcext:value-type="float">
            <text:p>0.310255</text:p>
          </table:table-cell>
          <table:table-cell table:style-name="ce7" table:formula="of:=STDEV([$'raw i7'.I1412:$'raw i7'.I1441])" office:value-type="float" office:value="0.0252464308770088" calcext:value-type="float">
            <text:p>0.025246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$D1442:$'raw i7'.$D1471])" office:value-type="float" office:value="0.0456152413793103" calcext:value-type="float">
            <text:p>0.045615</text:p>
          </table:table-cell>
          <table:table-cell table:style-name="ce7" table:formula="of:=STDEV([$'raw i7'.$D50:$'raw i7'.$D79])" office:value-type="float" office:value="0.00001266404994145" calcext:value-type="float">
            <text:p>0.000013</text:p>
          </table:table-cell>
          <table:table-cell table:style-name="ce7" table:formula="of:=AVERAGE([$'raw i7'.$E1442:$'raw i7'.$E1471])" office:value-type="float" office:value="0.0865914482758621" calcext:value-type="float">
            <text:p>0.086591</text:p>
          </table:table-cell>
          <table:table-cell table:style-name="ce7" table:formula="of:=STDEV([$'raw i7'.$E1442:$'raw i7'.$E1471])" office:value-type="float" office:value="0.00237132049689931" calcext:value-type="float">
            <text:p>0.002371</text:p>
          </table:table-cell>
          <table:table-cell table:style-name="ce7" table:formula="of:=AVERAGE([$'raw i7'.$F1442:$'raw i7'.$F1471])" office:value-type="float" office:value="0.0385895517241379" calcext:value-type="float">
            <text:p>0.038590</text:p>
          </table:table-cell>
          <table:table-cell table:style-name="ce7" table:formula="of:=STDEV([$'raw i7'.$F1442:$'raw i7'.$F1471])" office:value-type="float" office:value="0.00536886576599755" calcext:value-type="float">
            <text:p>0.005369</text:p>
          </table:table-cell>
          <table:table-cell table:style-name="ce7" table:formula="of:=AVERAGE([$'raw i7'.G1442:$'raw i7'.G1471])" office:value-type="float" office:value="0.335988034482759" calcext:value-type="float">
            <text:p>0.335988</text:p>
          </table:table-cell>
          <table:table-cell table:style-name="ce7" table:formula="of:=STDEV([$'raw i7'.G1442:$'raw i7'.G1471])" office:value-type="float" office:value="0.00886807609785459" calcext:value-type="float">
            <text:p>0.008868</text:p>
          </table:table-cell>
          <table:table-cell table:style-name="ce7" table:formula="of:=AVERAGE([$'raw i7'.H1442:$'raw i7'.H1471])" office:value-type="float" office:value="0.833840379310345" calcext:value-type="float">
            <text:p>0.833840</text:p>
          </table:table-cell>
          <table:table-cell table:style-name="ce7" table:formula="of:=STDEV([$'raw i7'.H1442:$'raw i7'.H1471])" office:value-type="float" office:value="0.00802489414889599" calcext:value-type="float">
            <text:p>0.008025</text:p>
          </table:table-cell>
          <table:table-cell table:style-name="ce7" table:formula="of:=AVERAGE([$'raw i7'.I1442:$'raw i7'.I1471])" office:value-type="float" office:value="0.325928310344828" calcext:value-type="float">
            <text:p>0.325928</text:p>
          </table:table-cell>
          <table:table-cell table:style-name="ce7" table:formula="of:=STDEV([$'raw i7'.I1442:$'raw i7'.I1471])" office:value-type="float" office:value="0.0270213694258867" calcext:value-type="float">
            <text:p>0.027021</text:p>
          </table:table-cell>
          <table:table-cell table:number-columns-repeated="47"/>
        </table:table-row>
        <table:table-row table:style-name="ro1" table:number-rows-repeated="1048524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raw i7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 = i</text:p>
          </table:table-cell>
          <table:table-cell table:style-name="ce1"/>
          <table:table-cell table:style-name="ce1" office:value-type="string" calcext:value-type="string">
            <text:p>t_lf fill</text:p>
          </table:table-cell>
          <table:table-cell table:style-name="ce1" office:value-type="string" calcext:value-type="string">
            <text:p>t_lf op</text:p>
          </table:table-cell>
          <table:table-cell table:style-name="ce1" office:value-type="string" calcext:value-type="string">
            <text:p>t_lf cu</text:p>
          </table:table-cell>
          <table:table-cell table:style-name="ce1" office:value-type="string" calcext:value-type="string">
            <text:p>t_wf fill</text:p>
          </table:table-cell>
          <table:table-cell table:style-name="ce1" office:value-type="string" calcext:value-type="string">
            <text:p>t_wf op</text:p>
          </table:table-cell>
          <table:table-cell table:style-name="ce1" office:value-type="string" calcext:value-type="string">
            <text:p>t_wf cu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69" calcext:value-type="float">
            <text:p>6.9E-05</text:p>
          </table:table-cell>
          <table:table-cell/>
          <table:table-cell table:style-name="ce1"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83" calcext:value-type="float">
            <text:p>8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12" calcext:value-type="float">
            <text:p>0.0001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48" calcext:value-type="float">
            <text:p>4.8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098" calcext:value-type="float">
            <text:p>9.8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84" calcext:value-type="float">
            <text:p>8.4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84" calcext:value-type="float">
            <text:p>8.4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082" calcext:value-type="float">
            <text:p>8.2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1" calcext:value-type="float">
            <text:p>5.1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51" calcext:value-type="float">
            <text:p>5.1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1" calcext:value-type="float">
            <text:p>5.1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1" calcext:value-type="float">
            <text:p>5.1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51" calcext:value-type="float">
            <text:p>5.1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68" calcext:value-type="float">
            <text:p>6.8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091" calcext:value-type="float">
            <text:p>9.1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62" calcext:value-type="float">
            <text:p>6.2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62" calcext:value-type="float">
            <text:p>6.2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63" calcext:value-type="float">
            <text:p>6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62" calcext:value-type="float">
            <text:p>6.2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66" calcext:value-type="float">
            <text:p>6.6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57" calcext:value-type="float">
            <text:p>5.7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67" calcext:value-type="float">
            <text:p>6.7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93" calcext:value-type="float">
            <text:p>9.3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93" calcext:value-type="float">
            <text:p>9.3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96" calcext:value-type="float">
            <text:p>9.6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09" calcext:value-type="float">
            <text:p>0.00010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95" calcext:value-type="float">
            <text:p>9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87" calcext:value-type="float">
            <text:p>8.7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75" calcext:value-type="float">
            <text:p>7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87" calcext:value-type="float">
            <text:p>8.7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97" calcext:value-type="float">
            <text:p>9.7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89" calcext:value-type="float">
            <text:p>8.9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76" calcext:value-type="float">
            <text:p>7.6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8" calcext:value-type="float">
            <text:p>8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87" calcext:value-type="float">
            <text:p>8.7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74" calcext:value-type="float">
            <text:p>7.4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8" calcext:value-type="float">
            <text:p>8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91" calcext:value-type="float">
            <text:p>9.1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87" calcext:value-type="float">
            <text:p>0.00018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88" calcext:value-type="float">
            <text:p>8.8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9" calcext:value-type="float">
            <text:p>9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96" calcext:value-type="float">
            <text:p>9.6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95" calcext:value-type="float">
            <text:p>9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83" calcext:value-type="float">
            <text:p>8.3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71" calcext:value-type="float">
            <text:p>7.1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7" calcext:value-type="float">
            <text:p>7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73" calcext:value-type="float">
            <text:p>7.3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75" calcext:value-type="float">
            <text:p>7.5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07" calcext:value-type="float">
            <text:p>0.00010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6" calcext:value-type="float">
            <text:p>6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6" calcext:value-type="float">
            <text:p>7.6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92" calcext:value-type="float">
            <text:p>9.2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79" calcext:value-type="float">
            <text:p>7.9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58" calcext:value-type="float">
            <text:p>5.8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61" calcext:value-type="float">
            <text:p>6.1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8" calcext:value-type="float">
            <text:p>8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61" calcext:value-type="float">
            <text:p>6.1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093" calcext:value-type="float">
            <text:p>9.3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1" calcext:value-type="float">
            <text:p>7.1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92" calcext:value-type="float">
            <text:p>9.2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9" calcext:value-type="float">
            <text:p>5.9E-05</text:p>
          </table:table-cell>
          <table:table-cell table:number-columns-repeated="2" office:value-type="float" office:value="0.000073" calcext:value-type="float">
            <text:p>7.3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67" calcext:value-type="float">
            <text:p>6.7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72" calcext:value-type="float">
            <text:p>7.2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69" calcext:value-type="float">
            <text:p>6.9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76" calcext:value-type="float">
            <text:p>7.6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72" calcext:value-type="float">
            <text:p>7.2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2" calcext:value-type="float">
            <text:p>7.2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66" calcext:value-type="float">
            <text:p>6.6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67" calcext:value-type="float">
            <text:p>6.7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4" calcext:value-type="float">
            <text:p>7.4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097" calcext:value-type="float">
            <text:p>9.7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66" calcext:value-type="float">
            <text:p>6.6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1" calcext:value-type="float">
            <text:p>8.1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9" calcext:value-type="float">
            <text:p>7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72" calcext:value-type="float">
            <text:p>7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72" calcext:value-type="float">
            <text:p>7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69" calcext:value-type="float">
            <text:p>6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69" calcext:value-type="float">
            <text:p>6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71" calcext:value-type="float">
            <text:p>7.1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6" calcext:value-type="float">
            <text:p>6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2" calcext:value-type="float">
            <text:p>7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69" calcext:value-type="float">
            <text:p>6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836" calcext:value-type="float">
            <text:p>0.00083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63" calcext:value-type="float">
            <text:p>6.3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3" calcext:value-type="float">
            <text:p>4.3E-05</text:p>
          </table:table-cell>
          <table:table-cell table:number-columns-repeated="2" office:value-type="float" office:value="0.000062" calcext:value-type="float">
            <text:p>6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62" calcext:value-type="float">
            <text:p>6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4129" calcext:value-type="float">
            <text:p>0.004129</text:p>
          </table:table-cell>
          <table:table-cell office:value-type="float" office:value="0.002597" calcext:value-type="float">
            <text:p>0.00259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57" calcext:value-type="float">
            <text:p>5.7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5" calcext:value-type="float">
            <text:p>5.5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45" calcext:value-type="float">
            <text:p>4.5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66" calcext:value-type="float">
            <text:p>6.6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6" calcext:value-type="float">
            <text:p>6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6" calcext:value-type="float">
            <text:p>6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5" calcext:value-type="float">
            <text:p>5.5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9" calcext:value-type="float">
            <text:p>5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67" calcext:value-type="float">
            <text:p>6.7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69" calcext:value-type="float">
            <text:p>6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63" calcext:value-type="float">
            <text:p>6.3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2" calcext:value-type="float">
            <text:p>5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59" calcext:value-type="float">
            <text:p>5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52" calcext:value-type="float">
            <text:p>5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74" calcext:value-type="float">
            <text:p>7.4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02" calcext:value-type="float">
            <text:p>0.00010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19" calcext:value-type="float">
            <text:p>0.00011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1" calcext:value-type="float">
            <text:p>0.000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095" calcext:value-type="float">
            <text:p>9.5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106" calcext:value-type="float">
            <text:p>0.00010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02" calcext:value-type="float">
            <text:p>0.00010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069" calcext:value-type="float">
            <text:p>6.9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29" calcext:value-type="float">
            <text:p>0.00012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1607" calcext:value-type="float">
            <text:p>0.001607</text:p>
          </table:table-cell>
          <table:table-cell office:value-type="float" office:value="0.000161" calcext:value-type="float">
            <text:p>0.00016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98" calcext:value-type="float">
            <text:p>9.8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16" calcext:value-type="float">
            <text:p>0.0001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95" calcext:value-type="float">
            <text:p>9.5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116" calcext:value-type="float">
            <text:p>0.00011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096" calcext:value-type="float">
            <text:p>9.6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88" calcext:value-type="float">
            <text:p>8.8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4235" calcext:value-type="float">
            <text:p>0.004235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25" calcext:value-type="float">
            <text:p>0.00012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178" calcext:value-type="float">
            <text:p>0.00017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97" calcext:value-type="float">
            <text:p>9.7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57" calcext:value-type="float">
            <text:p>0.00015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" calcext:value-type="float">
            <text:p>0.000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08" calcext:value-type="float">
            <text:p>0.00010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102" calcext:value-type="float">
            <text:p>0.00010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9" calcext:value-type="float">
            <text:p>9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36" calcext:value-type="float">
            <text:p>0.00013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" calcext:value-type="float">
            <text:p>0.000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2" calcext:value-type="float">
            <text:p>0.0001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102" calcext:value-type="float">
            <text:p>0.00010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38" calcext:value-type="float">
            <text:p>0.00013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114" calcext:value-type="float">
            <text:p>0.00011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7" calcext:value-type="float">
            <text:p>8.7E-0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09" calcext:value-type="float">
            <text:p>0.00010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17" calcext:value-type="float">
            <text:p>0.00011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127" calcext:value-type="float">
            <text:p>0.00012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099" calcext:value-type="float">
            <text:p>9.9E-0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47" calcext:value-type="float">
            <text:p>0.00014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72" calcext:value-type="float">
            <text:p>0.00017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52" calcext:value-type="float">
            <text:p>0.00015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53" calcext:value-type="float">
            <text:p>0.00015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46" calcext:value-type="float">
            <text:p>0.00014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27" calcext:value-type="float">
            <text:p>0.00012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28" calcext:value-type="float">
            <text:p>0.00012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2" calcext:value-type="float">
            <text:p>0.0002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49" calcext:value-type="float">
            <text:p>0.00014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33" calcext:value-type="float">
            <text:p>0.00013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29" calcext:value-type="float">
            <text:p>0.00012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21" calcext:value-type="float">
            <text:p>0.0002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68" calcext:value-type="float">
            <text:p>0.00016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37" calcext:value-type="float">
            <text:p>0.00013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14" calcext:value-type="float">
            <text:p>0.00011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3" calcext:value-type="float">
            <text:p>0.0001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2" calcext:value-type="float">
            <text:p>0.0001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99" calcext:value-type="float">
            <text:p>9.9E-0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2034" calcext:value-type="float">
            <text:p>0.002034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0141" calcext:value-type="float">
            <text:p>0.00014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39" calcext:value-type="float">
            <text:p>0.000139</text:p>
          </table:table-cell>
          <table:table-cell table:number-columns-repeated="2" office:value-type="float" office:value="0.000169" calcext:value-type="float">
            <text:p>0.00016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03" calcext:value-type="float">
            <text:p>0.00010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07" calcext:value-type="float">
            <text:p>0.00010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144" calcext:value-type="float">
            <text:p>0.00014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6" calcext:value-type="float">
            <text:p>0.000326</text:p>
          </table:table-cell>
          <table:table-cell table:number-columns-repeated="2" office:value-type="float" office:value="0.000099" calcext:value-type="float">
            <text:p>9.9E-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47" calcext:value-type="float">
            <text:p>0.00014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36" calcext:value-type="float">
            <text:p>0.00013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8" calcext:value-type="float">
            <text:p>0.00011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162" calcext:value-type="float">
            <text:p>0.00016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914" calcext:value-type="float">
            <text:p>0.000914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28" calcext:value-type="float">
            <text:p>0.00012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6" calcext:value-type="float">
            <text:p>0.0001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165" calcext:value-type="float">
            <text:p>0.00016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88" calcext:value-type="float">
            <text:p>0.00018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62" calcext:value-type="float">
            <text:p>0.00016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386" calcext:value-type="float">
            <text:p>0.00038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00162" calcext:value-type="float">
            <text:p>0.000162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168" calcext:value-type="float">
            <text:p>0.00016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79" calcext:value-type="float">
            <text:p>0.00017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131" calcext:value-type="float">
            <text:p>0.00013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94" calcext:value-type="float">
            <text:p>0.00019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237" calcext:value-type="float">
            <text:p>0.00023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254" calcext:value-type="float">
            <text:p>0.00025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169" calcext:value-type="float">
            <text:p>0.00016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177" calcext:value-type="float">
            <text:p>0.00017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28" calcext:value-type="float">
            <text:p>0.00012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246" calcext:value-type="float">
            <text:p>0.00024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159" calcext:value-type="float">
            <text:p>0.00015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143" calcext:value-type="float">
            <text:p>0.00014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58" calcext:value-type="float">
            <text:p>0.00015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139" calcext:value-type="float">
            <text:p>0.000139</text:p>
          </table:table-cell>
          <table:table-cell table:number-columns-repeated="2" office:value-type="float" office:value="0.000174" calcext:value-type="float">
            <text:p>0.00017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55" calcext:value-type="float">
            <text:p>0.00015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142" calcext:value-type="float">
            <text:p>0.00014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1926" calcext:value-type="float">
            <text:p>0.001926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28" calcext:value-type="float">
            <text:p>0.00012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31" calcext:value-type="float">
            <text:p>0.00013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73" calcext:value-type="float">
            <text:p>0.00017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16" calcext:value-type="float">
            <text:p>0.00011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71" calcext:value-type="float">
            <text:p>0.00017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6" calcext:value-type="float">
            <text:p>0.0001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96" calcext:value-type="float">
            <text:p>9.6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095" calcext:value-type="float">
            <text:p>9.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0162" calcext:value-type="float">
            <text:p>0.00016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94" calcext:value-type="float">
            <text:p>9.4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094" calcext:value-type="float">
            <text:p>9.4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099" calcext:value-type="float">
            <text:p>9.9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94" calcext:value-type="float">
            <text:p>9.4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00271" calcext:value-type="float">
            <text:p>0.00027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138" calcext:value-type="float">
            <text:p>0.00013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14" calcext:value-type="float">
            <text:p>0.0001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179" calcext:value-type="float">
            <text:p>0.00017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164" calcext:value-type="float">
            <text:p>0.00016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105" calcext:value-type="float">
            <text:p>0.0001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112" calcext:value-type="float">
            <text:p>0.0001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87" calcext:value-type="float">
            <text:p>0.00018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108" calcext:value-type="float">
            <text:p>0.00010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112" calcext:value-type="float">
            <text:p>0.0001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112" calcext:value-type="float">
            <text:p>0.0001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112" calcext:value-type="float">
            <text:p>0.0001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164" calcext:value-type="float">
            <text:p>0.00016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0162" calcext:value-type="float">
            <text:p>0.00016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166" calcext:value-type="float">
            <text:p>0.00016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142" calcext:value-type="float">
            <text:p>0.00014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133" calcext:value-type="float">
            <text:p>0.00013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157" calcext:value-type="float">
            <text:p>0.00015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194" calcext:value-type="float">
            <text:p>0.00019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242" calcext:value-type="float">
            <text:p>0.00024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19" calcext:value-type="float">
            <text:p>0.0001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189" calcext:value-type="float">
            <text:p>0.00018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23" calcext:value-type="float">
            <text:p>0.0002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171" calcext:value-type="float">
            <text:p>0.00017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165" calcext:value-type="float">
            <text:p>0.00016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163" calcext:value-type="float">
            <text:p>0.00016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198" calcext:value-type="float">
            <text:p>0.00019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269" calcext:value-type="float">
            <text:p>0.00026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295" calcext:value-type="float">
            <text:p>0.00029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00265" calcext:value-type="float">
            <text:p>0.00026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178" calcext:value-type="float">
            <text:p>0.00017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169" calcext:value-type="float">
            <text:p>0.00016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277" calcext:value-type="float">
            <text:p>0.00027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185" calcext:value-type="float">
            <text:p>0.00018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186" calcext:value-type="float">
            <text:p>0.00018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16" calcext:value-type="float">
            <text:p>0.0001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77" calcext:value-type="float">
            <text:p>0.00017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179" calcext:value-type="float">
            <text:p>0.00017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173" calcext:value-type="float">
            <text:p>0.00017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64" calcext:value-type="float">
            <text:p>0.00016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174" calcext:value-type="float">
            <text:p>0.00017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194" calcext:value-type="float">
            <text:p>0.00019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148" calcext:value-type="float">
            <text:p>0.00014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165" calcext:value-type="float">
            <text:p>0.00016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2" calcext:value-type="float">
            <text:p>0.000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8" calcext:value-type="float">
            <text:p>0.0001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199" calcext:value-type="float">
            <text:p>0.00019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24" calcext:value-type="float">
            <text:p>0.0002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61" calcext:value-type="float">
            <text:p>0.00016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18" calcext:value-type="float">
            <text:p>0.0001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177" calcext:value-type="float">
            <text:p>0.00017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217" calcext:value-type="float">
            <text:p>0.00021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19" calcext:value-type="float">
            <text:p>0.000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185" calcext:value-type="float">
            <text:p>0.00018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65" calcext:value-type="float">
            <text:p>0.00016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68" calcext:value-type="float">
            <text:p>0.00016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171" calcext:value-type="float">
            <text:p>0.00017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19" calcext:value-type="float">
            <text:p>0.000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205" calcext:value-type="float">
            <text:p>0.0002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7" calcext:value-type="float">
            <text:p>0.0001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173" calcext:value-type="float">
            <text:p>0.00017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155" calcext:value-type="float">
            <text:p>0.00015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181" calcext:value-type="float">
            <text:p>0.00018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235" calcext:value-type="float">
            <text:p>0.00023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193" calcext:value-type="float">
            <text:p>0.00019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171" calcext:value-type="float">
            <text:p>0.00017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189" calcext:value-type="float">
            <text:p>0.00018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185" calcext:value-type="float">
            <text:p>0.00018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178" calcext:value-type="float">
            <text:p>0.00017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58" calcext:value-type="float">
            <text:p>0.00015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27" calcext:value-type="float">
            <text:p>0.00012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225" calcext:value-type="float">
            <text:p>0.00022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51" calcext:value-type="float">
            <text:p>0.00015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56" calcext:value-type="float">
            <text:p>0.00015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61" calcext:value-type="float">
            <text:p>0.00016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62" calcext:value-type="float">
            <text:p>0.00016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1" calcext:value-type="float">
            <text:p>0.000111</text:p>
          </table:table-cell>
          <table:table-cell table:number-columns-repeated="2" office:value-type="float" office:value="0.000169" calcext:value-type="float">
            <text:p>0.00016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6" calcext:value-type="float">
            <text:p>0.0001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6" calcext:value-type="float">
            <text:p>0.0001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176" calcext:value-type="float">
            <text:p>0.0001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51" calcext:value-type="float">
            <text:p>0.00015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164" calcext:value-type="float">
            <text:p>0.00016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59" calcext:value-type="float">
            <text:p>0.00015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78" calcext:value-type="float">
            <text:p>0.00017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157" calcext:value-type="float">
            <text:p>0.00015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173" calcext:value-type="float">
            <text:p>0.00017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183" calcext:value-type="float">
            <text:p>0.00018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6" calcext:value-type="float">
            <text:p>0.0001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49" calcext:value-type="float">
            <text:p>0.00014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53" calcext:value-type="float">
            <text:p>0.00015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59" calcext:value-type="float">
            <text:p>0.00015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172" calcext:value-type="float">
            <text:p>0.00017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161" calcext:value-type="float">
            <text:p>0.00016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62" calcext:value-type="float">
            <text:p>0.00016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182" calcext:value-type="float">
            <text:p>0.00018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4" calcext:value-type="float">
            <text:p>0.0001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5" calcext:value-type="float">
            <text:p>0.0001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55" calcext:value-type="float">
            <text:p>0.00015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234" calcext:value-type="float">
            <text:p>0.00023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253" calcext:value-type="float">
            <text:p>0.00025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271" calcext:value-type="float">
            <text:p>0.00027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29" calcext:value-type="float">
            <text:p>0.00022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211" calcext:value-type="float">
            <text:p>0.00021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263" calcext:value-type="float">
            <text:p>0.00026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31" calcext:value-type="float">
            <text:p>0.0003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96" calcext:value-type="float">
            <text:p>0.00029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58" calcext:value-type="float">
            <text:p>0.00025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244" calcext:value-type="float">
            <text:p>0.00024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19" calcext:value-type="float">
            <text:p>0.00021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232" calcext:value-type="float">
            <text:p>0.00023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1" calcext:value-type="float">
            <text:p>0.0002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241" calcext:value-type="float">
            <text:p>0.00024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237" calcext:value-type="float">
            <text:p>0.00023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224" calcext:value-type="float">
            <text:p>0.00022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178" calcext:value-type="float">
            <text:p>0.00017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216" calcext:value-type="float">
            <text:p>0.00021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204" calcext:value-type="float">
            <text:p>0.0002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226" calcext:value-type="float">
            <text:p>0.00022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287" calcext:value-type="float">
            <text:p>0.00028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5" calcext:value-type="float">
            <text:p>0.0002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243" calcext:value-type="float">
            <text:p>0.00024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233" calcext:value-type="float">
            <text:p>0.00023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276" calcext:value-type="float">
            <text:p>0.00027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292" calcext:value-type="float">
            <text:p>0.00029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218" calcext:value-type="float">
            <text:p>0.00021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42" calcext:value-type="float">
            <text:p>0.00024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227" calcext:value-type="float">
            <text:p>0.00022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282" calcext:value-type="float">
            <text:p>0.00028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242" calcext:value-type="float">
            <text:p>0.00024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215" calcext:value-type="float">
            <text:p>0.00021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0297" calcext:value-type="float">
            <text:p>0.00029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292" calcext:value-type="float">
            <text:p>0.00029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309" calcext:value-type="float">
            <text:p>0.00030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239" calcext:value-type="float">
            <text:p>0.00023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238" calcext:value-type="float">
            <text:p>0.00023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72" calcext:value-type="float">
            <text:p>0.00027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289" calcext:value-type="float">
            <text:p>0.00028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299" calcext:value-type="float">
            <text:p>0.00029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283" calcext:value-type="float">
            <text:p>0.00028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228" calcext:value-type="float">
            <text:p>0.00022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00223" calcext:value-type="float">
            <text:p>0.00022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261" calcext:value-type="float">
            <text:p>0.00026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205" calcext:value-type="float">
            <text:p>0.00020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285" calcext:value-type="float">
            <text:p>0.00028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262" calcext:value-type="float">
            <text:p>0.0002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267" calcext:value-type="float">
            <text:p>0.00026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231" calcext:value-type="float">
            <text:p>0.00023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21" calcext:value-type="float">
            <text:p>0.0002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36" calcext:value-type="float">
            <text:p>0.00023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284" calcext:value-type="float">
            <text:p>0.00028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339" calcext:value-type="float">
            <text:p>0.00033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3" calcext:value-type="float">
            <text:p>0.000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267" calcext:value-type="float">
            <text:p>0.00026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222" calcext:value-type="float">
            <text:p>0.00022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268" calcext:value-type="float">
            <text:p>0.00026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243" calcext:value-type="float">
            <text:p>0.00024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271" calcext:value-type="float">
            <text:p>0.00027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248" calcext:value-type="float">
            <text:p>0.00024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0379" calcext:value-type="float">
            <text:p>0.00037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288" calcext:value-type="float">
            <text:p>0.00028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297" calcext:value-type="float">
            <text:p>0.0002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335" calcext:value-type="float">
            <text:p>0.00033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341" calcext:value-type="float">
            <text:p>0.00034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319" calcext:value-type="float">
            <text:p>0.00031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0375" calcext:value-type="float">
            <text:p>0.00037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355" calcext:value-type="float">
            <text:p>0.00035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31" calcext:value-type="float">
            <text:p>0.00033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0367" calcext:value-type="float">
            <text:p>0.00036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366" calcext:value-type="float">
            <text:p>0.00036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7" calcext:value-type="float">
            <text:p>0.00028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283" calcext:value-type="float">
            <text:p>0.00028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353" calcext:value-type="float">
            <text:p>0.00035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309" calcext:value-type="float">
            <text:p>0.00030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21" calcext:value-type="float">
            <text:p>0.0002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316" calcext:value-type="float">
            <text:p>0.00031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216" calcext:value-type="float">
            <text:p>0.00021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289" calcext:value-type="float">
            <text:p>0.00028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323" calcext:value-type="float">
            <text:p>0.00032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0282" calcext:value-type="float">
            <text:p>0.00028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341" calcext:value-type="float">
            <text:p>0.00034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0329" calcext:value-type="float">
            <text:p>0.00032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352" calcext:value-type="float">
            <text:p>0.00035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262" calcext:value-type="float">
            <text:p>0.00026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04" calcext:value-type="float">
            <text:p>0.00030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3" calcext:value-type="float">
            <text:p>0.000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298" calcext:value-type="float">
            <text:p>0.00029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0335" calcext:value-type="float">
            <text:p>0.00033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244" calcext:value-type="float">
            <text:p>0.00024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1614" calcext:value-type="float">
            <text:p>0.001614</text:p>
          </table:table-cell>
          <table:table-cell office:value-type="float" office:value="0.000265" calcext:value-type="float">
            <text:p>0.00026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538" calcext:value-type="float">
            <text:p>0.001538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0392" calcext:value-type="float">
            <text:p>0.00039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.001814" calcext:value-type="float">
            <text:p>0.001814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001613" calcext:value-type="float">
            <text:p>0.001613</text:p>
          </table:table-cell>
          <table:table-cell office:value-type="float" office:value="0.000264" calcext:value-type="float">
            <text:p>0.00026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001749" calcext:value-type="float">
            <text:p>0.00174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263" calcext:value-type="float">
            <text:p>0.00026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0158" calcext:value-type="float">
            <text:p>0.00015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000156" calcext:value-type="float">
            <text:p>0.00015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0203" calcext:value-type="float">
            <text:p>0.00020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02" calcext:value-type="float">
            <text:p>0.000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977" calcext:value-type="float">
            <text:p>0.001977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000225" calcext:value-type="float">
            <text:p>0.00022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0.002242" calcext:value-type="float">
            <text:p>0.00224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0226" calcext:value-type="float">
            <text:p>0.00022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001355" calcext:value-type="float">
            <text:p>0.001355</text:p>
          </table:table-cell>
          <table:table-cell office:value-type="float" office:value="0.000222" calcext:value-type="float">
            <text:p>0.00022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000154" calcext:value-type="float">
            <text:p>0.00015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0156" calcext:value-type="float">
            <text:p>0.00015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000156" calcext:value-type="float">
            <text:p>0.00015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0199" calcext:value-type="float">
            <text:p>0.00019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.0002" calcext:value-type="float">
            <text:p>0.000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0.001264" calcext:value-type="float">
            <text:p>0.00126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1227" calcext:value-type="float">
            <text:p>0.001227</text:p>
          </table:table-cell>
          <table:table-cell office:value-type="float" office:value="0.0002" calcext:value-type="float">
            <text:p>0.000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0202" calcext:value-type="float">
            <text:p>0.00020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1233" calcext:value-type="float">
            <text:p>0.001233</text:p>
          </table:table-cell>
          <table:table-cell office:value-type="float" office:value="0.000206" calcext:value-type="float">
            <text:p>0.00020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0181" calcext:value-type="float">
            <text:p>0.00018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183" calcext:value-type="float">
            <text:p>0.0001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0183" calcext:value-type="float">
            <text:p>0.0001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182" calcext:value-type="float">
            <text:p>0.00018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0185" calcext:value-type="float">
            <text:p>0.00018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0183" calcext:value-type="float">
            <text:p>0.0001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000183" calcext:value-type="float">
            <text:p>0.0001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18" calcext:value-type="float">
            <text:p>0.0001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000183" calcext:value-type="float">
            <text:p>0.0001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0175" calcext:value-type="float">
            <text:p>0.00017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000168" calcext:value-type="float">
            <text:p>0.00016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0319" calcext:value-type="float">
            <text:p>0.00031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298" calcext:value-type="float">
            <text:p>0.00029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0.000445" calcext:value-type="float">
            <text:p>0.00044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000329" calcext:value-type="float">
            <text:p>0.00032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000315" calcext:value-type="float">
            <text:p>0.00031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392" calcext:value-type="float">
            <text:p>0.00039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0371" calcext:value-type="float">
            <text:p>0.00037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0341" calcext:value-type="float">
            <text:p>0.00034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0352" calcext:value-type="float">
            <text:p>0.00035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037" calcext:value-type="float">
            <text:p>0.0003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.000437" calcext:value-type="float">
            <text:p>0.00043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0363" calcext:value-type="float">
            <text:p>0.00036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0376" calcext:value-type="float">
            <text:p>0.00037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0373" calcext:value-type="float">
            <text:p>0.00037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00038" calcext:value-type="float">
            <text:p>0.0003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0413" calcext:value-type="float">
            <text:p>0.00041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0281" calcext:value-type="float">
            <text:p>0.00028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000395" calcext:value-type="float">
            <text:p>0.00039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000426" calcext:value-type="float">
            <text:p>0.00042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.000446" calcext:value-type="float">
            <text:p>0.00044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001471" calcext:value-type="float">
            <text:p>0.001471</text:p>
          </table:table-cell>
          <table:table-cell office:value-type="float" office:value="0.000466" calcext:value-type="float">
            <text:p>0.00046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000341" calcext:value-type="float">
            <text:p>0.00034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000392" calcext:value-type="float">
            <text:p>0.00039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0.000377" calcext:value-type="float">
            <text:p>0.00037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0431" calcext:value-type="float">
            <text:p>0.00043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0427" calcext:value-type="float">
            <text:p>0.00042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1323" calcext:value-type="float">
            <text:p>0.001323</text:p>
          </table:table-cell>
          <table:table-cell office:value-type="float" office:value="0.000414" calcext:value-type="float">
            <text:p>0.00041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.000414" calcext:value-type="float">
            <text:p>0.00041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.000438" calcext:value-type="float">
            <text:p>0.00043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0382" calcext:value-type="float">
            <text:p>0.00038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0.000484" calcext:value-type="float">
            <text:p>0.00048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0515" calcext:value-type="float">
            <text:p>0.00051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0.000531" calcext:value-type="float">
            <text:p>0.00053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.000568" calcext:value-type="float">
            <text:p>0.00056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1077" calcext:value-type="float">
            <text:p>0.001077</text:p>
          </table:table-cell>
          <table:table-cell office:value-type="float" office:value="0.000553" calcext:value-type="float">
            <text:p>0.00055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00501" calcext:value-type="float">
            <text:p>0.00050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.000651" calcext:value-type="float">
            <text:p>0.00065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0599" calcext:value-type="float">
            <text:p>0.00059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0592" calcext:value-type="float">
            <text:p>0.00059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0541" calcext:value-type="float">
            <text:p>0.00054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531" calcext:value-type="float">
            <text:p>0.00053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00515" calcext:value-type="float">
            <text:p>0.00051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000525" calcext:value-type="float">
            <text:p>0.00052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000498" calcext:value-type="float">
            <text:p>0.00049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00489" calcext:value-type="float">
            <text:p>0.00048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0505" calcext:value-type="float">
            <text:p>0.0005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00063" calcext:value-type="float">
            <text:p>0.0006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0.000557" calcext:value-type="float">
            <text:p>0.00055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000546" calcext:value-type="float">
            <text:p>0.00054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0.000512" calcext:value-type="float">
            <text:p>0.00051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00636" calcext:value-type="float">
            <text:p>0.00063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000508" calcext:value-type="float">
            <text:p>0.00050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0494" calcext:value-type="float">
            <text:p>0.00049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565" calcext:value-type="float">
            <text:p>0.00056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0563" calcext:value-type="float">
            <text:p>0.00056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00053" calcext:value-type="float">
            <text:p>0.0005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0687" calcext:value-type="float">
            <text:p>0.00068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.000523" calcext:value-type="float">
            <text:p>0.00052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0598" calcext:value-type="float">
            <text:p>0.00059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982" calcext:value-type="float">
            <text:p>0.000982</text:p>
          </table:table-cell>
          <table:table-cell office:value-type="float" office:value="0.000539" calcext:value-type="float">
            <text:p>0.00053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0.000683" calcext:value-type="float">
            <text:p>0.00068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.001836" calcext:value-type="float">
            <text:p>0.001836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00471" calcext:value-type="float">
            <text:p>0.00047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597" calcext:value-type="float">
            <text:p>0.00059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057" calcext:value-type="float">
            <text:p>0.0005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0.000681" calcext:value-type="float">
            <text:p>0.00068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.001469" calcext:value-type="float">
            <text:p>0.00146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803" calcext:value-type="float">
            <text:p>0.003803</text:p>
          </table:table-cell>
          <table:table-cell office:value-type="float" office:value="0.003937" calcext:value-type="float">
            <text:p>0.003937</text:p>
          </table:table-cell>
          <table:table-cell office:value-type="float" office:value="0.002671" calcext:value-type="float">
            <text:p>0.002671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538" calcext:value-type="float">
            <text:p>0.00053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0971" calcext:value-type="float">
            <text:p>0.00097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0544" calcext:value-type="float">
            <text:p>0.00054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3261" calcext:value-type="float">
            <text:p>0.00326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0969" calcext:value-type="float">
            <text:p>0.00096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1439" calcext:value-type="float">
            <text:p>0.00143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2292" calcext:value-type="float">
            <text:p>0.002292</text:p>
          </table:table-cell>
          <table:table-cell office:value-type="float" office:value="0.000721" calcext:value-type="float">
            <text:p>0.00072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0.00129" calcext:value-type="float">
            <text:p>0.001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000635" calcext:value-type="float">
            <text:p>0.00063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0639" calcext:value-type="float">
            <text:p>0.00063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0531" calcext:value-type="float">
            <text:p>0.00053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506" calcext:value-type="float">
            <text:p>0.00050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999" calcext:value-type="float">
            <text:p>0.001999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2026" calcext:value-type="float">
            <text:p>0.002026</text:p>
          </table:table-cell>
          <table:table-cell office:value-type="float" office:value="0.000639" calcext:value-type="float">
            <text:p>0.00063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0627" calcext:value-type="float">
            <text:p>0.00062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000625" calcext:value-type="float">
            <text:p>0.00062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1834" calcext:value-type="float">
            <text:p>0.001834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3515" calcext:value-type="float">
            <text:p>0.00351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529" calcext:value-type="float">
            <text:p>0.0005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4281" calcext:value-type="float">
            <text:p>0.004281</text:p>
          </table:table-cell>
          <table:table-cell office:value-type="float" office:value="0.002311" calcext:value-type="float">
            <text:p>0.002311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348" calcext:value-type="float">
            <text:p>0.0034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247" calcext:value-type="float">
            <text:p>0.003247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537" calcext:value-type="float">
            <text:p>0.00053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0.003348" calcext:value-type="float">
            <text:p>0.003348</text:p>
          </table:table-cell>
          <table:table-cell office:value-type="float" office:value="0.002176" calcext:value-type="float">
            <text:p>0.002176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000526" calcext:value-type="float">
            <text:p>0.00052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4863" calcext:value-type="float">
            <text:p>0.004863</text:p>
          </table:table-cell>
          <table:table-cell office:value-type="float" office:value="0.002657" calcext:value-type="float">
            <text:p>0.002657</text:p>
          </table:table-cell>
          <table:table-cell office:value-type="float" office:value="0.001736" calcext:value-type="float">
            <text:p>0.001736</text:p>
          </table:table-cell>
          <table:table-cell office:value-type="float" office:value="0.002096" calcext:value-type="float">
            <text:p>0.002096</text:p>
          </table:table-cell>
          <table:table-cell office:value-type="float" office:value="0.004009" calcext:value-type="float">
            <text:p>0.004009</text:p>
          </table:table-cell>
          <table:table-cell office:value-type="float" office:value="0.002576" calcext:value-type="float">
            <text:p>0.0025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734" calcext:value-type="float">
            <text:p>0.00173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582" calcext:value-type="float">
            <text:p>0.00058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0961" calcext:value-type="float">
            <text:p>0.00096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.000619" calcext:value-type="float">
            <text:p>0.00061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00571" calcext:value-type="float">
            <text:p>0.00057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0893" calcext:value-type="float">
            <text:p>0.00089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000704" calcext:value-type="float">
            <text:p>0.0007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099" calcext:value-type="float">
            <text:p>0.0009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.001092" calcext:value-type="float">
            <text:p>0.001092</text:p>
          </table:table-cell>
          <table:table-cell office:value-type="float" office:value="0.000655" calcext:value-type="float">
            <text:p>0.00065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499" calcext:value-type="float">
            <text:p>0.001499</text:p>
          </table:table-cell>
          <table:table-cell office:value-type="float" office:value="0.000857" calcext:value-type="float">
            <text:p>0.00085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0914" calcext:value-type="float">
            <text:p>0.00091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.000751" calcext:value-type="float">
            <text:p>0.00075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000722" calcext:value-type="float">
            <text:p>0.00072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0.000747" calcext:value-type="float">
            <text:p>0.00074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165" calcext:value-type="float">
            <text:p>0.00116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0.000905" calcext:value-type="float">
            <text:p>0.0009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005693" calcext:value-type="float">
            <text:p>0.00569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00889" calcext:value-type="float">
            <text:p>0.00088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000651" calcext:value-type="float">
            <text:p>0.00065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000651" calcext:value-type="float">
            <text:p>0.00065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905" calcext:value-type="float">
            <text:p>0.0009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571" calcext:value-type="float">
            <text:p>0.000571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0658" calcext:value-type="float">
            <text:p>0.00065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0585" calcext:value-type="float">
            <text:p>0.00058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0935" calcext:value-type="float">
            <text:p>0.00093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00614" calcext:value-type="float">
            <text:p>0.00061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0598" calcext:value-type="float">
            <text:p>0.00059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00581" calcext:value-type="float">
            <text:p>0.00058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666" calcext:value-type="float">
            <text:p>0.00066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0803" calcext:value-type="float">
            <text:p>0.00080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003069" calcext:value-type="float">
            <text:p>0.00306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0837" calcext:value-type="float">
            <text:p>0.00083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595" calcext:value-type="float">
            <text:p>0.00059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000588" calcext:value-type="float">
            <text:p>0.00058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.000561" calcext:value-type="float">
            <text:p>0.00056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575" calcext:value-type="float">
            <text:p>0.00057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0.000775" calcext:value-type="float">
            <text:p>0.00077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2039" calcext:value-type="float">
            <text:p>0.002039</text:p>
          </table:table-cell>
          <table:table-cell office:value-type="float" office:value="0.000662" calcext:value-type="float">
            <text:p>0.0006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6756" calcext:value-type="float">
            <text:p>0.006756</text:p>
          </table:table-cell>
          <table:table-cell office:value-type="float" office:value="0.004491" calcext:value-type="float">
            <text:p>0.004491</text:p>
          </table:table-cell>
          <table:table-cell office:value-type="float" office:value="0.001447" calcext:value-type="float">
            <text:p>0.001447</text:p>
          </table:table-cell>
          <table:table-cell office:value-type="float" office:value="0.003212" calcext:value-type="float">
            <text:p>0.003212</text:p>
          </table:table-cell>
          <table:table-cell office:value-type="float" office:value="0.000974" calcext:value-type="float">
            <text:p>0.00097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0787" calcext:value-type="float">
            <text:p>0.00078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0839" calcext:value-type="float">
            <text:p>0.00083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0902" calcext:value-type="float">
            <text:p>0.00090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6834" calcext:value-type="float">
            <text:p>0.006834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.000929" calcext:value-type="float">
            <text:p>0.00092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0.000821" calcext:value-type="float">
            <text:p>0.00082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0835" calcext:value-type="float">
            <text:p>0.00083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0936" calcext:value-type="float">
            <text:p>0.00093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062" calcext:value-type="float">
            <text:p>0.000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1419" calcext:value-type="float">
            <text:p>0.001419</text:p>
          </table:table-cell>
          <table:table-cell office:value-type="float" office:value="0.000723" calcext:value-type="float">
            <text:p>0.00072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1281" calcext:value-type="float">
            <text:p>0.001281</text:p>
          </table:table-cell>
          <table:table-cell office:value-type="float" office:value="0.001018" calcext:value-type="float">
            <text:p>0.00101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996" calcext:value-type="float">
            <text:p>0.000996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0611" calcext:value-type="float">
            <text:p>0.00061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001" calcext:value-type="float">
            <text:p>0.00100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563" calcext:value-type="float">
            <text:p>0.00056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000667" calcext:value-type="float">
            <text:p>0.00066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0745" calcext:value-type="float">
            <text:p>0.00074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0607" calcext:value-type="float">
            <text:p>0.00060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0786" calcext:value-type="float">
            <text:p>0.00078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001092" calcext:value-type="float">
            <text:p>0.001092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0797" calcext:value-type="float">
            <text:p>0.00079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.000628" calcext:value-type="float">
            <text:p>0.00062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000555" calcext:value-type="float">
            <text:p>0.00055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00084" calcext:value-type="float">
            <text:p>0.0008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75" calcext:value-type="float">
            <text:p>0.00077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771" calcext:value-type="float">
            <text:p>0.00077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0828" calcext:value-type="float">
            <text:p>0.00082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.000649" calcext:value-type="float">
            <text:p>0.00064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1062" calcext:value-type="float">
            <text:p>0.0010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1092" calcext:value-type="float">
            <text:p>0.001092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0727" calcext:value-type="float">
            <text:p>0.00072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0822" calcext:value-type="float">
            <text:p>0.00082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0645" calcext:value-type="float">
            <text:p>0.00064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00088" calcext:value-type="float">
            <text:p>0.0008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000813" calcext:value-type="float">
            <text:p>0.00081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1665" calcext:value-type="float">
            <text:p>0.00166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001073" calcext:value-type="float">
            <text:p>0.001073</text:p>
          </table:table-cell>
          <table:table-cell office:value-type="float" office:value="0.00059" calcext:value-type="float">
            <text:p>0.0005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000884" calcext:value-type="float">
            <text:p>0.00088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0.000803" calcext:value-type="float">
            <text:p>0.00080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0664" calcext:value-type="float">
            <text:p>0.00066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.000821" calcext:value-type="float">
            <text:p>0.00082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000745" calcext:value-type="float">
            <text:p>0.00074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0.000858" calcext:value-type="float">
            <text:p>0.00085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000866" calcext:value-type="float">
            <text:p>0.00086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0721" calcext:value-type="float">
            <text:p>0.00072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000774" calcext:value-type="float">
            <text:p>0.00077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000953" calcext:value-type="float">
            <text:p>0.00095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.000887" calcext:value-type="float">
            <text:p>0.00088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0849" calcext:value-type="float">
            <text:p>0.00084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0735" calcext:value-type="float">
            <text:p>0.00073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0898" calcext:value-type="float">
            <text:p>0.00089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1001" calcext:value-type="float">
            <text:p>0.00100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727" calcext:value-type="float">
            <text:p>0.00072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811" calcext:value-type="float">
            <text:p>0.00081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0909" calcext:value-type="float">
            <text:p>0.00090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873" calcext:value-type="float">
            <text:p>0.00087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0.000829" calcext:value-type="float">
            <text:p>0.00082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858" calcext:value-type="float">
            <text:p>0.00085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0842" calcext:value-type="float">
            <text:p>0.00084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.000963" calcext:value-type="float">
            <text:p>0.00096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0928" calcext:value-type="float">
            <text:p>0.00092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4524" calcext:value-type="float">
            <text:p>0.004524</text:p>
          </table:table-cell>
          <table:table-cell office:value-type="float" office:value="0.006602" calcext:value-type="float">
            <text:p>0.006602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2324" calcext:value-type="float">
            <text:p>0.002324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00333" calcext:value-type="float">
            <text:p>0.00033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032" calcext:value-type="float">
            <text:p>0.0003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57" calcext:value-type="float">
            <text:p>0.002657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0322" calcext:value-type="float">
            <text:p>0.00032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.003811" calcext:value-type="float">
            <text:p>0.00381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452" calcext:value-type="float">
            <text:p>0.002452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322" calcext:value-type="float">
            <text:p>0.00032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0.000345" calcext:value-type="float">
            <text:p>0.00034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718" calcext:value-type="float">
            <text:p>0.002718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2909" calcext:value-type="float">
            <text:p>0.002909</text:p>
          </table:table-cell>
          <table:table-cell office:value-type="float" office:value="0.004727" calcext:value-type="float">
            <text:p>0.004727</text:p>
          </table:table-cell>
          <table:table-cell office:value-type="float" office:value="0.000336" calcext:value-type="float">
            <text:p>0.00033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000333" calcext:value-type="float">
            <text:p>0.00033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869" calcext:value-type="float">
            <text:p>0.002869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0337" calcext:value-type="float">
            <text:p>0.00033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779" calcext:value-type="float">
            <text:p>0.002779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0.004494" calcext:value-type="float">
            <text:p>0.004494</text:p>
          </table:table-cell>
          <table:table-cell office:value-type="float" office:value="0.000334" calcext:value-type="float">
            <text:p>0.00033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654" calcext:value-type="float">
            <text:p>0.002654</text:p>
          </table:table-cell>
          <table:table-cell office:value-type="float" office:value="0.004507" calcext:value-type="float">
            <text:p>0.004507</text:p>
          </table:table-cell>
          <table:table-cell office:value-type="float" office:value="0.000324" calcext:value-type="float">
            <text:p>0.00032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293" calcext:value-type="float">
            <text:p>0.004293</text:p>
          </table:table-cell>
          <table:table-cell office:value-type="float" office:value="0.000347" calcext:value-type="float">
            <text:p>0.00034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259" calcext:value-type="float">
            <text:p>0.002259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0475" calcext:value-type="float">
            <text:p>0.00047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47" calcext:value-type="float">
            <text:p>0.002647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2243" calcext:value-type="float">
            <text:p>0.002243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0321" calcext:value-type="float">
            <text:p>0.00032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573" calcext:value-type="float">
            <text:p>0.002573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282" calcext:value-type="float">
            <text:p>0.002282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0322" calcext:value-type="float">
            <text:p>0.00032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.004322" calcext:value-type="float">
            <text:p>0.004322</text:p>
          </table:table-cell>
          <table:table-cell office:value-type="float" office:value="0.000349" calcext:value-type="float">
            <text:p>0.00034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2584" calcext:value-type="float">
            <text:p>0.002584</text:p>
          </table:table-cell>
          <table:table-cell office:value-type="float" office:value="0.004361" calcext:value-type="float">
            <text:p>0.004361</text:p>
          </table:table-cell>
          <table:table-cell office:value-type="float" office:value="0.000324" calcext:value-type="float">
            <text:p>0.00032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433" calcext:value-type="float">
            <text:p>0.002433</text:p>
          </table:table-cell>
          <table:table-cell office:value-type="float" office:value="0.004297" calcext:value-type="float">
            <text:p>0.004297</text:p>
          </table:table-cell>
          <table:table-cell office:value-type="float" office:value="0.000321" calcext:value-type="float">
            <text:p>0.00032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6997" calcext:value-type="float">
            <text:p>0.006997</text:p>
          </table:table-cell>
          <table:table-cell office:value-type="float" office:value="0.006001" calcext:value-type="float">
            <text:p>0.00600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343" calcext:value-type="float">
            <text:p>0.002343</text:p>
          </table:table-cell>
          <table:table-cell office:value-type="float" office:value="0.003954" calcext:value-type="float">
            <text:p>0.003954</text:p>
          </table:table-cell>
          <table:table-cell office:value-type="float" office:value="0.000348" calcext:value-type="float">
            <text:p>0.00034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424" calcext:value-type="float">
            <text:p>0.002424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0.000469" calcext:value-type="float">
            <text:p>0.00046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464" calcext:value-type="float">
            <text:p>0.002464</text:p>
          </table:table-cell>
          <table:table-cell office:value-type="float" office:value="0.004322" calcext:value-type="float">
            <text:p>0.004322</text:p>
          </table:table-cell>
          <table:table-cell office:value-type="float" office:value="0.000322" calcext:value-type="float">
            <text:p>0.00032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5859" calcext:value-type="float">
            <text:p>0.005859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00335" calcext:value-type="float">
            <text:p>0.00033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7793" calcext:value-type="float">
            <text:p>0.007793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.003987" calcext:value-type="float">
            <text:p>0.003987</text:p>
          </table:table-cell>
          <table:table-cell office:value-type="float" office:value="0.00033" calcext:value-type="float">
            <text:p>0.0003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7898" calcext:value-type="float">
            <text:p>0.007898</text:p>
          </table:table-cell>
          <table:table-cell office:value-type="float" office:value="0.004952" calcext:value-type="float">
            <text:p>0.00495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0329" calcext:value-type="float">
            <text:p>0.00032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0.004062" calcext:value-type="float">
            <text:p>0.004062</text:p>
          </table:table-cell>
          <table:table-cell office:value-type="float" office:value="0.000325" calcext:value-type="float">
            <text:p>0.00032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04877" calcext:value-type="float">
            <text:p>0.00487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4811" calcext:value-type="float">
            <text:p>0.004811</text:p>
          </table:table-cell>
          <table:table-cell office:value-type="float" office:value="0.000328" calcext:value-type="float">
            <text:p>0.00032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4698" calcext:value-type="float">
            <text:p>0.004698</text:p>
          </table:table-cell>
          <table:table-cell office:value-type="float" office:value="0.000325" calcext:value-type="float">
            <text:p>0.00032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0.004956" calcext:value-type="float">
            <text:p>0.004956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4838" calcext:value-type="float">
            <text:p>0.004838</text:p>
          </table:table-cell>
          <table:table-cell office:value-type="float" office:value="0.000326" calcext:value-type="float">
            <text:p>0.00032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535" calcext:value-type="float">
            <text:p>0.002535</text:p>
          </table:table-cell>
          <table:table-cell office:value-type="float" office:value="0.004258" calcext:value-type="float">
            <text:p>0.004258</text:p>
          </table:table-cell>
          <table:table-cell office:value-type="float" office:value="0.000337" calcext:value-type="float">
            <text:p>0.00033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3851" calcext:value-type="float">
            <text:p>0.003851</text:p>
          </table:table-cell>
          <table:table-cell office:value-type="float" office:value="0.000447" calcext:value-type="float">
            <text:p>0.00044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7822" calcext:value-type="float">
            <text:p>0.007822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641" calcext:value-type="float">
            <text:p>0.002641</text:p>
          </table:table-cell>
          <table:table-cell office:value-type="float" office:value="0.004735" calcext:value-type="float">
            <text:p>0.004735</text:p>
          </table:table-cell>
          <table:table-cell office:value-type="float" office:value="0.000331" calcext:value-type="float">
            <text:p>0.00033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657" calcext:value-type="float">
            <text:p>0.001657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000818" calcext:value-type="float">
            <text:p>0.00081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2181" calcext:value-type="float">
            <text:p>0.002181</text:p>
          </table:table-cell>
          <table:table-cell office:value-type="float" office:value="0.004543" calcext:value-type="float">
            <text:p>0.004543</text:p>
          </table:table-cell>
          <table:table-cell office:value-type="float" office:value="0.000775" calcext:value-type="float">
            <text:p>0.00077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423" calcext:value-type="float">
            <text:p>0.00242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04166" calcext:value-type="float">
            <text:p>0.004166</text:p>
          </table:table-cell>
          <table:table-cell office:value-type="float" office:value="0.000621" calcext:value-type="float">
            <text:p>0.00062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.002177" calcext:value-type="float">
            <text:p>0.00217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0.000622" calcext:value-type="float">
            <text:p>0.00062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2308" calcext:value-type="float">
            <text:p>0.002308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1919" calcext:value-type="float">
            <text:p>0.001919</text:p>
          </table:table-cell>
          <table:table-cell office:value-type="float" office:value="0.004431" calcext:value-type="float">
            <text:p>0.004431</text:p>
          </table:table-cell>
          <table:table-cell office:value-type="float" office:value="0.000691" calcext:value-type="float">
            <text:p>0.00069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371" calcext:value-type="float">
            <text:p>0.002371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0744" calcext:value-type="float">
            <text:p>0.00074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0.002083" calcext:value-type="float">
            <text:p>0.00208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1733" calcext:value-type="float">
            <text:p>0.001733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0755" calcext:value-type="float">
            <text:p>0.00075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4643" calcext:value-type="float">
            <text:p>0.004643</text:p>
          </table:table-cell>
          <table:table-cell office:value-type="float" office:value="0.000805" calcext:value-type="float">
            <text:p>0.0008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255" calcext:value-type="float">
            <text:p>0.002255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708" calcext:value-type="float">
            <text:p>0.004708</text:p>
          </table:table-cell>
          <table:table-cell office:value-type="float" office:value="0.000644" calcext:value-type="float">
            <text:p>0.00064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0.004824" calcext:value-type="float">
            <text:p>0.004824</text:p>
          </table:table-cell>
          <table:table-cell office:value-type="float" office:value="0.000776" calcext:value-type="float">
            <text:p>0.00077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0.000639" calcext:value-type="float">
            <text:p>0.00063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4856" calcext:value-type="float">
            <text:p>0.004856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2296" calcext:value-type="float">
            <text:p>0.002296</text:p>
          </table:table-cell>
          <table:table-cell office:value-type="float" office:value="0.004842" calcext:value-type="float">
            <text:p>0.004842</text:p>
          </table:table-cell>
          <table:table-cell office:value-type="float" office:value="0.000811" calcext:value-type="float">
            <text:p>0.00081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4782" calcext:value-type="float">
            <text:p>0.004782</text:p>
          </table:table-cell>
          <table:table-cell office:value-type="float" office:value="0.005841" calcext:value-type="float">
            <text:p>0.00584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0.003977" calcext:value-type="float">
            <text:p>0.003977</text:p>
          </table:table-cell>
          <table:table-cell office:value-type="float" office:value="0.000589" calcext:value-type="float">
            <text:p>0.00058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144" calcext:value-type="float">
            <text:p>0.002144</text:p>
          </table:table-cell>
          <table:table-cell office:value-type="float" office:value="0.002414" calcext:value-type="float">
            <text:p>0.002414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722" calcext:value-type="float">
            <text:p>0.001722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064" calcext:value-type="float">
            <text:p>0.0006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4409" calcext:value-type="float">
            <text:p>0.00440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4276" calcext:value-type="float">
            <text:p>0.004276</text:p>
          </table:table-cell>
          <table:table-cell office:value-type="float" office:value="0.000746" calcext:value-type="float">
            <text:p>0.00074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5041" calcext:value-type="float">
            <text:p>0.005041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00635" calcext:value-type="float">
            <text:p>0.00063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2244" calcext:value-type="float">
            <text:p>0.002244</text:p>
          </table:table-cell>
          <table:table-cell office:value-type="float" office:value="0.004975" calcext:value-type="float">
            <text:p>0.004975</text:p>
          </table:table-cell>
          <table:table-cell office:value-type="float" office:value="0.00076" calcext:value-type="float">
            <text:p>0.0007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1758" calcext:value-type="float">
            <text:p>0.001758</text:p>
          </table:table-cell>
          <table:table-cell office:value-type="float" office:value="0.005364" calcext:value-type="float">
            <text:p>0.005364</text:p>
          </table:table-cell>
          <table:table-cell office:value-type="float" office:value="0.00095" calcext:value-type="float">
            <text:p>0.0009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0.002845" calcext:value-type="float">
            <text:p>0.00284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1801" calcext:value-type="float">
            <text:p>0.001801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0644" calcext:value-type="float">
            <text:p>0.00064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96" calcext:value-type="float">
            <text:p>0.001796</text:p>
          </table:table-cell>
          <table:table-cell office:value-type="float" office:value="0.002143" calcext:value-type="float">
            <text:p>0.002143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2369" calcext:value-type="float">
            <text:p>0.002369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00761" calcext:value-type="float">
            <text:p>0.00076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117" calcext:value-type="float">
            <text:p>0.002117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0624" calcext:value-type="float">
            <text:p>0.00062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0.002835" calcext:value-type="float">
            <text:p>0.00283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2388" calcext:value-type="float">
            <text:p>0.002388</text:p>
          </table:table-cell>
          <table:table-cell office:value-type="float" office:value="0.004783" calcext:value-type="float">
            <text:p>0.004783</text:p>
          </table:table-cell>
          <table:table-cell office:value-type="float" office:value="0.000614" calcext:value-type="float">
            <text:p>0.00061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24" calcext:value-type="float">
            <text:p>0.001724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821" calcext:value-type="float">
            <text:p>0.001821</text:p>
          </table:table-cell>
          <table:table-cell office:value-type="float" office:value="0.004313" calcext:value-type="float">
            <text:p>0.004313</text:p>
          </table:table-cell>
          <table:table-cell office:value-type="float" office:value="0.00062" calcext:value-type="float">
            <text:p>0.0006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09" calcext:value-type="float">
            <text:p>0.001709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0.005182" calcext:value-type="float">
            <text:p>0.005182</text:p>
          </table:table-cell>
          <table:table-cell office:value-type="float" office:value="0.000823" calcext:value-type="float">
            <text:p>0.00082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3326" calcext:value-type="float">
            <text:p>0.003326</text:p>
          </table:table-cell>
          <table:table-cell office:value-type="float" office:value="0.004072" calcext:value-type="float">
            <text:p>0.004072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498" calcext:value-type="float">
            <text:p>0.004498</text:p>
          </table:table-cell>
          <table:table-cell office:value-type="float" office:value="0.000788" calcext:value-type="float">
            <text:p>0.00078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005048" calcext:value-type="float">
            <text:p>0.005048</text:p>
          </table:table-cell>
          <table:table-cell office:value-type="float" office:value="0.000798" calcext:value-type="float">
            <text:p>0.00079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0.004335" calcext:value-type="float">
            <text:p>0.004335</text:p>
          </table:table-cell>
          <table:table-cell office:value-type="float" office:value="0.000626" calcext:value-type="float">
            <text:p>0.00062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5322" calcext:value-type="float">
            <text:p>0.005322</text:p>
          </table:table-cell>
          <table:table-cell office:value-type="float" office:value="0.000629" calcext:value-type="float">
            <text:p>0.00062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0.004566" calcext:value-type="float">
            <text:p>0.004566</text:p>
          </table:table-cell>
          <table:table-cell office:value-type="float" office:value="0.000638" calcext:value-type="float">
            <text:p>0.00063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0.000618" calcext:value-type="float">
            <text:p>0.00061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147" calcext:value-type="float">
            <text:p>0.0014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1677" calcext:value-type="float">
            <text:p>0.001677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142" calcext:value-type="float">
            <text:p>0.0014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535" calcext:value-type="float">
            <text:p>0.001535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0.001192" calcext:value-type="float">
            <text:p>0.00119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1488" calcext:value-type="float">
            <text:p>0.001488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144" calcext:value-type="float">
            <text:p>0.0014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77" calcext:value-type="float">
            <text:p>0.001277</text:p>
          </table:table-cell>
          <table:table-cell office:value-type="float" office:value="0.001513" calcext:value-type="float">
            <text:p>0.001513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3765" calcext:value-type="float">
            <text:p>0.003765</text:p>
          </table:table-cell>
          <table:table-cell office:value-type="float" office:value="0.001268" calcext:value-type="float">
            <text:p>0.00126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1488" calcext:value-type="float">
            <text:p>0.00148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19" calcext:value-type="float">
            <text:p>0.001719</text:p>
          </table:table-cell>
          <table:table-cell office:value-type="float" office:value="0.001897" calcext:value-type="float">
            <text:p>0.001897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1788" calcext:value-type="float">
            <text:p>0.001788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001179" calcext:value-type="float">
            <text:p>0.00117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01178" calcext:value-type="float">
            <text:p>0.00117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1861" calcext:value-type="float">
            <text:p>0.001861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1533" calcext:value-type="float">
            <text:p>0.00153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641" calcext:value-type="float">
            <text:p>0.001641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.001288" calcext:value-type="float">
            <text:p>0.00128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1502" calcext:value-type="float">
            <text:p>0.00150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1459" calcext:value-type="float">
            <text:p>0.001459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729" calcext:value-type="float">
            <text:p>0.001729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0.001421" calcext:value-type="float">
            <text:p>0.00142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23" calcext:value-type="float">
            <text:p>0.001723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2137" calcext:value-type="float">
            <text:p>0.002137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1209" calcext:value-type="float">
            <text:p>0.00120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0.004281" calcext:value-type="float">
            <text:p>0.004281</text:p>
          </table:table-cell>
          <table:table-cell office:value-type="float" office:value="0.001552" calcext:value-type="float">
            <text:p>0.00155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0.001746" calcext:value-type="float">
            <text:p>0.001746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01415" calcext:value-type="float">
            <text:p>0.00141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0.003022" calcext:value-type="float">
            <text:p>0.003022</text:p>
          </table:table-cell>
          <table:table-cell office:value-type="float" office:value="0.001096" calcext:value-type="float">
            <text:p>0.00109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.001614" calcext:value-type="float">
            <text:p>0.00161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125" calcext:value-type="float">
            <text:p>0.0012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1511" calcext:value-type="float">
            <text:p>0.00151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1544" calcext:value-type="float">
            <text:p>0.001544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1282" calcext:value-type="float">
            <text:p>0.00128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0133" calcext:value-type="float">
            <text:p>0.0013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045" calcext:value-type="float">
            <text:p>0.002045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2406" calcext:value-type="float">
            <text:p>0.002406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0.001192" calcext:value-type="float">
            <text:p>0.00119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1273" calcext:value-type="float">
            <text:p>0.00127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0.001266" calcext:value-type="float">
            <text:p>0.00126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.001566" calcext:value-type="float">
            <text:p>0.00156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1752" calcext:value-type="float">
            <text:p>0.001752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1257" calcext:value-type="float">
            <text:p>0.00125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01199" calcext:value-type="float">
            <text:p>0.00119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.004676" calcext:value-type="float">
            <text:p>0.004676</text:p>
          </table:table-cell>
          <table:table-cell office:value-type="float" office:value="0.00109" calcext:value-type="float">
            <text:p>0.0010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154" calcext:value-type="float">
            <text:p>0.0015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367" calcext:value-type="float">
            <text:p>0.00136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02354" calcext:value-type="float">
            <text:p>0.00235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2096" calcext:value-type="float">
            <text:p>0.00209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2228" calcext:value-type="float">
            <text:p>0.00222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419" calcext:value-type="float">
            <text:p>0.001419</text:p>
          </table:table-cell>
          <table:table-cell office:value-type="float" office:value="0.003311" calcext:value-type="float">
            <text:p>0.003311</text:p>
          </table:table-cell>
          <table:table-cell office:value-type="float" office:value="0.002414" calcext:value-type="float">
            <text:p>0.00241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.002146" calcext:value-type="float">
            <text:p>0.00214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3154" calcext:value-type="float">
            <text:p>0.003154</text:p>
          </table:table-cell>
          <table:table-cell office:value-type="float" office:value="0.002151" calcext:value-type="float">
            <text:p>0.00215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3169" calcext:value-type="float">
            <text:p>0.003169</text:p>
          </table:table-cell>
          <table:table-cell office:value-type="float" office:value="0.002178" calcext:value-type="float">
            <text:p>0.00217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02113" calcext:value-type="float">
            <text:p>0.00211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1297" calcext:value-type="float">
            <text:p>0.001297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2122" calcext:value-type="float">
            <text:p>0.00212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1471" calcext:value-type="float">
            <text:p>0.001471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2039" calcext:value-type="float">
            <text:p>0.00203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.00183" calcext:value-type="float">
            <text:p>0.0018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0.003311" calcext:value-type="float">
            <text:p>0.003311</text:p>
          </table:table-cell>
          <table:table-cell office:value-type="float" office:value="0.00193" calcext:value-type="float">
            <text:p>0.0019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1479" calcext:value-type="float">
            <text:p>0.001479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211" calcext:value-type="float">
            <text:p>0.0021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.003997" calcext:value-type="float">
            <text:p>0.003997</text:p>
          </table:table-cell>
          <table:table-cell office:value-type="float" office:value="0.001976" calcext:value-type="float">
            <text:p>0.0019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2751" calcext:value-type="float">
            <text:p>0.002751</text:p>
          </table:table-cell>
          <table:table-cell office:value-type="float" office:value="0.002085" calcext:value-type="float">
            <text:p>0.00208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002187" calcext:value-type="float">
            <text:p>0.00218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943" calcext:value-type="float">
            <text:p>0.000943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2194" calcext:value-type="float">
            <text:p>0.00219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498" calcext:value-type="float">
            <text:p>0.001498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2136" calcext:value-type="float">
            <text:p>0.00213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2097" calcext:value-type="float">
            <text:p>0.002097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1955" calcext:value-type="float">
            <text:p>0.00195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.002129" calcext:value-type="float">
            <text:p>0.0021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003347" calcext:value-type="float">
            <text:p>0.003347</text:p>
          </table:table-cell>
          <table:table-cell office:value-type="float" office:value="0.00218" calcext:value-type="float">
            <text:p>0.0021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2067" calcext:value-type="float">
            <text:p>0.00206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2046" calcext:value-type="float">
            <text:p>0.00204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1916" calcext:value-type="float">
            <text:p>0.001916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3363" calcext:value-type="float">
            <text:p>0.003363</text:p>
          </table:table-cell>
          <table:table-cell office:value-type="float" office:value="0.002229" calcext:value-type="float">
            <text:p>0.0022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003254" calcext:value-type="float">
            <text:p>0.003254</text:p>
          </table:table-cell>
          <table:table-cell office:value-type="float" office:value="0.00216" calcext:value-type="float">
            <text:p>0.0021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1387" calcext:value-type="float">
            <text:p>0.001387</text:p>
          </table:table-cell>
          <table:table-cell office:value-type="float" office:value="0.003232" calcext:value-type="float">
            <text:p>0.003232</text:p>
          </table:table-cell>
          <table:table-cell office:value-type="float" office:value="0.001945" calcext:value-type="float">
            <text:p>0.00194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2012" calcext:value-type="float">
            <text:p>0.00201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1523" calcext:value-type="float">
            <text:p>0.001523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217" calcext:value-type="float">
            <text:p>0.0021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297" calcext:value-type="float">
            <text:p>0.001297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2052" calcext:value-type="float">
            <text:p>0.00205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002069" calcext:value-type="float">
            <text:p>0.00206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.002629" calcext:value-type="float">
            <text:p>0.00262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01969" calcext:value-type="float">
            <text:p>0.00196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105" calcext:value-type="float">
            <text:p>0.0021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0.003218" calcext:value-type="float">
            <text:p>0.00321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1587" calcext:value-type="float">
            <text:p>0.001587</text:p>
          </table:table-cell>
          <table:table-cell office:value-type="float" office:value="0.004867" calcext:value-type="float">
            <text:p>0.004867</text:p>
          </table:table-cell>
          <table:table-cell office:value-type="float" office:value="0.002024" calcext:value-type="float">
            <text:p>0.00202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003026" calcext:value-type="float">
            <text:p>0.003026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.004365" calcext:value-type="float">
            <text:p>0.004365</text:p>
          </table:table-cell>
          <table:table-cell office:value-type="float" office:value="0.004346" calcext:value-type="float">
            <text:p>0.00434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2077" calcext:value-type="float">
            <text:p>0.00207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1691" calcext:value-type="float">
            <text:p>0.001691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1965" calcext:value-type="float">
            <text:p>0.00196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0.002589" calcext:value-type="float">
            <text:p>0.00258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511" calcext:value-type="float">
            <text:p>0.001511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2072" calcext:value-type="float">
            <text:p>0.002072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3052" calcext:value-type="float">
            <text:p>0.00305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1482" calcext:value-type="float">
            <text:p>0.001482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00208" calcext:value-type="float">
            <text:p>0.0020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1513" calcext:value-type="float">
            <text:p>0.001513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2764" calcext:value-type="float">
            <text:p>0.00276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1965" calcext:value-type="float">
            <text:p>0.00196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0.002096" calcext:value-type="float">
            <text:p>0.002096</text:p>
          </table:table-cell>
          <table:table-cell office:value-type="float" office:value="0.004566" calcext:value-type="float">
            <text:p>0.004566</text:p>
          </table:table-cell>
          <table:table-cell office:value-type="float" office:value="0.002129" calcext:value-type="float">
            <text:p>0.00212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2626" calcext:value-type="float">
            <text:p>0.00262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.004203" calcext:value-type="float">
            <text:p>0.004203</text:p>
          </table:table-cell>
          <table:table-cell office:value-type="float" office:value="0.002567" calcext:value-type="float">
            <text:p>0.00256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2738" calcext:value-type="float">
            <text:p>0.00273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0.004342" calcext:value-type="float">
            <text:p>0.004342</text:p>
          </table:table-cell>
          <table:table-cell office:value-type="float" office:value="0.002322" calcext:value-type="float">
            <text:p>0.00232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1579" calcext:value-type="float">
            <text:p>0.001579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2498" calcext:value-type="float">
            <text:p>0.00249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481" calcext:value-type="float">
            <text:p>0.001481</text:p>
          </table:table-cell>
          <table:table-cell office:value-type="float" office:value="0.004078" calcext:value-type="float">
            <text:p>0.004078</text:p>
          </table:table-cell>
          <table:table-cell office:value-type="float" office:value="0.001716" calcext:value-type="float">
            <text:p>0.00171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1642" calcext:value-type="float">
            <text:p>0.001642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0.002437" calcext:value-type="float">
            <text:p>0.00243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02631" calcext:value-type="float">
            <text:p>0.00263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1794" calcext:value-type="float">
            <text:p>0.00179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.004754" calcext:value-type="float">
            <text:p>0.004754</text:p>
          </table:table-cell>
          <table:table-cell office:value-type="float" office:value="0.002004" calcext:value-type="float">
            <text:p>0.0020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245" calcext:value-type="float">
            <text:p>0.0024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2669" calcext:value-type="float">
            <text:p>0.00266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4235" calcext:value-type="float">
            <text:p>0.004235</text:p>
          </table:table-cell>
          <table:table-cell office:value-type="float" office:value="0.002566" calcext:value-type="float">
            <text:p>0.00256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0.002888" calcext:value-type="float">
            <text:p>0.00288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.001323" calcext:value-type="float">
            <text:p>0.001323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2269" calcext:value-type="float">
            <text:p>0.00226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02921" calcext:value-type="float">
            <text:p>0.00292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0.001281" calcext:value-type="float">
            <text:p>0.001281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2649" calcext:value-type="float">
            <text:p>0.00264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1761" calcext:value-type="float">
            <text:p>0.001761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1843" calcext:value-type="float">
            <text:p>0.00184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4196" calcext:value-type="float">
            <text:p>0.004196</text:p>
          </table:table-cell>
          <table:table-cell office:value-type="float" office:value="0.003001" calcext:value-type="float">
            <text:p>0.00300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.001553" calcext:value-type="float">
            <text:p>0.001553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0.004336" calcext:value-type="float">
            <text:p>0.004336</text:p>
          </table:table-cell>
          <table:table-cell office:value-type="float" office:value="0.002104" calcext:value-type="float">
            <text:p>0.00210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02462" calcext:value-type="float">
            <text:p>0.0024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04593" calcext:value-type="float">
            <text:p>0.004593</text:p>
          </table:table-cell>
          <table:table-cell office:value-type="float" office:value="0.002807" calcext:value-type="float">
            <text:p>0.00280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0.002464" calcext:value-type="float">
            <text:p>0.00246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1354" calcext:value-type="float">
            <text:p>0.001354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.004346" calcext:value-type="float">
            <text:p>0.004346</text:p>
          </table:table-cell>
          <table:table-cell office:value-type="float" office:value="0.002862" calcext:value-type="float">
            <text:p>0.0028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.00246" calcext:value-type="float">
            <text:p>0.0024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31" calcext:value-type="float">
            <text:p>0.000831</text:p>
          </table:table-cell>
          <table:table-cell office:value-type="float" office:value="0.001348" calcext:value-type="float">
            <text:p>0.001348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0.004849" calcext:value-type="float">
            <text:p>0.004849</text:p>
          </table:table-cell>
          <table:table-cell office:value-type="float" office:value="0.002173" calcext:value-type="float">
            <text:p>0.00217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2068" calcext:value-type="float">
            <text:p>0.00206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.004553" calcext:value-type="float">
            <text:p>0.004553</text:p>
          </table:table-cell>
          <table:table-cell office:value-type="float" office:value="0.002417" calcext:value-type="float">
            <text:p>0.00241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.002258" calcext:value-type="float">
            <text:p>0.00225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1567" calcext:value-type="float">
            <text:p>0.001567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1932" calcext:value-type="float">
            <text:p>0.001932</text:p>
          </table:table-cell>
          <table:table-cell office:value-type="float" office:value="0.004014" calcext:value-type="float">
            <text:p>0.004014</text:p>
          </table:table-cell>
          <table:table-cell office:value-type="float" office:value="0.002378" calcext:value-type="float">
            <text:p>0.00237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001874" calcext:value-type="float">
            <text:p>0.001874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2562" calcext:value-type="float">
            <text:p>0.0025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.001488" calcext:value-type="float">
            <text:p>0.001488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.002491" calcext:value-type="float">
            <text:p>0.00249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2189" calcext:value-type="float">
            <text:p>0.00218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.001844" calcext:value-type="float">
            <text:p>0.001844</text:p>
          </table:table-cell>
          <table:table-cell office:value-type="float" office:value="0.004701" calcext:value-type="float">
            <text:p>0.004701</text:p>
          </table:table-cell>
          <table:table-cell office:value-type="float" office:value="0.002572" calcext:value-type="float">
            <text:p>0.00257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35" calcext:value-type="float">
            <text:p>0.000935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4206" calcext:value-type="float">
            <text:p>0.004206</text:p>
          </table:table-cell>
          <table:table-cell office:value-type="float" office:value="0.002148" calcext:value-type="float">
            <text:p>0.00214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02415" calcext:value-type="float">
            <text:p>0.00241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23" calcext:value-type="float">
            <text:p>0.001923</text:p>
          </table:table-cell>
          <table:table-cell office:value-type="float" office:value="0.004585" calcext:value-type="float">
            <text:p>0.004585</text:p>
          </table:table-cell>
          <table:table-cell office:value-type="float" office:value="0.001796" calcext:value-type="float">
            <text:p>0.00179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.001799" calcext:value-type="float">
            <text:p>0.001799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267" calcext:value-type="float">
            <text:p>0.0026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0.001577" calcext:value-type="float">
            <text:p>0.001577</text:p>
          </table:table-cell>
          <table:table-cell office:value-type="float" office:value="0.004574" calcext:value-type="float">
            <text:p>0.004574</text:p>
          </table:table-cell>
          <table:table-cell office:value-type="float" office:value="0.002913" calcext:value-type="float">
            <text:p>0.00291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0.001518" calcext:value-type="float">
            <text:p>0.001518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1737" calcext:value-type="float">
            <text:p>0.00173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2406" calcext:value-type="float">
            <text:p>0.00240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004722" calcext:value-type="float">
            <text:p>0.004722</text:p>
          </table:table-cell>
          <table:table-cell office:value-type="float" office:value="0.002767" calcext:value-type="float">
            <text:p>0.00276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1307" calcext:value-type="float">
            <text:p>0.001307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04684" calcext:value-type="float">
            <text:p>0.004684</text:p>
          </table:table-cell>
          <table:table-cell office:value-type="float" office:value="0.002657" calcext:value-type="float">
            <text:p>0.00265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1314" calcext:value-type="float">
            <text:p>0.001314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2502" calcext:value-type="float">
            <text:p>0.00250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2263" calcext:value-type="float">
            <text:p>0.00226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0.001915" calcext:value-type="float">
            <text:p>0.00191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.001327" calcext:value-type="float">
            <text:p>0.001327</text:p>
          </table:table-cell>
          <table:table-cell office:value-type="float" office:value="0.000762" calcext:value-type="float">
            <text:p>0.000762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2772" calcext:value-type="float">
            <text:p>0.00277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0.001913" calcext:value-type="float">
            <text:p>0.001913</text:p>
          </table:table-cell>
          <table:table-cell office:value-type="float" office:value="0.004454" calcext:value-type="float">
            <text:p>0.004454</text:p>
          </table:table-cell>
          <table:table-cell office:value-type="float" office:value="0.002481" calcext:value-type="float">
            <text:p>0.00248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001337" calcext:value-type="float">
            <text:p>0.001337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.00234" calcext:value-type="float">
            <text:p>0.0023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4207" calcext:value-type="float">
            <text:p>0.004207</text:p>
          </table:table-cell>
          <table:table-cell office:value-type="float" office:value="0.002159" calcext:value-type="float">
            <text:p>0.00215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1576" calcext:value-type="float">
            <text:p>0.00157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2106" calcext:value-type="float">
            <text:p>0.002106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0.00219" calcext:value-type="float">
            <text:p>0.0021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741" calcext:value-type="float">
            <text:p>0.001741</text:p>
          </table:table-cell>
          <table:table-cell office:value-type="float" office:value="0.004071" calcext:value-type="float">
            <text:p>0.004071</text:p>
          </table:table-cell>
          <table:table-cell office:value-type="float" office:value="0.003028" calcext:value-type="float">
            <text:p>0.00302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0.002225" calcext:value-type="float">
            <text:p>0.00222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.004132" calcext:value-type="float">
            <text:p>0.004132</text:p>
          </table:table-cell>
          <table:table-cell office:value-type="float" office:value="0.002322" calcext:value-type="float">
            <text:p>0.00232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.004701" calcext:value-type="float">
            <text:p>0.004701</text:p>
          </table:table-cell>
          <table:table-cell office:value-type="float" office:value="0.002243" calcext:value-type="float">
            <text:p>0.00224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0971" calcext:value-type="float">
            <text:p>0.000971</text:p>
          </table:table-cell>
          <table:table-cell office:value-type="float" office:value="0.001782" calcext:value-type="float">
            <text:p>0.001782</text:p>
          </table:table-cell>
          <table:table-cell office:value-type="float" office:value="0.004387" calcext:value-type="float">
            <text:p>0.004387</text:p>
          </table:table-cell>
          <table:table-cell office:value-type="float" office:value="0.002565" calcext:value-type="float">
            <text:p>0.00256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4296" calcext:value-type="float">
            <text:p>0.004296</text:p>
          </table:table-cell>
          <table:table-cell office:value-type="float" office:value="0.001798" calcext:value-type="float">
            <text:p>0.00179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4138" calcext:value-type="float">
            <text:p>0.004138</text:p>
          </table:table-cell>
          <table:table-cell office:value-type="float" office:value="0.002013" calcext:value-type="float">
            <text:p>0.00201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982" calcext:value-type="float">
            <text:p>0.000982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02575" calcext:value-type="float">
            <text:p>0.00257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4213" calcext:value-type="float">
            <text:p>0.004213</text:p>
          </table:table-cell>
          <table:table-cell office:value-type="float" office:value="0.002477" calcext:value-type="float">
            <text:p>0.00247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04556" calcext:value-type="float">
            <text:p>0.004556</text:p>
          </table:table-cell>
          <table:table-cell office:value-type="float" office:value="0.002739" calcext:value-type="float">
            <text:p>0.00273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2119" calcext:value-type="float">
            <text:p>0.00211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02155" calcext:value-type="float">
            <text:p>0.00215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1953" calcext:value-type="float">
            <text:p>0.001953</text:p>
          </table:table-cell>
          <table:table-cell office:value-type="float" office:value="0.004322" calcext:value-type="float">
            <text:p>0.004322</text:p>
          </table:table-cell>
          <table:table-cell office:value-type="float" office:value="0.002824" calcext:value-type="float">
            <text:p>0.00282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.004419" calcext:value-type="float">
            <text:p>0.004419</text:p>
          </table:table-cell>
          <table:table-cell office:value-type="float" office:value="0.002552" calcext:value-type="float">
            <text:p>0.00255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4794" calcext:value-type="float">
            <text:p>0.004794</text:p>
          </table:table-cell>
          <table:table-cell office:value-type="float" office:value="0.002614" calcext:value-type="float">
            <text:p>0.00261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.002967" calcext:value-type="float">
            <text:p>0.00296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001522" calcext:value-type="float">
            <text:p>0.001522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2287" calcext:value-type="float">
            <text:p>0.00228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.002259" calcext:value-type="float">
            <text:p>0.00225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0.002071" calcext:value-type="float">
            <text:p>0.00207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2887" calcext:value-type="float">
            <text:p>0.00288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.004801" calcext:value-type="float">
            <text:p>0.004801</text:p>
          </table:table-cell>
          <table:table-cell office:value-type="float" office:value="0.002181" calcext:value-type="float">
            <text:p>0.00218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04578" calcext:value-type="float">
            <text:p>0.004578</text:p>
          </table:table-cell>
          <table:table-cell office:value-type="float" office:value="0.002358" calcext:value-type="float">
            <text:p>0.00235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001738" calcext:value-type="float">
            <text:p>0.001738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0.00297" calcext:value-type="float">
            <text:p>0.002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0.002602" calcext:value-type="float">
            <text:p>0.00260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1642" calcext:value-type="float">
            <text:p>0.001642</text:p>
          </table:table-cell>
          <table:table-cell office:value-type="float" office:value="0.004062" calcext:value-type="float">
            <text:p>0.004062</text:p>
          </table:table-cell>
          <table:table-cell office:value-type="float" office:value="0.002341" calcext:value-type="float">
            <text:p>0.00234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04128" calcext:value-type="float">
            <text:p>0.004128</text:p>
          </table:table-cell>
          <table:table-cell office:value-type="float" office:value="0.002386" calcext:value-type="float">
            <text:p>0.00238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993" calcext:value-type="float">
            <text:p>0.010993</text:p>
          </table:table-cell>
          <table:table-cell office:value-type="float" office:value="0.015467" calcext:value-type="float">
            <text:p>0.015467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12846" calcext:value-type="float">
            <text:p>0.012846</text:p>
          </table:table-cell>
          <table:table-cell office:value-type="float" office:value="0.028823" calcext:value-type="float">
            <text:p>0.028823</text:p>
          </table:table-cell>
          <table:table-cell office:value-type="float" office:value="0.000719" calcext:value-type="float">
            <text:p>0.00071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822" calcext:value-type="float">
            <text:p>0.010822</text:p>
          </table:table-cell>
          <table:table-cell office:value-type="float" office:value="0.015236" calcext:value-type="float">
            <text:p>0.01523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3797" calcext:value-type="float">
            <text:p>0.013797</text:p>
          </table:table-cell>
          <table:table-cell office:value-type="float" office:value="0.027267" calcext:value-type="float">
            <text:p>0.027267</text:p>
          </table:table-cell>
          <table:table-cell office:value-type="float" office:value="0.000704" calcext:value-type="float">
            <text:p>0.00070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2957" calcext:value-type="float">
            <text:p>0.012957</text:p>
          </table:table-cell>
          <table:table-cell office:value-type="float" office:value="0.029035" calcext:value-type="float">
            <text:p>0.029035</text:p>
          </table:table-cell>
          <table:table-cell office:value-type="float" office:value="0.000817" calcext:value-type="float">
            <text:p>0.00081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1472" calcext:value-type="float">
            <text:p>0.011472</text:p>
          </table:table-cell>
          <table:table-cell office:value-type="float" office:value="0.016143" calcext:value-type="float">
            <text:p>0.01614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28518" calcext:value-type="float">
            <text:p>0.028518</text:p>
          </table:table-cell>
          <table:table-cell office:value-type="float" office:value="0.000712" calcext:value-type="float">
            <text:p>0.0007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821" calcext:value-type="float">
            <text:p>0.010821</text:p>
          </table:table-cell>
          <table:table-cell office:value-type="float" office:value="0.015265" calcext:value-type="float">
            <text:p>0.01526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1716" calcext:value-type="float">
            <text:p>0.011716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00691" calcext:value-type="float">
            <text:p>0.00069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754" calcext:value-type="float">
            <text:p>0.010754</text:p>
          </table:table-cell>
          <table:table-cell office:value-type="float" office:value="0.015712" calcext:value-type="float">
            <text:p>0.015712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1307" calcext:value-type="float">
            <text:p>0.011307</text:p>
          </table:table-cell>
          <table:table-cell office:value-type="float" office:value="0.029399" calcext:value-type="float">
            <text:p>0.029399</text:p>
          </table:table-cell>
          <table:table-cell office:value-type="float" office:value="0.000695" calcext:value-type="float">
            <text:p>0.00069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20346" calcext:value-type="float">
            <text:p>0.02034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27363" calcext:value-type="float">
            <text:p>0.027363</text:p>
          </table:table-cell>
          <table:table-cell office:value-type="float" office:value="0.000712" calcext:value-type="float">
            <text:p>0.0007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869" calcext:value-type="float">
            <text:p>0.0108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13855" calcext:value-type="float">
            <text:p>0.013855</text:p>
          </table:table-cell>
          <table:table-cell office:value-type="float" office:value="0.028548" calcext:value-type="float">
            <text:p>0.028548</text:p>
          </table:table-cell>
          <table:table-cell office:value-type="float" office:value="0.000704" calcext:value-type="float">
            <text:p>0.00070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819" calcext:value-type="float">
            <text:p>0.010819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3012" calcext:value-type="float">
            <text:p>0.013012</text:p>
          </table:table-cell>
          <table:table-cell office:value-type="float" office:value="0.029171" calcext:value-type="float">
            <text:p>0.029171</text:p>
          </table:table-cell>
          <table:table-cell office:value-type="float" office:value="0.000709" calcext:value-type="float">
            <text:p>0.00070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776" calcext:value-type="float">
            <text:p>0.010776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3434" calcext:value-type="float">
            <text:p>0.013434</text:p>
          </table:table-cell>
          <table:table-cell office:value-type="float" office:value="0.029574" calcext:value-type="float">
            <text:p>0.029574</text:p>
          </table:table-cell>
          <table:table-cell office:value-type="float" office:value="0.000716" calcext:value-type="float">
            <text:p>0.00071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845" calcext:value-type="float">
            <text:p>0.010845</text:p>
          </table:table-cell>
          <table:table-cell office:value-type="float" office:value="0.015978" calcext:value-type="float">
            <text:p>0.015978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13146" calcext:value-type="float">
            <text:p>0.013146</text:p>
          </table:table-cell>
          <table:table-cell office:value-type="float" office:value="0.028167" calcext:value-type="float">
            <text:p>0.028167</text:p>
          </table:table-cell>
          <table:table-cell office:value-type="float" office:value="0.000757" calcext:value-type="float">
            <text:p>0.00075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1166" calcext:value-type="float">
            <text:p>0.011166</text:p>
          </table:table-cell>
          <table:table-cell office:value-type="float" office:value="0.015651" calcext:value-type="float">
            <text:p>0.015651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12706" calcext:value-type="float">
            <text:p>0.012706</text:p>
          </table:table-cell>
          <table:table-cell office:value-type="float" office:value="0.028485" calcext:value-type="float">
            <text:p>0.028485</text:p>
          </table:table-cell>
          <table:table-cell office:value-type="float" office:value="0.000813" calcext:value-type="float">
            <text:p>0.00081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1093" calcext:value-type="float">
            <text:p>0.011093</text:p>
          </table:table-cell>
          <table:table-cell office:value-type="float" office:value="0.015626" calcext:value-type="float">
            <text:p>0.01562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2169" calcext:value-type="float">
            <text:p>0.012169</text:p>
          </table:table-cell>
          <table:table-cell office:value-type="float" office:value="0.028425" calcext:value-type="float">
            <text:p>0.028425</text:p>
          </table:table-cell>
          <table:table-cell office:value-type="float" office:value="0.000761" calcext:value-type="float">
            <text:p>0.00076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1558" calcext:value-type="float">
            <text:p>0.011558</text:p>
          </table:table-cell>
          <table:table-cell office:value-type="float" office:value="0.016485" calcext:value-type="float">
            <text:p>0.01648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12413" calcext:value-type="float">
            <text:p>0.012413</text:p>
          </table:table-cell>
          <table:table-cell office:value-type="float" office:value="0.029398" calcext:value-type="float">
            <text:p>0.029398</text:p>
          </table:table-cell>
          <table:table-cell office:value-type="float" office:value="0.000776" calcext:value-type="float">
            <text:p>0.00077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1609" calcext:value-type="float">
            <text:p>0.011609</text:p>
          </table:table-cell>
          <table:table-cell office:value-type="float" office:value="0.016476" calcext:value-type="float">
            <text:p>0.016476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13154" calcext:value-type="float">
            <text:p>0.013154</text:p>
          </table:table-cell>
          <table:table-cell office:value-type="float" office:value="0.027901" calcext:value-type="float">
            <text:p>0.027901</text:p>
          </table:table-cell>
          <table:table-cell office:value-type="float" office:value="0.000724" calcext:value-type="float">
            <text:p>0.00072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1077" calcext:value-type="float">
            <text:p>0.011077</text:p>
          </table:table-cell>
          <table:table-cell office:value-type="float" office:value="0.015606" calcext:value-type="float">
            <text:p>0.01560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3109" calcext:value-type="float">
            <text:p>0.013109</text:p>
          </table:table-cell>
          <table:table-cell office:value-type="float" office:value="0.028329" calcext:value-type="float">
            <text:p>0.028329</text:p>
          </table:table-cell>
          <table:table-cell office:value-type="float" office:value="0.000749" calcext:value-type="float">
            <text:p>0.00074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1195" calcext:value-type="float">
            <text:p>0.011195</text:p>
          </table:table-cell>
          <table:table-cell office:value-type="float" office:value="0.015643" calcext:value-type="float">
            <text:p>0.01564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3153" calcext:value-type="float">
            <text:p>0.013153</text:p>
          </table:table-cell>
          <table:table-cell office:value-type="float" office:value="0.027858" calcext:value-type="float">
            <text:p>0.027858</text:p>
          </table:table-cell>
          <table:table-cell office:value-type="float" office:value="0.00075" calcext:value-type="float">
            <text:p>0.0007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15773" calcext:value-type="float">
            <text:p>0.01577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4203" calcext:value-type="float">
            <text:p>0.014203</text:p>
          </table:table-cell>
          <table:table-cell office:value-type="float" office:value="0.027282" calcext:value-type="float">
            <text:p>0.027282</text:p>
          </table:table-cell>
          <table:table-cell office:value-type="float" office:value="0.000836" calcext:value-type="float">
            <text:p>0.00083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912" calcext:value-type="float">
            <text:p>0.010912</text:p>
          </table:table-cell>
          <table:table-cell office:value-type="float" office:value="0.015436" calcext:value-type="float">
            <text:p>0.01543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3129" calcext:value-type="float">
            <text:p>0.013129</text:p>
          </table:table-cell>
          <table:table-cell office:value-type="float" office:value="0.027292" calcext:value-type="float">
            <text:p>0.027292</text:p>
          </table:table-cell>
          <table:table-cell office:value-type="float" office:value="0.000705" calcext:value-type="float">
            <text:p>0.0007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803" calcext:value-type="float">
            <text:p>0.010803</text:p>
          </table:table-cell>
          <table:table-cell office:value-type="float" office:value="0.015685" calcext:value-type="float">
            <text:p>0.01568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1954" calcext:value-type="float">
            <text:p>0.011954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007" calcext:value-type="float">
            <text:p>0.000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6295" calcext:value-type="float">
            <text:p>0.016295</text:p>
          </table:table-cell>
          <table:table-cell office:value-type="float" office:value="0.015372" calcext:value-type="float">
            <text:p>0.015372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2492" calcext:value-type="float">
            <text:p>0.012492</text:p>
          </table:table-cell>
          <table:table-cell office:value-type="float" office:value="0.027233" calcext:value-type="float">
            <text:p>0.027233</text:p>
          </table:table-cell>
          <table:table-cell office:value-type="float" office:value="0.000715" calcext:value-type="float">
            <text:p>0.00071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812" calcext:value-type="float">
            <text:p>0.010812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28253" calcext:value-type="float">
            <text:p>0.028253</text:p>
          </table:table-cell>
          <table:table-cell office:value-type="float" office:value="0.000706" calcext:value-type="float">
            <text:p>0.00070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722" calcext:value-type="float">
            <text:p>0.010722</text:p>
          </table:table-cell>
          <table:table-cell office:value-type="float" office:value="0.015253" calcext:value-type="float">
            <text:p>0.01525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2974" calcext:value-type="float">
            <text:p>0.012974</text:p>
          </table:table-cell>
          <table:table-cell office:value-type="float" office:value="0.028338" calcext:value-type="float">
            <text:p>0.028338</text:p>
          </table:table-cell>
          <table:table-cell office:value-type="float" office:value="0.000711" calcext:value-type="float">
            <text:p>0.00071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0.015767" calcext:value-type="float">
            <text:p>0.015767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1916" calcext:value-type="float">
            <text:p>0.011916</text:p>
          </table:table-cell>
          <table:table-cell office:value-type="float" office:value="0.027932" calcext:value-type="float">
            <text:p>0.027932</text:p>
          </table:table-cell>
          <table:table-cell office:value-type="float" office:value="0.000706" calcext:value-type="float">
            <text:p>0.00070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785" calcext:value-type="float">
            <text:p>0.010785</text:p>
          </table:table-cell>
          <table:table-cell office:value-type="float" office:value="0.015236" calcext:value-type="float">
            <text:p>0.01523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0.028694" calcext:value-type="float">
            <text:p>0.028694</text:p>
          </table:table-cell>
          <table:table-cell office:value-type="float" office:value="0.000818" calcext:value-type="float">
            <text:p>0.00081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0.015362" calcext:value-type="float">
            <text:p>0.015362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13389" calcext:value-type="float">
            <text:p>0.013389</text:p>
          </table:table-cell>
          <table:table-cell office:value-type="float" office:value="0.028444" calcext:value-type="float">
            <text:p>0.028444</text:p>
          </table:table-cell>
          <table:table-cell office:value-type="float" office:value="0.000713" calcext:value-type="float">
            <text:p>0.00071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805" calcext:value-type="float">
            <text:p>0.010805</text:p>
          </table:table-cell>
          <table:table-cell office:value-type="float" office:value="0.015486" calcext:value-type="float">
            <text:p>0.01548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3551" calcext:value-type="float">
            <text:p>0.013551</text:p>
          </table:table-cell>
          <table:table-cell office:value-type="float" office:value="0.029925" calcext:value-type="float">
            <text:p>0.029925</text:p>
          </table:table-cell>
          <table:table-cell office:value-type="float" office:value="0.000765" calcext:value-type="float">
            <text:p>0.00076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0.015207" calcext:value-type="float">
            <text:p>0.015207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2189" calcext:value-type="float">
            <text:p>0.01218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00703" calcext:value-type="float">
            <text:p>0.00070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15457" calcext:value-type="float">
            <text:p>0.015457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1882" calcext:value-type="float">
            <text:p>0.011882</text:p>
          </table:table-cell>
          <table:table-cell office:value-type="float" office:value="0.028905" calcext:value-type="float">
            <text:p>0.028905</text:p>
          </table:table-cell>
          <table:table-cell office:value-type="float" office:value="0.000705" calcext:value-type="float">
            <text:p>0.0007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1027" calcext:value-type="float">
            <text:p>0.011027</text:p>
          </table:table-cell>
          <table:table-cell office:value-type="float" office:value="0.015559" calcext:value-type="float">
            <text:p>0.01555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3008" calcext:value-type="float">
            <text:p>0.013008</text:p>
          </table:table-cell>
          <table:table-cell office:value-type="float" office:value="0.028595" calcext:value-type="float">
            <text:p>0.028595</text:p>
          </table:table-cell>
          <table:table-cell office:value-type="float" office:value="0.000703" calcext:value-type="float">
            <text:p>0.00070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794" calcext:value-type="float">
            <text:p>0.006794</text:p>
          </table:table-cell>
          <table:table-cell office:value-type="float" office:value="0.008391" calcext:value-type="float">
            <text:p>0.00839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10156" calcext:value-type="float">
            <text:p>0.010156</text:p>
          </table:table-cell>
          <table:table-cell office:value-type="float" office:value="0.029491" calcext:value-type="float">
            <text:p>0.029491</text:p>
          </table:table-cell>
          <table:table-cell office:value-type="float" office:value="0.001394" calcext:value-type="float">
            <text:p>0.00139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0.008425" calcext:value-type="float">
            <text:p>0.008425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11332" calcext:value-type="float">
            <text:p>0.011332</text:p>
          </table:table-cell>
          <table:table-cell office:value-type="float" office:value="0.029311" calcext:value-type="float">
            <text:p>0.029311</text:p>
          </table:table-cell>
          <table:table-cell office:value-type="float" office:value="0.00141" calcext:value-type="float">
            <text:p>0.0014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14" calcext:value-type="float">
            <text:p>0.006814</text:p>
          </table:table-cell>
          <table:table-cell office:value-type="float" office:value="0.008508" calcext:value-type="float">
            <text:p>0.00850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583" calcext:value-type="float">
            <text:p>0.010583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01415" calcext:value-type="float">
            <text:p>0.00141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7027" calcext:value-type="float">
            <text:p>0.007027</text:p>
          </table:table-cell>
          <table:table-cell office:value-type="float" office:value="0.008582" calcext:value-type="float">
            <text:p>0.008582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568" calcext:value-type="float">
            <text:p>0.010568</text:p>
          </table:table-cell>
          <table:table-cell office:value-type="float" office:value="0.029949" calcext:value-type="float">
            <text:p>0.029949</text:p>
          </table:table-cell>
          <table:table-cell office:value-type="float" office:value="0.001378" calcext:value-type="float">
            <text:p>0.00137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0.008443" calcext:value-type="float">
            <text:p>0.008443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715" calcext:value-type="float">
            <text:p>0.010715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001503" calcext:value-type="float">
            <text:p>0.00150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983" calcext:value-type="float">
            <text:p>0.006983</text:p>
          </table:table-cell>
          <table:table-cell office:value-type="float" office:value="0.008455" calcext:value-type="float">
            <text:p>0.00845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9975" calcext:value-type="float">
            <text:p>0.009975</text:p>
          </table:table-cell>
          <table:table-cell office:value-type="float" office:value="0.027298" calcext:value-type="float">
            <text:p>0.027298</text:p>
          </table:table-cell>
          <table:table-cell office:value-type="float" office:value="0.001474" calcext:value-type="float">
            <text:p>0.00147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661" calcext:value-type="float">
            <text:p>0.006661</text:p>
          </table:table-cell>
          <table:table-cell office:value-type="float" office:value="0.009483" calcext:value-type="float">
            <text:p>0.009483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417" calcext:value-type="float">
            <text:p>0.010417</text:p>
          </table:table-cell>
          <table:table-cell office:value-type="float" office:value="0.030064" calcext:value-type="float">
            <text:p>0.030064</text:p>
          </table:table-cell>
          <table:table-cell office:value-type="float" office:value="0.001884" calcext:value-type="float">
            <text:p>0.00188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55" calcext:value-type="float">
            <text:p>0.006855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10061" calcext:value-type="float">
            <text:p>0.010061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1379" calcext:value-type="float">
            <text:p>0.00137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0.008663" calcext:value-type="float">
            <text:p>0.008663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28615" calcext:value-type="float">
            <text:p>0.028615</text:p>
          </table:table-cell>
          <table:table-cell office:value-type="float" office:value="0.001532" calcext:value-type="float">
            <text:p>0.00153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31" calcext:value-type="float">
            <text:p>0.006831</text:p>
          </table:table-cell>
          <table:table-cell office:value-type="float" office:value="0.008428" calcext:value-type="float">
            <text:p>0.00842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327" calcext:value-type="float">
            <text:p>0.010327</text:p>
          </table:table-cell>
          <table:table-cell office:value-type="float" office:value="0.028364" calcext:value-type="float">
            <text:p>0.028364</text:p>
          </table:table-cell>
          <table:table-cell office:value-type="float" office:value="0.001475" calcext:value-type="float">
            <text:p>0.00147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961" calcext:value-type="float">
            <text:p>0.006961</text:p>
          </table:table-cell>
          <table:table-cell office:value-type="float" office:value="0.008728" calcext:value-type="float">
            <text:p>0.00872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307" calcext:value-type="float">
            <text:p>0.010307</text:p>
          </table:table-cell>
          <table:table-cell office:value-type="float" office:value="0.029143" calcext:value-type="float">
            <text:p>0.029143</text:p>
          </table:table-cell>
          <table:table-cell office:value-type="float" office:value="0.001507" calcext:value-type="float">
            <text:p>0.00150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53" calcext:value-type="float">
            <text:p>0.006853</text:p>
          </table:table-cell>
          <table:table-cell office:value-type="float" office:value="0.008654" calcext:value-type="float">
            <text:p>0.00865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581" calcext:value-type="float">
            <text:p>0.010581</text:p>
          </table:table-cell>
          <table:table-cell office:value-type="float" office:value="0.028699" calcext:value-type="float">
            <text:p>0.028699</text:p>
          </table:table-cell>
          <table:table-cell office:value-type="float" office:value="0.001504" calcext:value-type="float">
            <text:p>0.00150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8157" calcext:value-type="float">
            <text:p>0.008157</text:p>
          </table:table-cell>
          <table:table-cell office:value-type="float" office:value="0.009357" calcext:value-type="float">
            <text:p>0.00935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12329" calcext:value-type="float">
            <text:p>0.012329</text:p>
          </table:table-cell>
          <table:table-cell office:value-type="float" office:value="0.029998" calcext:value-type="float">
            <text:p>0.029998</text:p>
          </table:table-cell>
          <table:table-cell office:value-type="float" office:value="0.001282" calcext:value-type="float">
            <text:p>0.00128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8394" calcext:value-type="float">
            <text:p>0.008394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10394" calcext:value-type="float">
            <text:p>0.010394</text:p>
          </table:table-cell>
          <table:table-cell office:value-type="float" office:value="0.029609" calcext:value-type="float">
            <text:p>0.029609</text:p>
          </table:table-cell>
          <table:table-cell office:value-type="float" office:value="0.001562" calcext:value-type="float">
            <text:p>0.00156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773" calcext:value-type="float">
            <text:p>0.006773</text:p>
          </table:table-cell>
          <table:table-cell office:value-type="float" office:value="0.008609" calcext:value-type="float">
            <text:p>0.00860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10352" calcext:value-type="float">
            <text:p>0.010352</text:p>
          </table:table-cell>
          <table:table-cell office:value-type="float" office:value="0.028833" calcext:value-type="float">
            <text:p>0.028833</text:p>
          </table:table-cell>
          <table:table-cell office:value-type="float" office:value="0.001395" calcext:value-type="float">
            <text:p>0.00139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8543" calcext:value-type="float">
            <text:p>0.008543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835" calcext:value-type="float">
            <text:p>0.010835</text:p>
          </table:table-cell>
          <table:table-cell office:value-type="float" office:value="0.027588" calcext:value-type="float">
            <text:p>0.027588</text:p>
          </table:table-cell>
          <table:table-cell office:value-type="float" office:value="0.001389" calcext:value-type="float">
            <text:p>0.00138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966" calcext:value-type="float">
            <text:p>0.006966</text:p>
          </table:table-cell>
          <table:table-cell office:value-type="float" office:value="0.008558" calcext:value-type="float">
            <text:p>0.008558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10341" calcext:value-type="float">
            <text:p>0.010341</text:p>
          </table:table-cell>
          <table:table-cell office:value-type="float" office:value="0.029466" calcext:value-type="float">
            <text:p>0.029466</text:p>
          </table:table-cell>
          <table:table-cell office:value-type="float" office:value="0.001426" calcext:value-type="float">
            <text:p>0.00142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32" calcext:value-type="float">
            <text:p>0.006832</text:p>
          </table:table-cell>
          <table:table-cell office:value-type="float" office:value="0.008419" calcext:value-type="float">
            <text:p>0.00841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10254" calcext:value-type="float">
            <text:p>0.010254</text:p>
          </table:table-cell>
          <table:table-cell office:value-type="float" office:value="0.028814" calcext:value-type="float">
            <text:p>0.028814</text:p>
          </table:table-cell>
          <table:table-cell office:value-type="float" office:value="0.001424" calcext:value-type="float">
            <text:p>0.00142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769" calcext:value-type="float">
            <text:p>0.006769</text:p>
          </table:table-cell>
          <table:table-cell office:value-type="float" office:value="0.008658" calcext:value-type="float">
            <text:p>0.00865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243" calcext:value-type="float">
            <text:p>0.010243</text:p>
          </table:table-cell>
          <table:table-cell office:value-type="float" office:value="0.028994" calcext:value-type="float">
            <text:p>0.028994</text:p>
          </table:table-cell>
          <table:table-cell office:value-type="float" office:value="0.001401" calcext:value-type="float">
            <text:p>0.00140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8489" calcext:value-type="float">
            <text:p>0.00848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052" calcext:value-type="float">
            <text:p>0.010052</text:p>
          </table:table-cell>
          <table:table-cell office:value-type="float" office:value="0.02868" calcext:value-type="float">
            <text:p>0.02868</text:p>
          </table:table-cell>
          <table:table-cell office:value-type="float" office:value="0.001522" calcext:value-type="float">
            <text:p>0.00152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43" calcext:value-type="float">
            <text:p>0.006843</text:p>
          </table:table-cell>
          <table:table-cell office:value-type="float" office:value="0.008508" calcext:value-type="float">
            <text:p>0.00850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9979" calcext:value-type="float">
            <text:p>0.009979</text:p>
          </table:table-cell>
          <table:table-cell office:value-type="float" office:value="0.028687" calcext:value-type="float">
            <text:p>0.028687</text:p>
          </table:table-cell>
          <table:table-cell office:value-type="float" office:value="0.001428" calcext:value-type="float">
            <text:p>0.00142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23" calcext:value-type="float">
            <text:p>0.006823</text:p>
          </table:table-cell>
          <table:table-cell office:value-type="float" office:value="0.008492" calcext:value-type="float">
            <text:p>0.00849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10528" calcext:value-type="float">
            <text:p>0.010528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01383" calcext:value-type="float">
            <text:p>0.00138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762" calcext:value-type="float">
            <text:p>0.006762</text:p>
          </table:table-cell>
          <table:table-cell office:value-type="float" office:value="0.008414" calcext:value-type="float">
            <text:p>0.00841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326" calcext:value-type="float">
            <text:p>0.010326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0.001352" calcext:value-type="float">
            <text:p>0.00135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8489" calcext:value-type="float">
            <text:p>0.00848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10247" calcext:value-type="float">
            <text:p>0.010247</text:p>
          </table:table-cell>
          <table:table-cell office:value-type="float" office:value="0.029729" calcext:value-type="float">
            <text:p>0.029729</text:p>
          </table:table-cell>
          <table:table-cell office:value-type="float" office:value="0.001386" calcext:value-type="float">
            <text:p>0.00138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937" calcext:value-type="float">
            <text:p>0.006937</text:p>
          </table:table-cell>
          <table:table-cell office:value-type="float" office:value="0.008464" calcext:value-type="float">
            <text:p>0.00846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297" calcext:value-type="float">
            <text:p>0.010297</text:p>
          </table:table-cell>
          <table:table-cell office:value-type="float" office:value="0.027896" calcext:value-type="float">
            <text:p>0.027896</text:p>
          </table:table-cell>
          <table:table-cell office:value-type="float" office:value="0.001479" calcext:value-type="float">
            <text:p>0.00147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83" calcext:value-type="float">
            <text:p>0.006883</text:p>
          </table:table-cell>
          <table:table-cell office:value-type="float" office:value="0.008448" calcext:value-type="float">
            <text:p>0.008448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10278" calcext:value-type="float">
            <text:p>0.010278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0.001381" calcext:value-type="float">
            <text:p>0.00138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761" calcext:value-type="float">
            <text:p>0.006761</text:p>
          </table:table-cell>
          <table:table-cell office:value-type="float" office:value="0.008636" calcext:value-type="float">
            <text:p>0.008636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285" calcext:value-type="float">
            <text:p>0.010285</text:p>
          </table:table-cell>
          <table:table-cell office:value-type="float" office:value="0.027716" calcext:value-type="float">
            <text:p>0.027716</text:p>
          </table:table-cell>
          <table:table-cell office:value-type="float" office:value="0.001379" calcext:value-type="float">
            <text:p>0.00137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66" calcext:value-type="float">
            <text:p>0.006866</text:p>
          </table:table-cell>
          <table:table-cell office:value-type="float" office:value="0.008473" calcext:value-type="float">
            <text:p>0.00847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10461" calcext:value-type="float">
            <text:p>0.010461</text:p>
          </table:table-cell>
          <table:table-cell office:value-type="float" office:value="0.02868" calcext:value-type="float">
            <text:p>0.02868</text:p>
          </table:table-cell>
          <table:table-cell office:value-type="float" office:value="0.001379" calcext:value-type="float">
            <text:p>0.00137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695" calcext:value-type="float">
            <text:p>0.006695</text:p>
          </table:table-cell>
          <table:table-cell office:value-type="float" office:value="0.008709" calcext:value-type="float">
            <text:p>0.00870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10288" calcext:value-type="float">
            <text:p>0.010288</text:p>
          </table:table-cell>
          <table:table-cell office:value-type="float" office:value="0.027914" calcext:value-type="float">
            <text:p>0.027914</text:p>
          </table:table-cell>
          <table:table-cell office:value-type="float" office:value="0.001467" calcext:value-type="float">
            <text:p>0.00146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10047" calcext:value-type="float">
            <text:p>0.010047</text:p>
          </table:table-cell>
          <table:table-cell office:value-type="float" office:value="0.028451" calcext:value-type="float">
            <text:p>0.028451</text:p>
          </table:table-cell>
          <table:table-cell office:value-type="float" office:value="0.001472" calcext:value-type="float">
            <text:p>0.00147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0.006036" calcext:value-type="float">
            <text:p>0.00603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11091" calcext:value-type="float">
            <text:p>0.011091</text:p>
          </table:table-cell>
          <table:table-cell office:value-type="float" office:value="0.027438" calcext:value-type="float">
            <text:p>0.027438</text:p>
          </table:table-cell>
          <table:table-cell office:value-type="float" office:value="0.003124" calcext:value-type="float">
            <text:p>0.00312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902" calcext:value-type="float">
            <text:p>0.004902</text:p>
          </table:table-cell>
          <table:table-cell office:value-type="float" office:value="0.005927" calcext:value-type="float">
            <text:p>0.00592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9106" calcext:value-type="float">
            <text:p>0.009106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0.004359" calcext:value-type="float">
            <text:p>0.00435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271" calcext:value-type="float">
            <text:p>0.005271</text:p>
          </table:table-cell>
          <table:table-cell office:value-type="float" office:value="0.005926" calcext:value-type="float">
            <text:p>0.005926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11393" calcext:value-type="float">
            <text:p>0.011393</text:p>
          </table:table-cell>
          <table:table-cell office:value-type="float" office:value="0.028046" calcext:value-type="float">
            <text:p>0.028046</text:p>
          </table:table-cell>
          <table:table-cell office:value-type="float" office:value="0.003571" calcext:value-type="float">
            <text:p>0.00357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193" calcext:value-type="float">
            <text:p>0.005193</text:p>
          </table:table-cell>
          <table:table-cell office:value-type="float" office:value="0.005916" calcext:value-type="float">
            <text:p>0.00591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27211" calcext:value-type="float">
            <text:p>0.027211</text:p>
          </table:table-cell>
          <table:table-cell office:value-type="float" office:value="0.003815" calcext:value-type="float">
            <text:p>0.00381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112" calcext:value-type="float">
            <text:p>0.005112</text:p>
          </table:table-cell>
          <table:table-cell office:value-type="float" office:value="0.005901" calcext:value-type="float">
            <text:p>0.005901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8101" calcext:value-type="float">
            <text:p>0.008101</text:p>
          </table:table-cell>
          <table:table-cell office:value-type="float" office:value="0.025845" calcext:value-type="float">
            <text:p>0.025845</text:p>
          </table:table-cell>
          <table:table-cell office:value-type="float" office:value="0.004534" calcext:value-type="float">
            <text:p>0.00453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227" calcext:value-type="float">
            <text:p>0.005227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11039" calcext:value-type="float">
            <text:p>0.011039</text:p>
          </table:table-cell>
          <table:table-cell office:value-type="float" office:value="0.02629" calcext:value-type="float">
            <text:p>0.02629</text:p>
          </table:table-cell>
          <table:table-cell office:value-type="float" office:value="0.00338" calcext:value-type="float">
            <text:p>0.0033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917" calcext:value-type="float">
            <text:p>0.004917</text:p>
          </table:table-cell>
          <table:table-cell office:value-type="float" office:value="0.005962" calcext:value-type="float">
            <text:p>0.00596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9262" calcext:value-type="float">
            <text:p>0.009262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003566" calcext:value-type="float">
            <text:p>0.00356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0.006046" calcext:value-type="float">
            <text:p>0.00604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11432" calcext:value-type="float">
            <text:p>0.011432</text:p>
          </table:table-cell>
          <table:table-cell office:value-type="float" office:value="0.027114" calcext:value-type="float">
            <text:p>0.027114</text:p>
          </table:table-cell>
          <table:table-cell office:value-type="float" office:value="0.00289" calcext:value-type="float">
            <text:p>0.0028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0.006013" calcext:value-type="float">
            <text:p>0.00601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10908" calcext:value-type="float">
            <text:p>0.010908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0.005188" calcext:value-type="float">
            <text:p>0.00518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204" calcext:value-type="float">
            <text:p>0.005204</text:p>
          </table:table-cell>
          <table:table-cell office:value-type="float" office:value="0.005925" calcext:value-type="float">
            <text:p>0.00592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11391" calcext:value-type="float">
            <text:p>0.011391</text:p>
          </table:table-cell>
          <table:table-cell office:value-type="float" office:value="0.026916" calcext:value-type="float">
            <text:p>0.026916</text:p>
          </table:table-cell>
          <table:table-cell office:value-type="float" office:value="0.003391" calcext:value-type="float">
            <text:p>0.00339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0.005883" calcext:value-type="float">
            <text:p>0.00588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11126" calcext:value-type="float">
            <text:p>0.011126</text:p>
          </table:table-cell>
          <table:table-cell office:value-type="float" office:value="0.026698" calcext:value-type="float">
            <text:p>0.026698</text:p>
          </table:table-cell>
          <table:table-cell office:value-type="float" office:value="0.00351" calcext:value-type="float">
            <text:p>0.0035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0.005834" calcext:value-type="float">
            <text:p>0.00583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10974" calcext:value-type="float">
            <text:p>0.010974</text:p>
          </table:table-cell>
          <table:table-cell office:value-type="float" office:value="0.026672" calcext:value-type="float">
            <text:p>0.026672</text:p>
          </table:table-cell>
          <table:table-cell office:value-type="float" office:value="0.00341" calcext:value-type="float">
            <text:p>0.0034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203" calcext:value-type="float">
            <text:p>0.005203</text:p>
          </table:table-cell>
          <table:table-cell office:value-type="float" office:value="0.005983" calcext:value-type="float">
            <text:p>0.00598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11568" calcext:value-type="float">
            <text:p>0.011568</text:p>
          </table:table-cell>
          <table:table-cell office:value-type="float" office:value="0.026853" calcext:value-type="float">
            <text:p>0.026853</text:p>
          </table:table-cell>
          <table:table-cell office:value-type="float" office:value="0.004082" calcext:value-type="float">
            <text:p>0.00408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054" calcext:value-type="float">
            <text:p>0.006054</text:p>
          </table:table-cell>
          <table:table-cell office:value-type="float" office:value="0.006903" calcext:value-type="float">
            <text:p>0.006903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11845" calcext:value-type="float">
            <text:p>0.011845</text:p>
          </table:table-cell>
          <table:table-cell office:value-type="float" office:value="0.026387" calcext:value-type="float">
            <text:p>0.026387</text:p>
          </table:table-cell>
          <table:table-cell office:value-type="float" office:value="0.002557" calcext:value-type="float">
            <text:p>0.00255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25783" calcext:value-type="float">
            <text:p>0.025783</text:p>
          </table:table-cell>
          <table:table-cell office:value-type="float" office:value="0.003312" calcext:value-type="float">
            <text:p>0.00331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231" calcext:value-type="float">
            <text:p>0.005231</text:p>
          </table:table-cell>
          <table:table-cell office:value-type="float" office:value="0.006265" calcext:value-type="float">
            <text:p>0.00626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11569" calcext:value-type="float">
            <text:p>0.011569</text:p>
          </table:table-cell>
          <table:table-cell office:value-type="float" office:value="0.026853" calcext:value-type="float">
            <text:p>0.026853</text:p>
          </table:table-cell>
          <table:table-cell office:value-type="float" office:value="0.003283" calcext:value-type="float">
            <text:p>0.00328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493" calcext:value-type="float">
            <text:p>0.005493</text:p>
          </table:table-cell>
          <table:table-cell office:value-type="float" office:value="0.006232" calcext:value-type="float">
            <text:p>0.006232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2322" calcext:value-type="float">
            <text:p>0.012322</text:p>
          </table:table-cell>
          <table:table-cell office:value-type="float" office:value="0.026895" calcext:value-type="float">
            <text:p>0.026895</text:p>
          </table:table-cell>
          <table:table-cell office:value-type="float" office:value="0.002931" calcext:value-type="float">
            <text:p>0.00293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0.007064" calcext:value-type="float">
            <text:p>0.007064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26477" calcext:value-type="float">
            <text:p>0.026477</text:p>
          </table:table-cell>
          <table:table-cell office:value-type="float" office:value="0.003371" calcext:value-type="float">
            <text:p>0.00337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177" calcext:value-type="float">
            <text:p>0.004177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9629" calcext:value-type="float">
            <text:p>0.009629</text:p>
          </table:table-cell>
          <table:table-cell office:value-type="float" office:value="0.026365" calcext:value-type="float">
            <text:p>0.026365</text:p>
          </table:table-cell>
          <table:table-cell office:value-type="float" office:value="0.004111" calcext:value-type="float">
            <text:p>0.00411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144" calcext:value-type="float">
            <text:p>0.005144</text:p>
          </table:table-cell>
          <table:table-cell office:value-type="float" office:value="0.005921" calcext:value-type="float">
            <text:p>0.005921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967" calcext:value-type="float">
            <text:p>0.00967</text:p>
          </table:table-cell>
          <table:table-cell office:value-type="float" office:value="0.035959" calcext:value-type="float">
            <text:p>0.035959</text:p>
          </table:table-cell>
          <table:table-cell office:value-type="float" office:value="0.005984" calcext:value-type="float">
            <text:p>0.00598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467" calcext:value-type="float">
            <text:p>0.004467</text:p>
          </table:table-cell>
          <table:table-cell office:value-type="float" office:value="0.005552" calcext:value-type="float">
            <text:p>0.005552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8612" calcext:value-type="float">
            <text:p>0.008612</text:p>
          </table:table-cell>
          <table:table-cell office:value-type="float" office:value="0.027874" calcext:value-type="float">
            <text:p>0.027874</text:p>
          </table:table-cell>
          <table:table-cell office:value-type="float" office:value="0.003419" calcext:value-type="float">
            <text:p>0.0034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259" calcext:value-type="float">
            <text:p>0.005259</text:p>
          </table:table-cell>
          <table:table-cell office:value-type="float" office:value="0.005983" calcext:value-type="float">
            <text:p>0.005983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0.027576" calcext:value-type="float">
            <text:p>0.027576</text:p>
          </table:table-cell>
          <table:table-cell office:value-type="float" office:value="0.004139" calcext:value-type="float">
            <text:p>0.00413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225" calcext:value-type="float">
            <text:p>0.005225</text:p>
          </table:table-cell>
          <table:table-cell office:value-type="float" office:value="0.006014" calcext:value-type="float">
            <text:p>0.00601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10893" calcext:value-type="float">
            <text:p>0.010893</text:p>
          </table:table-cell>
          <table:table-cell office:value-type="float" office:value="0.027094" calcext:value-type="float">
            <text:p>0.027094</text:p>
          </table:table-cell>
          <table:table-cell office:value-type="float" office:value="0.004879" calcext:value-type="float">
            <text:p>0.00487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.005926" calcext:value-type="float">
            <text:p>0.00592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27753" calcext:value-type="float">
            <text:p>0.027753</text:p>
          </table:table-cell>
          <table:table-cell office:value-type="float" office:value="0.003768" calcext:value-type="float">
            <text:p>0.00376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10696" calcext:value-type="float">
            <text:p>0.010696</text:p>
          </table:table-cell>
          <table:table-cell office:value-type="float" office:value="0.027804" calcext:value-type="float">
            <text:p>0.027804</text:p>
          </table:table-cell>
          <table:table-cell office:value-type="float" office:value="0.003525" calcext:value-type="float">
            <text:p>0.00352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4428" calcext:value-type="float">
            <text:p>0.004428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8751" calcext:value-type="float">
            <text:p>0.008751</text:p>
          </table:table-cell>
          <table:table-cell office:value-type="float" office:value="0.025587" calcext:value-type="float">
            <text:p>0.025587</text:p>
          </table:table-cell>
          <table:table-cell office:value-type="float" office:value="0.003987" calcext:value-type="float">
            <text:p>0.00398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151" calcext:value-type="float">
            <text:p>0.004151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8776" calcext:value-type="float">
            <text:p>0.008776</text:p>
          </table:table-cell>
          <table:table-cell office:value-type="float" office:value="0.027474" calcext:value-type="float">
            <text:p>0.027474</text:p>
          </table:table-cell>
          <table:table-cell office:value-type="float" office:value="0.003301" calcext:value-type="float">
            <text:p>0.00330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152" calcext:value-type="float">
            <text:p>0.005152</text:p>
          </table:table-cell>
          <table:table-cell office:value-type="float" office:value="0.005814" calcext:value-type="float">
            <text:p>0.00581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12143" calcext:value-type="float">
            <text:p>0.012143</text:p>
          </table:table-cell>
          <table:table-cell office:value-type="float" office:value="0.026104" calcext:value-type="float">
            <text:p>0.026104</text:p>
          </table:table-cell>
          <table:table-cell office:value-type="float" office:value="0.003272" calcext:value-type="float">
            <text:p>0.00327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04864" calcext:value-type="float">
            <text:p>0.00486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9152" calcext:value-type="float">
            <text:p>0.009152</text:p>
          </table:table-cell>
          <table:table-cell office:value-type="float" office:value="0.026651" calcext:value-type="float">
            <text:p>0.026651</text:p>
          </table:table-cell>
          <table:table-cell office:value-type="float" office:value="0.003778" calcext:value-type="float">
            <text:p>0.00377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4563" calcext:value-type="float">
            <text:p>0.00456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9053" calcext:value-type="float">
            <text:p>0.009053</text:p>
          </table:table-cell>
          <table:table-cell office:value-type="float" office:value="0.026977" calcext:value-type="float">
            <text:p>0.026977</text:p>
          </table:table-cell>
          <table:table-cell office:value-type="float" office:value="0.003496" calcext:value-type="float">
            <text:p>0.00349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8066" calcext:value-type="float">
            <text:p>0.008066</text:p>
          </table:table-cell>
          <table:table-cell office:value-type="float" office:value="0.023336" calcext:value-type="float">
            <text:p>0.023336</text:p>
          </table:table-cell>
          <table:table-cell office:value-type="float" office:value="0.008411" calcext:value-type="float">
            <text:p>0.00841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419" calcext:value-type="float">
            <text:p>0.007419</text:p>
          </table:table-cell>
          <table:table-cell office:value-type="float" office:value="0.023557" calcext:value-type="float">
            <text:p>0.023557</text:p>
          </table:table-cell>
          <table:table-cell office:value-type="float" office:value="0.007527" calcext:value-type="float">
            <text:p>0.00752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37" calcext:value-type="float">
            <text:p>0.002337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08234" calcext:value-type="float">
            <text:p>0.00823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7644" calcext:value-type="float">
            <text:p>0.007644</text:p>
          </table:table-cell>
          <table:table-cell office:value-type="float" office:value="0.024461" calcext:value-type="float">
            <text:p>0.024461</text:p>
          </table:table-cell>
          <table:table-cell office:value-type="float" office:value="0.007722" calcext:value-type="float">
            <text:p>0.00772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25" calcext:value-type="float">
            <text:p>0.002325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0.02363" calcext:value-type="float">
            <text:p>0.02363</text:p>
          </table:table-cell>
          <table:table-cell office:value-type="float" office:value="0.007839" calcext:value-type="float">
            <text:p>0.00783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64" calcext:value-type="float">
            <text:p>0.002164</text:p>
          </table:table-cell>
          <table:table-cell office:value-type="float" office:value="0.003269" calcext:value-type="float">
            <text:p>0.003269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0.024689" calcext:value-type="float">
            <text:p>0.024689</text:p>
          </table:table-cell>
          <table:table-cell office:value-type="float" office:value="0.007971" calcext:value-type="float">
            <text:p>0.00797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06" calcext:value-type="float">
            <text:p>0.002306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7597" calcext:value-type="float">
            <text:p>0.007597</text:p>
          </table:table-cell>
          <table:table-cell office:value-type="float" office:value="0.023678" calcext:value-type="float">
            <text:p>0.023678</text:p>
          </table:table-cell>
          <table:table-cell office:value-type="float" office:value="0.007555" calcext:value-type="float">
            <text:p>0.00755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7321" calcext:value-type="float">
            <text:p>0.007321</text:p>
          </table:table-cell>
          <table:table-cell office:value-type="float" office:value="0.023476" calcext:value-type="float">
            <text:p>0.023476</text:p>
          </table:table-cell>
          <table:table-cell office:value-type="float" office:value="0.007941" calcext:value-type="float">
            <text:p>0.00794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865" calcext:value-type="float">
            <text:p>0.007865</text:p>
          </table:table-cell>
          <table:table-cell office:value-type="float" office:value="0.023326" calcext:value-type="float">
            <text:p>0.023326</text:p>
          </table:table-cell>
          <table:table-cell office:value-type="float" office:value="0.007524" calcext:value-type="float">
            <text:p>0.00752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18" calcext:value-type="float">
            <text:p>0.002118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595" calcext:value-type="float">
            <text:p>0.007595</text:p>
          </table:table-cell>
          <table:table-cell office:value-type="float" office:value="0.024144" calcext:value-type="float">
            <text:p>0.024144</text:p>
          </table:table-cell>
          <table:table-cell office:value-type="float" office:value="0.007724" calcext:value-type="float">
            <text:p>0.00772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09" calcext:value-type="float">
            <text:p>0.002409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7678" calcext:value-type="float">
            <text:p>0.007678</text:p>
          </table:table-cell>
          <table:table-cell office:value-type="float" office:value="0.024521" calcext:value-type="float">
            <text:p>0.024521</text:p>
          </table:table-cell>
          <table:table-cell office:value-type="float" office:value="0.007429" calcext:value-type="float">
            <text:p>0.0074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0.023668" calcext:value-type="float">
            <text:p>0.023668</text:p>
          </table:table-cell>
          <table:table-cell office:value-type="float" office:value="0.007085" calcext:value-type="float">
            <text:p>0.00708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21" calcext:value-type="float">
            <text:p>0.002121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7337" calcext:value-type="float">
            <text:p>0.007337</text:p>
          </table:table-cell>
          <table:table-cell office:value-type="float" office:value="0.024048" calcext:value-type="float">
            <text:p>0.024048</text:p>
          </table:table-cell>
          <table:table-cell office:value-type="float" office:value="0.007461" calcext:value-type="float">
            <text:p>0.00746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02" calcext:value-type="float">
            <text:p>0.002302</text:p>
          </table:table-cell>
          <table:table-cell office:value-type="float" office:value="0.003268" calcext:value-type="float">
            <text:p>0.003268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0.023457" calcext:value-type="float">
            <text:p>0.023457</text:p>
          </table:table-cell>
          <table:table-cell office:value-type="float" office:value="0.00776" calcext:value-type="float">
            <text:p>0.007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569" calcext:value-type="float">
            <text:p>0.002569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443" calcext:value-type="float">
            <text:p>0.007443</text:p>
          </table:table-cell>
          <table:table-cell office:value-type="float" office:value="0.023418" calcext:value-type="float">
            <text:p>0.023418</text:p>
          </table:table-cell>
          <table:table-cell office:value-type="float" office:value="0.007906" calcext:value-type="float">
            <text:p>0.00790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23198" calcext:value-type="float">
            <text:p>0.023198</text:p>
          </table:table-cell>
          <table:table-cell office:value-type="float" office:value="0.007962" calcext:value-type="float">
            <text:p>0.00796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29" calcext:value-type="float">
            <text:p>0.002129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55" calcext:value-type="float">
            <text:p>0.00755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07273" calcext:value-type="float">
            <text:p>0.00727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31" calcext:value-type="float">
            <text:p>0.002231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0.022833" calcext:value-type="float">
            <text:p>0.022833</text:p>
          </table:table-cell>
          <table:table-cell office:value-type="float" office:value="0.007721" calcext:value-type="float">
            <text:p>0.00772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097" calcext:value-type="float">
            <text:p>0.002097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297" calcext:value-type="float">
            <text:p>0.007297</text:p>
          </table:table-cell>
          <table:table-cell office:value-type="float" office:value="0.023837" calcext:value-type="float">
            <text:p>0.023837</text:p>
          </table:table-cell>
          <table:table-cell office:value-type="float" office:value="0.007724" calcext:value-type="float">
            <text:p>0.00772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548" calcext:value-type="float">
            <text:p>0.007548</text:p>
          </table:table-cell>
          <table:table-cell office:value-type="float" office:value="0.02422" calcext:value-type="float">
            <text:p>0.02422</text:p>
          </table:table-cell>
          <table:table-cell office:value-type="float" office:value="0.007487" calcext:value-type="float">
            <text:p>0.00748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7773" calcext:value-type="float">
            <text:p>0.007773</text:p>
          </table:table-cell>
          <table:table-cell office:value-type="float" office:value="0.024914" calcext:value-type="float">
            <text:p>0.024914</text:p>
          </table:table-cell>
          <table:table-cell office:value-type="float" office:value="0.007372" calcext:value-type="float">
            <text:p>0.00737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0.023921" calcext:value-type="float">
            <text:p>0.023921</text:p>
          </table:table-cell>
          <table:table-cell office:value-type="float" office:value="0.007906" calcext:value-type="float">
            <text:p>0.00790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672" calcext:value-type="float">
            <text:p>0.007672</text:p>
          </table:table-cell>
          <table:table-cell office:value-type="float" office:value="0.023581" calcext:value-type="float">
            <text:p>0.023581</text:p>
          </table:table-cell>
          <table:table-cell office:value-type="float" office:value="0.008021" calcext:value-type="float">
            <text:p>0.00802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7397" calcext:value-type="float">
            <text:p>0.007397</text:p>
          </table:table-cell>
          <table:table-cell office:value-type="float" office:value="0.023727" calcext:value-type="float">
            <text:p>0.023727</text:p>
          </table:table-cell>
          <table:table-cell office:value-type="float" office:value="0.007609" calcext:value-type="float">
            <text:p>0.00760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8259" calcext:value-type="float">
            <text:p>0.008259</text:p>
          </table:table-cell>
          <table:table-cell office:value-type="float" office:value="0.024303" calcext:value-type="float">
            <text:p>0.024303</text:p>
          </table:table-cell>
          <table:table-cell office:value-type="float" office:value="0.008394" calcext:value-type="float">
            <text:p>0.00839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3313" calcext:value-type="float">
            <text:p>0.003313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7211" calcext:value-type="float">
            <text:p>0.007211</text:p>
          </table:table-cell>
          <table:table-cell office:value-type="float" office:value="0.023841" calcext:value-type="float">
            <text:p>0.023841</text:p>
          </table:table-cell>
          <table:table-cell office:value-type="float" office:value="0.007466" calcext:value-type="float">
            <text:p>0.00746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8006" calcext:value-type="float">
            <text:p>0.008006</text:p>
          </table:table-cell>
          <table:table-cell office:value-type="float" office:value="0.024307" calcext:value-type="float">
            <text:p>0.024307</text:p>
          </table:table-cell>
          <table:table-cell office:value-type="float" office:value="0.007864" calcext:value-type="float">
            <text:p>0.00786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24" calcext:value-type="float">
            <text:p>0.002324</text:p>
          </table:table-cell>
          <table:table-cell office:value-type="float" office:value="0.003268" calcext:value-type="float">
            <text:p>0.003268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7784" calcext:value-type="float">
            <text:p>0.007784</text:p>
          </table:table-cell>
          <table:table-cell office:value-type="float" office:value="0.023974" calcext:value-type="float">
            <text:p>0.023974</text:p>
          </table:table-cell>
          <table:table-cell office:value-type="float" office:value="0.007733" calcext:value-type="float">
            <text:p>0.00773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42" calcext:value-type="float">
            <text:p>0.002142</text:p>
          </table:table-cell>
          <table:table-cell office:value-type="float" office:value="0.003232" calcext:value-type="float">
            <text:p>0.00323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7589" calcext:value-type="float">
            <text:p>0.007589</text:p>
          </table:table-cell>
          <table:table-cell office:value-type="float" office:value="0.02345" calcext:value-type="float">
            <text:p>0.02345</text:p>
          </table:table-cell>
          <table:table-cell office:value-type="float" office:value="0.00805" calcext:value-type="float">
            <text:p>0.008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.003199" calcext:value-type="float">
            <text:p>0.003199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.024062" calcext:value-type="float">
            <text:p>0.024062</text:p>
          </table:table-cell>
          <table:table-cell office:value-type="float" office:value="0.007631" calcext:value-type="float">
            <text:p>0.00763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13" calcext:value-type="float">
            <text:p>0.002113</text:p>
          </table:table-cell>
          <table:table-cell office:value-type="float" office:value="0.004576" calcext:value-type="float">
            <text:p>0.004576</text:p>
          </table:table-cell>
          <table:table-cell office:value-type="float" office:value="0.002193" calcext:value-type="float">
            <text:p>0.002193</text:p>
          </table:table-cell>
          <table:table-cell office:value-type="float" office:value="0.008607" calcext:value-type="float">
            <text:p>0.008607</text:p>
          </table:table-cell>
          <table:table-cell office:value-type="float" office:value="0.023489" calcext:value-type="float">
            <text:p>0.023489</text:p>
          </table:table-cell>
          <table:table-cell office:value-type="float" office:value="0.008617" calcext:value-type="float">
            <text:p>0.00861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0.004733" calcext:value-type="float">
            <text:p>0.004733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10066" calcext:value-type="float">
            <text:p>0.010066</text:p>
          </table:table-cell>
          <table:table-cell office:value-type="float" office:value="0.023621" calcext:value-type="float">
            <text:p>0.023621</text:p>
          </table:table-cell>
          <table:table-cell office:value-type="float" office:value="0.006418" calcext:value-type="float">
            <text:p>0.00641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4757" calcext:value-type="float">
            <text:p>0.004757</text:p>
          </table:table-cell>
          <table:table-cell office:value-type="float" office:value="0.002937" calcext:value-type="float">
            <text:p>0.002937</text:p>
          </table:table-cell>
          <table:table-cell office:value-type="float" office:value="0.008581" calcext:value-type="float">
            <text:p>0.008581</text:p>
          </table:table-cell>
          <table:table-cell office:value-type="float" office:value="0.024218" calcext:value-type="float">
            <text:p>0.024218</text:p>
          </table:table-cell>
          <table:table-cell office:value-type="float" office:value="0.008" calcext:value-type="float">
            <text:p>0.00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703" calcext:value-type="float">
            <text:p>0.002703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12127" calcext:value-type="float">
            <text:p>0.012127</text:p>
          </table:table-cell>
          <table:table-cell office:value-type="float" office:value="0.023812" calcext:value-type="float">
            <text:p>0.023812</text:p>
          </table:table-cell>
          <table:table-cell office:value-type="float" office:value="0.004599" calcext:value-type="float">
            <text:p>0.00459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62" calcext:value-type="float">
            <text:p>0.002462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.008648" calcext:value-type="float">
            <text:p>0.008648</text:p>
          </table:table-cell>
          <table:table-cell office:value-type="float" office:value="0.022791" calcext:value-type="float">
            <text:p>0.022791</text:p>
          </table:table-cell>
          <table:table-cell office:value-type="float" office:value="0.006923" calcext:value-type="float">
            <text:p>0.00692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4759" calcext:value-type="float">
            <text:p>0.004759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8307" calcext:value-type="float">
            <text:p>0.008307</text:p>
          </table:table-cell>
          <table:table-cell office:value-type="float" office:value="0.024254" calcext:value-type="float">
            <text:p>0.024254</text:p>
          </table:table-cell>
          <table:table-cell office:value-type="float" office:value="0.006524" calcext:value-type="float">
            <text:p>0.00652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5131" calcext:value-type="float">
            <text:p>0.005131</text:p>
          </table:table-cell>
          <table:table-cell office:value-type="float" office:value="0.003358" calcext:value-type="float">
            <text:p>0.003358</text:p>
          </table:table-cell>
          <table:table-cell office:value-type="float" office:value="0.007205" calcext:value-type="float">
            <text:p>0.007205</text:p>
          </table:table-cell>
          <table:table-cell office:value-type="float" office:value="0.023365" calcext:value-type="float">
            <text:p>0.023365</text:p>
          </table:table-cell>
          <table:table-cell office:value-type="float" office:value="0.007531" calcext:value-type="float">
            <text:p>0.00753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83" calcext:value-type="float">
            <text:p>0.002183</text:p>
          </table:table-cell>
          <table:table-cell office:value-type="float" office:value="0.004192" calcext:value-type="float">
            <text:p>0.004192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867" calcext:value-type="float">
            <text:p>0.00867</text:p>
          </table:table-cell>
          <table:table-cell office:value-type="float" office:value="0.024234" calcext:value-type="float">
            <text:p>0.024234</text:p>
          </table:table-cell>
          <table:table-cell office:value-type="float" office:value="0.009344" calcext:value-type="float">
            <text:p>0.00934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715" calcext:value-type="float">
            <text:p>0.002715</text:p>
          </table:table-cell>
          <table:table-cell office:value-type="float" office:value="0.003279" calcext:value-type="float">
            <text:p>0.003279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7109" calcext:value-type="float">
            <text:p>0.007109</text:p>
          </table:table-cell>
          <table:table-cell office:value-type="float" office:value="0.025399" calcext:value-type="float">
            <text:p>0.025399</text:p>
          </table:table-cell>
          <table:table-cell office:value-type="float" office:value="0.006756" calcext:value-type="float">
            <text:p>0.00675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4698" calcext:value-type="float">
            <text:p>0.004698</text:p>
          </table:table-cell>
          <table:table-cell office:value-type="float" office:value="0.001972" calcext:value-type="float">
            <text:p>0.001972</text:p>
          </table:table-cell>
          <table:table-cell office:value-type="float" office:value="0.009678" calcext:value-type="float">
            <text:p>0.009678</text:p>
          </table:table-cell>
          <table:table-cell office:value-type="float" office:value="0.023678" calcext:value-type="float">
            <text:p>0.023678</text:p>
          </table:table-cell>
          <table:table-cell office:value-type="float" office:value="0.007925" calcext:value-type="float">
            <text:p>0.00792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138" calcext:value-type="float">
            <text:p>0.003138</text:p>
          </table:table-cell>
          <table:table-cell office:value-type="float" office:value="0.004328" calcext:value-type="float">
            <text:p>0.004328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9665" calcext:value-type="float">
            <text:p>0.009665</text:p>
          </table:table-cell>
          <table:table-cell office:value-type="float" office:value="0.024183" calcext:value-type="float">
            <text:p>0.024183</text:p>
          </table:table-cell>
          <table:table-cell office:value-type="float" office:value="0.007975" calcext:value-type="float">
            <text:p>0.00797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1734" calcext:value-type="float">
            <text:p>0.001734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24062" calcext:value-type="float">
            <text:p>0.024062</text:p>
          </table:table-cell>
          <table:table-cell office:value-type="float" office:value="0.007362" calcext:value-type="float">
            <text:p>0.00736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4811" calcext:value-type="float">
            <text:p>0.004811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0.010966" calcext:value-type="float">
            <text:p>0.010966</text:p>
          </table:table-cell>
          <table:table-cell office:value-type="float" office:value="0.022931" calcext:value-type="float">
            <text:p>0.022931</text:p>
          </table:table-cell>
          <table:table-cell office:value-type="float" office:value="0.008189" calcext:value-type="float">
            <text:p>0.00818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42" calcext:value-type="float">
            <text:p>0.002342</text:p>
          </table:table-cell>
          <table:table-cell office:value-type="float" office:value="0.004327" calcext:value-type="float">
            <text:p>0.004327</text:p>
          </table:table-cell>
          <table:table-cell office:value-type="float" office:value="0.001666" calcext:value-type="float">
            <text:p>0.001666</text:p>
          </table:table-cell>
          <table:table-cell office:value-type="float" office:value="0.008778" calcext:value-type="float">
            <text:p>0.008778</text:p>
          </table:table-cell>
          <table:table-cell office:value-type="float" office:value="0.024329" calcext:value-type="float">
            <text:p>0.024329</text:p>
          </table:table-cell>
          <table:table-cell office:value-type="float" office:value="0.007755" calcext:value-type="float">
            <text:p>0.00775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005917" calcext:value-type="float">
            <text:p>0.005917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.008017" calcext:value-type="float">
            <text:p>0.008017</text:p>
          </table:table-cell>
          <table:table-cell office:value-type="float" office:value="0.023806" calcext:value-type="float">
            <text:p>0.023806</text:p>
          </table:table-cell>
          <table:table-cell office:value-type="float" office:value="0.009085" calcext:value-type="float">
            <text:p>0.00908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21" calcext:value-type="float">
            <text:p>0.002321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1657" calcext:value-type="float">
            <text:p>0.001657</text:p>
          </table:table-cell>
          <table:table-cell office:value-type="float" office:value="0.008398" calcext:value-type="float">
            <text:p>0.008398</text:p>
          </table:table-cell>
          <table:table-cell office:value-type="float" office:value="0.026738" calcext:value-type="float">
            <text:p>0.026738</text:p>
          </table:table-cell>
          <table:table-cell office:value-type="float" office:value="0.008286" calcext:value-type="float">
            <text:p>0.00828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122" calcext:value-type="float">
            <text:p>0.0031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007615" calcext:value-type="float">
            <text:p>0.007615</text:p>
          </table:table-cell>
          <table:table-cell office:value-type="float" office:value="0.023305" calcext:value-type="float">
            <text:p>0.023305</text:p>
          </table:table-cell>
          <table:table-cell office:value-type="float" office:value="0.009858" calcext:value-type="float">
            <text:p>0.00985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9712" calcext:value-type="float">
            <text:p>0.009712</text:p>
          </table:table-cell>
          <table:table-cell office:value-type="float" office:value="0.02437" calcext:value-type="float">
            <text:p>0.02437</text:p>
          </table:table-cell>
          <table:table-cell office:value-type="float" office:value="0.007036" calcext:value-type="float">
            <text:p>0.00703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1811" calcext:value-type="float">
            <text:p>0.001811</text:p>
          </table:table-cell>
          <table:table-cell office:value-type="float" office:value="0.004237" calcext:value-type="float">
            <text:p>0.004237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10207" calcext:value-type="float">
            <text:p>0.010207</text:p>
          </table:table-cell>
          <table:table-cell office:value-type="float" office:value="0.023159" calcext:value-type="float">
            <text:p>0.023159</text:p>
          </table:table-cell>
          <table:table-cell office:value-type="float" office:value="0.010003" calcext:value-type="float">
            <text:p>0.01000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27" calcext:value-type="float">
            <text:p>0.002827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11902" calcext:value-type="float">
            <text:p>0.011902</text:p>
          </table:table-cell>
          <table:table-cell office:value-type="float" office:value="0.023844" calcext:value-type="float">
            <text:p>0.023844</text:p>
          </table:table-cell>
          <table:table-cell office:value-type="float" office:value="0.011194" calcext:value-type="float">
            <text:p>0.01119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07" calcext:value-type="float">
            <text:p>0.002307</text:p>
          </table:table-cell>
          <table:table-cell office:value-type="float" office:value="0.004763" calcext:value-type="float">
            <text:p>0.004763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1173" calcext:value-type="float">
            <text:p>0.01173</text:p>
          </table:table-cell>
          <table:table-cell office:value-type="float" office:value="0.023934" calcext:value-type="float">
            <text:p>0.023934</text:p>
          </table:table-cell>
          <table:table-cell office:value-type="float" office:value="0.008472" calcext:value-type="float">
            <text:p>0.00847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559" calcext:value-type="float">
            <text:p>0.002559</text:p>
          </table:table-cell>
          <table:table-cell office:value-type="float" office:value="0.004233" calcext:value-type="float">
            <text:p>0.004233</text:p>
          </table:table-cell>
          <table:table-cell office:value-type="float" office:value="0.002799" calcext:value-type="float">
            <text:p>0.002799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24523" calcext:value-type="float">
            <text:p>0.024523</text:p>
          </table:table-cell>
          <table:table-cell office:value-type="float" office:value="0.01108" calcext:value-type="float">
            <text:p>0.0110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10863" calcext:value-type="float">
            <text:p>0.010863</text:p>
          </table:table-cell>
          <table:table-cell office:value-type="float" office:value="0.024636" calcext:value-type="float">
            <text:p>0.024636</text:p>
          </table:table-cell>
          <table:table-cell office:value-type="float" office:value="0.006257" calcext:value-type="float">
            <text:p>0.00625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4266" calcext:value-type="float">
            <text:p>0.004266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0.009341" calcext:value-type="float">
            <text:p>0.009341</text:p>
          </table:table-cell>
          <table:table-cell office:value-type="float" office:value="0.022552" calcext:value-type="float">
            <text:p>0.022552</text:p>
          </table:table-cell>
          <table:table-cell office:value-type="float" office:value="0.008487" calcext:value-type="float">
            <text:p>0.00848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51" calcext:value-type="float">
            <text:p>0.002151</text:p>
          </table:table-cell>
          <table:table-cell office:value-type="float" office:value="0.004069" calcext:value-type="float">
            <text:p>0.004069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23289" calcext:value-type="float">
            <text:p>0.023289</text:p>
          </table:table-cell>
          <table:table-cell office:value-type="float" office:value="0.008798" calcext:value-type="float">
            <text:p>0.00879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024197" calcext:value-type="float">
            <text:p>0.024197</text:p>
          </table:table-cell>
          <table:table-cell office:value-type="float" office:value="0.008569" calcext:value-type="float">
            <text:p>0.00856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73" calcext:value-type="float">
            <text:p>0.002873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.002814" calcext:value-type="float">
            <text:p>0.002814</text:p>
          </table:table-cell>
          <table:table-cell office:value-type="float" office:value="0.009184" calcext:value-type="float">
            <text:p>0.009184</text:p>
          </table:table-cell>
          <table:table-cell office:value-type="float" office:value="0.025089" calcext:value-type="float">
            <text:p>0.025089</text:p>
          </table:table-cell>
          <table:table-cell office:value-type="float" office:value="0.005117" calcext:value-type="float">
            <text:p>0.00511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166" calcext:value-type="float">
            <text:p>0.003166</text:p>
          </table:table-cell>
          <table:table-cell office:value-type="float" office:value="0.005342" calcext:value-type="float">
            <text:p>0.005342</text:p>
          </table:table-cell>
          <table:table-cell office:value-type="float" office:value="0.002775" calcext:value-type="float">
            <text:p>0.002775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2374" calcext:value-type="float">
            <text:p>0.02374</text:p>
          </table:table-cell>
          <table:table-cell office:value-type="float" office:value="0.008404" calcext:value-type="float">
            <text:p>0.0084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5278" calcext:value-type="float">
            <text:p>0.005278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9006" calcext:value-type="float">
            <text:p>0.009006</text:p>
          </table:table-cell>
          <table:table-cell office:value-type="float" office:value="0.023518" calcext:value-type="float">
            <text:p>0.023518</text:p>
          </table:table-cell>
          <table:table-cell office:value-type="float" office:value="0.00526" calcext:value-type="float">
            <text:p>0.0052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4521" calcext:value-type="float">
            <text:p>0.004521</text:p>
          </table:table-cell>
          <table:table-cell office:value-type="float" office:value="0.003159" calcext:value-type="float">
            <text:p>0.003159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23534" calcext:value-type="float">
            <text:p>0.023534</text:p>
          </table:table-cell>
          <table:table-cell office:value-type="float" office:value="0.005607" calcext:value-type="float">
            <text:p>0.00560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0.009272" calcext:value-type="float">
            <text:p>0.009272</text:p>
          </table:table-cell>
          <table:table-cell office:value-type="float" office:value="0.023542" calcext:value-type="float">
            <text:p>0.023542</text:p>
          </table:table-cell>
          <table:table-cell office:value-type="float" office:value="0.009882" calcext:value-type="float">
            <text:p>0.00988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41" calcext:value-type="float">
            <text:p>0.002641</text:p>
          </table:table-cell>
          <table:table-cell office:value-type="float" office:value="0.004618" calcext:value-type="float">
            <text:p>0.004618</text:p>
          </table:table-cell>
          <table:table-cell office:value-type="float" office:value="0.002147" calcext:value-type="float">
            <text:p>0.002147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08114" calcext:value-type="float">
            <text:p>0.00811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0.002279" calcext:value-type="float">
            <text:p>0.00227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3374" calcext:value-type="float">
            <text:p>0.023374</text:p>
          </table:table-cell>
          <table:table-cell office:value-type="float" office:value="0.009512" calcext:value-type="float">
            <text:p>0.00951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22" calcext:value-type="float">
            <text:p>0.002122</text:p>
          </table:table-cell>
          <table:table-cell office:value-type="float" office:value="0.004444" calcext:value-type="float">
            <text:p>0.004444</text:p>
          </table:table-cell>
          <table:table-cell office:value-type="float" office:value="0.002731" calcext:value-type="float">
            <text:p>0.002731</text:p>
          </table:table-cell>
          <table:table-cell office:value-type="float" office:value="0.009768" calcext:value-type="float">
            <text:p>0.009768</text:p>
          </table:table-cell>
          <table:table-cell office:value-type="float" office:value="0.023853" calcext:value-type="float">
            <text:p>0.023853</text:p>
          </table:table-cell>
          <table:table-cell office:value-type="float" office:value="0.008146" calcext:value-type="float">
            <text:p>0.00814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984" calcext:value-type="float">
            <text:p>0.003984</text:p>
          </table:table-cell>
          <table:table-cell office:value-type="float" office:value="0.005883" calcext:value-type="float">
            <text:p>0.005883</text:p>
          </table:table-cell>
          <table:table-cell office:value-type="float" office:value="0.002537" calcext:value-type="float">
            <text:p>0.002537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23388" calcext:value-type="float">
            <text:p>0.023388</text:p>
          </table:table-cell>
          <table:table-cell office:value-type="float" office:value="0.006303" calcext:value-type="float">
            <text:p>0.00630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006119" calcext:value-type="float">
            <text:p>0.006119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0.023875" calcext:value-type="float">
            <text:p>0.023875</text:p>
          </table:table-cell>
          <table:table-cell office:value-type="float" office:value="0.009458" calcext:value-type="float">
            <text:p>0.00945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73" calcext:value-type="float">
            <text:p>0.002473</text:p>
          </table:table-cell>
          <table:table-cell office:value-type="float" office:value="0.004158" calcext:value-type="float">
            <text:p>0.004158</text:p>
          </table:table-cell>
          <table:table-cell office:value-type="float" office:value="0.002334" calcext:value-type="float">
            <text:p>0.002334</text:p>
          </table:table-cell>
          <table:table-cell office:value-type="float" office:value="0.008359" calcext:value-type="float">
            <text:p>0.008359</text:p>
          </table:table-cell>
          <table:table-cell office:value-type="float" office:value="0.02561" calcext:value-type="float">
            <text:p>0.02561</text:p>
          </table:table-cell>
          <table:table-cell office:value-type="float" office:value="0.007223" calcext:value-type="float">
            <text:p>0.00722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05235" calcext:value-type="float">
            <text:p>0.005235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8691" calcext:value-type="float">
            <text:p>0.008691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0.007106" calcext:value-type="float">
            <text:p>0.00710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4254" calcext:value-type="float">
            <text:p>0.004254</text:p>
          </table:table-cell>
          <table:table-cell office:value-type="float" office:value="0.002849" calcext:value-type="float">
            <text:p>0.002849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0.025697" calcext:value-type="float">
            <text:p>0.025697</text:p>
          </table:table-cell>
          <table:table-cell office:value-type="float" office:value="0.009044" calcext:value-type="float">
            <text:p>0.00904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0.004162" calcext:value-type="float">
            <text:p>0.004162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24383" calcext:value-type="float">
            <text:p>0.024383</text:p>
          </table:table-cell>
          <table:table-cell office:value-type="float" office:value="0.007024" calcext:value-type="float">
            <text:p>0.00702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0.001323" calcext:value-type="float">
            <text:p>0.001323</text:p>
          </table:table-cell>
          <table:table-cell office:value-type="float" office:value="0.009142" calcext:value-type="float">
            <text:p>0.009142</text:p>
          </table:table-cell>
          <table:table-cell office:value-type="float" office:value="0.022688" calcext:value-type="float">
            <text:p>0.022688</text:p>
          </table:table-cell>
          <table:table-cell office:value-type="float" office:value="0.008896" calcext:value-type="float">
            <text:p>0.00889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79" calcext:value-type="float">
            <text:p>0.002479</text:p>
          </table:table-cell>
          <table:table-cell office:value-type="float" office:value="0.005391" calcext:value-type="float">
            <text:p>0.005391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.010619" calcext:value-type="float">
            <text:p>0.010619</text:p>
          </table:table-cell>
          <table:table-cell office:value-type="float" office:value="0.022704" calcext:value-type="float">
            <text:p>0.022704</text:p>
          </table:table-cell>
          <table:table-cell office:value-type="float" office:value="0.008851" calcext:value-type="float">
            <text:p>0.00885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008281" calcext:value-type="float">
            <text:p>0.008281</text:p>
          </table:table-cell>
          <table:table-cell office:value-type="float" office:value="0.024642" calcext:value-type="float">
            <text:p>0.024642</text:p>
          </table:table-cell>
          <table:table-cell office:value-type="float" office:value="0.00646" calcext:value-type="float">
            <text:p>0.0064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65" calcext:value-type="float">
            <text:p>0.002965</text:p>
          </table:table-cell>
          <table:table-cell office:value-type="float" office:value="0.005204" calcext:value-type="float">
            <text:p>0.005204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5861" calcext:value-type="float">
            <text:p>0.005861</text:p>
          </table:table-cell>
          <table:table-cell office:value-type="float" office:value="0.02311" calcext:value-type="float">
            <text:p>0.02311</text:p>
          </table:table-cell>
          <table:table-cell office:value-type="float" office:value="0.010429" calcext:value-type="float">
            <text:p>0.01042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4106" calcext:value-type="float">
            <text:p>0.004106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24248" calcext:value-type="float">
            <text:p>0.024248</text:p>
          </table:table-cell>
          <table:table-cell office:value-type="float" office:value="0.008385" calcext:value-type="float">
            <text:p>0.00838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37" calcext:value-type="float">
            <text:p>0.002137</text:p>
          </table:table-cell>
          <table:table-cell office:value-type="float" office:value="0.004871" calcext:value-type="float">
            <text:p>0.004871</text:p>
          </table:table-cell>
          <table:table-cell office:value-type="float" office:value="0.002654" calcext:value-type="float">
            <text:p>0.002654</text:p>
          </table:table-cell>
          <table:table-cell office:value-type="float" office:value="0.007348" calcext:value-type="float">
            <text:p>0.007348</text:p>
          </table:table-cell>
          <table:table-cell office:value-type="float" office:value="0.023859" calcext:value-type="float">
            <text:p>0.023859</text:p>
          </table:table-cell>
          <table:table-cell office:value-type="float" office:value="0.006022" calcext:value-type="float">
            <text:p>0.00602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4667" calcext:value-type="float">
            <text:p>0.004667</text:p>
          </table:table-cell>
          <table:table-cell office:value-type="float" office:value="0.002584" calcext:value-type="float">
            <text:p>0.002584</text:p>
          </table:table-cell>
          <table:table-cell office:value-type="float" office:value="0.010238" calcext:value-type="float">
            <text:p>0.010238</text:p>
          </table:table-cell>
          <table:table-cell office:value-type="float" office:value="0.023799" calcext:value-type="float">
            <text:p>0.023799</text:p>
          </table:table-cell>
          <table:table-cell office:value-type="float" office:value="0.009936" calcext:value-type="float">
            <text:p>0.00993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13" calcext:value-type="float">
            <text:p>0.002813</text:p>
          </table:table-cell>
          <table:table-cell office:value-type="float" office:value="0.004913" calcext:value-type="float">
            <text:p>0.004913</text:p>
          </table:table-cell>
          <table:table-cell office:value-type="float" office:value="0.001504" calcext:value-type="float">
            <text:p>0.001504</text:p>
          </table:table-cell>
          <table:table-cell office:value-type="float" office:value="0.010019" calcext:value-type="float">
            <text:p>0.010019</text:p>
          </table:table-cell>
          <table:table-cell office:value-type="float" office:value="0.024247" calcext:value-type="float">
            <text:p>0.024247</text:p>
          </table:table-cell>
          <table:table-cell office:value-type="float" office:value="0.008974" calcext:value-type="float">
            <text:p>0.00897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4915" calcext:value-type="float">
            <text:p>0.004915</text:p>
          </table:table-cell>
          <table:table-cell office:value-type="float" office:value="0.002097" calcext:value-type="float">
            <text:p>0.002097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0.024158" calcext:value-type="float">
            <text:p>0.024158</text:p>
          </table:table-cell>
          <table:table-cell office:value-type="float" office:value="0.01108" calcext:value-type="float">
            <text:p>0.0110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0.004682" calcext:value-type="float">
            <text:p>0.004682</text:p>
          </table:table-cell>
          <table:table-cell office:value-type="float" office:value="0.003255" calcext:value-type="float">
            <text:p>0.00325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3475" calcext:value-type="float">
            <text:p>0.023475</text:p>
          </table:table-cell>
          <table:table-cell office:value-type="float" office:value="0.008445" calcext:value-type="float">
            <text:p>0.00844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.009116" calcext:value-type="float">
            <text:p>0.009116</text:p>
          </table:table-cell>
          <table:table-cell office:value-type="float" office:value="0.024127" calcext:value-type="float">
            <text:p>0.024127</text:p>
          </table:table-cell>
          <table:table-cell office:value-type="float" office:value="0.008261" calcext:value-type="float">
            <text:p>0.00826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83" calcext:value-type="float">
            <text:p>0.002183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0.011188" calcext:value-type="float">
            <text:p>0.011188</text:p>
          </table:table-cell>
          <table:table-cell office:value-type="float" office:value="0.023075" calcext:value-type="float">
            <text:p>0.023075</text:p>
          </table:table-cell>
          <table:table-cell office:value-type="float" office:value="0.008243" calcext:value-type="float">
            <text:p>0.00824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10801" calcext:value-type="float">
            <text:p>0.010801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8465" calcext:value-type="float">
            <text:p>0.00846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03268" calcext:value-type="float">
            <text:p>0.003268</text:p>
          </table:table-cell>
          <table:table-cell office:value-type="float" office:value="0.010085" calcext:value-type="float">
            <text:p>0.010085</text:p>
          </table:table-cell>
          <table:table-cell office:value-type="float" office:value="0.024689" calcext:value-type="float">
            <text:p>0.024689</text:p>
          </table:table-cell>
          <table:table-cell office:value-type="float" office:value="0.008228" calcext:value-type="float">
            <text:p>0.00822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99" calcext:value-type="float">
            <text:p>0.002899</text:p>
          </table:table-cell>
          <table:table-cell office:value-type="float" office:value="0.005793" calcext:value-type="float">
            <text:p>0.005793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.009495" calcext:value-type="float">
            <text:p>0.009495</text:p>
          </table:table-cell>
          <table:table-cell office:value-type="float" office:value="0.023944" calcext:value-type="float">
            <text:p>0.023944</text:p>
          </table:table-cell>
          <table:table-cell office:value-type="float" office:value="0.007536" calcext:value-type="float">
            <text:p>0.00753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09733" calcext:value-type="float">
            <text:p>0.009733</text:p>
          </table:table-cell>
          <table:table-cell office:value-type="float" office:value="0.022674" calcext:value-type="float">
            <text:p>0.022674</text:p>
          </table:table-cell>
          <table:table-cell office:value-type="float" office:value="0.010156" calcext:value-type="float">
            <text:p>0.01015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521" calcext:value-type="float">
            <text:p>0.002521</text:p>
          </table:table-cell>
          <table:table-cell office:value-type="float" office:value="0.004648" calcext:value-type="float">
            <text:p>0.004648</text:p>
          </table:table-cell>
          <table:table-cell office:value-type="float" office:value="0.002231" calcext:value-type="float">
            <text:p>0.002231</text:p>
          </table:table-cell>
          <table:table-cell office:value-type="float" office:value="0.009291" calcext:value-type="float">
            <text:p>0.009291</text:p>
          </table:table-cell>
          <table:table-cell office:value-type="float" office:value="0.023855" calcext:value-type="float">
            <text:p>0.023855</text:p>
          </table:table-cell>
          <table:table-cell office:value-type="float" office:value="0.009747" calcext:value-type="float">
            <text:p>0.00974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58" calcext:value-type="float">
            <text:p>0.002258</text:p>
          </table:table-cell>
          <table:table-cell office:value-type="float" office:value="0.004457" calcext:value-type="float">
            <text:p>0.004457</text:p>
          </table:table-cell>
          <table:table-cell office:value-type="float" office:value="0.003162" calcext:value-type="float">
            <text:p>0.003162</text:p>
          </table:table-cell>
          <table:table-cell office:value-type="float" office:value="0.009474" calcext:value-type="float">
            <text:p>0.009474</text:p>
          </table:table-cell>
          <table:table-cell office:value-type="float" office:value="0.023315" calcext:value-type="float">
            <text:p>0.023315</text:p>
          </table:table-cell>
          <table:table-cell office:value-type="float" office:value="0.008878" calcext:value-type="float">
            <text:p>0.00887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05186" calcext:value-type="float">
            <text:p>0.005186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8681" calcext:value-type="float">
            <text:p>0.008681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0.008002" calcext:value-type="float">
            <text:p>0.00800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0.004674" calcext:value-type="float">
            <text:p>0.004674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0.008187" calcext:value-type="float">
            <text:p>0.008187</text:p>
          </table:table-cell>
          <table:table-cell office:value-type="float" office:value="0.023761" calcext:value-type="float">
            <text:p>0.023761</text:p>
          </table:table-cell>
          <table:table-cell office:value-type="float" office:value="0.008826" calcext:value-type="float">
            <text:p>0.00882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1944" calcext:value-type="float">
            <text:p>0.001944</text:p>
          </table:table-cell>
          <table:table-cell office:value-type="float" office:value="0.004415" calcext:value-type="float">
            <text:p>0.004415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.010764" calcext:value-type="float">
            <text:p>0.010764</text:p>
          </table:table-cell>
          <table:table-cell office:value-type="float" office:value="0.023503" calcext:value-type="float">
            <text:p>0.023503</text:p>
          </table:table-cell>
          <table:table-cell office:value-type="float" office:value="0.009219" calcext:value-type="float">
            <text:p>0.00921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4879" calcext:value-type="float">
            <text:p>0.004879</text:p>
          </table:table-cell>
          <table:table-cell office:value-type="float" office:value="0.003196" calcext:value-type="float">
            <text:p>0.003196</text:p>
          </table:table-cell>
          <table:table-cell office:value-type="float" office:value="0.007806" calcext:value-type="float">
            <text:p>0.007806</text:p>
          </table:table-cell>
          <table:table-cell office:value-type="float" office:value="0.023687" calcext:value-type="float">
            <text:p>0.023687</text:p>
          </table:table-cell>
          <table:table-cell office:value-type="float" office:value="0.007771" calcext:value-type="float">
            <text:p>0.00777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12" calcext:value-type="float">
            <text:p>0.00241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204" calcext:value-type="float">
            <text:p>0.002204</text:p>
          </table:table-cell>
          <table:table-cell office:value-type="float" office:value="0.008433" calcext:value-type="float">
            <text:p>0.008433</text:p>
          </table:table-cell>
          <table:table-cell office:value-type="float" office:value="0.023912" calcext:value-type="float">
            <text:p>0.023912</text:p>
          </table:table-cell>
          <table:table-cell office:value-type="float" office:value="0.007219" calcext:value-type="float">
            <text:p>0.00721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2258" calcext:value-type="float">
            <text:p>0.002258</text:p>
          </table:table-cell>
          <table:table-cell office:value-type="float" office:value="0.009474" calcext:value-type="float">
            <text:p>0.009474</text:p>
          </table:table-cell>
          <table:table-cell office:value-type="float" office:value="0.024266" calcext:value-type="float">
            <text:p>0.024266</text:p>
          </table:table-cell>
          <table:table-cell office:value-type="float" office:value="0.008898" calcext:value-type="float">
            <text:p>0.00889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13" calcext:value-type="float">
            <text:p>0.002813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.024205" calcext:value-type="float">
            <text:p>0.024205</text:p>
          </table:table-cell>
          <table:table-cell office:value-type="float" office:value="0.008709" calcext:value-type="float">
            <text:p>0.00870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196" calcext:value-type="float">
            <text:p>0.003196</text:p>
          </table:table-cell>
          <table:table-cell office:value-type="float" office:value="0.004817" calcext:value-type="float">
            <text:p>0.004817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9475" calcext:value-type="float">
            <text:p>0.009475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0.010599" calcext:value-type="float">
            <text:p>0.01059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4257" calcext:value-type="float">
            <text:p>0.004257</text:p>
          </table:table-cell>
          <table:table-cell office:value-type="float" office:value="0.002148" calcext:value-type="float">
            <text:p>0.002148</text:p>
          </table:table-cell>
          <table:table-cell office:value-type="float" office:value="0.009768" calcext:value-type="float">
            <text:p>0.009768</text:p>
          </table:table-cell>
          <table:table-cell office:value-type="float" office:value="0.023079" calcext:value-type="float">
            <text:p>0.023079</text:p>
          </table:table-cell>
          <table:table-cell office:value-type="float" office:value="0.008722" calcext:value-type="float">
            <text:p>0.00872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62" calcext:value-type="float">
            <text:p>0.00296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.008385" calcext:value-type="float">
            <text:p>0.008385</text:p>
          </table:table-cell>
          <table:table-cell office:value-type="float" office:value="0.023838" calcext:value-type="float">
            <text:p>0.023838</text:p>
          </table:table-cell>
          <table:table-cell office:value-type="float" office:value="0.008598" calcext:value-type="float">
            <text:p>0.00859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06" calcext:value-type="float">
            <text:p>0.002206</text:p>
          </table:table-cell>
          <table:table-cell office:value-type="float" office:value="0.004248" calcext:value-type="float">
            <text:p>0.004248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8899" calcext:value-type="float">
            <text:p>0.008899</text:p>
          </table:table-cell>
          <table:table-cell office:value-type="float" office:value="0.023843" calcext:value-type="float">
            <text:p>0.023843</text:p>
          </table:table-cell>
          <table:table-cell office:value-type="float" office:value="0.008797" calcext:value-type="float">
            <text:p>0.0087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402" calcext:value-type="float">
            <text:p>0.003402</text:p>
          </table:table-cell>
          <table:table-cell office:value-type="float" office:value="0.004891" calcext:value-type="float">
            <text:p>0.004891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8773" calcext:value-type="float">
            <text:p>0.008773</text:p>
          </table:table-cell>
          <table:table-cell office:value-type="float" office:value="0.02468" calcext:value-type="float">
            <text:p>0.02468</text:p>
          </table:table-cell>
          <table:table-cell office:value-type="float" office:value="0.007484" calcext:value-type="float">
            <text:p>0.00748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0.007263" calcext:value-type="float">
            <text:p>0.007263</text:p>
          </table:table-cell>
          <table:table-cell office:value-type="float" office:value="0.024585" calcext:value-type="float">
            <text:p>0.024585</text:p>
          </table:table-cell>
          <table:table-cell office:value-type="float" office:value="0.007013" calcext:value-type="float">
            <text:p>0.00701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76" calcext:value-type="float">
            <text:p>0.003076</text:p>
          </table:table-cell>
          <table:table-cell office:value-type="float" office:value="0.005074" calcext:value-type="float">
            <text:p>0.005074</text:p>
          </table:table-cell>
          <table:table-cell office:value-type="float" office:value="0.002867" calcext:value-type="float">
            <text:p>0.002867</text:p>
          </table:table-cell>
          <table:table-cell office:value-type="float" office:value="0.007737" calcext:value-type="float">
            <text:p>0.007737</text:p>
          </table:table-cell>
          <table:table-cell office:value-type="float" office:value="0.023875" calcext:value-type="float">
            <text:p>0.023875</text:p>
          </table:table-cell>
          <table:table-cell office:value-type="float" office:value="0.008165" calcext:value-type="float">
            <text:p>0.00816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004675" calcext:value-type="float">
            <text:p>0.004675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39.24991" calcext:value-type="float">
            <text:p>39.24991</text:p>
          </table:table-cell>
          <table:table-cell office:value-type="float" office:value="0.009553" calcext:value-type="float">
            <text:p>0.00955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45" calcext:value-type="float">
            <text:p>0.002245</text:p>
          </table:table-cell>
          <table:table-cell office:value-type="float" office:value="0.004782" calcext:value-type="float">
            <text:p>0.004782</text:p>
          </table:table-cell>
          <table:table-cell office:value-type="float" office:value="0.002775" calcext:value-type="float">
            <text:p>0.002775</text:p>
          </table:table-cell>
          <table:table-cell office:value-type="float" office:value="0.008399" calcext:value-type="float">
            <text:p>0.008399</text:p>
          </table:table-cell>
          <table:table-cell office:value-type="float" office:value="0.022685" calcext:value-type="float">
            <text:p>0.022685</text:p>
          </table:table-cell>
          <table:table-cell office:value-type="float" office:value="0.010061" calcext:value-type="float">
            <text:p>0.01006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48" calcext:value-type="float">
            <text:p>0.002448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0.025331" calcext:value-type="float">
            <text:p>0.025331</text:p>
          </table:table-cell>
          <table:table-cell office:value-type="float" office:value="0.008749" calcext:value-type="float">
            <text:p>0.00874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0.004661" calcext:value-type="float">
            <text:p>0.004661</text:p>
          </table:table-cell>
          <table:table-cell office:value-type="float" office:value="0.002393" calcext:value-type="float">
            <text:p>0.002393</text:p>
          </table:table-cell>
          <table:table-cell office:value-type="float" office:value="0.008481" calcext:value-type="float">
            <text:p>0.008481</text:p>
          </table:table-cell>
          <table:table-cell office:value-type="float" office:value="0.023363" calcext:value-type="float">
            <text:p>0.023363</text:p>
          </table:table-cell>
          <table:table-cell office:value-type="float" office:value="0.007242" calcext:value-type="float">
            <text:p>0.00724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322" calcext:value-type="float">
            <text:p>0.003322</text:p>
          </table:table-cell>
          <table:table-cell office:value-type="float" office:value="0.005271" calcext:value-type="float">
            <text:p>0.00527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8007" calcext:value-type="float">
            <text:p>0.008007</text:p>
          </table:table-cell>
          <table:table-cell office:value-type="float" office:value="0.023404" calcext:value-type="float">
            <text:p>0.023404</text:p>
          </table:table-cell>
          <table:table-cell office:value-type="float" office:value="0.009494" calcext:value-type="float">
            <text:p>0.00949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0.003277" calcext:value-type="float">
            <text:p>0.003277</text:p>
          </table:table-cell>
          <table:table-cell office:value-type="float" office:value="0.007398" calcext:value-type="float">
            <text:p>0.007398</text:p>
          </table:table-cell>
          <table:table-cell office:value-type="float" office:value="0.023046" calcext:value-type="float">
            <text:p>0.023046</text:p>
          </table:table-cell>
          <table:table-cell office:value-type="float" office:value="0.009454" calcext:value-type="float">
            <text:p>0.00945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245" calcext:value-type="float">
            <text:p>0.003245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009486" calcext:value-type="float">
            <text:p>0.009486</text:p>
          </table:table-cell>
          <table:table-cell office:value-type="float" office:value="0.024522" calcext:value-type="float">
            <text:p>0.024522</text:p>
          </table:table-cell>
          <table:table-cell office:value-type="float" office:value="0.008348" calcext:value-type="float">
            <text:p>0.00834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59" calcext:value-type="float">
            <text:p>0.002959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0.002609" calcext:value-type="float">
            <text:p>0.002609</text:p>
          </table:table-cell>
          <table:table-cell office:value-type="float" office:value="0.009837" calcext:value-type="float">
            <text:p>0.009837</text:p>
          </table:table-cell>
          <table:table-cell office:value-type="float" office:value="0.023318" calcext:value-type="float">
            <text:p>0.023318</text:p>
          </table:table-cell>
          <table:table-cell office:value-type="float" office:value="0.008219" calcext:value-type="float">
            <text:p>0.00821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10016" calcext:value-type="float">
            <text:p>0.010016</text:p>
          </table:table-cell>
          <table:table-cell office:value-type="float" office:value="0.023067" calcext:value-type="float">
            <text:p>0.023067</text:p>
          </table:table-cell>
          <table:table-cell office:value-type="float" office:value="0.007168" calcext:value-type="float">
            <text:p>0.00716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71" calcext:value-type="float">
            <text:p>0.002371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.002469" calcext:value-type="float">
            <text:p>0.002469</text:p>
          </table:table-cell>
          <table:table-cell office:value-type="float" office:value="0.008797" calcext:value-type="float">
            <text:p>0.008797</text:p>
          </table:table-cell>
          <table:table-cell office:value-type="float" office:value="0.024603" calcext:value-type="float">
            <text:p>0.024603</text:p>
          </table:table-cell>
          <table:table-cell office:value-type="float" office:value="0.007798" calcext:value-type="float">
            <text:p>0.00779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498" calcext:value-type="float">
            <text:p>0.004498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0.003001" calcext:value-type="float">
            <text:p>0.003001</text:p>
          </table:table-cell>
          <table:table-cell office:value-type="float" office:value="0.006556" calcext:value-type="float">
            <text:p>0.006556</text:p>
          </table:table-cell>
          <table:table-cell office:value-type="float" office:value="0.023475" calcext:value-type="float">
            <text:p>0.023475</text:p>
          </table:table-cell>
          <table:table-cell office:value-type="float" office:value="0.009884" calcext:value-type="float">
            <text:p>0.00988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004226" calcext:value-type="float">
            <text:p>0.004226</text:p>
          </table:table-cell>
          <table:table-cell office:value-type="float" office:value="0.002443" calcext:value-type="float">
            <text:p>0.002443</text:p>
          </table:table-cell>
          <table:table-cell office:value-type="float" office:value="0.009051" calcext:value-type="float">
            <text:p>0.009051</text:p>
          </table:table-cell>
          <table:table-cell office:value-type="float" office:value="0.023549" calcext:value-type="float">
            <text:p>0.023549</text:p>
          </table:table-cell>
          <table:table-cell office:value-type="float" office:value="0.00653" calcext:value-type="float">
            <text:p>0.0065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004074" calcext:value-type="float">
            <text:p>0.004074</text:p>
          </table:table-cell>
          <table:table-cell office:value-type="float" office:value="0.002701" calcext:value-type="float">
            <text:p>0.002701</text:p>
          </table:table-cell>
          <table:table-cell office:value-type="float" office:value="0.009097" calcext:value-type="float">
            <text:p>0.009097</text:p>
          </table:table-cell>
          <table:table-cell office:value-type="float" office:value="0.024477" calcext:value-type="float">
            <text:p>0.024477</text:p>
          </table:table-cell>
          <table:table-cell office:value-type="float" office:value="0.008766" calcext:value-type="float">
            <text:p>0.00876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561" calcext:value-type="float">
            <text:p>0.002561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0.008889" calcext:value-type="float">
            <text:p>0.008889</text:p>
          </table:table-cell>
          <table:table-cell office:value-type="float" office:value="0.022493" calcext:value-type="float">
            <text:p>0.022493</text:p>
          </table:table-cell>
          <table:table-cell office:value-type="float" office:value="0.010576" calcext:value-type="float">
            <text:p>0.01057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07" calcext:value-type="float">
            <text:p>0.002307</text:p>
          </table:table-cell>
          <table:table-cell office:value-type="float" office:value="0.003974" calcext:value-type="float">
            <text:p>0.003974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9108" calcext:value-type="float">
            <text:p>0.009108</text:p>
          </table:table-cell>
          <table:table-cell office:value-type="float" office:value="0.024529" calcext:value-type="float">
            <text:p>0.024529</text:p>
          </table:table-cell>
          <table:table-cell office:value-type="float" office:value="0.007785" calcext:value-type="float">
            <text:p>0.00778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3963" calcext:value-type="float">
            <text:p>0.003963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0.007623" calcext:value-type="float">
            <text:p>0.007623</text:p>
          </table:table-cell>
          <table:table-cell office:value-type="float" office:value="0.023257" calcext:value-type="float">
            <text:p>0.023257</text:p>
          </table:table-cell>
          <table:table-cell office:value-type="float" office:value="0.009732" calcext:value-type="float">
            <text:p>0.00973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299" calcext:value-type="float">
            <text:p>0.003299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0.026166" calcext:value-type="float">
            <text:p>0.026166</text:p>
          </table:table-cell>
          <table:table-cell office:value-type="float" office:value="0.010406" calcext:value-type="float">
            <text:p>0.01040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88" calcext:value-type="float">
            <text:p>0.002488</text:p>
          </table:table-cell>
          <table:table-cell office:value-type="float" office:value="0.004627" calcext:value-type="float">
            <text:p>0.004627</text:p>
          </table:table-cell>
          <table:table-cell office:value-type="float" office:value="0.002804" calcext:value-type="float">
            <text:p>0.002804</text:p>
          </table:table-cell>
          <table:table-cell office:value-type="float" office:value="0.009142" calcext:value-type="float">
            <text:p>0.009142</text:p>
          </table:table-cell>
          <table:table-cell office:value-type="float" office:value="0.024052" calcext:value-type="float">
            <text:p>0.024052</text:p>
          </table:table-cell>
          <table:table-cell office:value-type="float" office:value="0.00756" calcext:value-type="float">
            <text:p>0.0075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0988" calcext:value-type="float">
            <text:p>0.070988</text:p>
          </table:table-cell>
          <table:table-cell office:value-type="float" office:value="0.092585" calcext:value-type="float">
            <text:p>0.09258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111356" calcext:value-type="float">
            <text:p>0.111356</text:p>
          </table:table-cell>
          <table:table-cell office:value-type="float" office:value="0.206845" calcext:value-type="float">
            <text:p>0.206845</text:p>
          </table:table-cell>
          <table:table-cell office:value-type="float" office:value="0.001706" calcext:value-type="float">
            <text:p>0.00170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5099" calcext:value-type="float">
            <text:p>0.075099</text:p>
          </table:table-cell>
          <table:table-cell office:value-type="float" office:value="0.091834" calcext:value-type="float">
            <text:p>0.09183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110366" calcext:value-type="float">
            <text:p>0.110366</text:p>
          </table:table-cell>
          <table:table-cell office:value-type="float" office:value="0.209266" calcext:value-type="float">
            <text:p>0.209266</text:p>
          </table:table-cell>
          <table:table-cell office:value-type="float" office:value="0.001739" calcext:value-type="float">
            <text:p>0.00173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65447" calcext:value-type="float">
            <text:p>0.065447</text:p>
          </table:table-cell>
          <table:table-cell office:value-type="float" office:value="0.090998" calcext:value-type="float">
            <text:p>0.090998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11283" calcext:value-type="float">
            <text:p>0.111283</text:p>
          </table:table-cell>
          <table:table-cell office:value-type="float" office:value="0.207924" calcext:value-type="float">
            <text:p>0.207924</text:p>
          </table:table-cell>
          <table:table-cell office:value-type="float" office:value="0.001885" calcext:value-type="float">
            <text:p>0.00188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67914" calcext:value-type="float">
            <text:p>0.067914</text:p>
          </table:table-cell>
          <table:table-cell office:value-type="float" office:value="0.096581" calcext:value-type="float">
            <text:p>0.096581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115336" calcext:value-type="float">
            <text:p>0.115336</text:p>
          </table:table-cell>
          <table:table-cell office:value-type="float" office:value="0.208111" calcext:value-type="float">
            <text:p>0.208111</text:p>
          </table:table-cell>
          <table:table-cell office:value-type="float" office:value="0.00177" calcext:value-type="float">
            <text:p>0.0017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1882" calcext:value-type="float">
            <text:p>0.071882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109989" calcext:value-type="float">
            <text:p>0.109989</text:p>
          </table:table-cell>
          <table:table-cell office:value-type="float" office:value="0.206849" calcext:value-type="float">
            <text:p>0.206849</text:p>
          </table:table-cell>
          <table:table-cell office:value-type="float" office:value="0.001718" calcext:value-type="float">
            <text:p>0.00171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64979" calcext:value-type="float">
            <text:p>0.064979</text:p>
          </table:table-cell>
          <table:table-cell office:value-type="float" office:value="0.091933" calcext:value-type="float">
            <text:p>0.091933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110638" calcext:value-type="float">
            <text:p>0.110638</text:p>
          </table:table-cell>
          <table:table-cell office:value-type="float" office:value="0.206027" calcext:value-type="float">
            <text:p>0.206027</text:p>
          </table:table-cell>
          <table:table-cell office:value-type="float" office:value="0.001851" calcext:value-type="float">
            <text:p>0.00185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258" calcext:value-type="float">
            <text:p>0.07258</text:p>
          </table:table-cell>
          <table:table-cell office:value-type="float" office:value="0.090868" calcext:value-type="float">
            <text:p>0.090868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111706" calcext:value-type="float">
            <text:p>0.111706</text:p>
          </table:table-cell>
          <table:table-cell office:value-type="float" office:value="0.206634" calcext:value-type="float">
            <text:p>0.206634</text:p>
          </table:table-cell>
          <table:table-cell office:value-type="float" office:value="0.001906" calcext:value-type="float">
            <text:p>0.00190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671" calcext:value-type="float">
            <text:p>0.07671</text:p>
          </table:table-cell>
          <table:table-cell office:value-type="float" office:value="0.094564" calcext:value-type="float">
            <text:p>0.09456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110769" calcext:value-type="float">
            <text:p>0.110769</text:p>
          </table:table-cell>
          <table:table-cell office:value-type="float" office:value="0.217553" calcext:value-type="float">
            <text:p>0.217553</text:p>
          </table:table-cell>
          <table:table-cell office:value-type="float" office:value="0.001905" calcext:value-type="float">
            <text:p>0.0019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1051" calcext:value-type="float">
            <text:p>0.071051</text:p>
          </table:table-cell>
          <table:table-cell office:value-type="float" office:value="0.090658" calcext:value-type="float">
            <text:p>0.090658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110671" calcext:value-type="float">
            <text:p>0.110671</text:p>
          </table:table-cell>
          <table:table-cell office:value-type="float" office:value="0.206524" calcext:value-type="float">
            <text:p>0.206524</text:p>
          </table:table-cell>
          <table:table-cell office:value-type="float" office:value="0.001712" calcext:value-type="float">
            <text:p>0.0017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1268" calcext:value-type="float">
            <text:p>0.071268</text:p>
          </table:table-cell>
          <table:table-cell office:value-type="float" office:value="0.092606" calcext:value-type="float">
            <text:p>0.09260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111381" calcext:value-type="float">
            <text:p>0.111381</text:p>
          </table:table-cell>
          <table:table-cell office:value-type="float" office:value="0.207142" calcext:value-type="float">
            <text:p>0.207142</text:p>
          </table:table-cell>
          <table:table-cell office:value-type="float" office:value="0.001701" calcext:value-type="float">
            <text:p>0.00170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3562" calcext:value-type="float">
            <text:p>0.073562</text:p>
          </table:table-cell>
          <table:table-cell office:value-type="float" office:value="0.091057" calcext:value-type="float">
            <text:p>0.091057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11625" calcext:value-type="float">
            <text:p>0.111625</text:p>
          </table:table-cell>
          <table:table-cell office:value-type="float" office:value="0.206424" calcext:value-type="float">
            <text:p>0.206424</text:p>
          </table:table-cell>
          <table:table-cell office:value-type="float" office:value="0.001709" calcext:value-type="float">
            <text:p>0.00170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0.091507" calcext:value-type="float">
            <text:p>0.091507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09806" calcext:value-type="float">
            <text:p>0.109806</text:p>
          </table:table-cell>
          <table:table-cell office:value-type="float" office:value="0.205245" calcext:value-type="float">
            <text:p>0.205245</text:p>
          </table:table-cell>
          <table:table-cell office:value-type="float" office:value="0.001723" calcext:value-type="float">
            <text:p>0.00172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2967" calcext:value-type="float">
            <text:p>0.072967</text:p>
          </table:table-cell>
          <table:table-cell office:value-type="float" office:value="0.090865" calcext:value-type="float">
            <text:p>0.09086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110117" calcext:value-type="float">
            <text:p>0.110117</text:p>
          </table:table-cell>
          <table:table-cell office:value-type="float" office:value="0.206154" calcext:value-type="float">
            <text:p>0.206154</text:p>
          </table:table-cell>
          <table:table-cell office:value-type="float" office:value="0.001709" calcext:value-type="float">
            <text:p>0.00170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1288" calcext:value-type="float">
            <text:p>0.071288</text:p>
          </table:table-cell>
          <table:table-cell office:value-type="float" office:value="0.090894" calcext:value-type="float">
            <text:p>0.09089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10479" calcext:value-type="float">
            <text:p>0.110479</text:p>
          </table:table-cell>
          <table:table-cell office:value-type="float" office:value="0.206523" calcext:value-type="float">
            <text:p>0.206523</text:p>
          </table:table-cell>
          <table:table-cell office:value-type="float" office:value="0.001712" calcext:value-type="float">
            <text:p>0.0017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5531" calcext:value-type="float">
            <text:p>0.075531</text:p>
          </table:table-cell>
          <table:table-cell office:value-type="float" office:value="0.091571" calcext:value-type="float">
            <text:p>0.09157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110979" calcext:value-type="float">
            <text:p>0.110979</text:p>
          </table:table-cell>
          <table:table-cell office:value-type="float" office:value="0.207221" calcext:value-type="float">
            <text:p>0.207221</text:p>
          </table:table-cell>
          <table:table-cell office:value-type="float" office:value="0.0017" calcext:value-type="float">
            <text:p>0.001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1173" calcext:value-type="float">
            <text:p>0.071173</text:p>
          </table:table-cell>
          <table:table-cell office:value-type="float" office:value="0.090972" calcext:value-type="float">
            <text:p>0.09097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111543" calcext:value-type="float">
            <text:p>0.111543</text:p>
          </table:table-cell>
          <table:table-cell office:value-type="float" office:value="0.206724" calcext:value-type="float">
            <text:p>0.206724</text:p>
          </table:table-cell>
          <table:table-cell office:value-type="float" office:value="0.001708" calcext:value-type="float">
            <text:p>0.00170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2109" calcext:value-type="float">
            <text:p>0.072109</text:p>
          </table:table-cell>
          <table:table-cell office:value-type="float" office:value="0.091503" calcext:value-type="float">
            <text:p>0.091503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10607" calcext:value-type="float">
            <text:p>0.110607</text:p>
          </table:table-cell>
          <table:table-cell office:value-type="float" office:value="0.20579" calcext:value-type="float">
            <text:p>0.20579</text:p>
          </table:table-cell>
          <table:table-cell office:value-type="float" office:value="0.001696" calcext:value-type="float">
            <text:p>0.00169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065" calcext:value-type="float">
            <text:p>0.07065</text:p>
          </table:table-cell>
          <table:table-cell office:value-type="float" office:value="0.090793" calcext:value-type="float">
            <text:p>0.090793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11534" calcext:value-type="float">
            <text:p>0.111534</text:p>
          </table:table-cell>
          <table:table-cell office:value-type="float" office:value="0.206304" calcext:value-type="float">
            <text:p>0.206304</text:p>
          </table:table-cell>
          <table:table-cell office:value-type="float" office:value="0.001726" calcext:value-type="float">
            <text:p>0.00172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1886" calcext:value-type="float">
            <text:p>0.071886</text:p>
          </table:table-cell>
          <table:table-cell office:value-type="float" office:value="0.091476" calcext:value-type="float">
            <text:p>0.091476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10023" calcext:value-type="float">
            <text:p>0.110023</text:p>
          </table:table-cell>
          <table:table-cell office:value-type="float" office:value="0.207076" calcext:value-type="float">
            <text:p>0.207076</text:p>
          </table:table-cell>
          <table:table-cell office:value-type="float" office:value="0.001702" calcext:value-type="float">
            <text:p>0.00170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0972" calcext:value-type="float">
            <text:p>0.070972</text:p>
          </table:table-cell>
          <table:table-cell office:value-type="float" office:value="0.090874" calcext:value-type="float">
            <text:p>0.090874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110866" calcext:value-type="float">
            <text:p>0.110866</text:p>
          </table:table-cell>
          <table:table-cell office:value-type="float" office:value="0.206289" calcext:value-type="float">
            <text:p>0.206289</text:p>
          </table:table-cell>
          <table:table-cell office:value-type="float" office:value="0.001704" calcext:value-type="float">
            <text:p>0.00170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4725" calcext:value-type="float">
            <text:p>0.074725</text:p>
          </table:table-cell>
          <table:table-cell office:value-type="float" office:value="0.091112" calcext:value-type="float">
            <text:p>0.09111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111173" calcext:value-type="float">
            <text:p>0.111173</text:p>
          </table:table-cell>
          <table:table-cell office:value-type="float" office:value="0.207042" calcext:value-type="float">
            <text:p>0.207042</text:p>
          </table:table-cell>
          <table:table-cell office:value-type="float" office:value="0.001706" calcext:value-type="float">
            <text:p>0.00170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1713" calcext:value-type="float">
            <text:p>0.071713</text:p>
          </table:table-cell>
          <table:table-cell office:value-type="float" office:value="0.091515" calcext:value-type="float">
            <text:p>0.09151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110065" calcext:value-type="float">
            <text:p>0.110065</text:p>
          </table:table-cell>
          <table:table-cell office:value-type="float" office:value="0.206218" calcext:value-type="float">
            <text:p>0.206218</text:p>
          </table:table-cell>
          <table:table-cell office:value-type="float" office:value="0.001738" calcext:value-type="float">
            <text:p>0.00173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0636" calcext:value-type="float">
            <text:p>0.07063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112027" calcext:value-type="float">
            <text:p>0.112027</text:p>
          </table:table-cell>
          <table:table-cell office:value-type="float" office:value="0.206434" calcext:value-type="float">
            <text:p>0.206434</text:p>
          </table:table-cell>
          <table:table-cell office:value-type="float" office:value="0.001705" calcext:value-type="float">
            <text:p>0.0017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2187" calcext:value-type="float">
            <text:p>0.072187</text:p>
          </table:table-cell>
          <table:table-cell office:value-type="float" office:value="0.090934" calcext:value-type="float">
            <text:p>0.09093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10754" calcext:value-type="float">
            <text:p>0.110754</text:p>
          </table:table-cell>
          <table:table-cell office:value-type="float" office:value="0.206507" calcext:value-type="float">
            <text:p>0.206507</text:p>
          </table:table-cell>
          <table:table-cell office:value-type="float" office:value="0.001707" calcext:value-type="float">
            <text:p>0.00170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2579" calcext:value-type="float">
            <text:p>0.072579</text:p>
          </table:table-cell>
          <table:table-cell office:value-type="float" office:value="0.090641" calcext:value-type="float">
            <text:p>0.09064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11205" calcext:value-type="float">
            <text:p>0.111205</text:p>
          </table:table-cell>
          <table:table-cell office:value-type="float" office:value="0.207169" calcext:value-type="float">
            <text:p>0.207169</text:p>
          </table:table-cell>
          <table:table-cell office:value-type="float" office:value="0.00171" calcext:value-type="float">
            <text:p>0.0017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2543" calcext:value-type="float">
            <text:p>0.072543</text:p>
          </table:table-cell>
          <table:table-cell office:value-type="float" office:value="0.091532" calcext:value-type="float">
            <text:p>0.09153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110542" calcext:value-type="float">
            <text:p>0.110542</text:p>
          </table:table-cell>
          <table:table-cell office:value-type="float" office:value="0.207033" calcext:value-type="float">
            <text:p>0.207033</text:p>
          </table:table-cell>
          <table:table-cell office:value-type="float" office:value="0.001711" calcext:value-type="float">
            <text:p>0.00171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1923" calcext:value-type="float">
            <text:p>0.071923</text:p>
          </table:table-cell>
          <table:table-cell office:value-type="float" office:value="0.090884" calcext:value-type="float">
            <text:p>0.09088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10387" calcext:value-type="float">
            <text:p>0.110387</text:p>
          </table:table-cell>
          <table:table-cell office:value-type="float" office:value="0.207455" calcext:value-type="float">
            <text:p>0.207455</text:p>
          </table:table-cell>
          <table:table-cell office:value-type="float" office:value="0.001709" calcext:value-type="float">
            <text:p>0.00170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3152" calcext:value-type="float">
            <text:p>0.073152</text:p>
          </table:table-cell>
          <table:table-cell office:value-type="float" office:value="0.090865" calcext:value-type="float">
            <text:p>0.090865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12281" calcext:value-type="float">
            <text:p>0.112281</text:p>
          </table:table-cell>
          <table:table-cell office:value-type="float" office:value="0.207215" calcext:value-type="float">
            <text:p>0.207215</text:p>
          </table:table-cell>
          <table:table-cell office:value-type="float" office:value="0.001728" calcext:value-type="float">
            <text:p>0.00172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2795" calcext:value-type="float">
            <text:p>0.072795</text:p>
          </table:table-cell>
          <table:table-cell office:value-type="float" office:value="0.090788" calcext:value-type="float">
            <text:p>0.090788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11035" calcext:value-type="float">
            <text:p>0.111035</text:p>
          </table:table-cell>
          <table:table-cell office:value-type="float" office:value="0.206973" calcext:value-type="float">
            <text:p>0.206973</text:p>
          </table:table-cell>
          <table:table-cell office:value-type="float" office:value="0.001689" calcext:value-type="float">
            <text:p>0.00168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70478" calcext:value-type="float">
            <text:p>0.070478</text:p>
          </table:table-cell>
          <table:table-cell office:value-type="float" office:value="0.090684" calcext:value-type="float">
            <text:p>0.09068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110465" calcext:value-type="float">
            <text:p>0.110465</text:p>
          </table:table-cell>
          <table:table-cell office:value-type="float" office:value="0.206192" calcext:value-type="float">
            <text:p>0.206192</text:p>
          </table:table-cell>
          <table:table-cell office:value-type="float" office:value="0.001722" calcext:value-type="float">
            <text:p>0.00172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.048938" calcext:value-type="float">
            <text:p>0.048938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77557" calcext:value-type="float">
            <text:p>0.077557</text:p>
          </table:table-cell>
          <table:table-cell office:value-type="float" office:value="0.184233" calcext:value-type="float">
            <text:p>0.184233</text:p>
          </table:table-cell>
          <table:table-cell office:value-type="float" office:value="0.00296" calcext:value-type="float">
            <text:p>0.0029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2395" calcext:value-type="float">
            <text:p>0.042395</text:p>
          </table:table-cell>
          <table:table-cell office:value-type="float" office:value="0.048699" calcext:value-type="float">
            <text:p>0.048699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78035" calcext:value-type="float">
            <text:p>0.078035</text:p>
          </table:table-cell>
          <table:table-cell office:value-type="float" office:value="0.185727" calcext:value-type="float">
            <text:p>0.185727</text:p>
          </table:table-cell>
          <table:table-cell office:value-type="float" office:value="0.0032" calcext:value-type="float">
            <text:p>0.003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5229" calcext:value-type="float">
            <text:p>0.045229</text:p>
          </table:table-cell>
          <table:table-cell office:value-type="float" office:value="0.049081" calcext:value-type="float">
            <text:p>0.049081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79585" calcext:value-type="float">
            <text:p>0.079585</text:p>
          </table:table-cell>
          <table:table-cell office:value-type="float" office:value="0.187411" calcext:value-type="float">
            <text:p>0.187411</text:p>
          </table:table-cell>
          <table:table-cell office:value-type="float" office:value="0.00314" calcext:value-type="float">
            <text:p>0.0031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6096" calcext:value-type="float">
            <text:p>0.046096</text:p>
          </table:table-cell>
          <table:table-cell office:value-type="float" office:value="0.048548" calcext:value-type="float">
            <text:p>0.048548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78692" calcext:value-type="float">
            <text:p>0.078692</text:p>
          </table:table-cell>
          <table:table-cell office:value-type="float" office:value="0.188396" calcext:value-type="float">
            <text:p>0.188396</text:p>
          </table:table-cell>
          <table:table-cell office:value-type="float" office:value="0.003168" calcext:value-type="float">
            <text:p>0.00316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7857" calcext:value-type="float">
            <text:p>0.047857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7597" calcext:value-type="float">
            <text:p>0.07597</text:p>
          </table:table-cell>
          <table:table-cell office:value-type="float" office:value="0.185808" calcext:value-type="float">
            <text:p>0.185808</text:p>
          </table:table-cell>
          <table:table-cell office:value-type="float" office:value="0.003037" calcext:value-type="float">
            <text:p>0.00303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0654" calcext:value-type="float">
            <text:p>0.040654</text:p>
          </table:table-cell>
          <table:table-cell office:value-type="float" office:value="0.048531" calcext:value-type="float">
            <text:p>0.048531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79052" calcext:value-type="float">
            <text:p>0.079052</text:p>
          </table:table-cell>
          <table:table-cell office:value-type="float" office:value="0.185879" calcext:value-type="float">
            <text:p>0.185879</text:p>
          </table:table-cell>
          <table:table-cell office:value-type="float" office:value="0.003263" calcext:value-type="float">
            <text:p>0.00326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7579" calcext:value-type="float">
            <text:p>0.047579</text:p>
          </table:table-cell>
          <table:table-cell office:value-type="float" office:value="0.048268" calcext:value-type="float">
            <text:p>0.048268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79601" calcext:value-type="float">
            <text:p>0.079601</text:p>
          </table:table-cell>
          <table:table-cell office:value-type="float" office:value="0.186609" calcext:value-type="float">
            <text:p>0.186609</text:p>
          </table:table-cell>
          <table:table-cell office:value-type="float" office:value="0.003102" calcext:value-type="float">
            <text:p>0.00310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6836" calcext:value-type="float">
            <text:p>0.046836</text:p>
          </table:table-cell>
          <table:table-cell office:value-type="float" office:value="0.049142" calcext:value-type="float">
            <text:p>0.049142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78999" calcext:value-type="float">
            <text:p>0.078999</text:p>
          </table:table-cell>
          <table:table-cell office:value-type="float" office:value="0.185843" calcext:value-type="float">
            <text:p>0.185843</text:p>
          </table:table-cell>
          <table:table-cell office:value-type="float" office:value="0.003054" calcext:value-type="float">
            <text:p>0.00305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6393" calcext:value-type="float">
            <text:p>0.046393</text:p>
          </table:table-cell>
          <table:table-cell office:value-type="float" office:value="0.048489" calcext:value-type="float">
            <text:p>0.048489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79094" calcext:value-type="float">
            <text:p>0.079094</text:p>
          </table:table-cell>
          <table:table-cell office:value-type="float" office:value="0.185424" calcext:value-type="float">
            <text:p>0.185424</text:p>
          </table:table-cell>
          <table:table-cell office:value-type="float" office:value="0.002942" calcext:value-type="float">
            <text:p>0.00294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8122" calcext:value-type="float">
            <text:p>0.048122</text:p>
          </table:table-cell>
          <table:table-cell office:value-type="float" office:value="0.047651" calcext:value-type="float">
            <text:p>0.047651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76247" calcext:value-type="float">
            <text:p>0.076247</text:p>
          </table:table-cell>
          <table:table-cell office:value-type="float" office:value="0.183702" calcext:value-type="float">
            <text:p>0.183702</text:p>
          </table:table-cell>
          <table:table-cell office:value-type="float" office:value="0.003489" calcext:value-type="float">
            <text:p>0.00348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5076" calcext:value-type="float">
            <text:p>0.045076</text:p>
          </table:table-cell>
          <table:table-cell office:value-type="float" office:value="0.048496" calcext:value-type="float">
            <text:p>0.048496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77697" calcext:value-type="float">
            <text:p>0.077697</text:p>
          </table:table-cell>
          <table:table-cell office:value-type="float" office:value="0.187042" calcext:value-type="float">
            <text:p>0.187042</text:p>
          </table:table-cell>
          <table:table-cell office:value-type="float" office:value="0.00318" calcext:value-type="float">
            <text:p>0.0031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6362" calcext:value-type="float">
            <text:p>0.046362</text:p>
          </table:table-cell>
          <table:table-cell office:value-type="float" office:value="0.048956" calcext:value-type="float">
            <text:p>0.048956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78307" calcext:value-type="float">
            <text:p>0.078307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00306" calcext:value-type="float">
            <text:p>0.0030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6939" calcext:value-type="float">
            <text:p>0.046939</text:p>
          </table:table-cell>
          <table:table-cell office:value-type="float" office:value="0.048624" calcext:value-type="float">
            <text:p>0.048624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79029" calcext:value-type="float">
            <text:p>0.079029</text:p>
          </table:table-cell>
          <table:table-cell office:value-type="float" office:value="0.18508" calcext:value-type="float">
            <text:p>0.18508</text:p>
          </table:table-cell>
          <table:table-cell office:value-type="float" office:value="0.002862" calcext:value-type="float">
            <text:p>0.00286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4237" calcext:value-type="float">
            <text:p>0.044237</text:p>
          </table:table-cell>
          <table:table-cell office:value-type="float" office:value="0.048824" calcext:value-type="float">
            <text:p>0.048824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78197" calcext:value-type="float">
            <text:p>0.078197</text:p>
          </table:table-cell>
          <table:table-cell office:value-type="float" office:value="0.186025" calcext:value-type="float">
            <text:p>0.186025</text:p>
          </table:table-cell>
          <table:table-cell office:value-type="float" office:value="0.003222" calcext:value-type="float">
            <text:p>0.00322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6477" calcext:value-type="float">
            <text:p>0.046477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78124" calcext:value-type="float">
            <text:p>0.078124</text:p>
          </table:table-cell>
          <table:table-cell office:value-type="float" office:value="0.184088" calcext:value-type="float">
            <text:p>0.184088</text:p>
          </table:table-cell>
          <table:table-cell office:value-type="float" office:value="0.003268" calcext:value-type="float">
            <text:p>0.00326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1991" calcext:value-type="float">
            <text:p>0.041991</text:p>
          </table:table-cell>
          <table:table-cell office:value-type="float" office:value="0.048966" calcext:value-type="float">
            <text:p>0.048966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78482" calcext:value-type="float">
            <text:p>0.078482</text:p>
          </table:table-cell>
          <table:table-cell office:value-type="float" office:value="0.186368" calcext:value-type="float">
            <text:p>0.186368</text:p>
          </table:table-cell>
          <table:table-cell office:value-type="float" office:value="0.003065" calcext:value-type="float">
            <text:p>0.00306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5065" calcext:value-type="float">
            <text:p>0.045065</text:p>
          </table:table-cell>
          <table:table-cell office:value-type="float" office:value="0.048613" calcext:value-type="float">
            <text:p>0.048613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78165" calcext:value-type="float">
            <text:p>0.078165</text:p>
          </table:table-cell>
          <table:table-cell office:value-type="float" office:value="0.187941" calcext:value-type="float">
            <text:p>0.187941</text:p>
          </table:table-cell>
          <table:table-cell office:value-type="float" office:value="0.003079" calcext:value-type="float">
            <text:p>0.00307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7197" calcext:value-type="float">
            <text:p>0.047197</text:p>
          </table:table-cell>
          <table:table-cell office:value-type="float" office:value="0.048577" calcext:value-type="float">
            <text:p>0.048577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79066" calcext:value-type="float">
            <text:p>0.079066</text:p>
          </table:table-cell>
          <table:table-cell office:value-type="float" office:value="0.187162" calcext:value-type="float">
            <text:p>0.187162</text:p>
          </table:table-cell>
          <table:table-cell office:value-type="float" office:value="0.003195" calcext:value-type="float">
            <text:p>0.00319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6425" calcext:value-type="float">
            <text:p>0.046425</text:p>
          </table:table-cell>
          <table:table-cell office:value-type="float" office:value="0.048912" calcext:value-type="float">
            <text:p>0.048912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7811" calcext:value-type="float">
            <text:p>0.07811</text:p>
          </table:table-cell>
          <table:table-cell office:value-type="float" office:value="0.185417" calcext:value-type="float">
            <text:p>0.185417</text:p>
          </table:table-cell>
          <table:table-cell office:value-type="float" office:value="0.002861" calcext:value-type="float">
            <text:p>0.00286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0359" calcext:value-type="float">
            <text:p>0.040359</text:p>
          </table:table-cell>
          <table:table-cell office:value-type="float" office:value="0.047943" calcext:value-type="float">
            <text:p>0.047943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77565" calcext:value-type="float">
            <text:p>0.077565</text:p>
          </table:table-cell>
          <table:table-cell office:value-type="float" office:value="0.185058" calcext:value-type="float">
            <text:p>0.185058</text:p>
          </table:table-cell>
          <table:table-cell office:value-type="float" office:value="0.002926" calcext:value-type="float">
            <text:p>0.00292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6061" calcext:value-type="float">
            <text:p>0.046061</text:p>
          </table:table-cell>
          <table:table-cell office:value-type="float" office:value="0.04898" calcext:value-type="float">
            <text:p>0.04898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7954" calcext:value-type="float">
            <text:p>0.07954</text:p>
          </table:table-cell>
          <table:table-cell office:value-type="float" office:value="0.184851" calcext:value-type="float">
            <text:p>0.184851</text:p>
          </table:table-cell>
          <table:table-cell office:value-type="float" office:value="0.003079" calcext:value-type="float">
            <text:p>0.00307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7034" calcext:value-type="float">
            <text:p>0.047034</text:p>
          </table:table-cell>
          <table:table-cell office:value-type="float" office:value="0.048748" calcext:value-type="float">
            <text:p>0.048748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78338" calcext:value-type="float">
            <text:p>0.078338</text:p>
          </table:table-cell>
          <table:table-cell office:value-type="float" office:value="0.186164" calcext:value-type="float">
            <text:p>0.186164</text:p>
          </table:table-cell>
          <table:table-cell office:value-type="float" office:value="0.003199" calcext:value-type="float">
            <text:p>0.00319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5247" calcext:value-type="float">
            <text:p>0.045247</text:p>
          </table:table-cell>
          <table:table-cell office:value-type="float" office:value="0.048494" calcext:value-type="float">
            <text:p>0.048494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7789" calcext:value-type="float">
            <text:p>0.07789</text:p>
          </table:table-cell>
          <table:table-cell office:value-type="float" office:value="0.186889" calcext:value-type="float">
            <text:p>0.186889</text:p>
          </table:table-cell>
          <table:table-cell office:value-type="float" office:value="0.003294" calcext:value-type="float">
            <text:p>0.00329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5505" calcext:value-type="float">
            <text:p>0.045505</text:p>
          </table:table-cell>
          <table:table-cell office:value-type="float" office:value="0.048426" calcext:value-type="float">
            <text:p>0.048426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79143" calcext:value-type="float">
            <text:p>0.079143</text:p>
          </table:table-cell>
          <table:table-cell office:value-type="float" office:value="0.185592" calcext:value-type="float">
            <text:p>0.185592</text:p>
          </table:table-cell>
          <table:table-cell office:value-type="float" office:value="0.003097" calcext:value-type="float">
            <text:p>0.00309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0869" calcext:value-type="float">
            <text:p>0.040869</text:p>
          </table:table-cell>
          <table:table-cell office:value-type="float" office:value="0.049305" calcext:value-type="float">
            <text:p>0.049305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78816" calcext:value-type="float">
            <text:p>0.078816</text:p>
          </table:table-cell>
          <table:table-cell office:value-type="float" office:value="0.185147" calcext:value-type="float">
            <text:p>0.185147</text:p>
          </table:table-cell>
          <table:table-cell office:value-type="float" office:value="0.002932" calcext:value-type="float">
            <text:p>0.00293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6788" calcext:value-type="float">
            <text:p>0.046788</text:p>
          </table:table-cell>
          <table:table-cell office:value-type="float" office:value="0.049413" calcext:value-type="float">
            <text:p>0.049413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79325" calcext:value-type="float">
            <text:p>0.079325</text:p>
          </table:table-cell>
          <table:table-cell office:value-type="float" office:value="0.188241" calcext:value-type="float">
            <text:p>0.188241</text:p>
          </table:table-cell>
          <table:table-cell office:value-type="float" office:value="0.003054" calcext:value-type="float">
            <text:p>0.00305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8082" calcext:value-type="float">
            <text:p>0.048082</text:p>
          </table:table-cell>
          <table:table-cell office:value-type="float" office:value="0.048562" calcext:value-type="float">
            <text:p>0.048562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77391" calcext:value-type="float">
            <text:p>0.077391</text:p>
          </table:table-cell>
          <table:table-cell office:value-type="float" office:value="0.182433" calcext:value-type="float">
            <text:p>0.182433</text:p>
          </table:table-cell>
          <table:table-cell office:value-type="float" office:value="0.00287" calcext:value-type="float">
            <text:p>0.0028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2867" calcext:value-type="float">
            <text:p>0.042867</text:p>
          </table:table-cell>
          <table:table-cell office:value-type="float" office:value="0.048114" calcext:value-type="float">
            <text:p>0.048114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78047" calcext:value-type="float">
            <text:p>0.078047</text:p>
          </table:table-cell>
          <table:table-cell office:value-type="float" office:value="0.184326" calcext:value-type="float">
            <text:p>0.184326</text:p>
          </table:table-cell>
          <table:table-cell office:value-type="float" office:value="0.003105" calcext:value-type="float">
            <text:p>0.0031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6851" calcext:value-type="float">
            <text:p>0.046851</text:p>
          </table:table-cell>
          <table:table-cell office:value-type="float" office:value="0.048646" calcext:value-type="float">
            <text:p>0.048646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79177" calcext:value-type="float">
            <text:p>0.07917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003134" calcext:value-type="float">
            <text:p>0.00313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45209" calcext:value-type="float">
            <text:p>0.045209</text:p>
          </table:table-cell>
          <table:table-cell office:value-type="float" office:value="0.048048" calcext:value-type="float">
            <text:p>0.048048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78626" calcext:value-type="float">
            <text:p>0.078626</text:p>
          </table:table-cell>
          <table:table-cell office:value-type="float" office:value="0.185352" calcext:value-type="float">
            <text:p>0.185352</text:p>
          </table:table-cell>
          <table:table-cell office:value-type="float" office:value="0.002878" calcext:value-type="float">
            <text:p>0.00287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6857" calcext:value-type="float">
            <text:p>0.026857</text:p>
          </table:table-cell>
          <table:table-cell office:value-type="float" office:value="0.027313" calcext:value-type="float">
            <text:p>0.027313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68552" calcext:value-type="float">
            <text:p>0.068552</text:p>
          </table:table-cell>
          <table:table-cell office:value-type="float" office:value="0.178842" calcext:value-type="float">
            <text:p>0.178842</text:p>
          </table:table-cell>
          <table:table-cell office:value-type="float" office:value="0.009919" calcext:value-type="float">
            <text:p>0.0099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4901" calcext:value-type="float">
            <text:p>0.024901</text:p>
          </table:table-cell>
          <table:table-cell office:value-type="float" office:value="0.027563" calcext:value-type="float">
            <text:p>0.027563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68164" calcext:value-type="float">
            <text:p>0.068164</text:p>
          </table:table-cell>
          <table:table-cell office:value-type="float" office:value="0.178909" calcext:value-type="float">
            <text:p>0.178909</text:p>
          </table:table-cell>
          <table:table-cell office:value-type="float" office:value="0.009021" calcext:value-type="float">
            <text:p>0.00902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5434" calcext:value-type="float">
            <text:p>0.025434</text:p>
          </table:table-cell>
          <table:table-cell office:value-type="float" office:value="0.027688" calcext:value-type="float">
            <text:p>0.027688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70761" calcext:value-type="float">
            <text:p>0.070761</text:p>
          </table:table-cell>
          <table:table-cell office:value-type="float" office:value="0.185102" calcext:value-type="float">
            <text:p>0.185102</text:p>
          </table:table-cell>
          <table:table-cell office:value-type="float" office:value="0.011542" calcext:value-type="float">
            <text:p>0.01154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427" calcext:value-type="float">
            <text:p>0.02427</text:p>
          </table:table-cell>
          <table:table-cell office:value-type="float" office:value="0.037207" calcext:value-type="float">
            <text:p>0.037207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68251" calcext:value-type="float">
            <text:p>0.068251</text:p>
          </table:table-cell>
          <table:table-cell office:value-type="float" office:value="0.183739" calcext:value-type="float">
            <text:p>0.183739</text:p>
          </table:table-cell>
          <table:table-cell office:value-type="float" office:value="0.009515" calcext:value-type="float">
            <text:p>0.00951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32263" calcext:value-type="float">
            <text:p>0.032263</text:p>
          </table:table-cell>
          <table:table-cell office:value-type="float" office:value="0.035252" calcext:value-type="float">
            <text:p>0.035252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68175" calcext:value-type="float">
            <text:p>0.068175</text:p>
          </table:table-cell>
          <table:table-cell office:value-type="float" office:value="0.179884" calcext:value-type="float">
            <text:p>0.179884</text:p>
          </table:table-cell>
          <table:table-cell office:value-type="float" office:value="0.010384" calcext:value-type="float">
            <text:p>0.01038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34586" calcext:value-type="float">
            <text:p>0.034586</text:p>
          </table:table-cell>
          <table:table-cell office:value-type="float" office:value="0.036042" calcext:value-type="float">
            <text:p>0.036042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78708" calcext:value-type="float">
            <text:p>0.078708</text:p>
          </table:table-cell>
          <table:table-cell office:value-type="float" office:value="0.177236" calcext:value-type="float">
            <text:p>0.177236</text:p>
          </table:table-cell>
          <table:table-cell office:value-type="float" office:value="0.009505" calcext:value-type="float">
            <text:p>0.0095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4966" calcext:value-type="float">
            <text:p>0.024966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68996" calcext:value-type="float">
            <text:p>0.068996</text:p>
          </table:table-cell>
          <table:table-cell office:value-type="float" office:value="0.180388" calcext:value-type="float">
            <text:p>0.180388</text:p>
          </table:table-cell>
          <table:table-cell office:value-type="float" office:value="0.008117" calcext:value-type="float">
            <text:p>0.00811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33023" calcext:value-type="float">
            <text:p>0.033023</text:p>
          </table:table-cell>
          <table:table-cell office:value-type="float" office:value="0.034709" calcext:value-type="float">
            <text:p>0.034709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73276" calcext:value-type="float">
            <text:p>0.073276</text:p>
          </table:table-cell>
          <table:table-cell office:value-type="float" office:value="0.179067" calcext:value-type="float">
            <text:p>0.179067</text:p>
          </table:table-cell>
          <table:table-cell office:value-type="float" office:value="0.008612" calcext:value-type="float">
            <text:p>0.00861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30873" calcext:value-type="float">
            <text:p>0.030873</text:p>
          </table:table-cell>
          <table:table-cell office:value-type="float" office:value="0.03496" calcext:value-type="float">
            <text:p>0.03496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7212" calcext:value-type="float">
            <text:p>0.07212</text:p>
          </table:table-cell>
          <table:table-cell office:value-type="float" office:value="0.171067" calcext:value-type="float">
            <text:p>0.171067</text:p>
          </table:table-cell>
          <table:table-cell office:value-type="float" office:value="0.012339" calcext:value-type="float">
            <text:p>0.01233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32627" calcext:value-type="float">
            <text:p>0.032627</text:p>
          </table:table-cell>
          <table:table-cell office:value-type="float" office:value="0.027581" calcext:value-type="float">
            <text:p>0.027581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68652" calcext:value-type="float">
            <text:p>0.068652</text:p>
          </table:table-cell>
          <table:table-cell office:value-type="float" office:value="0.179074" calcext:value-type="float">
            <text:p>0.179074</text:p>
          </table:table-cell>
          <table:table-cell office:value-type="float" office:value="0.009248" calcext:value-type="float">
            <text:p>0.00924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2092" calcext:value-type="float">
            <text:p>0.022092</text:p>
          </table:table-cell>
          <table:table-cell office:value-type="float" office:value="0.027114" calcext:value-type="float">
            <text:p>0.027114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67735" calcext:value-type="float">
            <text:p>0.067735</text:p>
          </table:table-cell>
          <table:table-cell office:value-type="float" office:value="0.179448" calcext:value-type="float">
            <text:p>0.179448</text:p>
          </table:table-cell>
          <table:table-cell office:value-type="float" office:value="0.010114" calcext:value-type="float">
            <text:p>0.01011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4967" calcext:value-type="float">
            <text:p>0.024967</text:p>
          </table:table-cell>
          <table:table-cell office:value-type="float" office:value="0.027299" calcext:value-type="float">
            <text:p>0.027299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6824" calcext:value-type="float">
            <text:p>0.06824</text:p>
          </table:table-cell>
          <table:table-cell office:value-type="float" office:value="0.179502" calcext:value-type="float">
            <text:p>0.179502</text:p>
          </table:table-cell>
          <table:table-cell office:value-type="float" office:value="0.009007" calcext:value-type="float">
            <text:p>0.00900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33341" calcext:value-type="float">
            <text:p>0.033341</text:p>
          </table:table-cell>
          <table:table-cell office:value-type="float" office:value="0.035318" calcext:value-type="float">
            <text:p>0.035318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80966" calcext:value-type="float">
            <text:p>0.080966</text:p>
          </table:table-cell>
          <table:table-cell office:value-type="float" office:value="0.181595" calcext:value-type="float">
            <text:p>0.181595</text:p>
          </table:table-cell>
          <table:table-cell office:value-type="float" office:value="0.008079" calcext:value-type="float">
            <text:p>0.00807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4387" calcext:value-type="float">
            <text:p>0.024387</text:p>
          </table:table-cell>
          <table:table-cell office:value-type="float" office:value="0.027452" calcext:value-type="float">
            <text:p>0.027452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67722" calcext:value-type="float">
            <text:p>0.067722</text:p>
          </table:table-cell>
          <table:table-cell office:value-type="float" office:value="0.181861" calcext:value-type="float">
            <text:p>0.181861</text:p>
          </table:table-cell>
          <table:table-cell office:value-type="float" office:value="0.010767" calcext:value-type="float">
            <text:p>0.01076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4765" calcext:value-type="float">
            <text:p>0.024765</text:p>
          </table:table-cell>
          <table:table-cell office:value-type="float" office:value="0.027588" calcext:value-type="float">
            <text:p>0.027588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67285" calcext:value-type="float">
            <text:p>0.067285</text:p>
          </table:table-cell>
          <table:table-cell office:value-type="float" office:value="0.182081" calcext:value-type="float">
            <text:p>0.182081</text:p>
          </table:table-cell>
          <table:table-cell office:value-type="float" office:value="0.008298" calcext:value-type="float">
            <text:p>0.00829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3147" calcext:value-type="float">
            <text:p>0.023147</text:p>
          </table:table-cell>
          <table:table-cell office:value-type="float" office:value="0.027092" calcext:value-type="float">
            <text:p>0.02709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67123" calcext:value-type="float">
            <text:p>0.067123</text:p>
          </table:table-cell>
          <table:table-cell office:value-type="float" office:value="0.179421" calcext:value-type="float">
            <text:p>0.179421</text:p>
          </table:table-cell>
          <table:table-cell office:value-type="float" office:value="0.00899" calcext:value-type="float">
            <text:p>0.0089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4459" calcext:value-type="float">
            <text:p>0.024459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68178" calcext:value-type="float">
            <text:p>0.068178</text:p>
          </table:table-cell>
          <table:table-cell office:value-type="float" office:value="0.179661" calcext:value-type="float">
            <text:p>0.179661</text:p>
          </table:table-cell>
          <table:table-cell office:value-type="float" office:value="0.008829" calcext:value-type="float">
            <text:p>0.00882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9787" calcext:value-type="float">
            <text:p>0.029787</text:p>
          </table:table-cell>
          <table:table-cell office:value-type="float" office:value="0.035332" calcext:value-type="float">
            <text:p>0.035332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70527" calcext:value-type="float">
            <text:p>0.070527</text:p>
          </table:table-cell>
          <table:table-cell office:value-type="float" office:value="0.178228" calcext:value-type="float">
            <text:p>0.178228</text:p>
          </table:table-cell>
          <table:table-cell office:value-type="float" office:value="0.010096" calcext:value-type="float">
            <text:p>0.01009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5121" calcext:value-type="float">
            <text:p>0.025121</text:p>
          </table:table-cell>
          <table:table-cell office:value-type="float" office:value="0.027734" calcext:value-type="float">
            <text:p>0.02773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68145" calcext:value-type="float">
            <text:p>0.068145</text:p>
          </table:table-cell>
          <table:table-cell office:value-type="float" office:value="0.177997" calcext:value-type="float">
            <text:p>0.177997</text:p>
          </table:table-cell>
          <table:table-cell office:value-type="float" office:value="0.007959" calcext:value-type="float">
            <text:p>0.00795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32971" calcext:value-type="float">
            <text:p>0.032971</text:p>
          </table:table-cell>
          <table:table-cell office:value-type="float" office:value="0.035731" calcext:value-type="float">
            <text:p>0.035731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78242" calcext:value-type="float">
            <text:p>0.078242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0.00842" calcext:value-type="float">
            <text:p>0.0084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4398" calcext:value-type="float">
            <text:p>0.024398</text:p>
          </table:table-cell>
          <table:table-cell office:value-type="float" office:value="0.027079" calcext:value-type="float">
            <text:p>0.027079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68079" calcext:value-type="float">
            <text:p>0.068079</text:p>
          </table:table-cell>
          <table:table-cell office:value-type="float" office:value="0.177743" calcext:value-type="float">
            <text:p>0.177743</text:p>
          </table:table-cell>
          <table:table-cell office:value-type="float" office:value="0.010428" calcext:value-type="float">
            <text:p>0.01042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3871" calcext:value-type="float">
            <text:p>0.023871</text:p>
          </table:table-cell>
          <table:table-cell office:value-type="float" office:value="0.027724" calcext:value-type="float">
            <text:p>0.027724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68202" calcext:value-type="float">
            <text:p>0.068202</text:p>
          </table:table-cell>
          <table:table-cell office:value-type="float" office:value="0.178828" calcext:value-type="float">
            <text:p>0.178828</text:p>
          </table:table-cell>
          <table:table-cell office:value-type="float" office:value="0.010278" calcext:value-type="float">
            <text:p>0.01027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4286" calcext:value-type="float">
            <text:p>0.024286</text:p>
          </table:table-cell>
          <table:table-cell office:value-type="float" office:value="0.027991" calcext:value-type="float">
            <text:p>0.027991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68278" calcext:value-type="float">
            <text:p>0.068278</text:p>
          </table:table-cell>
          <table:table-cell office:value-type="float" office:value="0.17782" calcext:value-type="float">
            <text:p>0.17782</text:p>
          </table:table-cell>
          <table:table-cell office:value-type="float" office:value="0.009161" calcext:value-type="float">
            <text:p>0.00916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33103" calcext:value-type="float">
            <text:p>0.033103</text:p>
          </table:table-cell>
          <table:table-cell office:value-type="float" office:value="0.035479" calcext:value-type="float">
            <text:p>0.035479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70549" calcext:value-type="float">
            <text:p>0.070549</text:p>
          </table:table-cell>
          <table:table-cell office:value-type="float" office:value="0.178478" calcext:value-type="float">
            <text:p>0.178478</text:p>
          </table:table-cell>
          <table:table-cell office:value-type="float" office:value="0.008739" calcext:value-type="float">
            <text:p>0.00873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5622" calcext:value-type="float">
            <text:p>0.025622</text:p>
          </table:table-cell>
          <table:table-cell office:value-type="float" office:value="0.027483" calcext:value-type="float">
            <text:p>0.027483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67555" calcext:value-type="float">
            <text:p>0.067555</text:p>
          </table:table-cell>
          <table:table-cell office:value-type="float" office:value="0.179535" calcext:value-type="float">
            <text:p>0.179535</text:p>
          </table:table-cell>
          <table:table-cell office:value-type="float" office:value="0.008949" calcext:value-type="float">
            <text:p>0.00894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30502" calcext:value-type="float">
            <text:p>0.030502</text:p>
          </table:table-cell>
          <table:table-cell office:value-type="float" office:value="0.035928" calcext:value-type="float">
            <text:p>0.035928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68555" calcext:value-type="float">
            <text:p>0.068555</text:p>
          </table:table-cell>
          <table:table-cell office:value-type="float" office:value="0.178463" calcext:value-type="float">
            <text:p>0.178463</text:p>
          </table:table-cell>
          <table:table-cell office:value-type="float" office:value="0.00833" calcext:value-type="float">
            <text:p>0.0083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4318" calcext:value-type="float">
            <text:p>0.024318</text:p>
          </table:table-cell>
          <table:table-cell office:value-type="float" office:value="0.02844" calcext:value-type="float">
            <text:p>0.02844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67546" calcext:value-type="float">
            <text:p>0.067546</text:p>
          </table:table-cell>
          <table:table-cell office:value-type="float" office:value="0.178083" calcext:value-type="float">
            <text:p>0.178083</text:p>
          </table:table-cell>
          <table:table-cell office:value-type="float" office:value="0.010517" calcext:value-type="float">
            <text:p>0.01051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5906" calcext:value-type="float">
            <text:p>0.025906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68056" calcext:value-type="float">
            <text:p>0.068056</text:p>
          </table:table-cell>
          <table:table-cell office:value-type="float" office:value="0.180508" calcext:value-type="float">
            <text:p>0.180508</text:p>
          </table:table-cell>
          <table:table-cell office:value-type="float" office:value="0.009439" calcext:value-type="float">
            <text:p>0.00943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4067" calcext:value-type="float">
            <text:p>0.024067</text:p>
          </table:table-cell>
          <table:table-cell office:value-type="float" office:value="0.027545" calcext:value-type="float">
            <text:p>0.027545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6858" calcext:value-type="float">
            <text:p>0.06858</text:p>
          </table:table-cell>
          <table:table-cell office:value-type="float" office:value="0.179496" calcext:value-type="float">
            <text:p>0.179496</text:p>
          </table:table-cell>
          <table:table-cell office:value-type="float" office:value="0.010065" calcext:value-type="float">
            <text:p>0.01006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26763" calcext:value-type="float">
            <text:p>0.026763</text:p>
          </table:table-cell>
          <table:table-cell office:value-type="float" office:value="0.027588" calcext:value-type="float">
            <text:p>0.027588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67871" calcext:value-type="float">
            <text:p>0.067871</text:p>
          </table:table-cell>
          <table:table-cell office:value-type="float" office:value="0.179417" calcext:value-type="float">
            <text:p>0.179417</text:p>
          </table:table-cell>
          <table:table-cell office:value-type="float" office:value="0.009865" calcext:value-type="float">
            <text:p>0.00986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20008" calcext:value-type="float">
            <text:p>0.020008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66081" calcext:value-type="float">
            <text:p>0.066081</text:p>
          </table:table-cell>
          <table:table-cell office:value-type="float" office:value="0.192058" calcext:value-type="float">
            <text:p>0.192058</text:p>
          </table:table-cell>
          <table:table-cell office:value-type="float" office:value="0.050887" calcext:value-type="float">
            <text:p>0.05088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704" calcext:value-type="float">
            <text:p>0.014704</text:p>
          </table:table-cell>
          <table:table-cell office:value-type="float" office:value="0.019973" calcext:value-type="float">
            <text:p>0.019973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67539" calcext:value-type="float">
            <text:p>0.067539</text:p>
          </table:table-cell>
          <table:table-cell office:value-type="float" office:value="0.188949" calcext:value-type="float">
            <text:p>0.188949</text:p>
          </table:table-cell>
          <table:table-cell office:value-type="float" office:value="0.053596" calcext:value-type="float">
            <text:p>0.05359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031" calcext:value-type="float">
            <text:p>0.016031</text:p>
          </table:table-cell>
          <table:table-cell office:value-type="float" office:value="0.020354" calcext:value-type="float">
            <text:p>0.02035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67675" calcext:value-type="float">
            <text:p>0.067675</text:p>
          </table:table-cell>
          <table:table-cell office:value-type="float" office:value="0.186845" calcext:value-type="float">
            <text:p>0.186845</text:p>
          </table:table-cell>
          <table:table-cell office:value-type="float" office:value="0.048643" calcext:value-type="float">
            <text:p>0.04864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7493" calcext:value-type="float">
            <text:p>0.017493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68327" calcext:value-type="float">
            <text:p>0.068327</text:p>
          </table:table-cell>
          <table:table-cell office:value-type="float" office:value="0.192153" calcext:value-type="float">
            <text:p>0.192153</text:p>
          </table:table-cell>
          <table:table-cell office:value-type="float" office:value="0.05693" calcext:value-type="float">
            <text:p>0.0569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19899" calcext:value-type="float">
            <text:p>0.019899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6901" calcext:value-type="float">
            <text:p>0.06901</text:p>
          </table:table-cell>
          <table:table-cell office:value-type="float" office:value="0.184371" calcext:value-type="float">
            <text:p>0.184371</text:p>
          </table:table-cell>
          <table:table-cell office:value-type="float" office:value="0.051933" calcext:value-type="float">
            <text:p>0.05193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8972" calcext:value-type="float">
            <text:p>0.018972</text:p>
          </table:table-cell>
          <table:table-cell office:value-type="float" office:value="0.019814" calcext:value-type="float">
            <text:p>0.019814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69543" calcext:value-type="float">
            <text:p>0.069543</text:p>
          </table:table-cell>
          <table:table-cell office:value-type="float" office:value="0.186933" calcext:value-type="float">
            <text:p>0.186933</text:p>
          </table:table-cell>
          <table:table-cell office:value-type="float" office:value="0.048339" calcext:value-type="float">
            <text:p>0.04833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749" calcext:value-type="float">
            <text:p>0.016749</text:p>
          </table:table-cell>
          <table:table-cell office:value-type="float" office:value="0.020109" calcext:value-type="float">
            <text:p>0.020109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67933" calcext:value-type="float">
            <text:p>0.067933</text:p>
          </table:table-cell>
          <table:table-cell office:value-type="float" office:value="0.18937" calcext:value-type="float">
            <text:p>0.18937</text:p>
          </table:table-cell>
          <table:table-cell office:value-type="float" office:value="0.048348" calcext:value-type="float">
            <text:p>0.04834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975" calcext:value-type="float">
            <text:p>0.016975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67449" calcext:value-type="float">
            <text:p>0.067449</text:p>
          </table:table-cell>
          <table:table-cell office:value-type="float" office:value="0.188612" calcext:value-type="float">
            <text:p>0.188612</text:p>
          </table:table-cell>
          <table:table-cell office:value-type="float" office:value="0.051394" calcext:value-type="float">
            <text:p>0.05139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308" calcext:value-type="float">
            <text:p>0.013308</text:p>
          </table:table-cell>
          <table:table-cell office:value-type="float" office:value="0.020169" calcext:value-type="float">
            <text:p>0.020169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67847" calcext:value-type="float">
            <text:p>0.067847</text:p>
          </table:table-cell>
          <table:table-cell office:value-type="float" office:value="0.188115" calcext:value-type="float">
            <text:p>0.188115</text:p>
          </table:table-cell>
          <table:table-cell office:value-type="float" office:value="0.053484" calcext:value-type="float">
            <text:p>0.05348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707" calcext:value-type="float">
            <text:p>0.014707</text:p>
          </table:table-cell>
          <table:table-cell office:value-type="float" office:value="0.019758" calcext:value-type="float">
            <text:p>0.019758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63446" calcext:value-type="float">
            <text:p>0.063446</text:p>
          </table:table-cell>
          <table:table-cell office:value-type="float" office:value="0.183714" calcext:value-type="float">
            <text:p>0.183714</text:p>
          </table:table-cell>
          <table:table-cell office:value-type="float" office:value="0.050803" calcext:value-type="float">
            <text:p>0.05080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423" calcext:value-type="float">
            <text:p>0.016423</text:p>
          </table:table-cell>
          <table:table-cell office:value-type="float" office:value="0.019775" calcext:value-type="float">
            <text:p>0.019775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67512" calcext:value-type="float">
            <text:p>0.067512</text:p>
          </table:table-cell>
          <table:table-cell office:value-type="float" office:value="0.186925" calcext:value-type="float">
            <text:p>0.186925</text:p>
          </table:table-cell>
          <table:table-cell office:value-type="float" office:value="0.040476" calcext:value-type="float">
            <text:p>0.0404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7924" calcext:value-type="float">
            <text:p>0.017924</text:p>
          </table:table-cell>
          <table:table-cell office:value-type="float" office:value="0.019815" calcext:value-type="float">
            <text:p>0.019815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70066" calcext:value-type="float">
            <text:p>0.070066</text:p>
          </table:table-cell>
          <table:table-cell office:value-type="float" office:value="0.190028" calcext:value-type="float">
            <text:p>0.190028</text:p>
          </table:table-cell>
          <table:table-cell office:value-type="float" office:value="0.04559" calcext:value-type="float">
            <text:p>0.0455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338" calcext:value-type="float">
            <text:p>0.014338</text:p>
          </table:table-cell>
          <table:table-cell office:value-type="float" office:value="0.020248" calcext:value-type="float">
            <text:p>0.020248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66045" calcext:value-type="float">
            <text:p>0.066045</text:p>
          </table:table-cell>
          <table:table-cell office:value-type="float" office:value="0.186369" calcext:value-type="float">
            <text:p>0.186369</text:p>
          </table:table-cell>
          <table:table-cell office:value-type="float" office:value="0.051773" calcext:value-type="float">
            <text:p>0.05177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8461" calcext:value-type="float">
            <text:p>0.018461</text:p>
          </table:table-cell>
          <table:table-cell office:value-type="float" office:value="0.020172" calcext:value-type="float">
            <text:p>0.020172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69479" calcext:value-type="float">
            <text:p>0.069479</text:p>
          </table:table-cell>
          <table:table-cell office:value-type="float" office:value="0.189426" calcext:value-type="float">
            <text:p>0.189426</text:p>
          </table:table-cell>
          <table:table-cell office:value-type="float" office:value="0.050691" calcext:value-type="float">
            <text:p>0.05069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7205" calcext:value-type="float">
            <text:p>0.017205</text:p>
          </table:table-cell>
          <table:table-cell office:value-type="float" office:value="0.020093" calcext:value-type="float">
            <text:p>0.020093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67098" calcext:value-type="float">
            <text:p>0.067098</text:p>
          </table:table-cell>
          <table:table-cell office:value-type="float" office:value="0.187012" calcext:value-type="float">
            <text:p>0.187012</text:p>
          </table:table-cell>
          <table:table-cell office:value-type="float" office:value="0.053928" calcext:value-type="float">
            <text:p>0.05392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8743" calcext:value-type="float">
            <text:p>0.018743</text:p>
          </table:table-cell>
          <table:table-cell office:value-type="float" office:value="0.019901" calcext:value-type="float">
            <text:p>0.019901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68878" calcext:value-type="float">
            <text:p>0.068878</text:p>
          </table:table-cell>
          <table:table-cell office:value-type="float" office:value="0.18772" calcext:value-type="float">
            <text:p>0.18772</text:p>
          </table:table-cell>
          <table:table-cell office:value-type="float" office:value="0.05135" calcext:value-type="float">
            <text:p>0.0513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19744" calcext:value-type="float">
            <text:p>0.019744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66795" calcext:value-type="float">
            <text:p>0.066795</text:p>
          </table:table-cell>
          <table:table-cell office:value-type="float" office:value="0.189157" calcext:value-type="float">
            <text:p>0.189157</text:p>
          </table:table-cell>
          <table:table-cell office:value-type="float" office:value="0.051369" calcext:value-type="float">
            <text:p>0.05136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8294" calcext:value-type="float">
            <text:p>0.018294</text:p>
          </table:table-cell>
          <table:table-cell office:value-type="float" office:value="0.019975" calcext:value-type="float">
            <text:p>0.019975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68414" calcext:value-type="float">
            <text:p>0.068414</text:p>
          </table:table-cell>
          <table:table-cell office:value-type="float" office:value="0.190378" calcext:value-type="float">
            <text:p>0.190378</text:p>
          </table:table-cell>
          <table:table-cell office:value-type="float" office:value="0.055067" calcext:value-type="float">
            <text:p>0.05506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8995" calcext:value-type="float">
            <text:p>0.018995</text:p>
          </table:table-cell>
          <table:table-cell office:value-type="float" office:value="0.021665" calcext:value-type="float">
            <text:p>0.021665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68805" calcext:value-type="float">
            <text:p>0.068805</text:p>
          </table:table-cell>
          <table:table-cell office:value-type="float" office:value="0.191833" calcext:value-type="float">
            <text:p>0.191833</text:p>
          </table:table-cell>
          <table:table-cell office:value-type="float" office:value="0.050168" calcext:value-type="float">
            <text:p>0.05016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183" calcext:value-type="float">
            <text:p>0.015183</text:p>
          </table:table-cell>
          <table:table-cell office:value-type="float" office:value="0.019961" calcext:value-type="float">
            <text:p>0.019961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65954" calcext:value-type="float">
            <text:p>0.065954</text:p>
          </table:table-cell>
          <table:table-cell office:value-type="float" office:value="0.187522" calcext:value-type="float">
            <text:p>0.187522</text:p>
          </table:table-cell>
          <table:table-cell office:value-type="float" office:value="0.05297" calcext:value-type="float">
            <text:p>0.0529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588" calcext:value-type="float">
            <text:p>0.016588</text:p>
          </table:table-cell>
          <table:table-cell office:value-type="float" office:value="0.019756" calcext:value-type="float">
            <text:p>0.019756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6734" calcext:value-type="float">
            <text:p>0.06734</text:p>
          </table:table-cell>
          <table:table-cell office:value-type="float" office:value="0.188011" calcext:value-type="float">
            <text:p>0.188011</text:p>
          </table:table-cell>
          <table:table-cell office:value-type="float" office:value="0.044996" calcext:value-type="float">
            <text:p>0.04499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0.020181" calcext:value-type="float">
            <text:p>0.020181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66534" calcext:value-type="float">
            <text:p>0.066534</text:p>
          </table:table-cell>
          <table:table-cell office:value-type="float" office:value="0.187392" calcext:value-type="float">
            <text:p>0.187392</text:p>
          </table:table-cell>
          <table:table-cell office:value-type="float" office:value="0.047017" calcext:value-type="float">
            <text:p>0.04701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6687" calcext:value-type="float">
            <text:p>0.06687</text:p>
          </table:table-cell>
          <table:table-cell office:value-type="float" office:value="0.183539" calcext:value-type="float">
            <text:p>0.183539</text:p>
          </table:table-cell>
          <table:table-cell office:value-type="float" office:value="0.052023" calcext:value-type="float">
            <text:p>0.05202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545" calcext:value-type="float">
            <text:p>0.014545</text:p>
          </table:table-cell>
          <table:table-cell office:value-type="float" office:value="0.020043" calcext:value-type="float">
            <text:p>0.020043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66138" calcext:value-type="float">
            <text:p>0.066138</text:p>
          </table:table-cell>
          <table:table-cell office:value-type="float" office:value="0.188845" calcext:value-type="float">
            <text:p>0.188845</text:p>
          </table:table-cell>
          <table:table-cell office:value-type="float" office:value="0.051664" calcext:value-type="float">
            <text:p>0.05166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302" calcext:value-type="float">
            <text:p>0.015302</text:p>
          </table:table-cell>
          <table:table-cell office:value-type="float" office:value="0.020371" calcext:value-type="float">
            <text:p>0.020371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66582" calcext:value-type="float">
            <text:p>0.066582</text:p>
          </table:table-cell>
          <table:table-cell office:value-type="float" office:value="0.183806" calcext:value-type="float">
            <text:p>0.183806</text:p>
          </table:table-cell>
          <table:table-cell office:value-type="float" office:value="0.048259" calcext:value-type="float">
            <text:p>0.04825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563" calcext:value-type="float">
            <text:p>0.015563</text:p>
          </table:table-cell>
          <table:table-cell office:value-type="float" office:value="0.020036" calcext:value-type="float">
            <text:p>0.020036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67727" calcext:value-type="float">
            <text:p>0.067727</text:p>
          </table:table-cell>
          <table:table-cell office:value-type="float" office:value="0.188074" calcext:value-type="float">
            <text:p>0.188074</text:p>
          </table:table-cell>
          <table:table-cell office:value-type="float" office:value="0.051878" calcext:value-type="float">
            <text:p>0.05187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092" calcext:value-type="float">
            <text:p>0.016092</text:p>
          </table:table-cell>
          <table:table-cell office:value-type="float" office:value="0.020197" calcext:value-type="float">
            <text:p>0.020197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65975" calcext:value-type="float">
            <text:p>0.065975</text:p>
          </table:table-cell>
          <table:table-cell office:value-type="float" office:value="0.187678" calcext:value-type="float">
            <text:p>0.187678</text:p>
          </table:table-cell>
          <table:table-cell office:value-type="float" office:value="0.052988" calcext:value-type="float">
            <text:p>0.05298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466" calcext:value-type="float">
            <text:p>0.016466</text:p>
          </table:table-cell>
          <table:table-cell office:value-type="float" office:value="0.020234" calcext:value-type="float">
            <text:p>0.020234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67798" calcext:value-type="float">
            <text:p>0.067798</text:p>
          </table:table-cell>
          <table:table-cell office:value-type="float" office:value="0.191317" calcext:value-type="float">
            <text:p>0.191317</text:p>
          </table:table-cell>
          <table:table-cell office:value-type="float" office:value="0.048814" calcext:value-type="float">
            <text:p>0.04881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313" calcext:value-type="float">
            <text:p>0.014313</text:p>
          </table:table-cell>
          <table:table-cell office:value-type="float" office:value="0.019882" calcext:value-type="float">
            <text:p>0.019882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66161" calcext:value-type="float">
            <text:p>0.066161</text:p>
          </table:table-cell>
          <table:table-cell office:value-type="float" office:value="0.188185" calcext:value-type="float">
            <text:p>0.188185</text:p>
          </table:table-cell>
          <table:table-cell office:value-type="float" office:value="0.046536" calcext:value-type="float">
            <text:p>0.04653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806" calcext:value-type="float">
            <text:p>0.014806</text:p>
          </table:table-cell>
          <table:table-cell office:value-type="float" office:value="0.019985" calcext:value-type="float">
            <text:p>0.019985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66316" calcext:value-type="float">
            <text:p>0.066316</text:p>
          </table:table-cell>
          <table:table-cell office:value-type="float" office:value="0.187024" calcext:value-type="float">
            <text:p>0.187024</text:p>
          </table:table-cell>
          <table:table-cell office:value-type="float" office:value="0.053197" calcext:value-type="float">
            <text:p>0.05319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666" calcext:value-type="float">
            <text:p>0.013666</text:p>
          </table:table-cell>
          <table:table-cell office:value-type="float" office:value="0.022169" calcext:value-type="float">
            <text:p>0.022169</text:p>
          </table:table-cell>
          <table:table-cell office:value-type="float" office:value="0.004911" calcext:value-type="float">
            <text:p>0.004911</text:p>
          </table:table-cell>
          <table:table-cell office:value-type="float" office:value="0.083296" calcext:value-type="float">
            <text:p>0.083296</text:p>
          </table:table-cell>
          <table:table-cell office:value-type="float" office:value="0.195347" calcext:value-type="float">
            <text:p>0.195347</text:p>
          </table:table-cell>
          <table:table-cell office:value-type="float" office:value="0.07113" calcext:value-type="float">
            <text:p>0.0711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111" calcext:value-type="float">
            <text:p>0.012111</text:p>
          </table:table-cell>
          <table:table-cell office:value-type="float" office:value="0.020522" calcext:value-type="float">
            <text:p>0.020522</text:p>
          </table:table-cell>
          <table:table-cell office:value-type="float" office:value="0.006964" calcext:value-type="float">
            <text:p>0.006964</text:p>
          </table:table-cell>
          <table:table-cell office:value-type="float" office:value="0.067763" calcext:value-type="float">
            <text:p>0.067763</text:p>
          </table:table-cell>
          <table:table-cell office:value-type="float" office:value="0.184442" calcext:value-type="float">
            <text:p>0.184442</text:p>
          </table:table-cell>
          <table:table-cell office:value-type="float" office:value="0.05862" calcext:value-type="float">
            <text:p>0.0586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24387" calcext:value-type="float">
            <text:p>0.024387</text:p>
          </table:table-cell>
          <table:table-cell office:value-type="float" office:value="0.006162" calcext:value-type="float">
            <text:p>0.006162</text:p>
          </table:table-cell>
          <table:table-cell office:value-type="float" office:value="0.073852" calcext:value-type="float">
            <text:p>0.073852</text:p>
          </table:table-cell>
          <table:table-cell office:value-type="float" office:value="0.18682" calcext:value-type="float">
            <text:p>0.18682</text:p>
          </table:table-cell>
          <table:table-cell office:value-type="float" office:value="0.065738" calcext:value-type="float">
            <text:p>0.06573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7018" calcext:value-type="float">
            <text:p>0.017018</text:p>
          </table:table-cell>
          <table:table-cell office:value-type="float" office:value="0.022655" calcext:value-type="float">
            <text:p>0.022655</text:p>
          </table:table-cell>
          <table:table-cell office:value-type="float" office:value="0.013727" calcext:value-type="float">
            <text:p>0.013727</text:p>
          </table:table-cell>
          <table:table-cell office:value-type="float" office:value="0.06546" calcext:value-type="float">
            <text:p>0.06546</text:p>
          </table:table-cell>
          <table:table-cell office:value-type="float" office:value="0.190116" calcext:value-type="float">
            <text:p>0.190116</text:p>
          </table:table-cell>
          <table:table-cell office:value-type="float" office:value="0.051645" calcext:value-type="float">
            <text:p>0.05164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22469" calcext:value-type="float">
            <text:p>0.022469</text:p>
          </table:table-cell>
          <table:table-cell office:value-type="float" office:value="0.011697" calcext:value-type="float">
            <text:p>0.01169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87967" calcext:value-type="float">
            <text:p>0.187967</text:p>
          </table:table-cell>
          <table:table-cell office:value-type="float" office:value="0.063724" calcext:value-type="float">
            <text:p>0.06372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092" calcext:value-type="float">
            <text:p>0.016092</text:p>
          </table:table-cell>
          <table:table-cell office:value-type="float" office:value="0.023052" calcext:value-type="float">
            <text:p>0.023052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74547" calcext:value-type="float">
            <text:p>0.074547</text:p>
          </table:table-cell>
          <table:table-cell office:value-type="float" office:value="0.184907" calcext:value-type="float">
            <text:p>0.184907</text:p>
          </table:table-cell>
          <table:table-cell office:value-type="float" office:value="0.048492" calcext:value-type="float">
            <text:p>0.04849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863" calcext:value-type="float">
            <text:p>0.016863</text:p>
          </table:table-cell>
          <table:table-cell office:value-type="float" office:value="0.022313" calcext:value-type="float">
            <text:p>0.022313</text:p>
          </table:table-cell>
          <table:table-cell office:value-type="float" office:value="0.002918" calcext:value-type="float">
            <text:p>0.002918</text:p>
          </table:table-cell>
          <table:table-cell office:value-type="float" office:value="0.07348" calcext:value-type="float">
            <text:p>0.07348</text:p>
          </table:table-cell>
          <table:table-cell office:value-type="float" office:value="0.184953" calcext:value-type="float">
            <text:p>0.184953</text:p>
          </table:table-cell>
          <table:table-cell office:value-type="float" office:value="0.060155" calcext:value-type="float">
            <text:p>0.06015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604" calcext:value-type="float">
            <text:p>0.012604</text:p>
          </table:table-cell>
          <table:table-cell office:value-type="float" office:value="0.022206" calcext:value-type="float">
            <text:p>0.022206</text:p>
          </table:table-cell>
          <table:table-cell office:value-type="float" office:value="0.008999" calcext:value-type="float">
            <text:p>0.008999</text:p>
          </table:table-cell>
          <table:table-cell office:value-type="float" office:value="0.063097" calcext:value-type="float">
            <text:p>0.063097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058967" calcext:value-type="float">
            <text:p>0.05896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24615" calcext:value-type="float">
            <text:p>0.024615</text:p>
          </table:table-cell>
          <table:table-cell office:value-type="float" office:value="0.011361" calcext:value-type="float">
            <text:p>0.011361</text:p>
          </table:table-cell>
          <table:table-cell office:value-type="float" office:value="0.076693" calcext:value-type="float">
            <text:p>0.076693</text:p>
          </table:table-cell>
          <table:table-cell office:value-type="float" office:value="0.187174" calcext:value-type="float">
            <text:p>0.187174</text:p>
          </table:table-cell>
          <table:table-cell office:value-type="float" office:value="0.066841" calcext:value-type="float">
            <text:p>0.06684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9789" calcext:value-type="float">
            <text:p>0.019789</text:p>
          </table:table-cell>
          <table:table-cell office:value-type="float" office:value="0.023998" calcext:value-type="float">
            <text:p>0.023998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0.063877" calcext:value-type="float">
            <text:p>0.063877</text:p>
          </table:table-cell>
          <table:table-cell office:value-type="float" office:value="0.185324" calcext:value-type="float">
            <text:p>0.185324</text:p>
          </table:table-cell>
          <table:table-cell office:value-type="float" office:value="0.043818" calcext:value-type="float">
            <text:p>0.04381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873" calcext:value-type="float">
            <text:p>0.012873</text:p>
          </table:table-cell>
          <table:table-cell office:value-type="float" office:value="0.023199" calcext:value-type="float">
            <text:p>0.023199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67988" calcext:value-type="float">
            <text:p>0.067988</text:p>
          </table:table-cell>
          <table:table-cell office:value-type="float" office:value="0.188027" calcext:value-type="float">
            <text:p>0.188027</text:p>
          </table:table-cell>
          <table:table-cell office:value-type="float" office:value="0.066654" calcext:value-type="float">
            <text:p>0.06665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995" calcext:value-type="float">
            <text:p>0.015995</text:p>
          </table:table-cell>
          <table:table-cell office:value-type="float" office:value="0.021779" calcext:value-type="float">
            <text:p>0.021779</text:p>
          </table:table-cell>
          <table:table-cell office:value-type="float" office:value="0.016466" calcext:value-type="float">
            <text:p>0.016466</text:p>
          </table:table-cell>
          <table:table-cell office:value-type="float" office:value="0.064078" calcext:value-type="float">
            <text:p>0.064078</text:p>
          </table:table-cell>
          <table:table-cell office:value-type="float" office:value="0.190376" calcext:value-type="float">
            <text:p>0.190376</text:p>
          </table:table-cell>
          <table:table-cell office:value-type="float" office:value="0.068631" calcext:value-type="float">
            <text:p>0.06863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644" calcext:value-type="float">
            <text:p>0.016644</text:p>
          </table:table-cell>
          <table:table-cell office:value-type="float" office:value="0.022904" calcext:value-type="float">
            <text:p>0.022904</text:p>
          </table:table-cell>
          <table:table-cell office:value-type="float" office:value="0.011859" calcext:value-type="float">
            <text:p>0.011859</text:p>
          </table:table-cell>
          <table:table-cell office:value-type="float" office:value="0.075322" calcext:value-type="float">
            <text:p>0.075322</text:p>
          </table:table-cell>
          <table:table-cell office:value-type="float" office:value="0.183827" calcext:value-type="float">
            <text:p>0.183827</text:p>
          </table:table-cell>
          <table:table-cell office:value-type="float" office:value="0.053815" calcext:value-type="float">
            <text:p>0.05381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989" calcext:value-type="float">
            <text:p>0.013989</text:p>
          </table:table-cell>
          <table:table-cell office:value-type="float" office:value="0.024254" calcext:value-type="float">
            <text:p>0.024254</text:p>
          </table:table-cell>
          <table:table-cell office:value-type="float" office:value="0.005892" calcext:value-type="float">
            <text:p>0.005892</text:p>
          </table:table-cell>
          <table:table-cell office:value-type="float" office:value="0.077545" calcext:value-type="float">
            <text:p>0.077545</text:p>
          </table:table-cell>
          <table:table-cell office:value-type="float" office:value="0.188868" calcext:value-type="float">
            <text:p>0.188868</text:p>
          </table:table-cell>
          <table:table-cell office:value-type="float" office:value="0.04651" calcext:value-type="float">
            <text:p>0.0465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791" calcext:value-type="float">
            <text:p>0.014791</text:p>
          </table:table-cell>
          <table:table-cell office:value-type="float" office:value="0.022435" calcext:value-type="float">
            <text:p>0.022435</text:p>
          </table:table-cell>
          <table:table-cell office:value-type="float" office:value="0.010665" calcext:value-type="float">
            <text:p>0.010665</text:p>
          </table:table-cell>
          <table:table-cell office:value-type="float" office:value="0.069237" calcext:value-type="float">
            <text:p>0.069237</text:p>
          </table:table-cell>
          <table:table-cell office:value-type="float" office:value="0.188162" calcext:value-type="float">
            <text:p>0.188162</text:p>
          </table:table-cell>
          <table:table-cell office:value-type="float" office:value="0.090435" calcext:value-type="float">
            <text:p>0.09043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902" calcext:value-type="float">
            <text:p>0.015902</text:p>
          </table:table-cell>
          <table:table-cell office:value-type="float" office:value="0.022069" calcext:value-type="float">
            <text:p>0.022069</text:p>
          </table:table-cell>
          <table:table-cell office:value-type="float" office:value="0.007578" calcext:value-type="float">
            <text:p>0.007578</text:p>
          </table:table-cell>
          <table:table-cell office:value-type="float" office:value="0.069438" calcext:value-type="float">
            <text:p>0.069438</text:p>
          </table:table-cell>
          <table:table-cell office:value-type="float" office:value="0.189867" calcext:value-type="float">
            <text:p>0.189867</text:p>
          </table:table-cell>
          <table:table-cell office:value-type="float" office:value="0.082173" calcext:value-type="float">
            <text:p>0.08217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1356" calcext:value-type="float">
            <text:p>0.011356</text:p>
          </table:table-cell>
          <table:table-cell office:value-type="float" office:value="0.022839" calcext:value-type="float">
            <text:p>0.022839</text:p>
          </table:table-cell>
          <table:table-cell office:value-type="float" office:value="0.008269" calcext:value-type="float">
            <text:p>0.008269</text:p>
          </table:table-cell>
          <table:table-cell office:value-type="float" office:value="0.080318" calcext:value-type="float">
            <text:p>0.080318</text:p>
          </table:table-cell>
          <table:table-cell office:value-type="float" office:value="0.188504" calcext:value-type="float">
            <text:p>0.188504</text:p>
          </table:table-cell>
          <table:table-cell office:value-type="float" office:value="0.067436" calcext:value-type="float">
            <text:p>0.06743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983" calcext:value-type="float">
            <text:p>0.015983</text:p>
          </table:table-cell>
          <table:table-cell office:value-type="float" office:value="0.021543" calcext:value-type="float">
            <text:p>0.021543</text:p>
          </table:table-cell>
          <table:table-cell office:value-type="float" office:value="0.008998" calcext:value-type="float">
            <text:p>0.008998</text:p>
          </table:table-cell>
          <table:table-cell office:value-type="float" office:value="0.076727" calcext:value-type="float">
            <text:p>0.076727</text:p>
          </table:table-cell>
          <table:table-cell office:value-type="float" office:value="0.186084" calcext:value-type="float">
            <text:p>0.186084</text:p>
          </table:table-cell>
          <table:table-cell office:value-type="float" office:value="0.053102" calcext:value-type="float">
            <text:p>0.05310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295" calcext:value-type="float">
            <text:p>0.016295</text:p>
          </table:table-cell>
          <table:table-cell office:value-type="float" office:value="0.023972" calcext:value-type="float">
            <text:p>0.023972</text:p>
          </table:table-cell>
          <table:table-cell office:value-type="float" office:value="0.007579" calcext:value-type="float">
            <text:p>0.007579</text:p>
          </table:table-cell>
          <table:table-cell office:value-type="float" office:value="0.075116" calcext:value-type="float">
            <text:p>0.075116</text:p>
          </table:table-cell>
          <table:table-cell office:value-type="float" office:value="0.189444" calcext:value-type="float">
            <text:p>0.189444</text:p>
          </table:table-cell>
          <table:table-cell office:value-type="float" office:value="0.056725" calcext:value-type="float">
            <text:p>0.05672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0701" calcext:value-type="float">
            <text:p>0.010701</text:p>
          </table:table-cell>
          <table:table-cell office:value-type="float" office:value="0.025148" calcext:value-type="float">
            <text:p>0.025148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64017" calcext:value-type="float">
            <text:p>0.064017</text:p>
          </table:table-cell>
          <table:table-cell office:value-type="float" office:value="0.187815" calcext:value-type="float">
            <text:p>0.187815</text:p>
          </table:table-cell>
          <table:table-cell office:value-type="float" office:value="0.076245" calcext:value-type="float">
            <text:p>0.07624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356" calcext:value-type="float">
            <text:p>0.015356</text:p>
          </table:table-cell>
          <table:table-cell office:value-type="float" office:value="0.020629" calcext:value-type="float">
            <text:p>0.020629</text:p>
          </table:table-cell>
          <table:table-cell office:value-type="float" office:value="0.006887" calcext:value-type="float">
            <text:p>0.006887</text:p>
          </table:table-cell>
          <table:table-cell office:value-type="float" office:value="0.076816" calcext:value-type="float">
            <text:p>0.076816</text:p>
          </table:table-cell>
          <table:table-cell office:value-type="float" office:value="0.189706" calcext:value-type="float">
            <text:p>0.189706</text:p>
          </table:table-cell>
          <table:table-cell office:value-type="float" office:value="0.077791" calcext:value-type="float">
            <text:p>0.07779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8398" calcext:value-type="float">
            <text:p>0.018398</text:p>
          </table:table-cell>
          <table:table-cell office:value-type="float" office:value="0.022681" calcext:value-type="float">
            <text:p>0.022681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77761" calcext:value-type="float">
            <text:p>0.077761</text:p>
          </table:table-cell>
          <table:table-cell office:value-type="float" office:value="0.18834" calcext:value-type="float">
            <text:p>0.18834</text:p>
          </table:table-cell>
          <table:table-cell office:value-type="float" office:value="0.059752" calcext:value-type="float">
            <text:p>0.05975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865" calcext:value-type="float">
            <text:p>0.013865</text:p>
          </table:table-cell>
          <table:table-cell office:value-type="float" office:value="0.022347" calcext:value-type="float">
            <text:p>0.022347</text:p>
          </table:table-cell>
          <table:table-cell office:value-type="float" office:value="0.007044" calcext:value-type="float">
            <text:p>0.007044</text:p>
          </table:table-cell>
          <table:table-cell office:value-type="float" office:value="0.08027" calcext:value-type="float">
            <text:p>0.08027</text:p>
          </table:table-cell>
          <table:table-cell office:value-type="float" office:value="0.187655" calcext:value-type="float">
            <text:p>0.187655</text:p>
          </table:table-cell>
          <table:table-cell office:value-type="float" office:value="0.049208" calcext:value-type="float">
            <text:p>0.04920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09067" calcext:value-type="float">
            <text:p>0.009067</text:p>
          </table:table-cell>
          <table:table-cell office:value-type="float" office:value="0.023026" calcext:value-type="float">
            <text:p>0.023026</text:p>
          </table:table-cell>
          <table:table-cell office:value-type="float" office:value="0.011214" calcext:value-type="float">
            <text:p>0.011214</text:p>
          </table:table-cell>
          <table:table-cell office:value-type="float" office:value="0.062844" calcext:value-type="float">
            <text:p>0.062844</text:p>
          </table:table-cell>
          <table:table-cell office:value-type="float" office:value="0.189407" calcext:value-type="float">
            <text:p>0.189407</text:p>
          </table:table-cell>
          <table:table-cell office:value-type="float" office:value="0.068218" calcext:value-type="float">
            <text:p>0.06821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436" calcext:value-type="float">
            <text:p>0.015436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09684" calcext:value-type="float">
            <text:p>0.009684</text:p>
          </table:table-cell>
          <table:table-cell office:value-type="float" office:value="0.073841" calcext:value-type="float">
            <text:p>0.073841</text:p>
          </table:table-cell>
          <table:table-cell office:value-type="float" office:value="0.191335" calcext:value-type="float">
            <text:p>0.191335</text:p>
          </table:table-cell>
          <table:table-cell office:value-type="float" office:value="0.066534" calcext:value-type="float">
            <text:p>0.06653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866" calcext:value-type="float">
            <text:p>0.012866</text:p>
          </table:table-cell>
          <table:table-cell office:value-type="float" office:value="0.020652" calcext:value-type="float">
            <text:p>0.020652</text:p>
          </table:table-cell>
          <table:table-cell office:value-type="float" office:value="0.013291" calcext:value-type="float">
            <text:p>0.013291</text:p>
          </table:table-cell>
          <table:table-cell office:value-type="float" office:value="0.070951" calcext:value-type="float">
            <text:p>0.070951</text:p>
          </table:table-cell>
          <table:table-cell office:value-type="float" office:value="0.19047" calcext:value-type="float">
            <text:p>0.19047</text:p>
          </table:table-cell>
          <table:table-cell office:value-type="float" office:value="0.060618" calcext:value-type="float">
            <text:p>0.06061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239" calcext:value-type="float">
            <text:p>0.013239</text:p>
          </table:table-cell>
          <table:table-cell office:value-type="float" office:value="0.021448" calcext:value-type="float">
            <text:p>0.021448</text:p>
          </table:table-cell>
          <table:table-cell office:value-type="float" office:value="0.012298" calcext:value-type="float">
            <text:p>0.012298</text:p>
          </table:table-cell>
          <table:table-cell office:value-type="float" office:value="0.060246" calcext:value-type="float">
            <text:p>0.060246</text:p>
          </table:table-cell>
          <table:table-cell office:value-type="float" office:value="0.192124" calcext:value-type="float">
            <text:p>0.192124</text:p>
          </table:table-cell>
          <table:table-cell office:value-type="float" office:value="0.068504" calcext:value-type="float">
            <text:p>0.0685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7725" calcext:value-type="float">
            <text:p>0.017725</text:p>
          </table:table-cell>
          <table:table-cell office:value-type="float" office:value="0.022409" calcext:value-type="float">
            <text:p>0.022409</text:p>
          </table:table-cell>
          <table:table-cell office:value-type="float" office:value="0.015061" calcext:value-type="float">
            <text:p>0.015061</text:p>
          </table:table-cell>
          <table:table-cell office:value-type="float" office:value="0.068729" calcext:value-type="float">
            <text:p>0.068729</text:p>
          </table:table-cell>
          <table:table-cell office:value-type="float" office:value="0.187452" calcext:value-type="float">
            <text:p>0.187452</text:p>
          </table:table-cell>
          <table:table-cell office:value-type="float" office:value="0.06101" calcext:value-type="float">
            <text:p>0.0610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374" calcext:value-type="float">
            <text:p>0.013374</text:p>
          </table:table-cell>
          <table:table-cell office:value-type="float" office:value="0.023484" calcext:value-type="float">
            <text:p>0.023484</text:p>
          </table:table-cell>
          <table:table-cell office:value-type="float" office:value="0.007554" calcext:value-type="float">
            <text:p>0.007554</text:p>
          </table:table-cell>
          <table:table-cell office:value-type="float" office:value="0.076089" calcext:value-type="float">
            <text:p>0.076089</text:p>
          </table:table-cell>
          <table:table-cell office:value-type="float" office:value="0.18381" calcext:value-type="float">
            <text:p>0.18381</text:p>
          </table:table-cell>
          <table:table-cell office:value-type="float" office:value="0.057258" calcext:value-type="float">
            <text:p>0.05725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22196" calcext:value-type="float">
            <text:p>0.022196</text:p>
          </table:table-cell>
          <table:table-cell office:value-type="float" office:value="0.009014" calcext:value-type="float">
            <text:p>0.009014</text:p>
          </table:table-cell>
          <table:table-cell office:value-type="float" office:value="0.078244" calcext:value-type="float">
            <text:p>0.078244</text:p>
          </table:table-cell>
          <table:table-cell office:value-type="float" office:value="0.187854" calcext:value-type="float">
            <text:p>0.187854</text:p>
          </table:table-cell>
          <table:table-cell office:value-type="float" office:value="0.07873" calcext:value-type="float">
            <text:p>0.0787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929" calcext:value-type="float">
            <text:p>0.012929</text:p>
          </table:table-cell>
          <table:table-cell office:value-type="float" office:value="0.022872" calcext:value-type="float">
            <text:p>0.022872</text:p>
          </table:table-cell>
          <table:table-cell office:value-type="float" office:value="0.012988" calcext:value-type="float">
            <text:p>0.012988</text:p>
          </table:table-cell>
          <table:table-cell office:value-type="float" office:value="0.075436" calcext:value-type="float">
            <text:p>0.075436</text:p>
          </table:table-cell>
          <table:table-cell office:value-type="float" office:value="0.186819" calcext:value-type="float">
            <text:p>0.186819</text:p>
          </table:table-cell>
          <table:table-cell office:value-type="float" office:value="0.070409" calcext:value-type="float">
            <text:p>0.07040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676" calcext:value-type="float">
            <text:p>0.014676</text:p>
          </table:table-cell>
          <table:table-cell office:value-type="float" office:value="0.024167" calcext:value-type="float">
            <text:p>0.024167</text:p>
          </table:table-cell>
          <table:table-cell office:value-type="float" office:value="0.012782" calcext:value-type="float">
            <text:p>0.012782</text:p>
          </table:table-cell>
          <table:table-cell office:value-type="float" office:value="0.06948" calcext:value-type="float">
            <text:p>0.06948</text:p>
          </table:table-cell>
          <table:table-cell office:value-type="float" office:value="0.18602" calcext:value-type="float">
            <text:p>0.18602</text:p>
          </table:table-cell>
          <table:table-cell office:value-type="float" office:value="0.065804" calcext:value-type="float">
            <text:p>0.06580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571" calcext:value-type="float">
            <text:p>0.012571</text:p>
          </table:table-cell>
          <table:table-cell office:value-type="float" office:value="0.022902" calcext:value-type="float">
            <text:p>0.022902</text:p>
          </table:table-cell>
          <table:table-cell office:value-type="float" office:value="0.014103" calcext:value-type="float">
            <text:p>0.014103</text:p>
          </table:table-cell>
          <table:table-cell office:value-type="float" office:value="0.07955" calcext:value-type="float">
            <text:p>0.07955</text:p>
          </table:table-cell>
          <table:table-cell office:value-type="float" office:value="0.184294" calcext:value-type="float">
            <text:p>0.184294</text:p>
          </table:table-cell>
          <table:table-cell office:value-type="float" office:value="0.068457" calcext:value-type="float">
            <text:p>0.06845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959" calcext:value-type="float">
            <text:p>0.013959</text:p>
          </table:table-cell>
          <table:table-cell office:value-type="float" office:value="0.023027" calcext:value-type="float">
            <text:p>0.023027</text:p>
          </table:table-cell>
          <table:table-cell office:value-type="float" office:value="0.011554" calcext:value-type="float">
            <text:p>0.011554</text:p>
          </table:table-cell>
          <table:table-cell office:value-type="float" office:value="0.07189" calcext:value-type="float">
            <text:p>0.07189</text:p>
          </table:table-cell>
          <table:table-cell office:value-type="float" office:value="0.185827" calcext:value-type="float">
            <text:p>0.185827</text:p>
          </table:table-cell>
          <table:table-cell office:value-type="float" office:value="0.070333" calcext:value-type="float">
            <text:p>0.07033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787" calcext:value-type="float">
            <text:p>0.014787</text:p>
          </table:table-cell>
          <table:table-cell office:value-type="float" office:value="0.022098" calcext:value-type="float">
            <text:p>0.022098</text:p>
          </table:table-cell>
          <table:table-cell office:value-type="float" office:value="0.011261" calcext:value-type="float">
            <text:p>0.011261</text:p>
          </table:table-cell>
          <table:table-cell office:value-type="float" office:value="0.065807" calcext:value-type="float">
            <text:p>0.065807</text:p>
          </table:table-cell>
          <table:table-cell office:value-type="float" office:value="0.188271" calcext:value-type="float">
            <text:p>0.188271</text:p>
          </table:table-cell>
          <table:table-cell office:value-type="float" office:value="0.069307" calcext:value-type="float">
            <text:p>0.06930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738" calcext:value-type="float">
            <text:p>0.016738</text:p>
          </table:table-cell>
          <table:table-cell office:value-type="float" office:value="0.021756" calcext:value-type="float">
            <text:p>0.021756</text:p>
          </table:table-cell>
          <table:table-cell office:value-type="float" office:value="0.015553" calcext:value-type="float">
            <text:p>0.015553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185206" calcext:value-type="float">
            <text:p>0.185206</text:p>
          </table:table-cell>
          <table:table-cell office:value-type="float" office:value="0.059542" calcext:value-type="float">
            <text:p>0.05954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1038" calcext:value-type="float">
            <text:p>0.011038</text:p>
          </table:table-cell>
          <table:table-cell office:value-type="float" office:value="0.022672" calcext:value-type="float">
            <text:p>0.022672</text:p>
          </table:table-cell>
          <table:table-cell office:value-type="float" office:value="0.010495" calcext:value-type="float">
            <text:p>0.010495</text:p>
          </table:table-cell>
          <table:table-cell office:value-type="float" office:value="0.07414" calcext:value-type="float">
            <text:p>0.07414</text:p>
          </table:table-cell>
          <table:table-cell office:value-type="float" office:value="0.184795" calcext:value-type="float">
            <text:p>0.184795</text:p>
          </table:table-cell>
          <table:table-cell office:value-type="float" office:value="0.079105" calcext:value-type="float">
            <text:p>0.07910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752" calcext:value-type="float">
            <text:p>0.014752</text:p>
          </table:table-cell>
          <table:table-cell office:value-type="float" office:value="0.021404" calcext:value-type="float">
            <text:p>0.021404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073683" calcext:value-type="float">
            <text:p>0.073683</text:p>
          </table:table-cell>
          <table:table-cell office:value-type="float" office:value="0.185431" calcext:value-type="float">
            <text:p>0.185431</text:p>
          </table:table-cell>
          <table:table-cell office:value-type="float" office:value="0.076238" calcext:value-type="float">
            <text:p>0.07623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318" calcext:value-type="float">
            <text:p>0.015318</text:p>
          </table:table-cell>
          <table:table-cell office:value-type="float" office:value="0.021438" calcext:value-type="float">
            <text:p>0.021438</text:p>
          </table:table-cell>
          <table:table-cell office:value-type="float" office:value="0.007295" calcext:value-type="float">
            <text:p>0.007295</text:p>
          </table:table-cell>
          <table:table-cell office:value-type="float" office:value="0.075915" calcext:value-type="float">
            <text:p>0.075915</text:p>
          </table:table-cell>
          <table:table-cell office:value-type="float" office:value="0.187796" calcext:value-type="float">
            <text:p>0.187796</text:p>
          </table:table-cell>
          <table:table-cell office:value-type="float" office:value="0.074971" calcext:value-type="float">
            <text:p>0.07497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961" calcext:value-type="float">
            <text:p>0.015961</text:p>
          </table:table-cell>
          <table:table-cell office:value-type="float" office:value="0.022615" calcext:value-type="float">
            <text:p>0.022615</text:p>
          </table:table-cell>
          <table:table-cell office:value-type="float" office:value="0.014709" calcext:value-type="float">
            <text:p>0.014709</text:p>
          </table:table-cell>
          <table:table-cell office:value-type="float" office:value="0.074959" calcext:value-type="float">
            <text:p>0.074959</text:p>
          </table:table-cell>
          <table:table-cell office:value-type="float" office:value="0.186388" calcext:value-type="float">
            <text:p>0.186388</text:p>
          </table:table-cell>
          <table:table-cell office:value-type="float" office:value="0.066519" calcext:value-type="float">
            <text:p>0.06651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0.021763" calcext:value-type="float">
            <text:p>0.021763</text:p>
          </table:table-cell>
          <table:table-cell office:value-type="float" office:value="0.016871" calcext:value-type="float">
            <text:p>0.016871</text:p>
          </table:table-cell>
          <table:table-cell office:value-type="float" office:value="0.069785" calcext:value-type="float">
            <text:p>0.069785</text:p>
          </table:table-cell>
          <table:table-cell office:value-type="float" office:value="0.188158" calcext:value-type="float">
            <text:p>0.188158</text:p>
          </table:table-cell>
          <table:table-cell office:value-type="float" office:value="0.088339" calcext:value-type="float">
            <text:p>0.08833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09465" calcext:value-type="float">
            <text:p>0.009465</text:p>
          </table:table-cell>
          <table:table-cell office:value-type="float" office:value="0.022931" calcext:value-type="float">
            <text:p>0.022931</text:p>
          </table:table-cell>
          <table:table-cell office:value-type="float" office:value="0.006973" calcext:value-type="float">
            <text:p>0.006973</text:p>
          </table:table-cell>
          <table:table-cell office:value-type="float" office:value="0.071079" calcext:value-type="float">
            <text:p>0.071079</text:p>
          </table:table-cell>
          <table:table-cell office:value-type="float" office:value="0.184992" calcext:value-type="float">
            <text:p>0.184992</text:p>
          </table:table-cell>
          <table:table-cell office:value-type="float" office:value="0.074822" calcext:value-type="float">
            <text:p>0.07482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743" calcext:value-type="float">
            <text:p>0.014743</text:p>
          </table:table-cell>
          <table:table-cell office:value-type="float" office:value="0.023713" calcext:value-type="float">
            <text:p>0.023713</text:p>
          </table:table-cell>
          <table:table-cell office:value-type="float" office:value="0.010454" calcext:value-type="float">
            <text:p>0.010454</text:p>
          </table:table-cell>
          <table:table-cell office:value-type="float" office:value="0.066792" calcext:value-type="float">
            <text:p>0.066792</text:p>
          </table:table-cell>
          <table:table-cell office:value-type="float" office:value="0.184739" calcext:value-type="float">
            <text:p>0.184739</text:p>
          </table:table-cell>
          <table:table-cell office:value-type="float" office:value="0.074825" calcext:value-type="float">
            <text:p>0.07482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454" calcext:value-type="float">
            <text:p>0.014454</text:p>
          </table:table-cell>
          <table:table-cell office:value-type="float" office:value="0.021766" calcext:value-type="float">
            <text:p>0.021766</text:p>
          </table:table-cell>
          <table:table-cell office:value-type="float" office:value="0.011957" calcext:value-type="float">
            <text:p>0.011957</text:p>
          </table:table-cell>
          <table:table-cell office:value-type="float" office:value="0.07205" calcext:value-type="float">
            <text:p>0.07205</text:p>
          </table:table-cell>
          <table:table-cell office:value-type="float" office:value="0.18328" calcext:value-type="float">
            <text:p>0.18328</text:p>
          </table:table-cell>
          <table:table-cell office:value-type="float" office:value="0.076749" calcext:value-type="float">
            <text:p>0.07674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653" calcext:value-type="float">
            <text:p>0.014653</text:p>
          </table:table-cell>
          <table:table-cell office:value-type="float" office:value="0.023405" calcext:value-type="float">
            <text:p>0.023405</text:p>
          </table:table-cell>
          <table:table-cell office:value-type="float" office:value="0.012918" calcext:value-type="float">
            <text:p>0.012918</text:p>
          </table:table-cell>
          <table:table-cell office:value-type="float" office:value="0.075222" calcext:value-type="float">
            <text:p>0.075222</text:p>
          </table:table-cell>
          <table:table-cell office:value-type="float" office:value="0.185113" calcext:value-type="float">
            <text:p>0.185113</text:p>
          </table:table-cell>
          <table:table-cell office:value-type="float" office:value="0.050712" calcext:value-type="float">
            <text:p>0.05071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784" calcext:value-type="float">
            <text:p>0.012784</text:p>
          </table:table-cell>
          <table:table-cell office:value-type="float" office:value="0.022734" calcext:value-type="float">
            <text:p>0.022734</text:p>
          </table:table-cell>
          <table:table-cell office:value-type="float" office:value="0.008641" calcext:value-type="float">
            <text:p>0.008641</text:p>
          </table:table-cell>
          <table:table-cell office:value-type="float" office:value="0.071487" calcext:value-type="float">
            <text:p>0.071487</text:p>
          </table:table-cell>
          <table:table-cell office:value-type="float" office:value="0.188191" calcext:value-type="float">
            <text:p>0.188191</text:p>
          </table:table-cell>
          <table:table-cell office:value-type="float" office:value="0.050698" calcext:value-type="float">
            <text:p>0.05069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20976" calcext:value-type="float">
            <text:p>0.020976</text:p>
          </table:table-cell>
          <table:table-cell office:value-type="float" office:value="0.008181" calcext:value-type="float">
            <text:p>0.008181</text:p>
          </table:table-cell>
          <table:table-cell office:value-type="float" office:value="0.077357" calcext:value-type="float">
            <text:p>0.077357</text:p>
          </table:table-cell>
          <table:table-cell office:value-type="float" office:value="0.189493" calcext:value-type="float">
            <text:p>0.189493</text:p>
          </table:table-cell>
          <table:table-cell office:value-type="float" office:value="0.071425" calcext:value-type="float">
            <text:p>0.07142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137" calcext:value-type="float">
            <text:p>0.015137</text:p>
          </table:table-cell>
          <table:table-cell office:value-type="float" office:value="0.022415" calcext:value-type="float">
            <text:p>0.022415</text:p>
          </table:table-cell>
          <table:table-cell office:value-type="float" office:value="0.012624" calcext:value-type="float">
            <text:p>0.012624</text:p>
          </table:table-cell>
          <table:table-cell office:value-type="float" office:value="0.077916" calcext:value-type="float">
            <text:p>0.077916</text:p>
          </table:table-cell>
          <table:table-cell office:value-type="float" office:value="0.188302" calcext:value-type="float">
            <text:p>0.188302</text:p>
          </table:table-cell>
          <table:table-cell office:value-type="float" office:value="0.086009" calcext:value-type="float">
            <text:p>0.08600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09045" calcext:value-type="float">
            <text:p>0.009045</text:p>
          </table:table-cell>
          <table:table-cell office:value-type="float" office:value="0.023755" calcext:value-type="float">
            <text:p>0.023755</text:p>
          </table:table-cell>
          <table:table-cell office:value-type="float" office:value="0.012993" calcext:value-type="float">
            <text:p>0.012993</text:p>
          </table:table-cell>
          <table:table-cell office:value-type="float" office:value="0.075239" calcext:value-type="float">
            <text:p>0.075239</text:p>
          </table:table-cell>
          <table:table-cell office:value-type="float" office:value="0.186874" calcext:value-type="float">
            <text:p>0.186874</text:p>
          </table:table-cell>
          <table:table-cell office:value-type="float" office:value="0.077408" calcext:value-type="float">
            <text:p>0.07740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9117" calcext:value-type="float">
            <text:p>0.019117</text:p>
          </table:table-cell>
          <table:table-cell office:value-type="float" office:value="0.023411" calcext:value-type="float">
            <text:p>0.023411</text:p>
          </table:table-cell>
          <table:table-cell office:value-type="float" office:value="0.011802" calcext:value-type="float">
            <text:p>0.011802</text:p>
          </table:table-cell>
          <table:table-cell office:value-type="float" office:value="0.05961" calcext:value-type="float">
            <text:p>0.05961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077354" calcext:value-type="float">
            <text:p>0.07735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1155" calcext:value-type="float">
            <text:p>0.011155</text:p>
          </table:table-cell>
          <table:table-cell office:value-type="float" office:value="0.024209" calcext:value-type="float">
            <text:p>0.024209</text:p>
          </table:table-cell>
          <table:table-cell office:value-type="float" office:value="0.006391" calcext:value-type="float">
            <text:p>0.006391</text:p>
          </table:table-cell>
          <table:table-cell office:value-type="float" office:value="0.072062" calcext:value-type="float">
            <text:p>0.072062</text:p>
          </table:table-cell>
          <table:table-cell office:value-type="float" office:value="0.187192" calcext:value-type="float">
            <text:p>0.187192</text:p>
          </table:table-cell>
          <table:table-cell office:value-type="float" office:value="0.048394" calcext:value-type="float">
            <text:p>0.04839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484" calcext:value-type="float">
            <text:p>0.013484</text:p>
          </table:table-cell>
          <table:table-cell office:value-type="float" office:value="0.021386" calcext:value-type="float">
            <text:p>0.021386</text:p>
          </table:table-cell>
          <table:table-cell office:value-type="float" office:value="0.011859" calcext:value-type="float">
            <text:p>0.011859</text:p>
          </table:table-cell>
          <table:table-cell office:value-type="float" office:value="0.079903" calcext:value-type="float">
            <text:p>0.079903</text:p>
          </table:table-cell>
          <table:table-cell office:value-type="float" office:value="0.190359" calcext:value-type="float">
            <text:p>0.190359</text:p>
          </table:table-cell>
          <table:table-cell office:value-type="float" office:value="0.080664" calcext:value-type="float">
            <text:p>0.08066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914" calcext:value-type="float">
            <text:p>0.014914</text:p>
          </table:table-cell>
          <table:table-cell office:value-type="float" office:value="0.023681" calcext:value-type="float">
            <text:p>0.023681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7537" calcext:value-type="float">
            <text:p>0.07537</text:p>
          </table:table-cell>
          <table:table-cell office:value-type="float" office:value="0.188639" calcext:value-type="float">
            <text:p>0.188639</text:p>
          </table:table-cell>
          <table:table-cell office:value-type="float" office:value="0.057277" calcext:value-type="float">
            <text:p>0.05727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0622" calcext:value-type="float">
            <text:p>0.010622</text:p>
          </table:table-cell>
          <table:table-cell office:value-type="float" office:value="0.025531" calcext:value-type="float">
            <text:p>0.025531</text:p>
          </table:table-cell>
          <table:table-cell office:value-type="float" office:value="0.016165" calcext:value-type="float">
            <text:p>0.016165</text:p>
          </table:table-cell>
          <table:table-cell office:value-type="float" office:value="0.065202" calcext:value-type="float">
            <text:p>0.065202</text:p>
          </table:table-cell>
          <table:table-cell office:value-type="float" office:value="0.182866" calcext:value-type="float">
            <text:p>0.182866</text:p>
          </table:table-cell>
          <table:table-cell office:value-type="float" office:value="0.056047" calcext:value-type="float">
            <text:p>0.05604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876" calcext:value-type="float">
            <text:p>0.013876</text:p>
          </table:table-cell>
          <table:table-cell office:value-type="float" office:value="0.021301" calcext:value-type="float">
            <text:p>0.021301</text:p>
          </table:table-cell>
          <table:table-cell office:value-type="float" office:value="0.012434" calcext:value-type="float">
            <text:p>0.012434</text:p>
          </table:table-cell>
          <table:table-cell office:value-type="float" office:value="0.072102" calcext:value-type="float">
            <text:p>0.072102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071826" calcext:value-type="float">
            <text:p>0.07182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562" calcext:value-type="float">
            <text:p>0.015562</text:p>
          </table:table-cell>
          <table:table-cell office:value-type="float" office:value="0.023296" calcext:value-type="float">
            <text:p>0.023296</text:p>
          </table:table-cell>
          <table:table-cell office:value-type="float" office:value="0.010647" calcext:value-type="float">
            <text:p>0.010647</text:p>
          </table:table-cell>
          <table:table-cell office:value-type="float" office:value="0.063501" calcext:value-type="float">
            <text:p>0.063501</text:p>
          </table:table-cell>
          <table:table-cell office:value-type="float" office:value="0.184069" calcext:value-type="float">
            <text:p>0.184069</text:p>
          </table:table-cell>
          <table:table-cell office:value-type="float" office:value="0.068628" calcext:value-type="float">
            <text:p>0.06862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502" calcext:value-type="float">
            <text:p>0.012502</text:p>
          </table:table-cell>
          <table:table-cell office:value-type="float" office:value="0.023253" calcext:value-type="float">
            <text:p>0.023253</text:p>
          </table:table-cell>
          <table:table-cell office:value-type="float" office:value="0.010596" calcext:value-type="float">
            <text:p>0.010596</text:p>
          </table:table-cell>
          <table:table-cell office:value-type="float" office:value="0.068768" calcext:value-type="float">
            <text:p>0.068768</text:p>
          </table:table-cell>
          <table:table-cell office:value-type="float" office:value="0.18373" calcext:value-type="float">
            <text:p>0.18373</text:p>
          </table:table-cell>
          <table:table-cell office:value-type="float" office:value="0.079067" calcext:value-type="float">
            <text:p>0.07906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263" calcext:value-type="float">
            <text:p>0.015263</text:p>
          </table:table-cell>
          <table:table-cell office:value-type="float" office:value="0.022226" calcext:value-type="float">
            <text:p>0.022226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69686" calcext:value-type="float">
            <text:p>0.069686</text:p>
          </table:table-cell>
          <table:table-cell office:value-type="float" office:value="0.18834" calcext:value-type="float">
            <text:p>0.18834</text:p>
          </table:table-cell>
          <table:table-cell office:value-type="float" office:value="0.076571" calcext:value-type="float">
            <text:p>0.07657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356" calcext:value-type="float">
            <text:p>0.016356</text:p>
          </table:table-cell>
          <table:table-cell office:value-type="float" office:value="0.020943" calcext:value-type="float">
            <text:p>0.020943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70848" calcext:value-type="float">
            <text:p>0.070848</text:p>
          </table:table-cell>
          <table:table-cell office:value-type="float" office:value="0.186084" calcext:value-type="float">
            <text:p>0.186084</text:p>
          </table:table-cell>
          <table:table-cell office:value-type="float" office:value="0.07451" calcext:value-type="float">
            <text:p>0.0745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586" calcext:value-type="float">
            <text:p>0.014586</text:p>
          </table:table-cell>
          <table:table-cell office:value-type="float" office:value="0.02372" calcext:value-type="float">
            <text:p>0.02372</text:p>
          </table:table-cell>
          <table:table-cell office:value-type="float" office:value="0.012496" calcext:value-type="float">
            <text:p>0.012496</text:p>
          </table:table-cell>
          <table:table-cell office:value-type="float" office:value="0.069225" calcext:value-type="float">
            <text:p>0.069225</text:p>
          </table:table-cell>
          <table:table-cell office:value-type="float" office:value="0.188523" calcext:value-type="float">
            <text:p>0.188523</text:p>
          </table:table-cell>
          <table:table-cell office:value-type="float" office:value="0.063969" calcext:value-type="float">
            <text:p>0.06396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0.022717" calcext:value-type="float">
            <text:p>0.022717</text:p>
          </table:table-cell>
          <table:table-cell office:value-type="float" office:value="0.011898" calcext:value-type="float">
            <text:p>0.011898</text:p>
          </table:table-cell>
          <table:table-cell office:value-type="float" office:value="0.072469" calcext:value-type="float">
            <text:p>0.072469</text:p>
          </table:table-cell>
          <table:table-cell office:value-type="float" office:value="0.186935" calcext:value-type="float">
            <text:p>0.186935</text:p>
          </table:table-cell>
          <table:table-cell office:value-type="float" office:value="0.083371" calcext:value-type="float">
            <text:p>0.08337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047" calcext:value-type="float">
            <text:p>0.013047</text:p>
          </table:table-cell>
          <table:table-cell office:value-type="float" office:value="0.022294" calcext:value-type="float">
            <text:p>0.022294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75601" calcext:value-type="float">
            <text:p>0.075601</text:p>
          </table:table-cell>
          <table:table-cell office:value-type="float" office:value="0.186487" calcext:value-type="float">
            <text:p>0.186487</text:p>
          </table:table-cell>
          <table:table-cell office:value-type="float" office:value="0.068973" calcext:value-type="float">
            <text:p>0.06897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21866" calcext:value-type="float">
            <text:p>0.021866</text:p>
          </table:table-cell>
          <table:table-cell office:value-type="float" office:value="0.012215" calcext:value-type="float">
            <text:p>0.012215</text:p>
          </table:table-cell>
          <table:table-cell office:value-type="float" office:value="0.060123" calcext:value-type="float">
            <text:p>0.060123</text:p>
          </table:table-cell>
          <table:table-cell office:value-type="float" office:value="0.188914" calcext:value-type="float">
            <text:p>0.188914</text:p>
          </table:table-cell>
          <table:table-cell office:value-type="float" office:value="0.087632" calcext:value-type="float">
            <text:p>0.08763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858" calcext:value-type="float">
            <text:p>0.012858</text:p>
          </table:table-cell>
          <table:table-cell office:value-type="float" office:value="0.023018" calcext:value-type="float">
            <text:p>0.023018</text:p>
          </table:table-cell>
          <table:table-cell office:value-type="float" office:value="0.013438" calcext:value-type="float">
            <text:p>0.013438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0.187182" calcext:value-type="float">
            <text:p>0.187182</text:p>
          </table:table-cell>
          <table:table-cell office:value-type="float" office:value="0.064047" calcext:value-type="float">
            <text:p>0.06404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108" calcext:value-type="float">
            <text:p>0.014108</text:p>
          </table:table-cell>
          <table:table-cell office:value-type="float" office:value="0.022522" calcext:value-type="float">
            <text:p>0.022522</text:p>
          </table:table-cell>
          <table:table-cell office:value-type="float" office:value="0.008905" calcext:value-type="float">
            <text:p>0.008905</text:p>
          </table:table-cell>
          <table:table-cell office:value-type="float" office:value="0.078069" calcext:value-type="float">
            <text:p>0.078069</text:p>
          </table:table-cell>
          <table:table-cell office:value-type="float" office:value="0.189686" calcext:value-type="float">
            <text:p>0.189686</text:p>
          </table:table-cell>
          <table:table-cell office:value-type="float" office:value="0.068522" calcext:value-type="float">
            <text:p>0.06852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509" calcext:value-type="float">
            <text:p>0.013509</text:p>
          </table:table-cell>
          <table:table-cell office:value-type="float" office:value="0.023927" calcext:value-type="float">
            <text:p>0.023927</text:p>
          </table:table-cell>
          <table:table-cell office:value-type="float" office:value="0.015447" calcext:value-type="float">
            <text:p>0.015447</text:p>
          </table:table-cell>
          <table:table-cell office:value-type="float" office:value="0.077079" calcext:value-type="float">
            <text:p>0.077079</text:p>
          </table:table-cell>
          <table:table-cell office:value-type="float" office:value="0.187855" calcext:value-type="float">
            <text:p>0.187855</text:p>
          </table:table-cell>
          <table:table-cell office:value-type="float" office:value="0.080141" calcext:value-type="float">
            <text:p>0.08014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548" calcext:value-type="float">
            <text:p>0.012548</text:p>
          </table:table-cell>
          <table:table-cell office:value-type="float" office:value="0.023391" calcext:value-type="float">
            <text:p>0.023391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75909" calcext:value-type="float">
            <text:p>0.075909</text:p>
          </table:table-cell>
          <table:table-cell office:value-type="float" office:value="0.186621" calcext:value-type="float">
            <text:p>0.186621</text:p>
          </table:table-cell>
          <table:table-cell office:value-type="float" office:value="0.063954" calcext:value-type="float">
            <text:p>0.06395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832" calcext:value-type="float">
            <text:p>0.013832</text:p>
          </table:table-cell>
          <table:table-cell office:value-type="float" office:value="0.021755" calcext:value-type="float">
            <text:p>0.021755</text:p>
          </table:table-cell>
          <table:table-cell office:value-type="float" office:value="0.014809" calcext:value-type="float">
            <text:p>0.014809</text:p>
          </table:table-cell>
          <table:table-cell office:value-type="float" office:value="0.060725" calcext:value-type="float">
            <text:p>0.060725</text:p>
          </table:table-cell>
          <table:table-cell office:value-type="float" office:value="0.18872" calcext:value-type="float">
            <text:p>0.18872</text:p>
          </table:table-cell>
          <table:table-cell office:value-type="float" office:value="0.087129" calcext:value-type="float">
            <text:p>0.08712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153" calcext:value-type="float">
            <text:p>0.015153</text:p>
          </table:table-cell>
          <table:table-cell office:value-type="float" office:value="0.02334" calcext:value-type="float">
            <text:p>0.02334</text:p>
          </table:table-cell>
          <table:table-cell office:value-type="float" office:value="0.012623" calcext:value-type="float">
            <text:p>0.012623</text:p>
          </table:table-cell>
          <table:table-cell office:value-type="float" office:value="0.071276" calcext:value-type="float">
            <text:p>0.071276</text:p>
          </table:table-cell>
          <table:table-cell office:value-type="float" office:value="0.190755" calcext:value-type="float">
            <text:p>0.190755</text:p>
          </table:table-cell>
          <table:table-cell office:value-type="float" office:value="0.065574" calcext:value-type="float">
            <text:p>0.06557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411" calcext:value-type="float">
            <text:p>0.012411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11216" calcext:value-type="float">
            <text:p>0.011216</text:p>
          </table:table-cell>
          <table:table-cell office:value-type="float" office:value="0.073766" calcext:value-type="float">
            <text:p>0.073766</text:p>
          </table:table-cell>
          <table:table-cell office:value-type="float" office:value="0.183365" calcext:value-type="float">
            <text:p>0.183365</text:p>
          </table:table-cell>
          <table:table-cell office:value-type="float" office:value="0.073897" calcext:value-type="float">
            <text:p>0.0738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675" calcext:value-type="float">
            <text:p>0.013675</text:p>
          </table:table-cell>
          <table:table-cell office:value-type="float" office:value="0.021411" calcext:value-type="float">
            <text:p>0.021411</text:p>
          </table:table-cell>
          <table:table-cell office:value-type="float" office:value="0.012029" calcext:value-type="float">
            <text:p>0.012029</text:p>
          </table:table-cell>
          <table:table-cell office:value-type="float" office:value="0.076237" calcext:value-type="float">
            <text:p>0.076237</text:p>
          </table:table-cell>
          <table:table-cell office:value-type="float" office:value="0.188013" calcext:value-type="float">
            <text:p>0.188013</text:p>
          </table:table-cell>
          <table:table-cell office:value-type="float" office:value="0.069915" calcext:value-type="float">
            <text:p>0.06991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0976" calcext:value-type="float">
            <text:p>0.010976</text:p>
          </table:table-cell>
          <table:table-cell office:value-type="float" office:value="0.024111" calcext:value-type="float">
            <text:p>0.024111</text:p>
          </table:table-cell>
          <table:table-cell office:value-type="float" office:value="0.014698" calcext:value-type="float">
            <text:p>0.014698</text:p>
          </table:table-cell>
          <table:table-cell office:value-type="float" office:value="0.069658" calcext:value-type="float">
            <text:p>0.069658</text:p>
          </table:table-cell>
          <table:table-cell office:value-type="float" office:value="0.189768" calcext:value-type="float">
            <text:p>0.189768</text:p>
          </table:table-cell>
          <table:table-cell office:value-type="float" office:value="0.088353" calcext:value-type="float">
            <text:p>0.08835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23191" calcext:value-type="float">
            <text:p>0.023191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75591" calcext:value-type="float">
            <text:p>0.075591</text:p>
          </table:table-cell>
          <table:table-cell office:value-type="float" office:value="0.187796" calcext:value-type="float">
            <text:p>0.187796</text:p>
          </table:table-cell>
          <table:table-cell office:value-type="float" office:value="0.081398" calcext:value-type="float">
            <text:p>0.08139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005" calcext:value-type="float">
            <text:p>0.012005</text:p>
          </table:table-cell>
          <table:table-cell office:value-type="float" office:value="0.022376" calcext:value-type="float">
            <text:p>0.022376</text:p>
          </table:table-cell>
          <table:table-cell office:value-type="float" office:value="0.014152" calcext:value-type="float">
            <text:p>0.014152</text:p>
          </table:table-cell>
          <table:table-cell office:value-type="float" office:value="0.075223" calcext:value-type="float">
            <text:p>0.075223</text:p>
          </table:table-cell>
          <table:table-cell office:value-type="float" office:value="0.185377" calcext:value-type="float">
            <text:p>0.185377</text:p>
          </table:table-cell>
          <table:table-cell office:value-type="float" office:value="0.065884" calcext:value-type="float">
            <text:p>0.06588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198" calcext:value-type="float">
            <text:p>0.016198</text:p>
          </table:table-cell>
          <table:table-cell office:value-type="float" office:value="0.024608" calcext:value-type="float">
            <text:p>0.024608</text:p>
          </table:table-cell>
          <table:table-cell office:value-type="float" office:value="0.013531" calcext:value-type="float">
            <text:p>0.013531</text:p>
          </table:table-cell>
          <table:table-cell office:value-type="float" office:value="0.075141" calcext:value-type="float">
            <text:p>0.075141</text:p>
          </table:table-cell>
          <table:table-cell office:value-type="float" office:value="0.187119" calcext:value-type="float">
            <text:p>0.187119</text:p>
          </table:table-cell>
          <table:table-cell office:value-type="float" office:value="0.072778" calcext:value-type="float">
            <text:p>0.07277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552" calcext:value-type="float">
            <text:p>0.014552</text:p>
          </table:table-cell>
          <table:table-cell office:value-type="float" office:value="0.022562" calcext:value-type="float">
            <text:p>0.022562</text:p>
          </table:table-cell>
          <table:table-cell office:value-type="float" office:value="0.011184" calcext:value-type="float">
            <text:p>0.011184</text:p>
          </table:table-cell>
          <table:table-cell office:value-type="float" office:value="0.076183" calcext:value-type="float">
            <text:p>0.076183</text:p>
          </table:table-cell>
          <table:table-cell office:value-type="float" office:value="0.184362" calcext:value-type="float">
            <text:p>0.184362</text:p>
          </table:table-cell>
          <table:table-cell office:value-type="float" office:value="0.070073" calcext:value-type="float">
            <text:p>0.07007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6562" calcext:value-type="float">
            <text:p>0.016562</text:p>
          </table:table-cell>
          <table:table-cell office:value-type="float" office:value="0.023811" calcext:value-type="float">
            <text:p>0.023811</text:p>
          </table:table-cell>
          <table:table-cell office:value-type="float" office:value="0.012433" calcext:value-type="float">
            <text:p>0.012433</text:p>
          </table:table-cell>
          <table:table-cell office:value-type="float" office:value="0.071993" calcext:value-type="float">
            <text:p>0.071993</text:p>
          </table:table-cell>
          <table:table-cell office:value-type="float" office:value="0.19056" calcext:value-type="float">
            <text:p>0.19056</text:p>
          </table:table-cell>
          <table:table-cell office:value-type="float" office:value="0.07296" calcext:value-type="float">
            <text:p>0.0729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201" calcext:value-type="float">
            <text:p>0.012201</text:p>
          </table:table-cell>
          <table:table-cell office:value-type="float" office:value="0.023247" calcext:value-type="float">
            <text:p>0.023247</text:p>
          </table:table-cell>
          <table:table-cell office:value-type="float" office:value="0.014271" calcext:value-type="float">
            <text:p>0.014271</text:p>
          </table:table-cell>
          <table:table-cell office:value-type="float" office:value="0.074025" calcext:value-type="float">
            <text:p>0.074025</text:p>
          </table:table-cell>
          <table:table-cell office:value-type="float" office:value="0.183232" calcext:value-type="float">
            <text:p>0.183232</text:p>
          </table:table-cell>
          <table:table-cell office:value-type="float" office:value="0.068789" calcext:value-type="float">
            <text:p>0.06878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156" calcext:value-type="float">
            <text:p>0.013156</text:p>
          </table:table-cell>
          <table:table-cell office:value-type="float" office:value="0.02233" calcext:value-type="float">
            <text:p>0.02233</text:p>
          </table:table-cell>
          <table:table-cell office:value-type="float" office:value="0.009134" calcext:value-type="float">
            <text:p>0.009134</text:p>
          </table:table-cell>
          <table:table-cell office:value-type="float" office:value="0.069908" calcext:value-type="float">
            <text:p>0.069908</text:p>
          </table:table-cell>
          <table:table-cell office:value-type="float" office:value="0.190653" calcext:value-type="float">
            <text:p>0.190653</text:p>
          </table:table-cell>
          <table:table-cell office:value-type="float" office:value="0.05297" calcext:value-type="float">
            <text:p>0.052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1431" calcext:value-type="float">
            <text:p>0.011431</text:p>
          </table:table-cell>
          <table:table-cell office:value-type="float" office:value="0.022657" calcext:value-type="float">
            <text:p>0.022657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69852" calcext:value-type="float">
            <text:p>0.069852</text:p>
          </table:table-cell>
          <table:table-cell office:value-type="float" office:value="0.182172" calcext:value-type="float">
            <text:p>0.182172</text:p>
          </table:table-cell>
          <table:table-cell office:value-type="float" office:value="0.070397" calcext:value-type="float">
            <text:p>0.0703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23188" calcext:value-type="float">
            <text:p>0.023188</text:p>
          </table:table-cell>
          <table:table-cell office:value-type="float" office:value="0.014091" calcext:value-type="float">
            <text:p>0.014091</text:p>
          </table:table-cell>
          <table:table-cell office:value-type="float" office:value="0.064608" calcext:value-type="float">
            <text:p>0.064608</text:p>
          </table:table-cell>
          <table:table-cell office:value-type="float" office:value="0.187751" calcext:value-type="float">
            <text:p>0.187751</text:p>
          </table:table-cell>
          <table:table-cell office:value-type="float" office:value="0.066524" calcext:value-type="float">
            <text:p>0.06652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596" calcext:value-type="float">
            <text:p>0.012596</text:p>
          </table:table-cell>
          <table:table-cell office:value-type="float" office:value="0.023433" calcext:value-type="float">
            <text:p>0.023433</text:p>
          </table:table-cell>
          <table:table-cell office:value-type="float" office:value="0.015952" calcext:value-type="float">
            <text:p>0.015952</text:p>
          </table:table-cell>
          <table:table-cell office:value-type="float" office:value="0.070824" calcext:value-type="float">
            <text:p>0.070824</text:p>
          </table:table-cell>
          <table:table-cell office:value-type="float" office:value="0.189522" calcext:value-type="float">
            <text:p>0.189522</text:p>
          </table:table-cell>
          <table:table-cell office:value-type="float" office:value="0.077262" calcext:value-type="float">
            <text:p>0.07726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166" calcext:value-type="float">
            <text:p>0.013166</text:p>
          </table:table-cell>
          <table:table-cell office:value-type="float" office:value="0.023039" calcext:value-type="float">
            <text:p>0.023039</text:p>
          </table:table-cell>
          <table:table-cell office:value-type="float" office:value="0.011315" calcext:value-type="float">
            <text:p>0.011315</text:p>
          </table:table-cell>
          <table:table-cell office:value-type="float" office:value="0.077425" calcext:value-type="float">
            <text:p>0.077425</text:p>
          </table:table-cell>
          <table:table-cell office:value-type="float" office:value="0.183332" calcext:value-type="float">
            <text:p>0.183332</text:p>
          </table:table-cell>
          <table:table-cell office:value-type="float" office:value="0.059498" calcext:value-type="float">
            <text:p>0.05949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5902" calcext:value-type="float">
            <text:p>0.015902</text:p>
          </table:table-cell>
          <table:table-cell office:value-type="float" office:value="0.022002" calcext:value-type="float">
            <text:p>0.02200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77442" calcext:value-type="float">
            <text:p>0.077442</text:p>
          </table:table-cell>
          <table:table-cell office:value-type="float" office:value="0.190627" calcext:value-type="float">
            <text:p>0.190627</text:p>
          </table:table-cell>
          <table:table-cell office:value-type="float" office:value="0.086472" calcext:value-type="float">
            <text:p>0.08647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4428" calcext:value-type="float">
            <text:p>0.014428</text:p>
          </table:table-cell>
          <table:table-cell office:value-type="float" office:value="0.022969" calcext:value-type="float">
            <text:p>0.022969</text:p>
          </table:table-cell>
          <table:table-cell office:value-type="float" office:value="0.012458" calcext:value-type="float">
            <text:p>0.012458</text:p>
          </table:table-cell>
          <table:table-cell office:value-type="float" office:value="0.077159" calcext:value-type="float">
            <text:p>0.077159</text:p>
          </table:table-cell>
          <table:table-cell office:value-type="float" office:value="0.186342" calcext:value-type="float">
            <text:p>0.186342</text:p>
          </table:table-cell>
          <table:table-cell office:value-type="float" office:value="0.07463" calcext:value-type="float">
            <text:p>0.0746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09487" calcext:value-type="float">
            <text:p>0.009487</text:p>
          </table:table-cell>
          <table:table-cell office:value-type="float" office:value="0.022532" calcext:value-type="float">
            <text:p>0.022532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0.071843" calcext:value-type="float">
            <text:p>0.071843</text:p>
          </table:table-cell>
          <table:table-cell office:value-type="float" office:value="0.18954" calcext:value-type="float">
            <text:p>0.18954</text:p>
          </table:table-cell>
          <table:table-cell office:value-type="float" office:value="0.078167" calcext:value-type="float">
            <text:p>0.07816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0821" calcext:value-type="float">
            <text:p>0.010821</text:p>
          </table:table-cell>
          <table:table-cell office:value-type="float" office:value="0.023105" calcext:value-type="float">
            <text:p>0.023105</text:p>
          </table:table-cell>
          <table:table-cell office:value-type="float" office:value="0.011725" calcext:value-type="float">
            <text:p>0.011725</text:p>
          </table:table-cell>
          <table:table-cell office:value-type="float" office:value="0.075325" calcext:value-type="float">
            <text:p>0.075325</text:p>
          </table:table-cell>
          <table:table-cell office:value-type="float" office:value="0.185218" calcext:value-type="float">
            <text:p>0.185218</text:p>
          </table:table-cell>
          <table:table-cell office:value-type="float" office:value="0.074712" calcext:value-type="float">
            <text:p>0.07471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2548" calcext:value-type="float">
            <text:p>0.012548</text:p>
          </table:table-cell>
          <table:table-cell office:value-type="float" office:value="0.023276" calcext:value-type="float">
            <text:p>0.023276</text:p>
          </table:table-cell>
          <table:table-cell office:value-type="float" office:value="0.012927" calcext:value-type="float">
            <text:p>0.012927</text:p>
          </table:table-cell>
          <table:table-cell office:value-type="float" office:value="0.068929" calcext:value-type="float">
            <text:p>0.068929</text:p>
          </table:table-cell>
          <table:table-cell office:value-type="float" office:value="0.184692" calcext:value-type="float">
            <text:p>0.184692</text:p>
          </table:table-cell>
          <table:table-cell office:value-type="float" office:value="0.057402" calcext:value-type="float">
            <text:p>0.05740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08817" calcext:value-type="float">
            <text:p>0.008817</text:p>
          </table:table-cell>
          <table:table-cell office:value-type="float" office:value="0.023939" calcext:value-type="float">
            <text:p>0.023939</text:p>
          </table:table-cell>
          <table:table-cell office:value-type="float" office:value="0.017748" calcext:value-type="float">
            <text:p>0.017748</text:p>
          </table:table-cell>
          <table:table-cell office:value-type="float" office:value="0.072121" calcext:value-type="float">
            <text:p>0.072121</text:p>
          </table:table-cell>
          <table:table-cell office:value-type="float" office:value="0.182298" calcext:value-type="float">
            <text:p>0.182298</text:p>
          </table:table-cell>
          <table:table-cell office:value-type="float" office:value="0.082049" calcext:value-type="float">
            <text:p>0.08204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office:value-type="float" office:value="0.013057" calcext:value-type="float">
            <text:p>0.013057</text:p>
          </table:table-cell>
          <table:table-cell office:value-type="float" office:value="0.022899" calcext:value-type="float">
            <text:p>0.022899</text:p>
          </table:table-cell>
          <table:table-cell office:value-type="float" office:value="0.011827" calcext:value-type="float">
            <text:p>0.011827</text:p>
          </table:table-cell>
          <table:table-cell office:value-type="float" office:value="0.079386" calcext:value-type="float">
            <text:p>0.079386</text:p>
          </table:table-cell>
          <table:table-cell office:value-type="float" office:value="0.191563" calcext:value-type="float">
            <text:p>0.191563</text:p>
          </table:table-cell>
          <table:table-cell office:value-type="float" office:value="0.073945" calcext:value-type="float">
            <text:p>0.07394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1321" calcext:value-type="float">
            <text:p>0.261321</text:p>
          </table:table-cell>
          <table:table-cell office:value-type="float" office:value="0.369963" calcext:value-type="float">
            <text:p>0.369963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91707" calcext:value-type="float">
            <text:p>0.491707</text:p>
          </table:table-cell>
          <table:table-cell office:value-type="float" office:value="0.878149" calcext:value-type="float">
            <text:p>0.878149</text:p>
          </table:table-cell>
          <table:table-cell office:value-type="float" office:value="0.003575" calcext:value-type="float">
            <text:p>0.00357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0433" calcext:value-type="float">
            <text:p>0.260433</text:p>
          </table:table-cell>
          <table:table-cell office:value-type="float" office:value="0.366939" calcext:value-type="float">
            <text:p>0.366939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47471" calcext:value-type="float">
            <text:p>0.47471</text:p>
          </table:table-cell>
          <table:table-cell office:value-type="float" office:value="0.880932" calcext:value-type="float">
            <text:p>0.880932</text:p>
          </table:table-cell>
          <table:table-cell office:value-type="float" office:value="0.003445" calcext:value-type="float">
            <text:p>0.00344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1828" calcext:value-type="float">
            <text:p>0.261828</text:p>
          </table:table-cell>
          <table:table-cell office:value-type="float" office:value="0.384459" calcext:value-type="float">
            <text:p>0.384459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481306" calcext:value-type="float">
            <text:p>0.481306</text:p>
          </table:table-cell>
          <table:table-cell office:value-type="float" office:value="0.86263" calcext:value-type="float">
            <text:p>0.86263</text:p>
          </table:table-cell>
          <table:table-cell office:value-type="float" office:value="0.003476" calcext:value-type="float">
            <text:p>0.00347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4204" calcext:value-type="float">
            <text:p>0.264204</text:p>
          </table:table-cell>
          <table:table-cell office:value-type="float" office:value="0.376021" calcext:value-type="float">
            <text:p>0.376021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.471588" calcext:value-type="float">
            <text:p>0.471588</text:p>
          </table:table-cell>
          <table:table-cell office:value-type="float" office:value="0.854423" calcext:value-type="float">
            <text:p>0.854423</text:p>
          </table:table-cell>
          <table:table-cell office:value-type="float" office:value="0.003493" calcext:value-type="float">
            <text:p>0.00349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74636" calcext:value-type="float">
            <text:p>0.274636</text:p>
          </table:table-cell>
          <table:table-cell office:value-type="float" office:value="0.403971" calcext:value-type="float">
            <text:p>0.403971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480898" calcext:value-type="float">
            <text:p>0.480898</text:p>
          </table:table-cell>
          <table:table-cell office:value-type="float" office:value="0.862994" calcext:value-type="float">
            <text:p>0.862994</text:p>
          </table:table-cell>
          <table:table-cell office:value-type="float" office:value="0.003426" calcext:value-type="float">
            <text:p>0.00342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4629" calcext:value-type="float">
            <text:p>0.264629</text:p>
          </table:table-cell>
          <table:table-cell office:value-type="float" office:value="0.37522" calcext:value-type="float">
            <text:p>0.37522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61936" calcext:value-type="float">
            <text:p>0.461936</text:p>
          </table:table-cell>
          <table:table-cell office:value-type="float" office:value="0.851905" calcext:value-type="float">
            <text:p>0.851905</text:p>
          </table:table-cell>
          <table:table-cell office:value-type="float" office:value="0.003428" calcext:value-type="float">
            <text:p>0.00342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329" calcext:value-type="float">
            <text:p>0.26329</text:p>
          </table:table-cell>
          <table:table-cell office:value-type="float" office:value="0.368551" calcext:value-type="float">
            <text:p>0.368551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63753" calcext:value-type="float">
            <text:p>0.463753</text:p>
          </table:table-cell>
          <table:table-cell office:value-type="float" office:value="0.866953" calcext:value-type="float">
            <text:p>0.866953</text:p>
          </table:table-cell>
          <table:table-cell office:value-type="float" office:value="0.003528" calcext:value-type="float">
            <text:p>0.00352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55214" calcext:value-type="float">
            <text:p>0.255214</text:p>
          </table:table-cell>
          <table:table-cell office:value-type="float" office:value="0.367411" calcext:value-type="float">
            <text:p>0.367411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64383" calcext:value-type="float">
            <text:p>0.464383</text:p>
          </table:table-cell>
          <table:table-cell office:value-type="float" office:value="0.869196" calcext:value-type="float">
            <text:p>0.869196</text:p>
          </table:table-cell>
          <table:table-cell office:value-type="float" office:value="0.003604" calcext:value-type="float">
            <text:p>0.00360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6112" calcext:value-type="float">
            <text:p>0.266112</text:p>
          </table:table-cell>
          <table:table-cell office:value-type="float" office:value="0.388182" calcext:value-type="float">
            <text:p>0.388182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77202" calcext:value-type="float">
            <text:p>0.477202</text:p>
          </table:table-cell>
          <table:table-cell office:value-type="float" office:value="0.855163" calcext:value-type="float">
            <text:p>0.855163</text:p>
          </table:table-cell>
          <table:table-cell office:value-type="float" office:value="0.003772" calcext:value-type="float">
            <text:p>0.00377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74418" calcext:value-type="float">
            <text:p>0.274418</text:p>
          </table:table-cell>
          <table:table-cell office:value-type="float" office:value="0.411095" calcext:value-type="float">
            <text:p>0.411095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4823" calcext:value-type="float">
            <text:p>0.4823</text:p>
          </table:table-cell>
          <table:table-cell office:value-type="float" office:value="0.915942" calcext:value-type="float">
            <text:p>0.915942</text:p>
          </table:table-cell>
          <table:table-cell office:value-type="float" office:value="0.005762" calcext:value-type="float">
            <text:p>0.00576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84143" calcext:value-type="float">
            <text:p>0.284143</text:p>
          </table:table-cell>
          <table:table-cell office:value-type="float" office:value="0.391451" calcext:value-type="float">
            <text:p>0.391451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485584" calcext:value-type="float">
            <text:p>0.485584</text:p>
          </table:table-cell>
          <table:table-cell office:value-type="float" office:value="0.885807" calcext:value-type="float">
            <text:p>0.885807</text:p>
          </table:table-cell>
          <table:table-cell office:value-type="float" office:value="0.003682" calcext:value-type="float">
            <text:p>0.00368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74229" calcext:value-type="float">
            <text:p>0.274229</text:p>
          </table:table-cell>
          <table:table-cell office:value-type="float" office:value="0.39155" calcext:value-type="float">
            <text:p>0.39155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484303" calcext:value-type="float">
            <text:p>0.484303</text:p>
          </table:table-cell>
          <table:table-cell office:value-type="float" office:value="0.859607" calcext:value-type="float">
            <text:p>0.859607</text:p>
          </table:table-cell>
          <table:table-cell office:value-type="float" office:value="0.003494" calcext:value-type="float">
            <text:p>0.00349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2103" calcext:value-type="float">
            <text:p>0.262103</text:p>
          </table:table-cell>
          <table:table-cell office:value-type="float" office:value="0.368485" calcext:value-type="float">
            <text:p>0.368485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484803" calcext:value-type="float">
            <text:p>0.484803</text:p>
          </table:table-cell>
          <table:table-cell office:value-type="float" office:value="0.882955" calcext:value-type="float">
            <text:p>0.882955</text:p>
          </table:table-cell>
          <table:table-cell office:value-type="float" office:value="0.003699" calcext:value-type="float">
            <text:p>0.00369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71177" calcext:value-type="float">
            <text:p>0.271177</text:p>
          </table:table-cell>
          <table:table-cell office:value-type="float" office:value="0.379461" calcext:value-type="float">
            <text:p>0.379461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46401" calcext:value-type="float">
            <text:p>0.46401</text:p>
          </table:table-cell>
          <table:table-cell office:value-type="float" office:value="0.858587" calcext:value-type="float">
            <text:p>0.858587</text:p>
          </table:table-cell>
          <table:table-cell office:value-type="float" office:value="0.003632" calcext:value-type="float">
            <text:p>0.00363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72866" calcext:value-type="float">
            <text:p>0.272866</text:p>
          </table:table-cell>
          <table:table-cell office:value-type="float" office:value="0.39369" calcext:value-type="float">
            <text:p>0.39369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492596" calcext:value-type="float">
            <text:p>0.492596</text:p>
          </table:table-cell>
          <table:table-cell office:value-type="float" office:value="0.865132" calcext:value-type="float">
            <text:p>0.865132</text:p>
          </table:table-cell>
          <table:table-cell office:value-type="float" office:value="0.003438" calcext:value-type="float">
            <text:p>0.00343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7241" calcext:value-type="float">
            <text:p>0.267241</text:p>
          </table:table-cell>
          <table:table-cell office:value-type="float" office:value="0.379296" calcext:value-type="float">
            <text:p>0.379296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489185" calcext:value-type="float">
            <text:p>0.489185</text:p>
          </table:table-cell>
          <table:table-cell office:value-type="float" office:value="0.877783" calcext:value-type="float">
            <text:p>0.877783</text:p>
          </table:table-cell>
          <table:table-cell office:value-type="float" office:value="0.00345" calcext:value-type="float">
            <text:p>0.0034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4058" calcext:value-type="float">
            <text:p>0.264058</text:p>
          </table:table-cell>
          <table:table-cell office:value-type="float" office:value="0.373527" calcext:value-type="float">
            <text:p>0.373527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46989" calcext:value-type="float">
            <text:p>0.46989</text:p>
          </table:table-cell>
          <table:table-cell office:value-type="float" office:value="0.874114" calcext:value-type="float">
            <text:p>0.874114</text:p>
          </table:table-cell>
          <table:table-cell office:value-type="float" office:value="0.003725" calcext:value-type="float">
            <text:p>0.00372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4749" calcext:value-type="float">
            <text:p>0.264749</text:p>
          </table:table-cell>
          <table:table-cell office:value-type="float" office:value="0.388525" calcext:value-type="float">
            <text:p>0.388525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860405" calcext:value-type="float">
            <text:p>0.860405</text:p>
          </table:table-cell>
          <table:table-cell office:value-type="float" office:value="0.00346" calcext:value-type="float">
            <text:p>0.0034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3573" calcext:value-type="float">
            <text:p>0.263573</text:p>
          </table:table-cell>
          <table:table-cell office:value-type="float" office:value="0.376309" calcext:value-type="float">
            <text:p>0.376309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481936" calcext:value-type="float">
            <text:p>0.481936</text:p>
          </table:table-cell>
          <table:table-cell office:value-type="float" office:value="0.86243" calcext:value-type="float">
            <text:p>0.86243</text:p>
          </table:table-cell>
          <table:table-cell office:value-type="float" office:value="0.003506" calcext:value-type="float">
            <text:p>0.00350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74347" calcext:value-type="float">
            <text:p>0.274347</text:p>
          </table:table-cell>
          <table:table-cell office:value-type="float" office:value="0.367988" calcext:value-type="float">
            <text:p>0.367988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464209" calcext:value-type="float">
            <text:p>0.464209</text:p>
          </table:table-cell>
          <table:table-cell office:value-type="float" office:value="0.847378" calcext:value-type="float">
            <text:p>0.847378</text:p>
          </table:table-cell>
          <table:table-cell office:value-type="float" office:value="0.003452" calcext:value-type="float">
            <text:p>0.00345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0679" calcext:value-type="float">
            <text:p>0.260679</text:p>
          </table:table-cell>
          <table:table-cell office:value-type="float" office:value="0.373276" calcext:value-type="float">
            <text:p>0.373276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63469" calcext:value-type="float">
            <text:p>0.463469</text:p>
          </table:table-cell>
          <table:table-cell office:value-type="float" office:value="0.849274" calcext:value-type="float">
            <text:p>0.849274</text:p>
          </table:table-cell>
          <table:table-cell office:value-type="float" office:value="0.003561" calcext:value-type="float">
            <text:p>0.00356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2374" calcext:value-type="float">
            <text:p>0.262374</text:p>
          </table:table-cell>
          <table:table-cell office:value-type="float" office:value="0.367348" calcext:value-type="float">
            <text:p>0.367348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463853" calcext:value-type="float">
            <text:p>0.463853</text:p>
          </table:table-cell>
          <table:table-cell office:value-type="float" office:value="0.853619" calcext:value-type="float">
            <text:p>0.853619</text:p>
          </table:table-cell>
          <table:table-cell office:value-type="float" office:value="0.00341" calcext:value-type="float">
            <text:p>0.0034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3609" calcext:value-type="float">
            <text:p>0.263609</text:p>
          </table:table-cell>
          <table:table-cell office:value-type="float" office:value="0.367246" calcext:value-type="float">
            <text:p>0.367246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62275" calcext:value-type="float">
            <text:p>0.462275</text:p>
          </table:table-cell>
          <table:table-cell office:value-type="float" office:value="0.845593" calcext:value-type="float">
            <text:p>0.845593</text:p>
          </table:table-cell>
          <table:table-cell office:value-type="float" office:value="0.00346" calcext:value-type="float">
            <text:p>0.0034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3581" calcext:value-type="float">
            <text:p>0.263581</text:p>
          </table:table-cell>
          <table:table-cell office:value-type="float" office:value="0.375088" calcext:value-type="float">
            <text:p>0.375088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464387" calcext:value-type="float">
            <text:p>0.464387</text:p>
          </table:table-cell>
          <table:table-cell office:value-type="float" office:value="0.849858" calcext:value-type="float">
            <text:p>0.849858</text:p>
          </table:table-cell>
          <table:table-cell office:value-type="float" office:value="0.003571" calcext:value-type="float">
            <text:p>0.00357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1559" calcext:value-type="float">
            <text:p>0.261559</text:p>
          </table:table-cell>
          <table:table-cell office:value-type="float" office:value="0.367642" calcext:value-type="float">
            <text:p>0.367642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61233" calcext:value-type="float">
            <text:p>0.461233</text:p>
          </table:table-cell>
          <table:table-cell office:value-type="float" office:value="0.850691" calcext:value-type="float">
            <text:p>0.850691</text:p>
          </table:table-cell>
          <table:table-cell office:value-type="float" office:value="0.003476" calcext:value-type="float">
            <text:p>0.00347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2786" calcext:value-type="float">
            <text:p>0.262786</text:p>
          </table:table-cell>
          <table:table-cell office:value-type="float" office:value="0.367924" calcext:value-type="float">
            <text:p>0.367924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461807" calcext:value-type="float">
            <text:p>0.461807</text:p>
          </table:table-cell>
          <table:table-cell office:value-type="float" office:value="0.845967" calcext:value-type="float">
            <text:p>0.845967</text:p>
          </table:table-cell>
          <table:table-cell office:value-type="float" office:value="0.003477" calcext:value-type="float">
            <text:p>0.00347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2232" calcext:value-type="float">
            <text:p>0.262232</text:p>
          </table:table-cell>
          <table:table-cell office:value-type="float" office:value="0.367969" calcext:value-type="float">
            <text:p>0.367969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70133" calcext:value-type="float">
            <text:p>0.470133</text:p>
          </table:table-cell>
          <table:table-cell office:value-type="float" office:value="0.848345" calcext:value-type="float">
            <text:p>0.848345</text:p>
          </table:table-cell>
          <table:table-cell office:value-type="float" office:value="0.003739" calcext:value-type="float">
            <text:p>0.00373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3841" calcext:value-type="float">
            <text:p>0.263841</text:p>
          </table:table-cell>
          <table:table-cell office:value-type="float" office:value="0.369637" calcext:value-type="float">
            <text:p>0.369637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61482" calcext:value-type="float">
            <text:p>0.461482</text:p>
          </table:table-cell>
          <table:table-cell office:value-type="float" office:value="0.850683" calcext:value-type="float">
            <text:p>0.850683</text:p>
          </table:table-cell>
          <table:table-cell office:value-type="float" office:value="0.003477" calcext:value-type="float">
            <text:p>0.00347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1906" calcext:value-type="float">
            <text:p>0.261906</text:p>
          </table:table-cell>
          <table:table-cell office:value-type="float" office:value="0.366719" calcext:value-type="float">
            <text:p>0.366719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64737" calcext:value-type="float">
            <text:p>0.464737</text:p>
          </table:table-cell>
          <table:table-cell office:value-type="float" office:value="0.848093" calcext:value-type="float">
            <text:p>0.848093</text:p>
          </table:table-cell>
          <table:table-cell office:value-type="float" office:value="0.003475" calcext:value-type="float">
            <text:p>0.00347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260296" calcext:value-type="float">
            <text:p>0.260296</text:p>
          </table:table-cell>
          <table:table-cell office:value-type="float" office:value="0.367667" calcext:value-type="float">
            <text:p>0.367667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843603" calcext:value-type="float">
            <text:p>0.843603</text:p>
          </table:table-cell>
          <table:table-cell office:value-type="float" office:value="0.003426" calcext:value-type="float">
            <text:p>0.00342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1093" calcext:value-type="float">
            <text:p>0.161093</text:p>
          </table:table-cell>
          <table:table-cell office:value-type="float" office:value="0.191737" calcext:value-type="float">
            <text:p>0.191737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316245" calcext:value-type="float">
            <text:p>0.316245</text:p>
          </table:table-cell>
          <table:table-cell office:value-type="float" office:value="0.758478" calcext:value-type="float">
            <text:p>0.758478</text:p>
          </table:table-cell>
          <table:table-cell office:value-type="float" office:value="0.006071" calcext:value-type="float">
            <text:p>0.00607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192335" calcext:value-type="float">
            <text:p>0.192335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326398" calcext:value-type="float">
            <text:p>0.326398</text:p>
          </table:table-cell>
          <table:table-cell office:value-type="float" office:value="0.751061" calcext:value-type="float">
            <text:p>0.751061</text:p>
          </table:table-cell>
          <table:table-cell office:value-type="float" office:value="0.005653" calcext:value-type="float">
            <text:p>0.00565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2229" calcext:value-type="float">
            <text:p>0.162229</text:p>
          </table:table-cell>
          <table:table-cell office:value-type="float" office:value="0.205404" calcext:value-type="float">
            <text:p>0.205404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332493" calcext:value-type="float">
            <text:p>0.332493</text:p>
          </table:table-cell>
          <table:table-cell office:value-type="float" office:value="0.777114" calcext:value-type="float">
            <text:p>0.777114</text:p>
          </table:table-cell>
          <table:table-cell office:value-type="float" office:value="0.005704" calcext:value-type="float">
            <text:p>0.00570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8205" calcext:value-type="float">
            <text:p>0.158205</text:p>
          </table:table-cell>
          <table:table-cell office:value-type="float" office:value="0.194565" calcext:value-type="float">
            <text:p>0.194565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327174" calcext:value-type="float">
            <text:p>0.327174</text:p>
          </table:table-cell>
          <table:table-cell office:value-type="float" office:value="0.79591" calcext:value-type="float">
            <text:p>0.79591</text:p>
          </table:table-cell>
          <table:table-cell office:value-type="float" office:value="0.005892" calcext:value-type="float">
            <text:p>0.00589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949" calcext:value-type="float">
            <text:p>0.15949</text:p>
          </table:table-cell>
          <table:table-cell office:value-type="float" office:value="0.194403" calcext:value-type="float">
            <text:p>0.194403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0.320798" calcext:value-type="float">
            <text:p>0.320798</text:p>
          </table:table-cell>
          <table:table-cell office:value-type="float" office:value="0.75299" calcext:value-type="float">
            <text:p>0.75299</text:p>
          </table:table-cell>
          <table:table-cell office:value-type="float" office:value="0.00587" calcext:value-type="float">
            <text:p>0.0058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2072" calcext:value-type="float">
            <text:p>0.162072</text:p>
          </table:table-cell>
          <table:table-cell office:value-type="float" office:value="0.191612" calcext:value-type="float">
            <text:p>0.191612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31771" calcext:value-type="float">
            <text:p>0.31771</text:p>
          </table:table-cell>
          <table:table-cell office:value-type="float" office:value="0.750098" calcext:value-type="float">
            <text:p>0.750098</text:p>
          </table:table-cell>
          <table:table-cell office:value-type="float" office:value="0.00592" calcext:value-type="float">
            <text:p>0.0059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5296" calcext:value-type="float">
            <text:p>0.155296</text:p>
          </table:table-cell>
          <table:table-cell office:value-type="float" office:value="0.19423" calcext:value-type="float">
            <text:p>0.19423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320919" calcext:value-type="float">
            <text:p>0.320919</text:p>
          </table:table-cell>
          <table:table-cell office:value-type="float" office:value="0.745998" calcext:value-type="float">
            <text:p>0.745998</text:p>
          </table:table-cell>
          <table:table-cell office:value-type="float" office:value="0.005651" calcext:value-type="float">
            <text:p>0.00565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7147" calcext:value-type="float">
            <text:p>0.157147</text:p>
          </table:table-cell>
          <table:table-cell office:value-type="float" office:value="0.191472" calcext:value-type="float">
            <text:p>0.191472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326937" calcext:value-type="float">
            <text:p>0.326937</text:p>
          </table:table-cell>
          <table:table-cell office:value-type="float" office:value="0.751724" calcext:value-type="float">
            <text:p>0.751724</text:p>
          </table:table-cell>
          <table:table-cell office:value-type="float" office:value="0.006123" calcext:value-type="float">
            <text:p>0.00612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9188" calcext:value-type="float">
            <text:p>0.159188</text:p>
          </table:table-cell>
          <table:table-cell office:value-type="float" office:value="0.191144" calcext:value-type="float">
            <text:p>0.191144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319294" calcext:value-type="float">
            <text:p>0.319294</text:p>
          </table:table-cell>
          <table:table-cell office:value-type="float" office:value="0.745693" calcext:value-type="float">
            <text:p>0.745693</text:p>
          </table:table-cell>
          <table:table-cell office:value-type="float" office:value="0.005694" calcext:value-type="float">
            <text:p>0.00569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6642" calcext:value-type="float">
            <text:p>0.156642</text:p>
          </table:table-cell>
          <table:table-cell office:value-type="float" office:value="0.194261" calcext:value-type="float">
            <text:p>0.194261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323724" calcext:value-type="float">
            <text:p>0.323724</text:p>
          </table:table-cell>
          <table:table-cell office:value-type="float" office:value="0.759239" calcext:value-type="float">
            <text:p>0.759239</text:p>
          </table:table-cell>
          <table:table-cell office:value-type="float" office:value="0.005643" calcext:value-type="float">
            <text:p>0.00564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2478" calcext:value-type="float">
            <text:p>0.162478</text:p>
          </table:table-cell>
          <table:table-cell office:value-type="float" office:value="0.191037" calcext:value-type="float">
            <text:p>0.191037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316828" calcext:value-type="float">
            <text:p>0.316828</text:p>
          </table:table-cell>
          <table:table-cell office:value-type="float" office:value="0.756455" calcext:value-type="float">
            <text:p>0.756455</text:p>
          </table:table-cell>
          <table:table-cell office:value-type="float" office:value="0.006279" calcext:value-type="float">
            <text:p>0.00627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8366" calcext:value-type="float">
            <text:p>0.168366</text:p>
          </table:table-cell>
          <table:table-cell office:value-type="float" office:value="0.193076" calcext:value-type="float">
            <text:p>0.193076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320998" calcext:value-type="float">
            <text:p>0.320998</text:p>
          </table:table-cell>
          <table:table-cell office:value-type="float" office:value="0.750095" calcext:value-type="float">
            <text:p>0.750095</text:p>
          </table:table-cell>
          <table:table-cell office:value-type="float" office:value="0.005818" calcext:value-type="float">
            <text:p>0.00581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1524" calcext:value-type="float">
            <text:p>0.161524</text:p>
          </table:table-cell>
          <table:table-cell office:value-type="float" office:value="0.192301" calcext:value-type="float">
            <text:p>0.192301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317626" calcext:value-type="float">
            <text:p>0.317626</text:p>
          </table:table-cell>
          <table:table-cell office:value-type="float" office:value="0.748643" calcext:value-type="float">
            <text:p>0.748643</text:p>
          </table:table-cell>
          <table:table-cell office:value-type="float" office:value="0.006089" calcext:value-type="float">
            <text:p>0.00608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8544" calcext:value-type="float">
            <text:p>0.158544</text:p>
          </table:table-cell>
          <table:table-cell office:value-type="float" office:value="0.194475" calcext:value-type="float">
            <text:p>0.194475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323398" calcext:value-type="float">
            <text:p>0.323398</text:p>
          </table:table-cell>
          <table:table-cell office:value-type="float" office:value="0.760347" calcext:value-type="float">
            <text:p>0.760347</text:p>
          </table:table-cell>
          <table:table-cell office:value-type="float" office:value="0.006047" calcext:value-type="float">
            <text:p>0.00604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2456" calcext:value-type="float">
            <text:p>0.162456</text:p>
          </table:table-cell>
          <table:table-cell office:value-type="float" office:value="0.190998" calcext:value-type="float">
            <text:p>0.190998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316531" calcext:value-type="float">
            <text:p>0.316531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0.006015" calcext:value-type="float">
            <text:p>0.00601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7288" calcext:value-type="float">
            <text:p>0.157288</text:p>
          </table:table-cell>
          <table:table-cell office:value-type="float" office:value="0.193585" calcext:value-type="float">
            <text:p>0.193585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322259" calcext:value-type="float">
            <text:p>0.322259</text:p>
          </table:table-cell>
          <table:table-cell office:value-type="float" office:value="0.757408" calcext:value-type="float">
            <text:p>0.757408</text:p>
          </table:table-cell>
          <table:table-cell office:value-type="float" office:value="0.005624" calcext:value-type="float">
            <text:p>0.00562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2019" calcext:value-type="float">
            <text:p>0.162019</text:p>
          </table:table-cell>
          <table:table-cell office:value-type="float" office:value="0.193462" calcext:value-type="float">
            <text:p>0.193462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318973" calcext:value-type="float">
            <text:p>0.318973</text:p>
          </table:table-cell>
          <table:table-cell office:value-type="float" office:value="0.755834" calcext:value-type="float">
            <text:p>0.755834</text:p>
          </table:table-cell>
          <table:table-cell office:value-type="float" office:value="0.005955" calcext:value-type="float">
            <text:p>0.00595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7188" calcext:value-type="float">
            <text:p>0.157188</text:p>
          </table:table-cell>
          <table:table-cell office:value-type="float" office:value="0.19435" calcext:value-type="float">
            <text:p>0.19435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320475" calcext:value-type="float">
            <text:p>0.320475</text:p>
          </table:table-cell>
          <table:table-cell office:value-type="float" office:value="0.758141" calcext:value-type="float">
            <text:p>0.758141</text:p>
          </table:table-cell>
          <table:table-cell office:value-type="float" office:value="0.006146" calcext:value-type="float">
            <text:p>0.00614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4853" calcext:value-type="float">
            <text:p>0.164853</text:p>
          </table:table-cell>
          <table:table-cell office:value-type="float" office:value="0.196753" calcext:value-type="float">
            <text:p>0.196753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0.323025" calcext:value-type="float">
            <text:p>0.323025</text:p>
          </table:table-cell>
          <table:table-cell office:value-type="float" office:value="0.757181" calcext:value-type="float">
            <text:p>0.757181</text:p>
          </table:table-cell>
          <table:table-cell office:value-type="float" office:value="0.006235" calcext:value-type="float">
            <text:p>0.00623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9755" calcext:value-type="float">
            <text:p>0.159755</text:p>
          </table:table-cell>
          <table:table-cell office:value-type="float" office:value="0.19579" calcext:value-type="float">
            <text:p>0.19579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0.323377" calcext:value-type="float">
            <text:p>0.323377</text:p>
          </table:table-cell>
          <table:table-cell office:value-type="float" office:value="0.758943" calcext:value-type="float">
            <text:p>0.758943</text:p>
          </table:table-cell>
          <table:table-cell office:value-type="float" office:value="0.006264" calcext:value-type="float">
            <text:p>0.00626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8379" calcext:value-type="float">
            <text:p>0.158379</text:p>
          </table:table-cell>
          <table:table-cell office:value-type="float" office:value="0.194526" calcext:value-type="float">
            <text:p>0.194526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323651" calcext:value-type="float">
            <text:p>0.323651</text:p>
          </table:table-cell>
          <table:table-cell office:value-type="float" office:value="0.758319" calcext:value-type="float">
            <text:p>0.758319</text:p>
          </table:table-cell>
          <table:table-cell office:value-type="float" office:value="0.006191" calcext:value-type="float">
            <text:p>0.00619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2427" calcext:value-type="float">
            <text:p>0.162427</text:p>
          </table:table-cell>
          <table:table-cell office:value-type="float" office:value="0.193665" calcext:value-type="float">
            <text:p>0.193665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318398" calcext:value-type="float">
            <text:p>0.318398</text:p>
          </table:table-cell>
          <table:table-cell office:value-type="float" office:value="0.764265" calcext:value-type="float">
            <text:p>0.764265</text:p>
          </table:table-cell>
          <table:table-cell office:value-type="float" office:value="0.006255" calcext:value-type="float">
            <text:p>0.00625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7786" calcext:value-type="float">
            <text:p>0.157786</text:p>
          </table:table-cell>
          <table:table-cell office:value-type="float" office:value="0.195134" calcext:value-type="float">
            <text:p>0.195134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320744" calcext:value-type="float">
            <text:p>0.320744</text:p>
          </table:table-cell>
          <table:table-cell office:value-type="float" office:value="0.762418" calcext:value-type="float">
            <text:p>0.762418</text:p>
          </table:table-cell>
          <table:table-cell office:value-type="float" office:value="0.006197" calcext:value-type="float">
            <text:p>0.00619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1659" calcext:value-type="float">
            <text:p>0.161659</text:p>
          </table:table-cell>
          <table:table-cell office:value-type="float" office:value="0.194596" calcext:value-type="float">
            <text:p>0.194596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324598" calcext:value-type="float">
            <text:p>0.324598</text:p>
          </table:table-cell>
          <table:table-cell office:value-type="float" office:value="0.759096" calcext:value-type="float">
            <text:p>0.759096</text:p>
          </table:table-cell>
          <table:table-cell office:value-type="float" office:value="0.006152" calcext:value-type="float">
            <text:p>0.00615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1566" calcext:value-type="float">
            <text:p>0.161566</text:p>
          </table:table-cell>
          <table:table-cell office:value-type="float" office:value="0.195473" calcext:value-type="float">
            <text:p>0.195473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754278" calcext:value-type="float">
            <text:p>0.754278</text:p>
          </table:table-cell>
          <table:table-cell office:value-type="float" office:value="0.006091" calcext:value-type="float">
            <text:p>0.00609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0811" calcext:value-type="float">
            <text:p>0.160811</text:p>
          </table:table-cell>
          <table:table-cell office:value-type="float" office:value="0.201714" calcext:value-type="float">
            <text:p>0.201714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325566" calcext:value-type="float">
            <text:p>0.325566</text:p>
          </table:table-cell>
          <table:table-cell office:value-type="float" office:value="0.760464" calcext:value-type="float">
            <text:p>0.760464</text:p>
          </table:table-cell>
          <table:table-cell office:value-type="float" office:value="0.006196" calcext:value-type="float">
            <text:p>0.00619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838" calcext:value-type="float">
            <text:p>0.15838</text:p>
          </table:table-cell>
          <table:table-cell office:value-type="float" office:value="0.191107" calcext:value-type="float">
            <text:p>0.191107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318198" calcext:value-type="float">
            <text:p>0.318198</text:p>
          </table:table-cell>
          <table:table-cell office:value-type="float" office:value="0.745296" calcext:value-type="float">
            <text:p>0.745296</text:p>
          </table:table-cell>
          <table:table-cell office:value-type="float" office:value="0.006052" calcext:value-type="float">
            <text:p>0.00605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1738" calcext:value-type="float">
            <text:p>0.161738</text:p>
          </table:table-cell>
          <table:table-cell office:value-type="float" office:value="0.195307" calcext:value-type="float">
            <text:p>0.195307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324606" calcext:value-type="float">
            <text:p>0.324606</text:p>
          </table:table-cell>
          <table:table-cell office:value-type="float" office:value="0.755325" calcext:value-type="float">
            <text:p>0.755325</text:p>
          </table:table-cell>
          <table:table-cell office:value-type="float" office:value="0.006266" calcext:value-type="float">
            <text:p>0.00626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55862" calcext:value-type="float">
            <text:p>0.155862</text:p>
          </table:table-cell>
          <table:table-cell office:value-type="float" office:value="0.19414" calcext:value-type="float">
            <text:p>0.19414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321016" calcext:value-type="float">
            <text:p>0.321016</text:p>
          </table:table-cell>
          <table:table-cell office:value-type="float" office:value="0.766181" calcext:value-type="float">
            <text:p>0.766181</text:p>
          </table:table-cell>
          <table:table-cell office:value-type="float" office:value="0.006109" calcext:value-type="float">
            <text:p>0.00610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61916" calcext:value-type="float">
            <text:p>0.161916</text:p>
          </table:table-cell>
          <table:table-cell office:value-type="float" office:value="0.194638" calcext:value-type="float">
            <text:p>0.194638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324259" calcext:value-type="float">
            <text:p>0.324259</text:p>
          </table:table-cell>
          <table:table-cell office:value-type="float" office:value="0.757651" calcext:value-type="float">
            <text:p>0.757651</text:p>
          </table:table-cell>
          <table:table-cell office:value-type="float" office:value="0.006" calcext:value-type="float">
            <text:p>0.00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19609" calcext:value-type="float">
            <text:p>0.119609</text:p>
          </table:table-cell>
          <table:table-cell office:value-type="float" office:value="0.139274" calcext:value-type="float">
            <text:p>0.139274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284899" calcext:value-type="float">
            <text:p>0.284899</text:p>
          </table:table-cell>
          <table:table-cell office:value-type="float" office:value="0.734625" calcext:value-type="float">
            <text:p>0.734625</text:p>
          </table:table-cell>
          <table:table-cell office:value-type="float" office:value="0.018098" calcext:value-type="float">
            <text:p>0.01809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9947" calcext:value-type="float">
            <text:p>0.089947</text:p>
          </table:table-cell>
          <table:table-cell office:value-type="float" office:value="0.110136" calcext:value-type="float">
            <text:p>0.110136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282158" calcext:value-type="float">
            <text:p>0.282158</text:p>
          </table:table-cell>
          <table:table-cell office:value-type="float" office:value="0.725805" calcext:value-type="float">
            <text:p>0.725805</text:p>
          </table:table-cell>
          <table:table-cell office:value-type="float" office:value="0.016543" calcext:value-type="float">
            <text:p>0.01654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483" calcext:value-type="float">
            <text:p>0.088483</text:p>
          </table:table-cell>
          <table:table-cell office:value-type="float" office:value="0.109611" calcext:value-type="float">
            <text:p>0.109611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278931" calcext:value-type="float">
            <text:p>0.278931</text:p>
          </table:table-cell>
          <table:table-cell office:value-type="float" office:value="0.738747" calcext:value-type="float">
            <text:p>0.738747</text:p>
          </table:table-cell>
          <table:table-cell office:value-type="float" office:value="0.015628" calcext:value-type="float">
            <text:p>0.01562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9449" calcext:value-type="float">
            <text:p>0.089449</text:p>
          </table:table-cell>
          <table:table-cell office:value-type="float" office:value="0.109669" calcext:value-type="float">
            <text:p>0.109669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281391" calcext:value-type="float">
            <text:p>0.281391</text:p>
          </table:table-cell>
          <table:table-cell office:value-type="float" office:value="0.732034" calcext:value-type="float">
            <text:p>0.732034</text:p>
          </table:table-cell>
          <table:table-cell office:value-type="float" office:value="0.01646" calcext:value-type="float">
            <text:p>0.0164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137" calcext:value-type="float">
            <text:p>0.088137</text:p>
          </table:table-cell>
          <table:table-cell office:value-type="float" office:value="0.10959" calcext:value-type="float">
            <text:p>0.10959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282459" calcext:value-type="float">
            <text:p>0.282459</text:p>
          </table:table-cell>
          <table:table-cell office:value-type="float" office:value="0.729493" calcext:value-type="float">
            <text:p>0.729493</text:p>
          </table:table-cell>
          <table:table-cell office:value-type="float" office:value="0.016726" calcext:value-type="float">
            <text:p>0.01672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438" calcext:value-type="float">
            <text:p>0.088438</text:p>
          </table:table-cell>
          <table:table-cell office:value-type="float" office:value="0.110302" calcext:value-type="float">
            <text:p>0.110302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281344" calcext:value-type="float">
            <text:p>0.281344</text:p>
          </table:table-cell>
          <table:table-cell office:value-type="float" office:value="0.728877" calcext:value-type="float">
            <text:p>0.728877</text:p>
          </table:table-cell>
          <table:table-cell office:value-type="float" office:value="0.015868" calcext:value-type="float">
            <text:p>0.01586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11788" calcext:value-type="float">
            <text:p>0.111788</text:p>
          </table:table-cell>
          <table:table-cell office:value-type="float" office:value="0.137803" calcext:value-type="float">
            <text:p>0.137803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323145" calcext:value-type="float">
            <text:p>0.323145</text:p>
          </table:table-cell>
          <table:table-cell office:value-type="float" office:value="0.745699" calcext:value-type="float">
            <text:p>0.745699</text:p>
          </table:table-cell>
          <table:table-cell office:value-type="float" office:value="0.017986" calcext:value-type="float">
            <text:p>0.01798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25" calcext:value-type="float">
            <text:p>0.08825</text:p>
          </table:table-cell>
          <table:table-cell office:value-type="float" office:value="0.110453" calcext:value-type="float">
            <text:p>0.110453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72847" calcext:value-type="float">
            <text:p>0.72847</text:p>
          </table:table-cell>
          <table:table-cell office:value-type="float" office:value="0.016657" calcext:value-type="float">
            <text:p>0.01665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418" calcext:value-type="float">
            <text:p>0.088418</text:p>
          </table:table-cell>
          <table:table-cell office:value-type="float" office:value="0.108468" calcext:value-type="float">
            <text:p>0.108468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280142" calcext:value-type="float">
            <text:p>0.280142</text:p>
          </table:table-cell>
          <table:table-cell office:value-type="float" office:value="0.728894" calcext:value-type="float">
            <text:p>0.728894</text:p>
          </table:table-cell>
          <table:table-cell office:value-type="float" office:value="0.017364" calcext:value-type="float">
            <text:p>0.01736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945" calcext:value-type="float">
            <text:p>0.08945</text:p>
          </table:table-cell>
          <table:table-cell office:value-type="float" office:value="0.110031" calcext:value-type="float">
            <text:p>0.110031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281327" calcext:value-type="float">
            <text:p>0.281327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017068" calcext:value-type="float">
            <text:p>0.01706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7993" calcext:value-type="float">
            <text:p>0.087993</text:p>
          </table:table-cell>
          <table:table-cell office:value-type="float" office:value="0.109574" calcext:value-type="float">
            <text:p>0.109574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280771" calcext:value-type="float">
            <text:p>0.280771</text:p>
          </table:table-cell>
          <table:table-cell office:value-type="float" office:value="0.73982" calcext:value-type="float">
            <text:p>0.73982</text:p>
          </table:table-cell>
          <table:table-cell office:value-type="float" office:value="0.015911" calcext:value-type="float">
            <text:p>0.01591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15036" calcext:value-type="float">
            <text:p>0.115036</text:p>
          </table:table-cell>
          <table:table-cell office:value-type="float" office:value="0.129509" calcext:value-type="float">
            <text:p>0.129509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284608" calcext:value-type="float">
            <text:p>0.284608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016766" calcext:value-type="float">
            <text:p>0.01676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9147" calcext:value-type="float">
            <text:p>0.089147</text:p>
          </table:table-cell>
          <table:table-cell office:value-type="float" office:value="0.10968" calcext:value-type="float">
            <text:p>0.10968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280901" calcext:value-type="float">
            <text:p>0.280901</text:p>
          </table:table-cell>
          <table:table-cell office:value-type="float" office:value="0.729514" calcext:value-type="float">
            <text:p>0.729514</text:p>
          </table:table-cell>
          <table:table-cell office:value-type="float" office:value="0.017638" calcext:value-type="float">
            <text:p>0.01763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793" calcext:value-type="float">
            <text:p>0.08793</text:p>
          </table:table-cell>
          <table:table-cell office:value-type="float" office:value="0.109362" calcext:value-type="float">
            <text:p>0.109362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0.278806" calcext:value-type="float">
            <text:p>0.278806</text:p>
          </table:table-cell>
          <table:table-cell office:value-type="float" office:value="0.730012" calcext:value-type="float">
            <text:p>0.730012</text:p>
          </table:table-cell>
          <table:table-cell office:value-type="float" office:value="0.016954" calcext:value-type="float">
            <text:p>0.01695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135" calcext:value-type="float">
            <text:p>0.088135</text:p>
          </table:table-cell>
          <table:table-cell office:value-type="float" office:value="0.109476" calcext:value-type="float">
            <text:p>0.109476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280636" calcext:value-type="float">
            <text:p>0.280636</text:p>
          </table:table-cell>
          <table:table-cell office:value-type="float" office:value="0.726618" calcext:value-type="float">
            <text:p>0.726618</text:p>
          </table:table-cell>
          <table:table-cell office:value-type="float" office:value="0.023128" calcext:value-type="float">
            <text:p>0.02312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15177" calcext:value-type="float">
            <text:p>0.115177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284758" calcext:value-type="float">
            <text:p>0.284758</text:p>
          </table:table-cell>
          <table:table-cell office:value-type="float" office:value="0.730366" calcext:value-type="float">
            <text:p>0.730366</text:p>
          </table:table-cell>
          <table:table-cell office:value-type="float" office:value="0.017879" calcext:value-type="float">
            <text:p>0.01787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462" calcext:value-type="float">
            <text:p>0.088462</text:p>
          </table:table-cell>
          <table:table-cell office:value-type="float" office:value="0.109359" calcext:value-type="float">
            <text:p>0.109359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282307" calcext:value-type="float">
            <text:p>0.282307</text:p>
          </table:table-cell>
          <table:table-cell office:value-type="float" office:value="0.723931" calcext:value-type="float">
            <text:p>0.723931</text:p>
          </table:table-cell>
          <table:table-cell office:value-type="float" office:value="0.016621" calcext:value-type="float">
            <text:p>0.01662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209" calcext:value-type="float">
            <text:p>0.088209</text:p>
          </table:table-cell>
          <table:table-cell office:value-type="float" office:value="0.109637" calcext:value-type="float">
            <text:p>0.109637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280936" calcext:value-type="float">
            <text:p>0.280936</text:p>
          </table:table-cell>
          <table:table-cell office:value-type="float" office:value="0.729784" calcext:value-type="float">
            <text:p>0.729784</text:p>
          </table:table-cell>
          <table:table-cell office:value-type="float" office:value="0.015468" calcext:value-type="float">
            <text:p>0.01546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7615" calcext:value-type="float">
            <text:p>0.087615</text:p>
          </table:table-cell>
          <table:table-cell office:value-type="float" office:value="0.109331" calcext:value-type="float">
            <text:p>0.109331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279322" calcext:value-type="float">
            <text:p>0.279322</text:p>
          </table:table-cell>
          <table:table-cell office:value-type="float" office:value="0.728391" calcext:value-type="float">
            <text:p>0.728391</text:p>
          </table:table-cell>
          <table:table-cell office:value-type="float" office:value="0.017318" calcext:value-type="float">
            <text:p>0.01731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855" calcext:value-type="float">
            <text:p>0.088855</text:p>
          </table:table-cell>
          <table:table-cell office:value-type="float" office:value="0.115996" calcext:value-type="float">
            <text:p>0.115996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302828" calcext:value-type="float">
            <text:p>0.302828</text:p>
          </table:table-cell>
          <table:table-cell office:value-type="float" office:value="0.734881" calcext:value-type="float">
            <text:p>0.734881</text:p>
          </table:table-cell>
          <table:table-cell office:value-type="float" office:value="0.016321" calcext:value-type="float">
            <text:p>0.01632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9481" calcext:value-type="float">
            <text:p>0.089481</text:p>
          </table:table-cell>
          <table:table-cell office:value-type="float" office:value="0.108731" calcext:value-type="float">
            <text:p>0.108731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28223" calcext:value-type="float">
            <text:p>0.28223</text:p>
          </table:table-cell>
          <table:table-cell office:value-type="float" office:value="0.734807" calcext:value-type="float">
            <text:p>0.734807</text:p>
          </table:table-cell>
          <table:table-cell office:value-type="float" office:value="0.01736" calcext:value-type="float">
            <text:p>0.0173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09104" calcext:value-type="float">
            <text:p>0.109104</text:p>
          </table:table-cell>
          <table:table-cell office:value-type="float" office:value="0.139864" calcext:value-type="float">
            <text:p>0.139864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290459" calcext:value-type="float">
            <text:p>0.290459</text:p>
          </table:table-cell>
          <table:table-cell office:value-type="float" office:value="0.736948" calcext:value-type="float">
            <text:p>0.736948</text:p>
          </table:table-cell>
          <table:table-cell office:value-type="float" office:value="0.026767" calcext:value-type="float">
            <text:p>0.02676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624" calcext:value-type="float">
            <text:p>0.088624</text:p>
          </table:table-cell>
          <table:table-cell office:value-type="float" office:value="0.10968" calcext:value-type="float">
            <text:p>0.10968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277285" calcext:value-type="float">
            <text:p>0.277285</text:p>
          </table:table-cell>
          <table:table-cell office:value-type="float" office:value="0.721179" calcext:value-type="float">
            <text:p>0.721179</text:p>
          </table:table-cell>
          <table:table-cell office:value-type="float" office:value="0.017951" calcext:value-type="float">
            <text:p>0.01795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495" calcext:value-type="float">
            <text:p>0.088495</text:p>
          </table:table-cell>
          <table:table-cell office:value-type="float" office:value="0.109845" calcext:value-type="float">
            <text:p>0.109845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303184" calcext:value-type="float">
            <text:p>0.303184</text:p>
          </table:table-cell>
          <table:table-cell office:value-type="float" office:value="0.737345" calcext:value-type="float">
            <text:p>0.737345</text:p>
          </table:table-cell>
          <table:table-cell office:value-type="float" office:value="0.016974" calcext:value-type="float">
            <text:p>0.01697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9391" calcext:value-type="float">
            <text:p>0.089391</text:p>
          </table:table-cell>
          <table:table-cell office:value-type="float" office:value="0.109715" calcext:value-type="float">
            <text:p>0.109715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279429" calcext:value-type="float">
            <text:p>0.279429</text:p>
          </table:table-cell>
          <table:table-cell office:value-type="float" office:value="0.722619" calcext:value-type="float">
            <text:p>0.722619</text:p>
          </table:table-cell>
          <table:table-cell office:value-type="float" office:value="0.017685" calcext:value-type="float">
            <text:p>0.01768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558" calcext:value-type="float">
            <text:p>0.088558</text:p>
          </table:table-cell>
          <table:table-cell office:value-type="float" office:value="0.113904" calcext:value-type="float">
            <text:p>0.113904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280814" calcext:value-type="float">
            <text:p>0.280814</text:p>
          </table:table-cell>
          <table:table-cell office:value-type="float" office:value="0.732355" calcext:value-type="float">
            <text:p>0.732355</text:p>
          </table:table-cell>
          <table:table-cell office:value-type="float" office:value="0.016954" calcext:value-type="float">
            <text:p>0.01695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119645" calcext:value-type="float">
            <text:p>0.119645</text:p>
          </table:table-cell>
          <table:table-cell office:value-type="float" office:value="0.133409" calcext:value-type="float">
            <text:p>0.133409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.28022" calcext:value-type="float">
            <text:p>0.28022</text:p>
          </table:table-cell>
          <table:table-cell office:value-type="float" office:value="0.729304" calcext:value-type="float">
            <text:p>0.729304</text:p>
          </table:table-cell>
          <table:table-cell office:value-type="float" office:value="0.017809" calcext:value-type="float">
            <text:p>0.01780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856" calcext:value-type="float">
            <text:p>0.08856</text:p>
          </table:table-cell>
          <table:table-cell office:value-type="float" office:value="0.109709" calcext:value-type="float">
            <text:p>0.109709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284407" calcext:value-type="float">
            <text:p>0.284407</text:p>
          </table:table-cell>
          <table:table-cell office:value-type="float" office:value="0.733643" calcext:value-type="float">
            <text:p>0.733643</text:p>
          </table:table-cell>
          <table:table-cell office:value-type="float" office:value="0.015221" calcext:value-type="float">
            <text:p>0.01522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93733" calcext:value-type="float">
            <text:p>0.093733</text:p>
          </table:table-cell>
          <table:table-cell office:value-type="float" office:value="0.108694" calcext:value-type="float">
            <text:p>0.108694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27909" calcext:value-type="float">
            <text:p>0.27909</text:p>
          </table:table-cell>
          <table:table-cell office:value-type="float" office:value="0.725771" calcext:value-type="float">
            <text:p>0.725771</text:p>
          </table:table-cell>
          <table:table-cell office:value-type="float" office:value="0.016227" calcext:value-type="float">
            <text:p>0.01622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8937" calcext:value-type="float">
            <text:p>0.08937</text:p>
          </table:table-cell>
          <table:table-cell office:value-type="float" office:value="0.109543" calcext:value-type="float">
            <text:p>0.109543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279819" calcext:value-type="float">
            <text:p>0.279819</text:p>
          </table:table-cell>
          <table:table-cell office:value-type="float" office:value="0.724559" calcext:value-type="float">
            <text:p>0.724559</text:p>
          </table:table-cell>
          <table:table-cell office:value-type="float" office:value="0.016195" calcext:value-type="float">
            <text:p>0.01619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0004" calcext:value-type="float">
            <text:p>0.050004</text:p>
          </table:table-cell>
          <table:table-cell office:value-type="float" office:value="0.080555" calcext:value-type="float">
            <text:p>0.080555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301867" calcext:value-type="float">
            <text:p>0.301867</text:p>
          </table:table-cell>
          <table:table-cell office:value-type="float" office:value="0.825359" calcext:value-type="float">
            <text:p>0.825359</text:p>
          </table:table-cell>
          <table:table-cell office:value-type="float" office:value="0.139376" calcext:value-type="float">
            <text:p>0.1393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4349" calcext:value-type="float">
            <text:p>0.054349</text:p>
          </table:table-cell>
          <table:table-cell office:value-type="float" office:value="0.079019" calcext:value-type="float">
            <text:p>0.079019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302203" calcext:value-type="float">
            <text:p>0.302203</text:p>
          </table:table-cell>
          <table:table-cell office:value-type="float" office:value="0.840529" calcext:value-type="float">
            <text:p>0.840529</text:p>
          </table:table-cell>
          <table:table-cell office:value-type="float" office:value="0.135549" calcext:value-type="float">
            <text:p>0.13554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5239" calcext:value-type="float">
            <text:p>0.055239</text:p>
          </table:table-cell>
          <table:table-cell office:value-type="float" office:value="0.07976" calcext:value-type="float">
            <text:p>0.07976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301521" calcext:value-type="float">
            <text:p>0.301521</text:p>
          </table:table-cell>
          <table:table-cell office:value-type="float" office:value="0.825753" calcext:value-type="float">
            <text:p>0.825753</text:p>
          </table:table-cell>
          <table:table-cell office:value-type="float" office:value="0.153048" calcext:value-type="float">
            <text:p>0.15304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0145" calcext:value-type="float">
            <text:p>0.050145</text:p>
          </table:table-cell>
          <table:table-cell office:value-type="float" office:value="0.08067" calcext:value-type="float">
            <text:p>0.08067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.298072" calcext:value-type="float">
            <text:p>0.298072</text:p>
          </table:table-cell>
          <table:table-cell office:value-type="float" office:value="0.819549" calcext:value-type="float">
            <text:p>0.819549</text:p>
          </table:table-cell>
          <table:table-cell office:value-type="float" office:value="0.162" calcext:value-type="float">
            <text:p>0.16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65107" calcext:value-type="float">
            <text:p>0.065107</text:p>
          </table:table-cell>
          <table:table-cell office:value-type="float" office:value="0.085476" calcext:value-type="float">
            <text:p>0.085476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305724" calcext:value-type="float">
            <text:p>0.305724</text:p>
          </table:table-cell>
          <table:table-cell office:value-type="float" office:value="0.829303" calcext:value-type="float">
            <text:p>0.829303</text:p>
          </table:table-cell>
          <table:table-cell office:value-type="float" office:value="0.148826" calcext:value-type="float">
            <text:p>0.14882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7301" calcext:value-type="float">
            <text:p>0.057301</text:p>
          </table:table-cell>
          <table:table-cell office:value-type="float" office:value="0.097867" calcext:value-type="float">
            <text:p>0.097867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.302231" calcext:value-type="float">
            <text:p>0.302231</text:p>
          </table:table-cell>
          <table:table-cell office:value-type="float" office:value="0.82499" calcext:value-type="float">
            <text:p>0.82499</text:p>
          </table:table-cell>
          <table:table-cell office:value-type="float" office:value="0.185684" calcext:value-type="float">
            <text:p>0.18568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4414" calcext:value-type="float">
            <text:p>0.054414</text:p>
          </table:table-cell>
          <table:table-cell office:value-type="float" office:value="0.079677" calcext:value-type="float">
            <text:p>0.079677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304849" calcext:value-type="float">
            <text:p>0.304849</text:p>
          </table:table-cell>
          <table:table-cell office:value-type="float" office:value="0.829048" calcext:value-type="float">
            <text:p>0.829048</text:p>
          </table:table-cell>
          <table:table-cell office:value-type="float" office:value="0.16437" calcext:value-type="float">
            <text:p>0.1643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1822" calcext:value-type="float">
            <text:p>0.051822</text:p>
          </table:table-cell>
          <table:table-cell office:value-type="float" office:value="0.080611" calcext:value-type="float">
            <text:p>0.080611</text:p>
          </table:table-cell>
          <table:table-cell office:value-type="float" office:value="0.000861" calcext:value-type="float">
            <text:p>0.000861</text:p>
          </table:table-cell>
          <table:table-cell office:value-type="float" office:value="0.29992" calcext:value-type="float">
            <text:p>0.29992</text:p>
          </table:table-cell>
          <table:table-cell office:value-type="float" office:value="0.82099" calcext:value-type="float">
            <text:p>0.82099</text:p>
          </table:table-cell>
          <table:table-cell office:value-type="float" office:value="0.17161" calcext:value-type="float">
            <text:p>0.1716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5886" calcext:value-type="float">
            <text:p>0.055886</text:p>
          </table:table-cell>
          <table:table-cell office:value-type="float" office:value="0.080204" calcext:value-type="float">
            <text:p>0.080204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300336" calcext:value-type="float">
            <text:p>0.300336</text:p>
          </table:table-cell>
          <table:table-cell office:value-type="float" office:value="0.837958" calcext:value-type="float">
            <text:p>0.837958</text:p>
          </table:table-cell>
          <table:table-cell office:value-type="float" office:value="0.169077" calcext:value-type="float">
            <text:p>0.16907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0147" calcext:value-type="float">
            <text:p>0.050147</text:p>
          </table:table-cell>
          <table:table-cell office:value-type="float" office:value="0.080541" calcext:value-type="float">
            <text:p>0.08054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297508" calcext:value-type="float">
            <text:p>0.297508</text:p>
          </table:table-cell>
          <table:table-cell office:value-type="float" office:value="0.834197" calcext:value-type="float">
            <text:p>0.834197</text:p>
          </table:table-cell>
          <table:table-cell office:value-type="float" office:value="0.162019" calcext:value-type="float">
            <text:p>0.16201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6731" calcext:value-type="float">
            <text:p>0.06731</text:p>
          </table:table-cell>
          <table:table-cell office:value-type="float" office:value="0.080044" calcext:value-type="float">
            <text:p>0.080044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307447" calcext:value-type="float">
            <text:p>0.307447</text:p>
          </table:table-cell>
          <table:table-cell office:value-type="float" office:value="0.826384" calcext:value-type="float">
            <text:p>0.826384</text:p>
          </table:table-cell>
          <table:table-cell office:value-type="float" office:value="0.136059" calcext:value-type="float">
            <text:p>0.13605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4759" calcext:value-type="float">
            <text:p>0.054759</text:p>
          </table:table-cell>
          <table:table-cell office:value-type="float" office:value="0.080509" calcext:value-type="float">
            <text:p>0.080509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.300089" calcext:value-type="float">
            <text:p>0.300089</text:p>
          </table:table-cell>
          <table:table-cell office:value-type="float" office:value="0.822829" calcext:value-type="float">
            <text:p>0.822829</text:p>
          </table:table-cell>
          <table:table-cell office:value-type="float" office:value="0.138299" calcext:value-type="float">
            <text:p>0.13829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68723" calcext:value-type="float">
            <text:p>0.068723</text:p>
          </table:table-cell>
          <table:table-cell office:value-type="float" office:value="0.079374" calcext:value-type="float">
            <text:p>0.079374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314797" calcext:value-type="float">
            <text:p>0.314797</text:p>
          </table:table-cell>
          <table:table-cell office:value-type="float" office:value="0.821223" calcext:value-type="float">
            <text:p>0.821223</text:p>
          </table:table-cell>
          <table:table-cell office:value-type="float" office:value="0.16682" calcext:value-type="float">
            <text:p>0.1668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63286" calcext:value-type="float">
            <text:p>0.063286</text:p>
          </table:table-cell>
          <table:table-cell office:value-type="float" office:value="0.079644" calcext:value-type="float">
            <text:p>0.079644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301515" calcext:value-type="float">
            <text:p>0.301515</text:p>
          </table:table-cell>
          <table:table-cell office:value-type="float" office:value="0.831078" calcext:value-type="float">
            <text:p>0.831078</text:p>
          </table:table-cell>
          <table:table-cell office:value-type="float" office:value="0.171729" calcext:value-type="float">
            <text:p>0.1717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9598" calcext:value-type="float">
            <text:p>0.079598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.30058" calcext:value-type="float">
            <text:p>0.30058</text:p>
          </table:table-cell>
          <table:table-cell office:value-type="float" office:value="0.811505" calcext:value-type="float">
            <text:p>0.811505</text:p>
          </table:table-cell>
          <table:table-cell office:value-type="float" office:value="0.171755" calcext:value-type="float">
            <text:p>0.17175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6071" calcext:value-type="float">
            <text:p>0.056071</text:p>
          </table:table-cell>
          <table:table-cell office:value-type="float" office:value="0.079512" calcext:value-type="float">
            <text:p>0.079512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0.299264" calcext:value-type="float">
            <text:p>0.299264</text:p>
          </table:table-cell>
          <table:table-cell office:value-type="float" office:value="0.829794" calcext:value-type="float">
            <text:p>0.829794</text:p>
          </table:table-cell>
          <table:table-cell office:value-type="float" office:value="0.141438" calcext:value-type="float">
            <text:p>0.14143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71166" calcext:value-type="float">
            <text:p>0.071166</text:p>
          </table:table-cell>
          <table:table-cell office:value-type="float" office:value="0.079912" calcext:value-type="float">
            <text:p>0.079912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.308155" calcext:value-type="float">
            <text:p>0.308155</text:p>
          </table:table-cell>
          <table:table-cell office:value-type="float" office:value="0.832854" calcext:value-type="float">
            <text:p>0.832854</text:p>
          </table:table-cell>
          <table:table-cell office:value-type="float" office:value="0.170001" calcext:value-type="float">
            <text:p>0.17000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4383" calcext:value-type="float">
            <text:p>0.054383</text:p>
          </table:table-cell>
          <table:table-cell office:value-type="float" office:value="0.079675" calcext:value-type="float">
            <text:p>0.079675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299669" calcext:value-type="float">
            <text:p>0.299669</text:p>
          </table:table-cell>
          <table:table-cell office:value-type="float" office:value="0.826812" calcext:value-type="float">
            <text:p>0.826812</text:p>
          </table:table-cell>
          <table:table-cell office:value-type="float" office:value="0.142901" calcext:value-type="float">
            <text:p>0.14290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64912" calcext:value-type="float">
            <text:p>0.064912</text:p>
          </table:table-cell>
          <table:table-cell office:value-type="float" office:value="0.089754" calcext:value-type="float">
            <text:p>0.089754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306971" calcext:value-type="float">
            <text:p>0.306971</text:p>
          </table:table-cell>
          <table:table-cell office:value-type="float" office:value="0.838513" calcext:value-type="float">
            <text:p>0.838513</text:p>
          </table:table-cell>
          <table:table-cell office:value-type="float" office:value="0.162396" calcext:value-type="float">
            <text:p>0.16239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5025" calcext:value-type="float">
            <text:p>0.055025</text:p>
          </table:table-cell>
          <table:table-cell office:value-type="float" office:value="0.079646" calcext:value-type="float">
            <text:p>0.079646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297361" calcext:value-type="float">
            <text:p>0.297361</text:p>
          </table:table-cell>
          <table:table-cell office:value-type="float" office:value="0.832377" calcext:value-type="float">
            <text:p>0.832377</text:p>
          </table:table-cell>
          <table:table-cell office:value-type="float" office:value="0.172775" calcext:value-type="float">
            <text:p>0.17277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0111" calcext:value-type="float">
            <text:p>0.050111</text:p>
          </table:table-cell>
          <table:table-cell office:value-type="float" office:value="0.080158" calcext:value-type="float">
            <text:p>0.08015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299798" calcext:value-type="float">
            <text:p>0.299798</text:p>
          </table:table-cell>
          <table:table-cell office:value-type="float" office:value="0.822583" calcext:value-type="float">
            <text:p>0.822583</text:p>
          </table:table-cell>
          <table:table-cell office:value-type="float" office:value="0.168096" calcext:value-type="float">
            <text:p>0.16809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9925" calcext:value-type="float">
            <text:p>0.059925</text:p>
          </table:table-cell>
          <table:table-cell office:value-type="float" office:value="0.079972" calcext:value-type="float">
            <text:p>0.079972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297056" calcext:value-type="float">
            <text:p>0.297056</text:p>
          </table:table-cell>
          <table:table-cell office:value-type="float" office:value="0.826071" calcext:value-type="float">
            <text:p>0.826071</text:p>
          </table:table-cell>
          <table:table-cell office:value-type="float" office:value="0.165487" calcext:value-type="float">
            <text:p>0.16548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3615" calcext:value-type="float">
            <text:p>0.053615</text:p>
          </table:table-cell>
          <table:table-cell office:value-type="float" office:value="0.080921" calcext:value-type="float">
            <text:p>0.080921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.303085" calcext:value-type="float">
            <text:p>0.303085</text:p>
          </table:table-cell>
          <table:table-cell office:value-type="float" office:value="0.828605" calcext:value-type="float">
            <text:p>0.828605</text:p>
          </table:table-cell>
          <table:table-cell office:value-type="float" office:value="0.147747" calcext:value-type="float">
            <text:p>0.14774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7093" calcext:value-type="float">
            <text:p>0.07093</text:p>
          </table:table-cell>
          <table:table-cell office:value-type="float" office:value="0.085091" calcext:value-type="float">
            <text:p>0.08509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303646" calcext:value-type="float">
            <text:p>0.303646</text:p>
          </table:table-cell>
          <table:table-cell office:value-type="float" office:value="0.832159" calcext:value-type="float">
            <text:p>0.832159</text:p>
          </table:table-cell>
          <table:table-cell office:value-type="float" office:value="0.155124" calcext:value-type="float">
            <text:p>0.15512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6556" calcext:value-type="float">
            <text:p>0.06556</text:p>
          </table:table-cell>
          <table:table-cell office:value-type="float" office:value="0.079512" calcext:value-type="float">
            <text:p>0.079512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.309434" calcext:value-type="float">
            <text:p>0.309434</text:p>
          </table:table-cell>
          <table:table-cell office:value-type="float" office:value="0.822125" calcext:value-type="float">
            <text:p>0.822125</text:p>
          </table:table-cell>
          <table:table-cell office:value-type="float" office:value="0.153287" calcext:value-type="float">
            <text:p>0.15328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0254" calcext:value-type="float">
            <text:p>0.050254</text:p>
          </table:table-cell>
          <table:table-cell office:value-type="float" office:value="0.079853" calcext:value-type="float">
            <text:p>0.079853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299091" calcext:value-type="float">
            <text:p>0.299091</text:p>
          </table:table-cell>
          <table:table-cell office:value-type="float" office:value="0.830402" calcext:value-type="float">
            <text:p>0.830402</text:p>
          </table:table-cell>
          <table:table-cell office:value-type="float" office:value="0.168668" calcext:value-type="float">
            <text:p>0.16866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5343" calcext:value-type="float">
            <text:p>0.055343</text:p>
          </table:table-cell>
          <table:table-cell office:value-type="float" office:value="0.080599" calcext:value-type="float">
            <text:p>0.080599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301033" calcext:value-type="float">
            <text:p>0.301033</text:p>
          </table:table-cell>
          <table:table-cell office:value-type="float" office:value="0.828904" calcext:value-type="float">
            <text:p>0.828904</text:p>
          </table:table-cell>
          <table:table-cell office:value-type="float" office:value="0.177936" calcext:value-type="float">
            <text:p>0.17793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61742" calcext:value-type="float">
            <text:p>0.061742</text:p>
          </table:table-cell>
          <table:table-cell office:value-type="float" office:value="0.080085" calcext:value-type="float">
            <text:p>0.080085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300225" calcext:value-type="float">
            <text:p>0.300225</text:p>
          </table:table-cell>
          <table:table-cell office:value-type="float" office:value="0.834362" calcext:value-type="float">
            <text:p>0.834362</text:p>
          </table:table-cell>
          <table:table-cell office:value-type="float" office:value="0.144549" calcext:value-type="float">
            <text:p>0.14454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4329" calcext:value-type="float">
            <text:p>0.054329</text:p>
          </table:table-cell>
          <table:table-cell office:value-type="float" office:value="0.079846" calcext:value-type="float">
            <text:p>0.079846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299361" calcext:value-type="float">
            <text:p>0.299361</text:p>
          </table:table-cell>
          <table:table-cell office:value-type="float" office:value="0.825655" calcext:value-type="float">
            <text:p>0.825655</text:p>
          </table:table-cell>
          <table:table-cell office:value-type="float" office:value="0.166395" calcext:value-type="float">
            <text:p>0.16639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4635" calcext:value-type="float">
            <text:p>0.054635</text:p>
          </table:table-cell>
          <table:table-cell office:value-type="float" office:value="0.079922" calcext:value-type="float">
            <text:p>0.079922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301695" calcext:value-type="float">
            <text:p>0.301695</text:p>
          </table:table-cell>
          <table:table-cell office:value-type="float" office:value="0.814855" calcext:value-type="float">
            <text:p>0.814855</text:p>
          </table:table-cell>
          <table:table-cell office:value-type="float" office:value="0.13574" calcext:value-type="float">
            <text:p>0.1357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2419" calcext:value-type="float">
            <text:p>0.052419</text:p>
          </table:table-cell>
          <table:table-cell office:value-type="float" office:value="0.091897" calcext:value-type="float">
            <text:p>0.091897</text:p>
          </table:table-cell>
          <table:table-cell office:value-type="float" office:value="0.016219" calcext:value-type="float">
            <text:p>0.016219</text:p>
          </table:table-cell>
          <table:table-cell office:value-type="float" office:value="0.338712" calcext:value-type="float">
            <text:p>0.338712</text:p>
          </table:table-cell>
          <table:table-cell office:value-type="float" office:value="0.817704" calcext:value-type="float">
            <text:p>0.817704</text:p>
          </table:table-cell>
          <table:table-cell office:value-type="float" office:value="0.257555" calcext:value-type="float">
            <text:p>0.25755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0907" calcext:value-type="float">
            <text:p>0.050907</text:p>
          </table:table-cell>
          <table:table-cell office:value-type="float" office:value="0.086816" calcext:value-type="float">
            <text:p>0.086816</text:p>
          </table:table-cell>
          <table:table-cell office:value-type="float" office:value="0.008552" calcext:value-type="float">
            <text:p>0.008552</text:p>
          </table:table-cell>
          <table:table-cell office:value-type="float" office:value="0.323758" calcext:value-type="float">
            <text:p>0.323758</text:p>
          </table:table-cell>
          <table:table-cell office:value-type="float" office:value="0.822163" calcext:value-type="float">
            <text:p>0.822163</text:p>
          </table:table-cell>
          <table:table-cell office:value-type="float" office:value="0.282854" calcext:value-type="float">
            <text:p>0.28285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5532" calcext:value-type="float">
            <text:p>0.055532</text:p>
          </table:table-cell>
          <table:table-cell office:value-type="float" office:value="0.092517" calcext:value-type="float">
            <text:p>0.092517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277847" calcext:value-type="float">
            <text:p>0.277847</text:p>
          </table:table-cell>
          <table:table-cell office:value-type="float" office:value="0.810438" calcext:value-type="float">
            <text:p>0.810438</text:p>
          </table:table-cell>
          <table:table-cell office:value-type="float" office:value="0.252233" calcext:value-type="float">
            <text:p>0.25223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637" calcext:value-type="float">
            <text:p>0.05637</text:p>
          </table:table-cell>
          <table:table-cell office:value-type="float" office:value="0.083585" calcext:value-type="float">
            <text:p>0.083585</text:p>
          </table:table-cell>
          <table:table-cell office:value-type="float" office:value="0.032073" calcext:value-type="float">
            <text:p>0.032073</text:p>
          </table:table-cell>
          <table:table-cell office:value-type="float" office:value="0.325518" calcext:value-type="float">
            <text:p>0.325518</text:p>
          </table:table-cell>
          <table:table-cell office:value-type="float" office:value="0.834564" calcext:value-type="float">
            <text:p>0.834564</text:p>
          </table:table-cell>
          <table:table-cell office:value-type="float" office:value="0.261032" calcext:value-type="float">
            <text:p>0.26103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7006" calcext:value-type="float">
            <text:p>0.057006</text:p>
          </table:table-cell>
          <table:table-cell office:value-type="float" office:value="0.081477" calcext:value-type="float">
            <text:p>0.081477</text:p>
          </table:table-cell>
          <table:table-cell office:value-type="float" office:value="0.037071" calcext:value-type="float">
            <text:p>0.037071</text:p>
          </table:table-cell>
          <table:table-cell office:value-type="float" office:value="0.311604" calcext:value-type="float">
            <text:p>0.311604</text:p>
          </table:table-cell>
          <table:table-cell office:value-type="float" office:value="0.826779" calcext:value-type="float">
            <text:p>0.826779</text:p>
          </table:table-cell>
          <table:table-cell office:value-type="float" office:value="0.298932" calcext:value-type="float">
            <text:p>0.29893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5648" calcext:value-type="float">
            <text:p>0.045648</text:p>
          </table:table-cell>
          <table:table-cell office:value-type="float" office:value="0.081988" calcext:value-type="float">
            <text:p>0.081988</text:p>
          </table:table-cell>
          <table:table-cell office:value-type="float" office:value="0.006675" calcext:value-type="float">
            <text:p>0.006675</text:p>
          </table:table-cell>
          <table:table-cell office:value-type="float" office:value="0.304034" calcext:value-type="float">
            <text:p>0.304034</text:p>
          </table:table-cell>
          <table:table-cell office:value-type="float" office:value="0.821072" calcext:value-type="float">
            <text:p>0.821072</text:p>
          </table:table-cell>
          <table:table-cell office:value-type="float" office:value="0.278777" calcext:value-type="float">
            <text:p>0.27877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6975" calcext:value-type="float">
            <text:p>0.056975</text:p>
          </table:table-cell>
          <table:table-cell office:value-type="float" office:value="0.089047" calcext:value-type="float">
            <text:p>0.089047</text:p>
          </table:table-cell>
          <table:table-cell office:value-type="float" office:value="0.019886" calcext:value-type="float">
            <text:p>0.019886</text:p>
          </table:table-cell>
          <table:table-cell office:value-type="float" office:value="0.279681" calcext:value-type="float">
            <text:p>0.279681</text:p>
          </table:table-cell>
          <table:table-cell office:value-type="float" office:value="0.827158" calcext:value-type="float">
            <text:p>0.827158</text:p>
          </table:table-cell>
          <table:table-cell office:value-type="float" office:value="0.218821" calcext:value-type="float">
            <text:p>0.21882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2254" calcext:value-type="float">
            <text:p>0.052254</text:p>
          </table:table-cell>
          <table:table-cell office:value-type="float" office:value="0.090863" calcext:value-type="float">
            <text:p>0.090863</text:p>
          </table:table-cell>
          <table:table-cell office:value-type="float" office:value="0.037682" calcext:value-type="float">
            <text:p>0.037682</text:p>
          </table:table-cell>
          <table:table-cell office:value-type="float" office:value="0.332736" calcext:value-type="float">
            <text:p>0.332736</text:p>
          </table:table-cell>
          <table:table-cell office:value-type="float" office:value="0.820793" calcext:value-type="float">
            <text:p>0.820793</text:p>
          </table:table-cell>
          <table:table-cell office:value-type="float" office:value="0.255734" calcext:value-type="float">
            <text:p>0.25573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3273" calcext:value-type="float">
            <text:p>0.053273</text:p>
          </table:table-cell>
          <table:table-cell office:value-type="float" office:value="0.083096" calcext:value-type="float">
            <text:p>0.083096</text:p>
          </table:table-cell>
          <table:table-cell office:value-type="float" office:value="0.014591" calcext:value-type="float">
            <text:p>0.014591</text:p>
          </table:table-cell>
          <table:table-cell office:value-type="float" office:value="0.301151" calcext:value-type="float">
            <text:p>0.301151</text:p>
          </table:table-cell>
          <table:table-cell office:value-type="float" office:value="0.826031" calcext:value-type="float">
            <text:p>0.826031</text:p>
          </table:table-cell>
          <table:table-cell office:value-type="float" office:value="0.239712" calcext:value-type="float">
            <text:p>0.23971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0564" calcext:value-type="float">
            <text:p>0.050564</text:p>
          </table:table-cell>
          <table:table-cell office:value-type="float" office:value="0.082019" calcext:value-type="float">
            <text:p>0.082019</text:p>
          </table:table-cell>
          <table:table-cell office:value-type="float" office:value="0.013332" calcext:value-type="float">
            <text:p>0.013332</text:p>
          </table:table-cell>
          <table:table-cell office:value-type="float" office:value="0.317119" calcext:value-type="float">
            <text:p>0.317119</text:p>
          </table:table-cell>
          <table:table-cell office:value-type="float" office:value="0.832435" calcext:value-type="float">
            <text:p>0.832435</text:p>
          </table:table-cell>
          <table:table-cell office:value-type="float" office:value="0.281095" calcext:value-type="float">
            <text:p>0.28109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637" calcext:value-type="float">
            <text:p>0.05637</text:p>
          </table:table-cell>
          <table:table-cell office:value-type="float" office:value="0.082738" calcext:value-type="float">
            <text:p>0.082738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344208" calcext:value-type="float">
            <text:p>0.344208</text:p>
          </table:table-cell>
          <table:table-cell office:value-type="float" office:value="0.815065" calcext:value-type="float">
            <text:p>0.815065</text:p>
          </table:table-cell>
          <table:table-cell office:value-type="float" office:value="0.290299" calcext:value-type="float">
            <text:p>0.29029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9438" calcext:value-type="float">
            <text:p>0.049438</text:p>
          </table:table-cell>
          <table:table-cell office:value-type="float" office:value="0.088728" calcext:value-type="float">
            <text:p>0.088728</text:p>
          </table:table-cell>
          <table:table-cell office:value-type="float" office:value="0.004904" calcext:value-type="float">
            <text:p>0.004904</text:p>
          </table:table-cell>
          <table:table-cell office:value-type="float" office:value="0.281202" calcext:value-type="float">
            <text:p>0.281202</text:p>
          </table:table-cell>
          <table:table-cell office:value-type="float" office:value="0.821006" calcext:value-type="float">
            <text:p>0.821006</text:p>
          </table:table-cell>
          <table:table-cell office:value-type="float" office:value="0.319944" calcext:value-type="float">
            <text:p>0.31994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3953" calcext:value-type="float">
            <text:p>0.053953</text:p>
          </table:table-cell>
          <table:table-cell office:value-type="float" office:value="0.087917" calcext:value-type="float">
            <text:p>0.087917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321404" calcext:value-type="float">
            <text:p>0.321404</text:p>
          </table:table-cell>
          <table:table-cell office:value-type="float" office:value="0.838899" calcext:value-type="float">
            <text:p>0.838899</text:p>
          </table:table-cell>
          <table:table-cell office:value-type="float" office:value="0.224685" calcext:value-type="float">
            <text:p>0.22468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2732" calcext:value-type="float">
            <text:p>0.052732</text:p>
          </table:table-cell>
          <table:table-cell office:value-type="float" office:value="0.087159" calcext:value-type="float">
            <text:p>0.087159</text:p>
          </table:table-cell>
          <table:table-cell office:value-type="float" office:value="0.024633" calcext:value-type="float">
            <text:p>0.024633</text:p>
          </table:table-cell>
          <table:table-cell office:value-type="float" office:value="0.295934" calcext:value-type="float">
            <text:p>0.295934</text:p>
          </table:table-cell>
          <table:table-cell office:value-type="float" office:value="0.833487" calcext:value-type="float">
            <text:p>0.833487</text:p>
          </table:table-cell>
          <table:table-cell office:value-type="float" office:value="0.377052" calcext:value-type="float">
            <text:p>0.37705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1375" calcext:value-type="float">
            <text:p>0.051375</text:p>
          </table:table-cell>
          <table:table-cell office:value-type="float" office:value="0.084165" calcext:value-type="float">
            <text:p>0.084165</text:p>
          </table:table-cell>
          <table:table-cell office:value-type="float" office:value="0.014436" calcext:value-type="float">
            <text:p>0.014436</text:p>
          </table:table-cell>
          <table:table-cell office:value-type="float" office:value="0.302858" calcext:value-type="float">
            <text:p>0.302858</text:p>
          </table:table-cell>
          <table:table-cell office:value-type="float" office:value="0.820737" calcext:value-type="float">
            <text:p>0.820737</text:p>
          </table:table-cell>
          <table:table-cell office:value-type="float" office:value="0.247711" calcext:value-type="float">
            <text:p>0.24771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8236" calcext:value-type="float">
            <text:p>0.058236</text:p>
          </table:table-cell>
          <table:table-cell office:value-type="float" office:value="0.08628" calcext:value-type="float">
            <text:p>0.08628</text:p>
          </table:table-cell>
          <table:table-cell office:value-type="float" office:value="0.013983" calcext:value-type="float">
            <text:p>0.013983</text:p>
          </table:table-cell>
          <table:table-cell office:value-type="float" office:value="0.318428" calcext:value-type="float">
            <text:p>0.318428</text:p>
          </table:table-cell>
          <table:table-cell office:value-type="float" office:value="0.832717" calcext:value-type="float">
            <text:p>0.832717</text:p>
          </table:table-cell>
          <table:table-cell office:value-type="float" office:value="0.270963" calcext:value-type="float">
            <text:p>0.27096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9721" calcext:value-type="float">
            <text:p>0.049721</text:p>
          </table:table-cell>
          <table:table-cell office:value-type="float" office:value="0.086717" calcext:value-type="float">
            <text:p>0.086717</text:p>
          </table:table-cell>
          <table:table-cell office:value-type="float" office:value="0.021451" calcext:value-type="float">
            <text:p>0.021451</text:p>
          </table:table-cell>
          <table:table-cell office:value-type="float" office:value="0.283545" calcext:value-type="float">
            <text:p>0.283545</text:p>
          </table:table-cell>
          <table:table-cell office:value-type="float" office:value="0.824738" calcext:value-type="float">
            <text:p>0.824738</text:p>
          </table:table-cell>
          <table:table-cell office:value-type="float" office:value="0.22231" calcext:value-type="float">
            <text:p>0.2223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5308" calcext:value-type="float">
            <text:p>0.055308</text:p>
          </table:table-cell>
          <table:table-cell office:value-type="float" office:value="0.08852" calcext:value-type="float">
            <text:p>0.08852</text:p>
          </table:table-cell>
          <table:table-cell office:value-type="float" office:value="0.037785" calcext:value-type="float">
            <text:p>0.037785</text:p>
          </table:table-cell>
          <table:table-cell office:value-type="float" office:value="0.321632" calcext:value-type="float">
            <text:p>0.321632</text:p>
          </table:table-cell>
          <table:table-cell office:value-type="float" office:value="0.823177" calcext:value-type="float">
            <text:p>0.823177</text:p>
          </table:table-cell>
          <table:table-cell office:value-type="float" office:value="0.26055" calcext:value-type="float">
            <text:p>0.2605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3835" calcext:value-type="float">
            <text:p>0.043835</text:p>
          </table:table-cell>
          <table:table-cell office:value-type="float" office:value="0.085237" calcext:value-type="float">
            <text:p>0.085237</text:p>
          </table:table-cell>
          <table:table-cell office:value-type="float" office:value="0.022166" calcext:value-type="float">
            <text:p>0.022166</text:p>
          </table:table-cell>
          <table:table-cell office:value-type="float" office:value="0.317453" calcext:value-type="float">
            <text:p>0.317453</text:p>
          </table:table-cell>
          <table:table-cell office:value-type="float" office:value="0.828054" calcext:value-type="float">
            <text:p>0.828054</text:p>
          </table:table-cell>
          <table:table-cell office:value-type="float" office:value="0.241012" calcext:value-type="float">
            <text:p>0.24101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2112" calcext:value-type="float">
            <text:p>0.052112</text:p>
          </table:table-cell>
          <table:table-cell office:value-type="float" office:value="0.088979" calcext:value-type="float">
            <text:p>0.088979</text:p>
          </table:table-cell>
          <table:table-cell office:value-type="float" office:value="0.027416" calcext:value-type="float">
            <text:p>0.027416</text:p>
          </table:table-cell>
          <table:table-cell office:value-type="float" office:value="0.308656" calcext:value-type="float">
            <text:p>0.308656</text:p>
          </table:table-cell>
          <table:table-cell office:value-type="float" office:value="0.835605" calcext:value-type="float">
            <text:p>0.835605</text:p>
          </table:table-cell>
          <table:table-cell office:value-type="float" office:value="0.271023" calcext:value-type="float">
            <text:p>0.27102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6826" calcext:value-type="float">
            <text:p>0.046826</text:p>
          </table:table-cell>
          <table:table-cell office:value-type="float" office:value="0.087997" calcext:value-type="float">
            <text:p>0.087997</text:p>
          </table:table-cell>
          <table:table-cell office:value-type="float" office:value="0.023563" calcext:value-type="float">
            <text:p>0.023563</text:p>
          </table:table-cell>
          <table:table-cell office:value-type="float" office:value="0.315871" calcext:value-type="float">
            <text:p>0.315871</text:p>
          </table:table-cell>
          <table:table-cell office:value-type="float" office:value="0.825866" calcext:value-type="float">
            <text:p>0.825866</text:p>
          </table:table-cell>
          <table:table-cell office:value-type="float" office:value="0.298419" calcext:value-type="float">
            <text:p>0.29841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62268" calcext:value-type="float">
            <text:p>0.062268</text:p>
          </table:table-cell>
          <table:table-cell office:value-type="float" office:value="0.086671" calcext:value-type="float">
            <text:p>0.086671</text:p>
          </table:table-cell>
          <table:table-cell office:value-type="float" office:value="0.01143" calcext:value-type="float">
            <text:p>0.01143</text:p>
          </table:table-cell>
          <table:table-cell office:value-type="float" office:value="0.311815" calcext:value-type="float">
            <text:p>0.311815</text:p>
          </table:table-cell>
          <table:table-cell office:value-type="float" office:value="0.821756" calcext:value-type="float">
            <text:p>0.821756</text:p>
          </table:table-cell>
          <table:table-cell office:value-type="float" office:value="0.305011" calcext:value-type="float">
            <text:p>0.30501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1032" calcext:value-type="float">
            <text:p>0.051032</text:p>
          </table:table-cell>
          <table:table-cell office:value-type="float" office:value="0.086623" calcext:value-type="float">
            <text:p>0.086623</text:p>
          </table:table-cell>
          <table:table-cell office:value-type="float" office:value="0.02167" calcext:value-type="float">
            <text:p>0.02167</text:p>
          </table:table-cell>
          <table:table-cell office:value-type="float" office:value="0.278997" calcext:value-type="float">
            <text:p>0.278997</text:p>
          </table:table-cell>
          <table:table-cell office:value-type="float" office:value="0.813832" calcext:value-type="float">
            <text:p>0.813832</text:p>
          </table:table-cell>
          <table:table-cell office:value-type="float" office:value="0.259302" calcext:value-type="float">
            <text:p>0.25930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0974" calcext:value-type="float">
            <text:p>0.050974</text:p>
          </table:table-cell>
          <table:table-cell office:value-type="float" office:value="0.086391" calcext:value-type="float">
            <text:p>0.086391</text:p>
          </table:table-cell>
          <table:table-cell office:value-type="float" office:value="0.042604" calcext:value-type="float">
            <text:p>0.042604</text:p>
          </table:table-cell>
          <table:table-cell office:value-type="float" office:value="0.295959" calcext:value-type="float">
            <text:p>0.295959</text:p>
          </table:table-cell>
          <table:table-cell office:value-type="float" office:value="0.841646" calcext:value-type="float">
            <text:p>0.841646</text:p>
          </table:table-cell>
          <table:table-cell office:value-type="float" office:value="0.227716" calcext:value-type="float">
            <text:p>0.22771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1001" calcext:value-type="float">
            <text:p>0.051001</text:p>
          </table:table-cell>
          <table:table-cell office:value-type="float" office:value="0.087229" calcext:value-type="float">
            <text:p>0.087229</text:p>
          </table:table-cell>
          <table:table-cell office:value-type="float" office:value="0.022386" calcext:value-type="float">
            <text:p>0.022386</text:p>
          </table:table-cell>
          <table:table-cell office:value-type="float" office:value="0.308586" calcext:value-type="float">
            <text:p>0.308586</text:p>
          </table:table-cell>
          <table:table-cell office:value-type="float" office:value="0.82238" calcext:value-type="float">
            <text:p>0.82238</text:p>
          </table:table-cell>
          <table:table-cell office:value-type="float" office:value="0.278701" calcext:value-type="float">
            <text:p>0.27870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8832" calcext:value-type="float">
            <text:p>0.048832</text:p>
          </table:table-cell>
          <table:table-cell office:value-type="float" office:value="0.086351" calcext:value-type="float">
            <text:p>0.086351</text:p>
          </table:table-cell>
          <table:table-cell office:value-type="float" office:value="0.020436" calcext:value-type="float">
            <text:p>0.020436</text:p>
          </table:table-cell>
          <table:table-cell office:value-type="float" office:value="0.316153" calcext:value-type="float">
            <text:p>0.316153</text:p>
          </table:table-cell>
          <table:table-cell office:value-type="float" office:value="0.821941" calcext:value-type="float">
            <text:p>0.821941</text:p>
          </table:table-cell>
          <table:table-cell office:value-type="float" office:value="0.228488" calcext:value-type="float">
            <text:p>0.22848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8922" calcext:value-type="float">
            <text:p>0.048922</text:p>
          </table:table-cell>
          <table:table-cell office:value-type="float" office:value="0.087445" calcext:value-type="float">
            <text:p>0.087445</text:p>
          </table:table-cell>
          <table:table-cell office:value-type="float" office:value="0.030134" calcext:value-type="float">
            <text:p>0.030134</text:p>
          </table:table-cell>
          <table:table-cell office:value-type="float" office:value="0.317022" calcext:value-type="float">
            <text:p>0.317022</text:p>
          </table:table-cell>
          <table:table-cell office:value-type="float" office:value="0.839638" calcext:value-type="float">
            <text:p>0.839638</text:p>
          </table:table-cell>
          <table:table-cell office:value-type="float" office:value="0.266013" calcext:value-type="float">
            <text:p>0.26601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63619" calcext:value-type="float">
            <text:p>0.063619</text:p>
          </table:table-cell>
          <table:table-cell office:value-type="float" office:value="0.084635" calcext:value-type="float">
            <text:p>0.084635</text:p>
          </table:table-cell>
          <table:table-cell office:value-type="float" office:value="0.035733" calcext:value-type="float">
            <text:p>0.035733</text:p>
          </table:table-cell>
          <table:table-cell office:value-type="float" office:value="0.333412" calcext:value-type="float">
            <text:p>0.333412</text:p>
          </table:table-cell>
          <table:table-cell office:value-type="float" office:value="0.819771" calcext:value-type="float">
            <text:p>0.819771</text:p>
          </table:table-cell>
          <table:table-cell office:value-type="float" office:value="0.252362" calcext:value-type="float">
            <text:p>0.25236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0062" calcext:value-type="float">
            <text:p>0.050062</text:p>
          </table:table-cell>
          <table:table-cell office:value-type="float" office:value="0.085346" calcext:value-type="float">
            <text:p>0.085346</text:p>
          </table:table-cell>
          <table:table-cell office:value-type="float" office:value="0.025715" calcext:value-type="float">
            <text:p>0.025715</text:p>
          </table:table-cell>
          <table:table-cell office:value-type="float" office:value="0.270554" calcext:value-type="float">
            <text:p>0.270554</text:p>
          </table:table-cell>
          <table:table-cell office:value-type="float" office:value="0.829483" calcext:value-type="float">
            <text:p>0.829483</text:p>
          </table:table-cell>
          <table:table-cell office:value-type="float" office:value="0.278629" calcext:value-type="float">
            <text:p>0.27862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9044" calcext:value-type="float">
            <text:p>0.059044</text:p>
          </table:table-cell>
          <table:table-cell office:value-type="float" office:value="0.084052" calcext:value-type="float">
            <text:p>0.084052</text:p>
          </table:table-cell>
          <table:table-cell office:value-type="float" office:value="0.038351" calcext:value-type="float">
            <text:p>0.038351</text:p>
          </table:table-cell>
          <table:table-cell office:value-type="float" office:value="0.322499" calcext:value-type="float">
            <text:p>0.322499</text:p>
          </table:table-cell>
          <table:table-cell office:value-type="float" office:value="0.834835" calcext:value-type="float">
            <text:p>0.834835</text:p>
          </table:table-cell>
          <table:table-cell office:value-type="float" office:value="0.291187" calcext:value-type="float">
            <text:p>0.29118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8483" calcext:value-type="float">
            <text:p>0.048483</text:p>
          </table:table-cell>
          <table:table-cell office:value-type="float" office:value="0.095037" calcext:value-type="float">
            <text:p>0.095037</text:p>
          </table:table-cell>
          <table:table-cell office:value-type="float" office:value="0.033493" calcext:value-type="float">
            <text:p>0.033493</text:p>
          </table:table-cell>
          <table:table-cell office:value-type="float" office:value="0.34098" calcext:value-type="float">
            <text:p>0.34098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351459" calcext:value-type="float">
            <text:p>0.35145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3672" calcext:value-type="float">
            <text:p>0.043672</text:p>
          </table:table-cell>
          <table:table-cell office:value-type="float" office:value="0.088878" calcext:value-type="float">
            <text:p>0.088878</text:p>
          </table:table-cell>
          <table:table-cell office:value-type="float" office:value="0.023552" calcext:value-type="float">
            <text:p>0.023552</text:p>
          </table:table-cell>
          <table:table-cell office:value-type="float" office:value="0.311611" calcext:value-type="float">
            <text:p>0.311611</text:p>
          </table:table-cell>
          <table:table-cell office:value-type="float" office:value="0.840098" calcext:value-type="float">
            <text:p>0.840098</text:p>
          </table:table-cell>
          <table:table-cell office:value-type="float" office:value="0.349659" calcext:value-type="float">
            <text:p>0.34965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6864" calcext:value-type="float">
            <text:p>0.046864</text:p>
          </table:table-cell>
          <table:table-cell office:value-type="float" office:value="0.087273" calcext:value-type="float">
            <text:p>0.087273</text:p>
          </table:table-cell>
          <table:table-cell office:value-type="float" office:value="0.046292" calcext:value-type="float">
            <text:p>0.046292</text:p>
          </table:table-cell>
          <table:table-cell office:value-type="float" office:value="0.286354" calcext:value-type="float">
            <text:p>0.286354</text:p>
          </table:table-cell>
          <table:table-cell office:value-type="float" office:value="0.820465" calcext:value-type="float">
            <text:p>0.820465</text:p>
          </table:table-cell>
          <table:table-cell office:value-type="float" office:value="0.268516" calcext:value-type="float">
            <text:p>0.26851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3707" calcext:value-type="float">
            <text:p>0.043707</text:p>
          </table:table-cell>
          <table:table-cell office:value-type="float" office:value="0.082524" calcext:value-type="float">
            <text:p>0.082524</text:p>
          </table:table-cell>
          <table:table-cell office:value-type="float" office:value="0.035004" calcext:value-type="float">
            <text:p>0.035004</text:p>
          </table:table-cell>
          <table:table-cell office:value-type="float" office:value="0.330915" calcext:value-type="float">
            <text:p>0.330915</text:p>
          </table:table-cell>
          <table:table-cell office:value-type="float" office:value="0.838161" calcext:value-type="float">
            <text:p>0.838161</text:p>
          </table:table-cell>
          <table:table-cell office:value-type="float" office:value="0.308474" calcext:value-type="float">
            <text:p>0.30847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7121" calcext:value-type="float">
            <text:p>0.047121</text:p>
          </table:table-cell>
          <table:table-cell office:value-type="float" office:value="0.088162" calcext:value-type="float">
            <text:p>0.088162</text:p>
          </table:table-cell>
          <table:table-cell office:value-type="float" office:value="0.042919" calcext:value-type="float">
            <text:p>0.042919</text:p>
          </table:table-cell>
          <table:table-cell office:value-type="float" office:value="0.334847" calcext:value-type="float">
            <text:p>0.334847</text:p>
          </table:table-cell>
          <table:table-cell office:value-type="float" office:value="0.824502" calcext:value-type="float">
            <text:p>0.824502</text:p>
          </table:table-cell>
          <table:table-cell office:value-type="float" office:value="0.322165" calcext:value-type="float">
            <text:p>0.32216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7289" calcext:value-type="float">
            <text:p>0.047289</text:p>
          </table:table-cell>
          <table:table-cell office:value-type="float" office:value="0.083401" calcext:value-type="float">
            <text:p>0.083401</text:p>
          </table:table-cell>
          <table:table-cell office:value-type="float" office:value="0.034372" calcext:value-type="float">
            <text:p>0.034372</text:p>
          </table:table-cell>
          <table:table-cell office:value-type="float" office:value="0.326917" calcext:value-type="float">
            <text:p>0.326917</text:p>
          </table:table-cell>
          <table:table-cell office:value-type="float" office:value="0.829413" calcext:value-type="float">
            <text:p>0.829413</text:p>
          </table:table-cell>
          <table:table-cell office:value-type="float" office:value="0.310238" calcext:value-type="float">
            <text:p>0.31023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2107" calcext:value-type="float">
            <text:p>0.052107</text:p>
          </table:table-cell>
          <table:table-cell office:value-type="float" office:value="0.093475" calcext:value-type="float">
            <text:p>0.093475</text:p>
          </table:table-cell>
          <table:table-cell office:value-type="float" office:value="0.028767" calcext:value-type="float">
            <text:p>0.028767</text:p>
          </table:table-cell>
          <table:table-cell office:value-type="float" office:value="0.323388" calcext:value-type="float">
            <text:p>0.323388</text:p>
          </table:table-cell>
          <table:table-cell office:value-type="float" office:value="0.832486" calcext:value-type="float">
            <text:p>0.832486</text:p>
          </table:table-cell>
          <table:table-cell office:value-type="float" office:value="0.295524" calcext:value-type="float">
            <text:p>0.29552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4232" calcext:value-type="float">
            <text:p>0.054232</text:p>
          </table:table-cell>
          <table:table-cell office:value-type="float" office:value="0.087413" calcext:value-type="float">
            <text:p>0.087413</text:p>
          </table:table-cell>
          <table:table-cell office:value-type="float" office:value="0.042856" calcext:value-type="float">
            <text:p>0.042856</text:p>
          </table:table-cell>
          <table:table-cell office:value-type="float" office:value="0.306595" calcext:value-type="float">
            <text:p>0.306595</text:p>
          </table:table-cell>
          <table:table-cell office:value-type="float" office:value="0.81878" calcext:value-type="float">
            <text:p>0.81878</text:p>
          </table:table-cell>
          <table:table-cell office:value-type="float" office:value="0.286941" calcext:value-type="float">
            <text:p>0.28694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4396" calcext:value-type="float">
            <text:p>0.044396</text:p>
          </table:table-cell>
          <table:table-cell office:value-type="float" office:value="0.084934" calcext:value-type="float">
            <text:p>0.084934</text:p>
          </table:table-cell>
          <table:table-cell office:value-type="float" office:value="0.052322" calcext:value-type="float">
            <text:p>0.052322</text:p>
          </table:table-cell>
          <table:table-cell office:value-type="float" office:value="0.318621" calcext:value-type="float">
            <text:p>0.318621</text:p>
          </table:table-cell>
          <table:table-cell office:value-type="float" office:value="0.83629" calcext:value-type="float">
            <text:p>0.83629</text:p>
          </table:table-cell>
          <table:table-cell office:value-type="float" office:value="0.316665" calcext:value-type="float">
            <text:p>0.31666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2834" calcext:value-type="float">
            <text:p>0.052834</text:p>
          </table:table-cell>
          <table:table-cell office:value-type="float" office:value="0.090294" calcext:value-type="float">
            <text:p>0.090294</text:p>
          </table:table-cell>
          <table:table-cell office:value-type="float" office:value="0.027988" calcext:value-type="float">
            <text:p>0.027988</text:p>
          </table:table-cell>
          <table:table-cell office:value-type="float" office:value="0.346175" calcext:value-type="float">
            <text:p>0.346175</text:p>
          </table:table-cell>
          <table:table-cell office:value-type="float" office:value="0.846303" calcext:value-type="float">
            <text:p>0.846303</text:p>
          </table:table-cell>
          <table:table-cell office:value-type="float" office:value="0.319382" calcext:value-type="float">
            <text:p>0.31938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2308" calcext:value-type="float">
            <text:p>0.052308</text:p>
          </table:table-cell>
          <table:table-cell office:value-type="float" office:value="0.086598" calcext:value-type="float">
            <text:p>0.086598</text:p>
          </table:table-cell>
          <table:table-cell office:value-type="float" office:value="0.039127" calcext:value-type="float">
            <text:p>0.039127</text:p>
          </table:table-cell>
          <table:table-cell office:value-type="float" office:value="0.323987" calcext:value-type="float">
            <text:p>0.323987</text:p>
          </table:table-cell>
          <table:table-cell office:value-type="float" office:value="0.837372" calcext:value-type="float">
            <text:p>0.837372</text:p>
          </table:table-cell>
          <table:table-cell office:value-type="float" office:value="0.328567" calcext:value-type="float">
            <text:p>0.32856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1753" calcext:value-type="float">
            <text:p>0.051753</text:p>
          </table:table-cell>
          <table:table-cell office:value-type="float" office:value="0.089361" calcext:value-type="float">
            <text:p>0.089361</text:p>
          </table:table-cell>
          <table:table-cell office:value-type="float" office:value="0.034893" calcext:value-type="float">
            <text:p>0.034893</text:p>
          </table:table-cell>
          <table:table-cell office:value-type="float" office:value="0.320866" calcext:value-type="float">
            <text:p>0.320866</text:p>
          </table:table-cell>
          <table:table-cell office:value-type="float" office:value="0.823526" calcext:value-type="float">
            <text:p>0.823526</text:p>
          </table:table-cell>
          <table:table-cell office:value-type="float" office:value="0.296801" calcext:value-type="float">
            <text:p>0.29680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4438" calcext:value-type="float">
            <text:p>0.044438</text:p>
          </table:table-cell>
          <table:table-cell office:value-type="float" office:value="0.083371" calcext:value-type="float">
            <text:p>0.083371</text:p>
          </table:table-cell>
          <table:table-cell office:value-type="float" office:value="0.036896" calcext:value-type="float">
            <text:p>0.036896</text:p>
          </table:table-cell>
          <table:table-cell office:value-type="float" office:value="0.347207" calcext:value-type="float">
            <text:p>0.347207</text:p>
          </table:table-cell>
          <table:table-cell office:value-type="float" office:value="0.84589" calcext:value-type="float">
            <text:p>0.84589</text:p>
          </table:table-cell>
          <table:table-cell office:value-type="float" office:value="0.306616" calcext:value-type="float">
            <text:p>0.30661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0621" calcext:value-type="float">
            <text:p>0.050621</text:p>
          </table:table-cell>
          <table:table-cell office:value-type="float" office:value="0.084799" calcext:value-type="float">
            <text:p>0.084799</text:p>
          </table:table-cell>
          <table:table-cell office:value-type="float" office:value="0.034928" calcext:value-type="float">
            <text:p>0.034928</text:p>
          </table:table-cell>
          <table:table-cell office:value-type="float" office:value="0.317747" calcext:value-type="float">
            <text:p>0.317747</text:p>
          </table:table-cell>
          <table:table-cell office:value-type="float" office:value="0.828427" calcext:value-type="float">
            <text:p>0.828427</text:p>
          </table:table-cell>
          <table:table-cell office:value-type="float" office:value="0.284175" calcext:value-type="float">
            <text:p>0.28417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3277" calcext:value-type="float">
            <text:p>0.043277</text:p>
          </table:table-cell>
          <table:table-cell office:value-type="float" office:value="0.082507" calcext:value-type="float">
            <text:p>0.082507</text:p>
          </table:table-cell>
          <table:table-cell office:value-type="float" office:value="0.025272" calcext:value-type="float">
            <text:p>0.025272</text:p>
          </table:table-cell>
          <table:table-cell office:value-type="float" office:value="0.353577" calcext:value-type="float">
            <text:p>0.353577</text:p>
          </table:table-cell>
          <table:table-cell office:value-type="float" office:value="0.825675" calcext:value-type="float">
            <text:p>0.825675</text:p>
          </table:table-cell>
          <table:table-cell office:value-type="float" office:value="0.321135" calcext:value-type="float">
            <text:p>0.32113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6941" calcext:value-type="float">
            <text:p>0.046941</text:p>
          </table:table-cell>
          <table:table-cell office:value-type="float" office:value="0.088032" calcext:value-type="float">
            <text:p>0.088032</text:p>
          </table:table-cell>
          <table:table-cell office:value-type="float" office:value="0.027828" calcext:value-type="float">
            <text:p>0.027828</text:p>
          </table:table-cell>
          <table:table-cell office:value-type="float" office:value="0.310319" calcext:value-type="float">
            <text:p>0.310319</text:p>
          </table:table-cell>
          <table:table-cell office:value-type="float" office:value="0.82974" calcext:value-type="float">
            <text:p>0.82974</text:p>
          </table:table-cell>
          <table:table-cell office:value-type="float" office:value="0.284416" calcext:value-type="float">
            <text:p>0.28441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5555" calcext:value-type="float">
            <text:p>0.045555</text:p>
          </table:table-cell>
          <table:table-cell office:value-type="float" office:value="0.083329" calcext:value-type="float">
            <text:p>0.083329</text:p>
          </table:table-cell>
          <table:table-cell office:value-type="float" office:value="0.036926" calcext:value-type="float">
            <text:p>0.036926</text:p>
          </table:table-cell>
          <table:table-cell office:value-type="float" office:value="0.336585" calcext:value-type="float">
            <text:p>0.336585</text:p>
          </table:table-cell>
          <table:table-cell office:value-type="float" office:value="0.815516" calcext:value-type="float">
            <text:p>0.815516</text:p>
          </table:table-cell>
          <table:table-cell office:value-type="float" office:value="0.338191" calcext:value-type="float">
            <text:p>0.33819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7583" calcext:value-type="float">
            <text:p>0.047583</text:p>
          </table:table-cell>
          <table:table-cell office:value-type="float" office:value="0.084332" calcext:value-type="float">
            <text:p>0.084332</text:p>
          </table:table-cell>
          <table:table-cell office:value-type="float" office:value="0.029935" calcext:value-type="float">
            <text:p>0.029935</text:p>
          </table:table-cell>
          <table:table-cell office:value-type="float" office:value="0.312248" calcext:value-type="float">
            <text:p>0.312248</text:p>
          </table:table-cell>
          <table:table-cell office:value-type="float" office:value="0.825561" calcext:value-type="float">
            <text:p>0.825561</text:p>
          </table:table-cell>
          <table:table-cell office:value-type="float" office:value="0.326797" calcext:value-type="float">
            <text:p>0.32679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6907" calcext:value-type="float">
            <text:p>0.046907</text:p>
          </table:table-cell>
          <table:table-cell office:value-type="float" office:value="0.085111" calcext:value-type="float">
            <text:p>0.085111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32977" calcext:value-type="float">
            <text:p>0.32977</text:p>
          </table:table-cell>
          <table:table-cell office:value-type="float" office:value="0.836856" calcext:value-type="float">
            <text:p>0.836856</text:p>
          </table:table-cell>
          <table:table-cell office:value-type="float" office:value="0.318619" calcext:value-type="float">
            <text:p>0.31861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8718" calcext:value-type="float">
            <text:p>0.048718</text:p>
          </table:table-cell>
          <table:table-cell office:value-type="float" office:value="0.084143" calcext:value-type="float">
            <text:p>0.084143</text:p>
          </table:table-cell>
          <table:table-cell office:value-type="float" office:value="0.037212" calcext:value-type="float">
            <text:p>0.037212</text:p>
          </table:table-cell>
          <table:table-cell office:value-type="float" office:value="0.322089" calcext:value-type="float">
            <text:p>0.322089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321252" calcext:value-type="float">
            <text:p>0.32125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2879" calcext:value-type="float">
            <text:p>0.052879</text:p>
          </table:table-cell>
          <table:table-cell office:value-type="float" office:value="0.087581" calcext:value-type="float">
            <text:p>0.087581</text:p>
          </table:table-cell>
          <table:table-cell office:value-type="float" office:value="0.028028" calcext:value-type="float">
            <text:p>0.028028</text:p>
          </table:table-cell>
          <table:table-cell office:value-type="float" office:value="0.302341" calcext:value-type="float">
            <text:p>0.302341</text:p>
          </table:table-cell>
          <table:table-cell office:value-type="float" office:value="0.82446" calcext:value-type="float">
            <text:p>0.82446</text:p>
          </table:table-cell>
          <table:table-cell office:value-type="float" office:value="0.369617" calcext:value-type="float">
            <text:p>0.36961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3028" calcext:value-type="float">
            <text:p>0.043028</text:p>
          </table:table-cell>
          <table:table-cell office:value-type="float" office:value="0.087485" calcext:value-type="float">
            <text:p>0.087485</text:p>
          </table:table-cell>
          <table:table-cell office:value-type="float" office:value="0.032856" calcext:value-type="float">
            <text:p>0.032856</text:p>
          </table:table-cell>
          <table:table-cell office:value-type="float" office:value="0.329876" calcext:value-type="float">
            <text:p>0.329876</text:p>
          </table:table-cell>
          <table:table-cell office:value-type="float" office:value="0.837838" calcext:value-type="float">
            <text:p>0.837838</text:p>
          </table:table-cell>
          <table:table-cell office:value-type="float" office:value="0.295825" calcext:value-type="float">
            <text:p>0.29582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5072" calcext:value-type="float">
            <text:p>0.055072</text:p>
          </table:table-cell>
          <table:table-cell office:value-type="float" office:value="0.098463" calcext:value-type="float">
            <text:p>0.098463</text:p>
          </table:table-cell>
          <table:table-cell office:value-type="float" office:value="0.046489" calcext:value-type="float">
            <text:p>0.046489</text:p>
          </table:table-cell>
          <table:table-cell office:value-type="float" office:value="0.362706" calcext:value-type="float">
            <text:p>0.362706</text:p>
          </table:table-cell>
          <table:table-cell office:value-type="float" office:value="0.818307" calcext:value-type="float">
            <text:p>0.818307</text:p>
          </table:table-cell>
          <table:table-cell office:value-type="float" office:value="0.330943" calcext:value-type="float">
            <text:p>0.33094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2152" calcext:value-type="float">
            <text:p>0.052152</text:p>
          </table:table-cell>
          <table:table-cell office:value-type="float" office:value="0.084435" calcext:value-type="float">
            <text:p>0.084435</text:p>
          </table:table-cell>
          <table:table-cell office:value-type="float" office:value="0.034216" calcext:value-type="float">
            <text:p>0.034216</text:p>
          </table:table-cell>
          <table:table-cell office:value-type="float" office:value="0.327245" calcext:value-type="float">
            <text:p>0.327245</text:p>
          </table:table-cell>
          <table:table-cell office:value-type="float" office:value="0.829391" calcext:value-type="float">
            <text:p>0.829391</text:p>
          </table:table-cell>
          <table:table-cell office:value-type="float" office:value="0.278853" calcext:value-type="float">
            <text:p>0.27885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5927" calcext:value-type="float">
            <text:p>0.055927</text:p>
          </table:table-cell>
          <table:table-cell office:value-type="float" office:value="0.088964" calcext:value-type="float">
            <text:p>0.088964</text:p>
          </table:table-cell>
          <table:table-cell office:value-type="float" office:value="0.028197" calcext:value-type="float">
            <text:p>0.028197</text:p>
          </table:table-cell>
          <table:table-cell office:value-type="float" office:value="0.3162" calcext:value-type="float">
            <text:p>0.3162</text:p>
          </table:table-cell>
          <table:table-cell office:value-type="float" office:value="0.822082" calcext:value-type="float">
            <text:p>0.822082</text:p>
          </table:table-cell>
          <table:table-cell office:value-type="float" office:value="0.272893" calcext:value-type="float">
            <text:p>0.27289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8197" calcext:value-type="float">
            <text:p>0.048197</text:p>
          </table:table-cell>
          <table:table-cell office:value-type="float" office:value="0.087563" calcext:value-type="float">
            <text:p>0.087563</text:p>
          </table:table-cell>
          <table:table-cell office:value-type="float" office:value="0.038502" calcext:value-type="float">
            <text:p>0.038502</text:p>
          </table:table-cell>
          <table:table-cell office:value-type="float" office:value="0.341174" calcext:value-type="float">
            <text:p>0.341174</text:p>
          </table:table-cell>
          <table:table-cell office:value-type="float" office:value="0.829999" calcext:value-type="float">
            <text:p>0.829999</text:p>
          </table:table-cell>
          <table:table-cell office:value-type="float" office:value="0.309957" calcext:value-type="float">
            <text:p>0.30995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5211" calcext:value-type="float">
            <text:p>0.055211</text:p>
          </table:table-cell>
          <table:table-cell office:value-type="float" office:value="0.08287" calcext:value-type="float">
            <text:p>0.08287</text:p>
          </table:table-cell>
          <table:table-cell office:value-type="float" office:value="0.040444" calcext:value-type="float">
            <text:p>0.040444</text:p>
          </table:table-cell>
          <table:table-cell office:value-type="float" office:value="0.339493" calcext:value-type="float">
            <text:p>0.339493</text:p>
          </table:table-cell>
          <table:table-cell office:value-type="float" office:value="0.819835" calcext:value-type="float">
            <text:p>0.819835</text:p>
          </table:table-cell>
          <table:table-cell office:value-type="float" office:value="0.27223" calcext:value-type="float">
            <text:p>0.2722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6376" calcext:value-type="float">
            <text:p>0.046376</text:p>
          </table:table-cell>
          <table:table-cell office:value-type="float" office:value="0.08478" calcext:value-type="float">
            <text:p>0.08478</text:p>
          </table:table-cell>
          <table:table-cell office:value-type="float" office:value="0.048322" calcext:value-type="float">
            <text:p>0.048322</text:p>
          </table:table-cell>
          <table:table-cell office:value-type="float" office:value="0.28307" calcext:value-type="float">
            <text:p>0.28307</text:p>
          </table:table-cell>
          <table:table-cell office:value-type="float" office:value="0.818992" calcext:value-type="float">
            <text:p>0.818992</text:p>
          </table:table-cell>
          <table:table-cell office:value-type="float" office:value="0.294717" calcext:value-type="float">
            <text:p>0.29471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2192" calcext:value-type="float">
            <text:p>0.052192</text:p>
          </table:table-cell>
          <table:table-cell office:value-type="float" office:value="0.089329" calcext:value-type="float">
            <text:p>0.089329</text:p>
          </table:table-cell>
          <table:table-cell office:value-type="float" office:value="0.03152" calcext:value-type="float">
            <text:p>0.03152</text:p>
          </table:table-cell>
          <table:table-cell office:value-type="float" office:value="0.320438" calcext:value-type="float">
            <text:p>0.320438</text:p>
          </table:table-cell>
          <table:table-cell office:value-type="float" office:value="0.825978" calcext:value-type="float">
            <text:p>0.825978</text:p>
          </table:table-cell>
          <table:table-cell office:value-type="float" office:value="0.335533" calcext:value-type="float">
            <text:p>0.33553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2051" calcext:value-type="float">
            <text:p>0.052051</text:p>
          </table:table-cell>
          <table:table-cell office:value-type="float" office:value="0.083744" calcext:value-type="float">
            <text:p>0.083744</text:p>
          </table:table-cell>
          <table:table-cell office:value-type="float" office:value="0.028889" calcext:value-type="float">
            <text:p>0.028889</text:p>
          </table:table-cell>
          <table:table-cell office:value-type="float" office:value="0.33413" calcext:value-type="float">
            <text:p>0.33413</text:p>
          </table:table-cell>
          <table:table-cell office:value-type="float" office:value="0.838541" calcext:value-type="float">
            <text:p>0.838541</text:p>
          </table:table-cell>
          <table:table-cell office:value-type="float" office:value="0.291484" calcext:value-type="float">
            <text:p>0.29148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2531" calcext:value-type="float">
            <text:p>0.042531</text:p>
          </table:table-cell>
          <table:table-cell office:value-type="float" office:value="0.08905" calcext:value-type="float">
            <text:p>0.08905</text:p>
          </table:table-cell>
          <table:table-cell office:value-type="float" office:value="0.036418" calcext:value-type="float">
            <text:p>0.036418</text:p>
          </table:table-cell>
          <table:table-cell office:value-type="float" office:value="0.328944" calcext:value-type="float">
            <text:p>0.328944</text:p>
          </table:table-cell>
          <table:table-cell office:value-type="float" office:value="0.837504" calcext:value-type="float">
            <text:p>0.837504</text:p>
          </table:table-cell>
          <table:table-cell office:value-type="float" office:value="0.358879" calcext:value-type="float">
            <text:p>0.35887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2473" calcext:value-type="float">
            <text:p>0.042473</text:p>
          </table:table-cell>
          <table:table-cell office:value-type="float" office:value="0.084709" calcext:value-type="float">
            <text:p>0.084709</text:p>
          </table:table-cell>
          <table:table-cell office:value-type="float" office:value="0.037542" calcext:value-type="float">
            <text:p>0.037542</text:p>
          </table:table-cell>
          <table:table-cell office:value-type="float" office:value="0.334469" calcext:value-type="float">
            <text:p>0.334469</text:p>
          </table:table-cell>
          <table:table-cell office:value-type="float" office:value="0.830857" calcext:value-type="float">
            <text:p>0.830857</text:p>
          </table:table-cell>
          <table:table-cell office:value-type="float" office:value="0.292707" calcext:value-type="float">
            <text:p>0.29270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2962" calcext:value-type="float">
            <text:p>0.042962</text:p>
          </table:table-cell>
          <table:table-cell office:value-type="float" office:value="0.086897" calcext:value-type="float">
            <text:p>0.086897</text:p>
          </table:table-cell>
          <table:table-cell office:value-type="float" office:value="0.040975" calcext:value-type="float">
            <text:p>0.040975</text:p>
          </table:table-cell>
          <table:table-cell office:value-type="float" office:value="0.346252" calcext:value-type="float">
            <text:p>0.346252</text:p>
          </table:table-cell>
          <table:table-cell office:value-type="float" office:value="0.827962" calcext:value-type="float">
            <text:p>0.827962</text:p>
          </table:table-cell>
          <table:table-cell office:value-type="float" office:value="0.335815" calcext:value-type="float">
            <text:p>0.33581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2583" calcext:value-type="float">
            <text:p>0.042583</text:p>
          </table:table-cell>
          <table:table-cell office:value-type="float" office:value="0.087022" calcext:value-type="float">
            <text:p>0.087022</text:p>
          </table:table-cell>
          <table:table-cell office:value-type="float" office:value="0.040273" calcext:value-type="float">
            <text:p>0.040273</text:p>
          </table:table-cell>
          <table:table-cell office:value-type="float" office:value="0.338147" calcext:value-type="float">
            <text:p>0.338147</text:p>
          </table:table-cell>
          <table:table-cell office:value-type="float" office:value="0.831955" calcext:value-type="float">
            <text:p>0.831955</text:p>
          </table:table-cell>
          <table:table-cell office:value-type="float" office:value="0.297327" calcext:value-type="float">
            <text:p>0.29732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7066" calcext:value-type="float">
            <text:p>0.057066</text:p>
          </table:table-cell>
          <table:table-cell office:value-type="float" office:value="0.083834" calcext:value-type="float">
            <text:p>0.083834</text:p>
          </table:table-cell>
          <table:table-cell office:value-type="float" office:value="0.04118" calcext:value-type="float">
            <text:p>0.04118</text:p>
          </table:table-cell>
          <table:table-cell office:value-type="float" office:value="0.33434" calcext:value-type="float">
            <text:p>0.33434</text:p>
          </table:table-cell>
          <table:table-cell office:value-type="float" office:value="0.837945" calcext:value-type="float">
            <text:p>0.837945</text:p>
          </table:table-cell>
          <table:table-cell office:value-type="float" office:value="0.288913" calcext:value-type="float">
            <text:p>0.28891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37839" calcext:value-type="float">
            <text:p>0.037839</text:p>
          </table:table-cell>
          <table:table-cell office:value-type="float" office:value="0.090316" calcext:value-type="float">
            <text:p>0.090316</text:p>
          </table:table-cell>
          <table:table-cell office:value-type="float" office:value="0.038997" calcext:value-type="float">
            <text:p>0.038997</text:p>
          </table:table-cell>
          <table:table-cell office:value-type="float" office:value="0.343761" calcext:value-type="float">
            <text:p>0.343761</text:p>
          </table:table-cell>
          <table:table-cell office:value-type="float" office:value="0.844393" calcext:value-type="float">
            <text:p>0.844393</text:p>
          </table:table-cell>
          <table:table-cell office:value-type="float" office:value="0.366188" calcext:value-type="float">
            <text:p>0.36618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6998" calcext:value-type="float">
            <text:p>0.046998</text:p>
          </table:table-cell>
          <table:table-cell office:value-type="float" office:value="0.086989" calcext:value-type="float">
            <text:p>0.086989</text:p>
          </table:table-cell>
          <table:table-cell office:value-type="float" office:value="0.034838" calcext:value-type="float">
            <text:p>0.034838</text:p>
          </table:table-cell>
          <table:table-cell office:value-type="float" office:value="0.324489" calcext:value-type="float">
            <text:p>0.324489</text:p>
          </table:table-cell>
          <table:table-cell office:value-type="float" office:value="0.829612" calcext:value-type="float">
            <text:p>0.829612</text:p>
          </table:table-cell>
          <table:table-cell office:value-type="float" office:value="0.325684" calcext:value-type="float">
            <text:p>0.32568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1348" calcext:value-type="float">
            <text:p>0.051348</text:p>
          </table:table-cell>
          <table:table-cell office:value-type="float" office:value="0.085758" calcext:value-type="float">
            <text:p>0.085758</text:p>
          </table:table-cell>
          <table:table-cell office:value-type="float" office:value="0.041617" calcext:value-type="float">
            <text:p>0.041617</text:p>
          </table:table-cell>
          <table:table-cell office:value-type="float" office:value="0.341437" calcext:value-type="float">
            <text:p>0.341437</text:p>
          </table:table-cell>
          <table:table-cell office:value-type="float" office:value="0.8446" calcext:value-type="float">
            <text:p>0.8446</text:p>
          </table:table-cell>
          <table:table-cell office:value-type="float" office:value="0.341443" calcext:value-type="float">
            <text:p>0.34144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2712" calcext:value-type="float">
            <text:p>0.052712</text:p>
          </table:table-cell>
          <table:table-cell office:value-type="float" office:value="0.088899" calcext:value-type="float">
            <text:p>0.088899</text:p>
          </table:table-cell>
          <table:table-cell office:value-type="float" office:value="0.049808" calcext:value-type="float">
            <text:p>0.049808</text:p>
          </table:table-cell>
          <table:table-cell office:value-type="float" office:value="0.339275" calcext:value-type="float">
            <text:p>0.339275</text:p>
          </table:table-cell>
          <table:table-cell office:value-type="float" office:value="0.83591" calcext:value-type="float">
            <text:p>0.83591</text:p>
          </table:table-cell>
          <table:table-cell office:value-type="float" office:value="0.297027" calcext:value-type="float">
            <text:p>0.29702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6292" calcext:value-type="float">
            <text:p>0.046292</text:p>
          </table:table-cell>
          <table:table-cell office:value-type="float" office:value="0.086881" calcext:value-type="float">
            <text:p>0.086881</text:p>
          </table:table-cell>
          <table:table-cell office:value-type="float" office:value="0.031407" calcext:value-type="float">
            <text:p>0.031407</text:p>
          </table:table-cell>
          <table:table-cell office:value-type="float" office:value="0.335207" calcext:value-type="float">
            <text:p>0.335207</text:p>
          </table:table-cell>
          <table:table-cell office:value-type="float" office:value="0.823555" calcext:value-type="float">
            <text:p>0.823555</text:p>
          </table:table-cell>
          <table:table-cell office:value-type="float" office:value="0.330628" calcext:value-type="float">
            <text:p>0.33062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2962" calcext:value-type="float">
            <text:p>0.042962</text:p>
          </table:table-cell>
          <table:table-cell office:value-type="float" office:value="0.087495" calcext:value-type="float">
            <text:p>0.087495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340594" calcext:value-type="float">
            <text:p>0.340594</text:p>
          </table:table-cell>
          <table:table-cell office:value-type="float" office:value="0.839683" calcext:value-type="float">
            <text:p>0.839683</text:p>
          </table:table-cell>
          <table:table-cell office:value-type="float" office:value="0.325729" calcext:value-type="float">
            <text:p>0.32572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2662" calcext:value-type="float">
            <text:p>0.042662</text:p>
          </table:table-cell>
          <table:table-cell office:value-type="float" office:value="0.087544" calcext:value-type="float">
            <text:p>0.087544</text:p>
          </table:table-cell>
          <table:table-cell office:value-type="float" office:value="0.043183" calcext:value-type="float">
            <text:p>0.043183</text:p>
          </table:table-cell>
          <table:table-cell office:value-type="float" office:value="0.335734" calcext:value-type="float">
            <text:p>0.335734</text:p>
          </table:table-cell>
          <table:table-cell office:value-type="float" office:value="0.821421" calcext:value-type="float">
            <text:p>0.821421</text:p>
          </table:table-cell>
          <table:table-cell office:value-type="float" office:value="0.320925" calcext:value-type="float">
            <text:p>0.32092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4454" calcext:value-type="float">
            <text:p>0.054454</text:p>
          </table:table-cell>
          <table:table-cell office:value-type="float" office:value="0.086001" calcext:value-type="float">
            <text:p>0.086001</text:p>
          </table:table-cell>
          <table:table-cell office:value-type="float" office:value="0.037735" calcext:value-type="float">
            <text:p>0.037735</text:p>
          </table:table-cell>
          <table:table-cell office:value-type="float" office:value="0.33028" calcext:value-type="float">
            <text:p>0.33028</text:p>
          </table:table-cell>
          <table:table-cell office:value-type="float" office:value="0.83796" calcext:value-type="float">
            <text:p>0.83796</text:p>
          </table:table-cell>
          <table:table-cell office:value-type="float" office:value="0.338642" calcext:value-type="float">
            <text:p>0.33864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9268" calcext:value-type="float">
            <text:p>0.049268</text:p>
          </table:table-cell>
          <table:table-cell office:value-type="float" office:value="0.087427" calcext:value-type="float">
            <text:p>0.087427</text:p>
          </table:table-cell>
          <table:table-cell office:value-type="float" office:value="0.042875" calcext:value-type="float">
            <text:p>0.042875</text:p>
          </table:table-cell>
          <table:table-cell office:value-type="float" office:value="0.333217" calcext:value-type="float">
            <text:p>0.333217</text:p>
          </table:table-cell>
          <table:table-cell office:value-type="float" office:value="0.81783" calcext:value-type="float">
            <text:p>0.81783</text:p>
          </table:table-cell>
          <table:table-cell office:value-type="float" office:value="0.290879" calcext:value-type="float">
            <text:p>0.29087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5742" calcext:value-type="float">
            <text:p>0.045742</text:p>
          </table:table-cell>
          <table:table-cell office:value-type="float" office:value="0.086394" calcext:value-type="float">
            <text:p>0.086394</text:p>
          </table:table-cell>
          <table:table-cell office:value-type="float" office:value="0.036644" calcext:value-type="float">
            <text:p>0.036644</text:p>
          </table:table-cell>
          <table:table-cell office:value-type="float" office:value="0.332221" calcext:value-type="float">
            <text:p>0.332221</text:p>
          </table:table-cell>
          <table:table-cell office:value-type="float" office:value="0.837893" calcext:value-type="float">
            <text:p>0.837893</text:p>
          </table:table-cell>
          <table:table-cell office:value-type="float" office:value="0.264903" calcext:value-type="float">
            <text:p>0.26490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279" calcext:value-type="float">
            <text:p>0.04279</text:p>
          </table:table-cell>
          <table:table-cell office:value-type="float" office:value="0.085559" calcext:value-type="float">
            <text:p>0.085559</text:p>
          </table:table-cell>
          <table:table-cell office:value-type="float" office:value="0.033736" calcext:value-type="float">
            <text:p>0.033736</text:p>
          </table:table-cell>
          <table:table-cell office:value-type="float" office:value="0.343529" calcext:value-type="float">
            <text:p>0.343529</text:p>
          </table:table-cell>
          <table:table-cell office:value-type="float" office:value="0.842075" calcext:value-type="float">
            <text:p>0.842075</text:p>
          </table:table-cell>
          <table:table-cell office:value-type="float" office:value="0.33218" calcext:value-type="float">
            <text:p>0.3321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5632" calcext:value-type="float">
            <text:p>0.045632</text:p>
          </table:table-cell>
          <table:table-cell office:value-type="float" office:value="0.085601" calcext:value-type="float">
            <text:p>0.085601</text:p>
          </table:table-cell>
          <table:table-cell office:value-type="float" office:value="0.034225" calcext:value-type="float">
            <text:p>0.034225</text:p>
          </table:table-cell>
          <table:table-cell office:value-type="float" office:value="0.326863" calcext:value-type="float">
            <text:p>0.326863</text:p>
          </table:table-cell>
          <table:table-cell office:value-type="float" office:value="0.832297" calcext:value-type="float">
            <text:p>0.832297</text:p>
          </table:table-cell>
          <table:table-cell office:value-type="float" office:value="0.335549" calcext:value-type="float">
            <text:p>0.33554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9886" calcext:value-type="float">
            <text:p>0.049886</text:p>
          </table:table-cell>
          <table:table-cell office:value-type="float" office:value="0.094919" calcext:value-type="float">
            <text:p>0.094919</text:p>
          </table:table-cell>
          <table:table-cell office:value-type="float" office:value="0.039781" calcext:value-type="float">
            <text:p>0.039781</text:p>
          </table:table-cell>
          <table:table-cell office:value-type="float" office:value="0.319844" calcext:value-type="float">
            <text:p>0.319844</text:p>
          </table:table-cell>
          <table:table-cell office:value-type="float" office:value="0.824607" calcext:value-type="float">
            <text:p>0.824607</text:p>
          </table:table-cell>
          <table:table-cell office:value-type="float" office:value="0.347669" calcext:value-type="float">
            <text:p>0.34766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7839" calcext:value-type="float">
            <text:p>0.047839</text:p>
          </table:table-cell>
          <table:table-cell office:value-type="float" office:value="0.085987" calcext:value-type="float">
            <text:p>0.085987</text:p>
          </table:table-cell>
          <table:table-cell office:value-type="float" office:value="0.031777" calcext:value-type="float">
            <text:p>0.031777</text:p>
          </table:table-cell>
          <table:table-cell office:value-type="float" office:value="0.342829" calcext:value-type="float">
            <text:p>0.342829</text:p>
          </table:table-cell>
          <table:table-cell office:value-type="float" office:value="0.826211" calcext:value-type="float">
            <text:p>0.826211</text:p>
          </table:table-cell>
          <table:table-cell office:value-type="float" office:value="0.326132" calcext:value-type="float">
            <text:p>0.32613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4079" calcext:value-type="float">
            <text:p>0.044079</text:p>
          </table:table-cell>
          <table:table-cell office:value-type="float" office:value="0.083533" calcext:value-type="float">
            <text:p>0.083533</text:p>
          </table:table-cell>
          <table:table-cell office:value-type="float" office:value="0.034052" calcext:value-type="float">
            <text:p>0.034052</text:p>
          </table:table-cell>
          <table:table-cell office:value-type="float" office:value="0.339631" calcext:value-type="float">
            <text:p>0.339631</text:p>
          </table:table-cell>
          <table:table-cell office:value-type="float" office:value="0.840404" calcext:value-type="float">
            <text:p>0.840404</text:p>
          </table:table-cell>
          <table:table-cell office:value-type="float" office:value="0.328553" calcext:value-type="float">
            <text:p>0.32855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39814" calcext:value-type="float">
            <text:p>0.039814</text:p>
          </table:table-cell>
          <table:table-cell office:value-type="float" office:value="0.085469" calcext:value-type="float">
            <text:p>0.085469</text:p>
          </table:table-cell>
          <table:table-cell office:value-type="float" office:value="0.043266" calcext:value-type="float">
            <text:p>0.043266</text:p>
          </table:table-cell>
          <table:table-cell office:value-type="float" office:value="0.331433" calcext:value-type="float">
            <text:p>0.331433</text:p>
          </table:table-cell>
          <table:table-cell office:value-type="float" office:value="0.827194" calcext:value-type="float">
            <text:p>0.827194</text:p>
          </table:table-cell>
          <table:table-cell office:value-type="float" office:value="0.304037" calcext:value-type="float">
            <text:p>0.30403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6383" calcext:value-type="float">
            <text:p>0.046383</text:p>
          </table:table-cell>
          <table:table-cell office:value-type="float" office:value="0.085434" calcext:value-type="float">
            <text:p>0.085434</text:p>
          </table:table-cell>
          <table:table-cell office:value-type="float" office:value="0.042921" calcext:value-type="float">
            <text:p>0.042921</text:p>
          </table:table-cell>
          <table:table-cell office:value-type="float" office:value="0.316687" calcext:value-type="float">
            <text:p>0.316687</text:p>
          </table:table-cell>
          <table:table-cell office:value-type="float" office:value="0.829564" calcext:value-type="float">
            <text:p>0.829564</text:p>
          </table:table-cell>
          <table:table-cell office:value-type="float" office:value="0.325593" calcext:value-type="float">
            <text:p>0.32559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497" calcext:value-type="float">
            <text:p>0.04497</text:p>
          </table:table-cell>
          <table:table-cell office:value-type="float" office:value="0.084259" calcext:value-type="float">
            <text:p>0.084259</text:p>
          </table:table-cell>
          <table:table-cell office:value-type="float" office:value="0.033241" calcext:value-type="float">
            <text:p>0.033241</text:p>
          </table:table-cell>
          <table:table-cell office:value-type="float" office:value="0.350095" calcext:value-type="float">
            <text:p>0.350095</text:p>
          </table:table-cell>
          <table:table-cell office:value-type="float" office:value="0.846395" calcext:value-type="float">
            <text:p>0.846395</text:p>
          </table:table-cell>
          <table:table-cell office:value-type="float" office:value="0.329948" calcext:value-type="float">
            <text:p>0.32994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3742" calcext:value-type="float">
            <text:p>0.043742</text:p>
          </table:table-cell>
          <table:table-cell office:value-type="float" office:value="0.085976" calcext:value-type="float">
            <text:p>0.085976</text:p>
          </table:table-cell>
          <table:table-cell office:value-type="float" office:value="0.052845" calcext:value-type="float">
            <text:p>0.052845</text:p>
          </table:table-cell>
          <table:table-cell office:value-type="float" office:value="0.336334" calcext:value-type="float">
            <text:p>0.336334</text:p>
          </table:table-cell>
          <table:table-cell office:value-type="float" office:value="0.82782" calcext:value-type="float">
            <text:p>0.82782</text:p>
          </table:table-cell>
          <table:table-cell office:value-type="float" office:value="0.331973" calcext:value-type="float">
            <text:p>0.33197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0401" calcext:value-type="float">
            <text:p>0.040401</text:p>
          </table:table-cell>
          <table:table-cell office:value-type="float" office:value="0.086449" calcext:value-type="float">
            <text:p>0.086449</text:p>
          </table:table-cell>
          <table:table-cell office:value-type="float" office:value="0.031436" calcext:value-type="float">
            <text:p>0.031436</text:p>
          </table:table-cell>
          <table:table-cell office:value-type="float" office:value="0.324764" calcext:value-type="float">
            <text:p>0.324764</text:p>
          </table:table-cell>
          <table:table-cell office:value-type="float" office:value="0.840798" calcext:value-type="float">
            <text:p>0.840798</text:p>
          </table:table-cell>
          <table:table-cell office:value-type="float" office:value="0.394495" calcext:value-type="float">
            <text:p>0.39449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2229" calcext:value-type="float">
            <text:p>0.042229</text:p>
          </table:table-cell>
          <table:table-cell office:value-type="float" office:value="0.086946" calcext:value-type="float">
            <text:p>0.086946</text:p>
          </table:table-cell>
          <table:table-cell office:value-type="float" office:value="0.031028" calcext:value-type="float">
            <text:p>0.031028</text:p>
          </table:table-cell>
          <table:table-cell office:value-type="float" office:value="0.341768" calcext:value-type="float">
            <text:p>0.341768</text:p>
          </table:table-cell>
          <table:table-cell office:value-type="float" office:value="0.838965" calcext:value-type="float">
            <text:p>0.838965</text:p>
          </table:table-cell>
          <table:table-cell office:value-type="float" office:value="0.301148" calcext:value-type="float">
            <text:p>0.30114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0844" calcext:value-type="float">
            <text:p>0.040844</text:p>
          </table:table-cell>
          <table:table-cell office:value-type="float" office:value="0.084247" calcext:value-type="float">
            <text:p>0.084247</text:p>
          </table:table-cell>
          <table:table-cell office:value-type="float" office:value="0.037823" calcext:value-type="float">
            <text:p>0.037823</text:p>
          </table:table-cell>
          <table:table-cell office:value-type="float" office:value="0.356245" calcext:value-type="float">
            <text:p>0.356245</text:p>
          </table:table-cell>
          <table:table-cell office:value-type="float" office:value="0.849054" calcext:value-type="float">
            <text:p>0.849054</text:p>
          </table:table-cell>
          <table:table-cell office:value-type="float" office:value="0.337359" calcext:value-type="float">
            <text:p>0.33735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46203" calcext:value-type="float">
            <text:p>0.046203</text:p>
          </table:table-cell>
          <table:table-cell office:value-type="float" office:value="0.082574" calcext:value-type="float">
            <text:p>0.082574</text:p>
          </table:table-cell>
          <table:table-cell office:value-type="float" office:value="0.04522" calcext:value-type="float">
            <text:p>0.04522</text:p>
          </table:table-cell>
          <table:table-cell office:value-type="float" office:value="0.330579" calcext:value-type="float">
            <text:p>0.330579</text:p>
          </table:table-cell>
          <table:table-cell office:value-type="float" office:value="0.831236" calcext:value-type="float">
            <text:p>0.831236</text:p>
          </table:table-cell>
          <table:table-cell office:value-type="float" office:value="0.317569" calcext:value-type="float">
            <text:p>0.31756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</text:p>
          </table:table-cell>
          <table:table-cell office:value-type="float" office:value="0.050138" calcext:value-type="float">
            <text:p>0.050138</text:p>
          </table:table-cell>
          <table:table-cell office:value-type="float" office:value="0.088983" calcext:value-type="float">
            <text:p>0.088983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0.344685" calcext:value-type="float">
            <text:p>0.344685</text:p>
          </table:table-cell>
          <table:table-cell office:value-type="float" office:value="0.825671" calcext:value-type="float">
            <text:p>0.825671</text:p>
          </table:table-cell>
          <table:table-cell office:value-type="float" office:value="0.364027" calcext:value-type="float">
            <text:p>0.364027</text:p>
          </table:table-cell>
          <table:table-cell table:number-columns-repeated="7"/>
        </table:table-row>
      </table:table>
      <table:table table:name="raw nebula" table:style-name="ta1">
        <table:table-column table:style-name="co1" table:number-columns-repeated="2" table:default-cell-style-name="ce2"/>
        <table:table-column table:style-name="co1" table:number-columns-repeated="62" table:default-cell-style-name="Default"/>
        <table:table-row table:style-name="ro2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6"/>
          <table:table-cell/>
          <table:table-cell table:style-name="ce1" table:number-columns-repeated="13"/>
          <table:table-cell/>
          <table:table-cell table:style-name="ce1" table:number-columns-repeated="6"/>
          <table:table-cell/>
          <table:table-cell table:style-name="ce1" table:number-columns-repeated="6"/>
          <table:table-cell/>
          <table:table-cell table:style-name="ce1" table:number-columns-repeated="13"/>
          <table:table-cell/>
          <table:table-cell table:style-name="ce1" table:number-columns-repeated="6"/>
          <table:table-cell/>
          <table:table-cell table:style-name="ce1" table:number-columns-repeated="5"/>
        </table:table-row>
        <table:table-row table:style-name="ro1" table:number-rows-repeated="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3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9:18:01.267948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1T10:30:54.051989054</meta:creation-date>
    <dc:date>2020-06-21T20:06:09.540754208</dc:date>
    <meta:editing-duration>PT1H14M53S</meta:editing-duration>
    <meta:editing-cycles>7</meta:editing-cycles>
    <meta:generator>LibreOffice/6.4.4.2$Linux_X86_64 LibreOffice_project/706abf8817d63c225da2eaeb9c9523a7d4d3595c</meta:generator>
    <meta:document-statistic meta:table-count="3" meta:cell-count="13931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12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952cm" style:legend-expansion="high" chart:style-name="ch2"/>
        <chart:plot-area chart:style-name="ch3" table:cell-range-address="avg.A45:avg.A51 avg.M45:avg.M51 avg.S45:avg.S51" svg:x="0.32cm" svg:y="0.18cm" svg:width="12.455cm" svg:height="8.64cm">
          <chartooo:coordinate-region svg:x="1.973cm" svg:y="0.379cm" svg:width="10.61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g.M45:avg.M51" chart:class="chart:scatter">
            <chart:domain table:cell-range-address="avg.A45:avg.A51"/>
            <chart:data-point chart:repeated="7"/>
          </chart:series>
          <chart:series chart:style-name="ch8" chart:values-cell-range-address="avg.S45:avg.S5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g.A45:avg.A51</svg:desc>
                </draw:g>
              </table:table-cell>
              <table:table-cell office:value-type="float" office:value="0.377087">
                <text:p>0.377087</text:p>
                <draw:g>
                  <svg:desc>avg.M45:avg.M51</svg:desc>
                </draw:g>
              </table:table-cell>
              <table:table-cell office:value-type="float" office:value="0.861940366666667">
                <text:p>0.861940366666667</text:p>
                <draw:g>
                  <svg:desc>avg.S45:avg.S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94243">
                <text:p>0.194243</text:p>
              </table:table-cell>
              <table:table-cell office:value-type="float" office:value="0.7579474">
                <text:p>0.7579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4597966666667">
                <text:p>0.114597966666667</text:p>
              </table:table-cell>
              <table:table-cell office:value-type="float" office:value="0.730776366666667">
                <text:p>0.7307763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812669">
                <text:p>0.0812669</text:p>
              </table:table-cell>
              <table:table-cell office:value-type="float" office:value="0.827558866666667">
                <text:p>0.8275588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864161666666667">
                <text:p>0.0864161666666667</text:p>
              </table:table-cell>
              <table:table-cell office:value-type="float" office:value="0.826125666666666">
                <text:p>0.826125666666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0.0869396">
                <text:p>0.0869396</text:p>
              </table:table-cell>
              <table:table-cell office:value-type="float" office:value="0.8288112">
                <text:p>0.8288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865914482758621">
                <text:p>0.0865914482758621</text:p>
              </table:table-cell>
              <table:table-cell office:value-type="float" office:value="0.833840379310345">
                <text:p>0.833840379310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4.2$Linux_X86_64 LibreOffice_project/706abf8817d63c225da2eaeb9c9523a7d4d3595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